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Nova" svg:font-family="'Arial Nova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15cm"/>
    </style:style>
    <style:style style:name="co2" style:family="table-column">
      <style:table-column-properties fo:break-before="auto" style:column-width="4.72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3.838cm"/>
    </style:style>
    <style:style style:name="co5" style:family="table-column">
      <style:table-column-properties fo:break-before="auto" style:column-width="3.969cm"/>
    </style:style>
    <style:style style:name="co6" style:family="table-column">
      <style:table-column-properties fo:break-before="auto" style:column-width="3.106cm"/>
    </style:style>
    <style:style style:name="co7" style:family="table-column">
      <style:table-column-properties fo:break-before="auto" style:column-width="2.482cm"/>
    </style:style>
    <style:style style:name="co8" style:family="table-column">
      <style:table-column-properties fo:break-before="auto" style:column-width="4.413cm"/>
    </style:style>
    <style:style style:name="co9" style:family="table-column">
      <style:table-column-properties fo:break-before="auto" style:column-width="2.976cm"/>
    </style:style>
    <style:style style:name="co10" style:family="table-column">
      <style:table-column-properties fo:break-before="auto" style:column-width="4.126cm"/>
    </style:style>
    <style:style style:name="co11" style:family="table-column">
      <style:table-column-properties fo:break-before="auto" style:column-width="0.312cm"/>
    </style:style>
    <style:style style:name="co12" style:family="table-column">
      <style:table-column-properties fo:break-before="auto" style:column-width="3.394cm"/>
    </style:style>
    <style:style style:name="co13" style:family="table-column">
      <style:table-column-properties fo:break-before="auto" style:column-width="3.604cm"/>
    </style:style>
    <style:style style:name="co14" style:family="table-column">
      <style:table-column-properties fo:break-before="auto" style:column-width="0.235cm"/>
    </style:style>
    <style:style style:name="co15" style:family="table-column">
      <style:table-column-properties fo:break-before="auto" style:column-width="2.82cm"/>
    </style:style>
    <style:style style:name="ro1" style:family="table-row">
      <style:table-row-properties style:row-height="2.275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707cm" fo:break-before="auto" style:use-optimal-row-height="tru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847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semana_20_8">
      <style:table-properties table:display="true" style:writing-mode="lr-tb"/>
    </style:style>
    <style:style style:name="ta3" style:family="table" style:master-page-name="PageStyle_5f_semana_20_9">
      <style:table-properties table:display="true" style:writing-mode="lr-tb"/>
    </style:style>
    <number:number-style style:name="N8070" number:language="es" number:country="AR">
      <number:fraction number:min-integer-digits="0" number:min-numerator-digits="1" number:min-denominator-digits="1"/>
    </number:number-style>
    <style:style style:name="ce1" style:family="table-cell" style:parent-style-name="Excel_20_Built-in_20_Normal">
      <style:table-cell-properties fo:background-color="#e2f0d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 Nova" fo:font-size="14pt" fo:font-style="normal" fo:text-shadow="none" style:text-underline-style="none" fo:font-weight="normal" style:font-size-asian="14pt" style:font-style-asian="normal" style:font-weight-asian="normal" style:font-name-complex="Arial Nova" style:font-size-complex="14pt" style:font-style-complex="normal" style:font-weight-complex="normal"/>
    </style:style>
    <style:style style:name="ce2" style:family="table-cell" style:parent-style-name="Excel_20_Built-in_20_Normal">
      <style:table-cell-properties fo:background-color="#b4c7e7" style:diagonal-bl-tr="none" style:diagonal-tl-br="none" fo:border="0.035cm solid #000000" style:rotation-align="none"/>
      <style:text-properties fo:color="#000000" style:text-outline="false" style:text-line-through-style="none" style:font-name="Arial Nova" fo:font-size="14pt" fo:font-style="normal" fo:text-shadow="none" style:text-underline-style="none" fo:font-weight="normal" style:font-size-asian="14pt" style:font-style-asian="normal" style:font-weight-asian="normal" style:font-name-complex="Arial Nova" style:font-size-complex="14pt" style:font-style-complex="normal" style:font-weight-complex="normal"/>
    </style:style>
    <style:style style:name="ce3" style:family="table-cell" style:parent-style-name="Excel_20_Built-in_20_Normal">
      <style:text-properties fo:color="#000000" style:text-outline="false" style:text-line-through-style="none" style:font-name="Arial Nova" fo:font-size="14pt" fo:font-style="normal" fo:text-shadow="none" style:text-underline-style="none" fo:font-weight="normal" style:font-size-asian="14pt" style:font-style-asian="normal" style:font-weight-asian="normal" style:font-name-complex="Arial Nova" style:font-size-complex="14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Arial Nova" fo:font-size="14pt" fo:font-style="normal" fo:text-shadow="none" style:text-underline-style="none" fo:font-weight="normal" style:font-size-asian="14pt" style:font-style-asian="normal" style:font-weight-asian="normal" style:font-name-complex="Arial Nova" style:font-size-complex="14pt" style:font-style-complex="normal" style:font-weight-complex="normal"/>
    </style:style>
    <style:style style:name="ce5" style:family="table-cell" style:parent-style-name="Excel_20_Built-in_20_Currency">
      <style:table-cell-properties fo:background-color="#f8cbad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 Nova" fo:font-size="14pt" fo:font-style="normal" fo:text-shadow="none" style:text-underline-style="none" fo:font-weight="normal" style:font-size-asian="14pt" style:font-style-asian="normal" style:font-weight-asian="normal" style:font-name-complex="Arial Nova" style:font-size-complex="14pt" style:font-style-complex="normal" style:font-weight-complex="normal"/>
    </style:style>
    <style:style style:name="ce6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 Nova" fo:font-size="14pt" fo:font-style="normal" fo:text-shadow="none" style:text-underline-style="none" fo:font-weight="normal" style:font-size-asian="14pt" style:font-style-asian="normal" style:font-weight-asian="normal" style:font-name-complex="Arial Nova" style:font-size-complex="14pt" style:font-style-complex="normal" style:font-weight-complex="normal"/>
    </style:style>
    <style:style style:name="ce7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 Nova" fo:font-size="14pt" fo:font-style="normal" fo:text-shadow="none" style:text-underline-style="none" fo:font-weight="normal" style:font-size-asian="14pt" style:font-style-asian="normal" style:font-weight-asian="normal" style:font-name-complex="Arial Nova" style:font-size-complex="14pt" style:font-style-complex="normal" style:font-weight-complex="normal"/>
    </style:style>
    <style:style style:name="ce8" style:family="table-cell" style:parent-style-name="Excel_20_Built-in_20_Currency">
      <style:table-cell-properties fo:background-color="#f8cbad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 Nova" fo:font-size="14pt" fo:font-style="normal" fo:text-shadow="none" style:text-underline-style="none" fo:font-weight="normal" style:font-size-asian="14pt" style:font-style-asian="normal" style:font-weight-asian="normal" style:font-name-complex="Arial Nova" style:font-size-complex="14pt" style:font-style-complex="normal" style:font-weight-complex="normal"/>
    </style:style>
    <style:style style:name="ce9" style:family="table-cell" style:parent-style-name="Excel_20_Built-in_20_Normal">
      <style:table-cell-properties fo:background-color="#ff99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 Nova" fo:font-size="14pt" fo:font-style="normal" fo:text-shadow="none" style:text-underline-style="none" fo:font-weight="normal" style:font-size-asian="14pt" style:font-style-asian="normal" style:font-weight-asian="normal" style:font-name-complex="Arial Nova" style:font-size-complex="14pt" style:font-style-complex="normal" style:font-weight-complex="normal"/>
    </style:style>
    <style:style style:name="ce10" style:family="table-cell" style:parent-style-name="Excel_20_Built-in_20_Normal" style:data-style-name="N106">
      <style:text-properties fo:color="#000000" style:text-outline="false" style:text-line-through-style="none" style:font-name="Arial Nova" fo:font-size="14pt" fo:font-style="normal" fo:text-shadow="none" style:text-underline-style="none" fo:font-weight="normal" style:font-size-asian="14pt" style:font-style-asian="normal" style:font-weight-asian="normal" style:font-name-complex="Arial Nova" style:font-size-complex="14pt" style:font-style-complex="normal" style:font-weight-complex="normal"/>
    </style:style>
    <style:style style:name="ce11" style:family="table-cell" style:parent-style-name="Excel_20_Built-in_20_Normal">
      <style:table-cell-properties fo:background-color="#bdd7e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 Nova" fo:font-size="14pt" fo:font-style="normal" fo:text-shadow="none" style:text-underline-style="none" fo:font-weight="normal" style:font-size-asian="14pt" style:font-style-asian="normal" style:font-weight-asian="normal" style:font-name-complex="Arial Nova" style:font-size-complex="14pt" style:font-style-complex="normal" style:font-weight-complex="normal"/>
    </style:style>
    <style:style style:name="ce12" style:family="table-cell" style:parent-style-name="Excel_20_Built-in_20_Normal">
      <style:table-cell-properties fo:background-color="#f8cbad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 Nov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3" style:family="table-cell" style:parent-style-name="Excel_20_Built-in_20_Normal" style:data-style-name="N8111"/>
    <style:style style:name="ce14" style:family="table-cell" style:parent-style-name="Excel_20_Built-in_20_Normal" style:data-style-name="N8070"/>
    <style:style style:name="ce15" style:family="table-cell" style:parent-style-name="Excel_20_Built-in_20_Normal">
      <style:table-cell-properties fo:background-color="#ff99ff"/>
    </style:style>
    <style:style style:name="ce16" style:family="table-cell" style:parent-style-name="Excel_20_Built-in_20_Normal">
      <style:table-cell-properties fo:background-color="#f8cbad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 Nov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7" style:family="table-cell" style:parent-style-name="Excel_20_Built-in_20_Normal" style:data-style-name="N8113"/>
    <style:style style:name="ce18" style:family="table-cell" style:parent-style-name="Excel_20_Built-in_20_Normal" style:data-style-name="N106"/>
    <style:style style:name="ce19" style:family="table-cell" style:parent-style-name="Excel_20_Built-in_20_Normal">
      <style:table-cell-properties fo:background-color="#000000"/>
      <style:text-properties fo:color="#000000" style:text-outline="false" style:text-line-through-style="none" style:font-name="Arial Nov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0" style:family="table-cell" style:parent-style-name="Excel_20_Built-in_20_Normal">
      <style:table-cell-properties fo:background-color="#000000"/>
    </style:style>
    <style:style style:name="ce21" style:family="table-cell" style:parent-style-name="Excel_20_Built-in_20_Normal" style:data-style-name="N106">
      <style:table-cell-properties fo:background-color="#000000"/>
    </style:style>
    <style:style style:name="ce22" style:family="table-cell" style:parent-style-name="Excel_20_Built-in_20_Normal">
      <style:table-cell-properties fo:background-color="#8faadc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 Nov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3" style:family="table-cell" style:parent-style-name="Excel_20_Built-in_20_Normal">
      <style:table-cell-properties fo:background-color="#a9d18e"/>
    </style:style>
    <style:style style:name="ce24" style:family="table-cell" style:parent-style-name="Excel_20_Built-in_20_Normal">
      <style:table-cell-properties fo:background-color="#ffffff"/>
    </style:style>
    <style:style style:name="ce25" style:family="table-cell" style:parent-style-name="Excel_20_Built-in_20_Normal">
      <style:table-cell-properties fo:background-color="#8faadc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 Nov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6" style:family="table-cell" style:parent-style-name="Excel_20_Built-in_20_Normal">
      <style:text-properties fo:color="#000000" style:text-outline="false" style:text-line-through-style="none" style:font-name="Arial Nov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7" style:family="table-cell" style:parent-style-name="Excel_20_Built-in_20_Normal" style:data-style-name="N8000"/>
    <style:style style:name="ce28" style:family="table-cell" style:parent-style-name="Excel_20_Built-in_20_Normal" style:data-style-name="N106">
      <style:table-cell-properties fo:background-color="#000000"/>
      <style:text-properties fo:color="#000000" style:text-outline="false" style:text-line-through-style="none" style:font-name="Arial Nova" fo:font-size="14pt" fo:font-style="normal" fo:text-shadow="none" style:text-underline-style="none" fo:font-weight="normal" style:font-size-asian="14pt" style:font-style-asian="normal" style:font-weight-asian="normal" style:font-name-complex="Arial Nova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7"/>
        <table:table-column table:style-name="co4" table:default-cell-style-name="ce7"/>
        <table:table-column table:style-name="co5" table:default-cell-style-name="ce3"/>
        <table:table-column table:style-name="co6" table:default-cell-style-name="ce3"/>
        <table:table-column table:style-name="co1" table:number-columns-repeated="1017" table:default-cell-style-name="ce3"/>
        <table:table-row table:style-name="ro1">
          <table:table-cell table:style-name="ce1" office:value-type="string" table:number-columns-spanned="3" table:number-rows-spanned="1">
            <text:p>SEMANAS DEL AÑO</text:p>
          </table:table-cell>
          <table:covered-table-cell table:number-columns-repeated="2" table:style-name="ce1"/>
          <table:table-cell table:style-name="ce5" office:value-type="string" office:string-value="DEPOSITO JUEVES PAGORALIA">
            <text:p><text:s/>DEPOSITO JUEVES PAGORALIA </text:p>
          </table:table-cell>
          <table:table-cell table:style-name="ce8" office:value-type="string" office:string-value="RECAUDACION     PAGORALIA">
            <text:p><text:s/>RECAUDACION <text:s text:c="4"/>PAGORALIA </text:p>
          </table:table-cell>
          <table:table-cell table:style-name="ce9" office:value-type="string">
            <text:p>RECAUDACION SOFTV</text:p>
          </table:table-cell>
          <table:table-cell table:style-name="ce11" office:value-type="string">
            <text:p>DIFERENCIA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emana 1</text:p>
          </table:table-cell>
          <table:table-cell table:style-name="ce4" office:value-type="string">
            <text:p>lunes 1 enero</text:p>
          </table:table-cell>
          <table:table-cell table:style-name="ce4" office:value-type="string">
            <text:p>domingo 7 enero</text:p>
          </table:table-cell>
          <table:table-cell table:style-name="ce6" table:number-columns-repeated="2"/>
          <table:table-cell table:style-name="ce4"/>
          <table:table-cell table:number-columns-repeated="1018"/>
        </table:table-row>
        <table:table-row table:style-name="ro2">
          <table:table-cell table:style-name="ce2" office:value-type="string">
            <text:p>Semana 2</text:p>
          </table:table-cell>
          <table:table-cell table:style-name="ce4" office:value-type="string">
            <text:p>lunes 8 enero</text:p>
          </table:table-cell>
          <table:table-cell table:style-name="ce4" office:value-type="string">
            <text:p>domingo 14 enero</text:p>
          </table:table-cell>
          <table:table-cell table:style-name="ce6" table:number-columns-repeated="2"/>
          <table:table-cell table:style-name="ce4"/>
          <table:table-cell table:number-columns-repeated="1018"/>
        </table:table-row>
        <table:table-row table:style-name="ro2">
          <table:table-cell table:style-name="ce2" office:value-type="string">
            <text:p>Semana 3</text:p>
          </table:table-cell>
          <table:table-cell table:style-name="ce4" office:value-type="string">
            <text:p>lunes 15 enero</text:p>
          </table:table-cell>
          <table:table-cell table:style-name="ce4" office:value-type="string">
            <text:p>domingo 21 enero</text:p>
          </table:table-cell>
          <table:table-cell table:style-name="ce6" table:number-columns-repeated="2"/>
          <table:table-cell table:style-name="ce4"/>
          <table:table-cell table:number-columns-repeated="1018"/>
        </table:table-row>
        <table:table-row table:style-name="ro2">
          <table:table-cell table:style-name="ce2" office:value-type="string">
            <text:p>Semana 4</text:p>
          </table:table-cell>
          <table:table-cell table:style-name="ce4" office:value-type="string">
            <text:p>lunes 22 enero</text:p>
          </table:table-cell>
          <table:table-cell table:style-name="ce4" office:value-type="string">
            <text:p>domingo 28 enero</text:p>
          </table:table-cell>
          <table:table-cell table:style-name="ce6" table:number-columns-repeated="2"/>
          <table:table-cell table:style-name="ce4"/>
          <table:table-cell table:number-columns-repeated="1018"/>
        </table:table-row>
        <table:table-row table:style-name="ro2">
          <table:table-cell table:style-name="ce2" office:value-type="string">
            <text:p>Semana 5</text:p>
          </table:table-cell>
          <table:table-cell table:style-name="ce4" office:value-type="string">
            <text:p>lunes 29 enero</text:p>
          </table:table-cell>
          <table:table-cell table:style-name="ce4" office:value-type="string">
            <text:p>domingo 4 febrero</text:p>
          </table:table-cell>
          <table:table-cell table:style-name="ce6" table:number-columns-repeated="2"/>
          <table:table-cell table:style-name="ce4"/>
          <table:table-cell table:number-columns-repeated="1018"/>
        </table:table-row>
        <table:table-row table:style-name="ro2">
          <table:table-cell table:style-name="ce2" office:value-type="string">
            <text:p>Semana 6</text:p>
          </table:table-cell>
          <table:table-cell table:style-name="ce4" office:value-type="string">
            <text:p>lunes 5 febrero</text:p>
          </table:table-cell>
          <table:table-cell table:style-name="ce4" office:value-type="string">
            <text:p>domingo 11 febrero</text:p>
          </table:table-cell>
          <table:table-cell table:style-name="ce6" table:number-columns-repeated="2"/>
          <table:table-cell table:style-name="ce4"/>
          <table:table-cell table:number-columns-repeated="1018"/>
        </table:table-row>
        <table:table-row table:style-name="ro2">
          <table:table-cell table:style-name="ce2" office:value-type="string">
            <text:p>Semana 7</text:p>
          </table:table-cell>
          <table:table-cell table:style-name="ce4" office:value-type="string">
            <text:p>lunes 12 febrero</text:p>
          </table:table-cell>
          <table:table-cell table:style-name="ce4" office:value-type="string">
            <text:p>domingo 18 febrero</text:p>
          </table:table-cell>
          <table:table-cell table:style-name="ce6" table:number-columns-repeated="2"/>
          <table:table-cell table:style-name="ce4"/>
          <table:table-cell table:number-columns-repeated="1018"/>
        </table:table-row>
        <table:table-row table:style-name="ro2">
          <table:table-cell table:style-name="ce2" office:value-type="string">
            <text:p>Semana 8</text:p>
          </table:table-cell>
          <table:table-cell table:style-name="ce4" office:value-type="string">
            <text:p>lunes 19 febrero</text:p>
          </table:table-cell>
          <table:table-cell table:style-name="ce4" office:value-type="string">
            <text:p>domingo 25 febrero</text:p>
          </table:table-cell>
          <table:table-cell table:style-name="ce6" office:value-type="float" office:value="181801">
            <text:p><text:s/>$181.801,00 </text:p>
          </table:table-cell>
          <table:table-cell table:style-name="ce6" office:value-type="float" office:value="188892.45">
            <text:p><text:s/>$188.892,45 </text:p>
          </table:table-cell>
          <table:table-cell table:style-name="ce6" office:value-type="float" office:value="185118.45">
            <text:p><text:s/>$185.118,45 </text:p>
          </table:table-cell>
          <table:table-cell table:style-name="ce10" table:formula="of:=[.E9]-[.F9]" office:value-type="float" office:value="3774">
            <text:p><text:s/>$3.774,00 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emana 9</text:p>
          </table:table-cell>
          <table:table-cell table:style-name="ce4" office:value-type="string">
            <text:p>lunes 26 febrero</text:p>
          </table:table-cell>
          <table:table-cell table:style-name="ce4" office:value-type="string">
            <text:p>domingo 3 marzo</text:p>
          </table:table-cell>
          <table:table-cell table:style-name="ce6" office:value-type="float" office:value="205563">
            <text:p><text:s/>$205.563,00 </text:p>
          </table:table-cell>
          <table:table-cell table:style-name="ce6" office:value-type="float" office:value="213661.57">
            <text:p><text:s/>$213.661,57 </text:p>
          </table:table-cell>
          <table:table-cell table:style-name="ce10" office:value-type="float" office:value="222884">
            <text:p><text:s/>$222.884,00 </text:p>
          </table:table-cell>
          <table:table-cell table:style-name="ce10" table:formula="of:=[.E10]-[.F10]" office:value-type="float" office:value="-9222.42999999999">
            <text:p>-$9.222,43 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emana 10</text:p>
          </table:table-cell>
          <table:table-cell table:style-name="ce4" office:value-type="string">
            <text:p>lunes 4 marzo</text:p>
          </table:table-cell>
          <table:table-cell table:style-name="ce4" office:value-type="string">
            <text:p>domingo 10 marzo</text:p>
          </table:table-cell>
          <table:table-cell table:style-name="ce6"/>
          <table:table-cell table:style-name="ce6"/>
          <table:table-cell table:style-name="ce4"/>
          <table:table-cell table:style-name="ce10" table:formula="of:=[.E11]-[.F11]" office:value-type="float" office:value="0">
            <text:p><text:s/>$- <text:s text:c="2"/>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emana 11</text:p>
          </table:table-cell>
          <table:table-cell table:style-name="ce4" office:value-type="string">
            <text:p>lunes 11 marzo</text:p>
          </table:table-cell>
          <table:table-cell table:style-name="ce4" office:value-type="string">
            <text:p>domingo 17 marzo</text:p>
          </table:table-cell>
          <table:table-cell table:style-name="ce6"/>
          <table:table-cell table:style-name="ce6"/>
          <table:table-cell table:style-name="ce4"/>
          <table:table-cell table:style-name="ce10" table:formula="of:=[.E12]-[.F12]" office:value-type="float" office:value="0">
            <text:p><text:s/>$- <text:s text:c="2"/>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emana 12</text:p>
          </table:table-cell>
          <table:table-cell table:style-name="ce4" office:value-type="string">
            <text:p>lunes 18 marzo</text:p>
          </table:table-cell>
          <table:table-cell table:style-name="ce4" office:value-type="string">
            <text:p>domingo 24 marzo</text:p>
          </table:table-cell>
          <table:table-cell table:style-name="ce6"/>
          <table:table-cell table:style-name="ce6"/>
          <table:table-cell table:style-name="ce4"/>
          <table:table-cell table:style-name="ce10" table:formula="of:=[.E13]-[.F13]" office:value-type="float" office:value="0">
            <text:p><text:s/>$- <text:s text:c="2"/>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emana 13</text:p>
          </table:table-cell>
          <table:table-cell table:style-name="ce4" office:value-type="string">
            <text:p>lunes 25 marzo</text:p>
          </table:table-cell>
          <table:table-cell table:style-name="ce4" office:value-type="string">
            <text:p>domingo 31 marzo</text:p>
          </table:table-cell>
          <table:table-cell table:style-name="ce6"/>
          <table:table-cell table:style-name="ce6"/>
          <table:table-cell table:style-name="ce4"/>
          <table:table-cell table:style-name="ce10" table:formula="of:=[.E14]-[.F14]" office:value-type="float" office:value="0">
            <text:p><text:s/>$- <text:s text:c="2"/>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emana 14</text:p>
          </table:table-cell>
          <table:table-cell table:style-name="ce4" office:value-type="string">
            <text:p>lunes 1 abril</text:p>
          </table:table-cell>
          <table:table-cell table:style-name="ce4" office:value-type="string">
            <text:p>domingo 7 abril</text:p>
          </table:table-cell>
          <table:table-cell table:style-name="ce6"/>
          <table:table-cell table:style-name="ce6"/>
          <table:table-cell table:style-name="ce4"/>
          <table:table-cell table:style-name="ce10" table:formula="of:=[.E15]-[.F15]" office:value-type="float" office:value="0">
            <text:p><text:s/>$- <text:s text:c="2"/>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emana 15</text:p>
          </table:table-cell>
          <table:table-cell table:style-name="ce4" office:value-type="string">
            <text:p>lunes 8 abril</text:p>
          </table:table-cell>
          <table:table-cell table:style-name="ce4" office:value-type="string">
            <text:p>domingo 14 abril</text:p>
          </table:table-cell>
          <table:table-cell table:style-name="ce6"/>
          <table:table-cell table:style-name="ce6"/>
          <table:table-cell table:style-name="ce4"/>
          <table:table-cell table:style-name="ce10" table:formula="of:=[.E16]-[.F16]" office:value-type="float" office:value="0">
            <text:p><text:s/>$- <text:s text:c="2"/>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emana 16</text:p>
          </table:table-cell>
          <table:table-cell table:style-name="ce4" office:value-type="string">
            <text:p>lunes 15 abril</text:p>
          </table:table-cell>
          <table:table-cell table:style-name="ce4" office:value-type="string">
            <text:p>domingo 21 abril</text:p>
          </table:table-cell>
          <table:table-cell table:style-name="ce6"/>
          <table:table-cell table:style-name="ce6"/>
          <table:table-cell table:style-name="ce4"/>
          <table:table-cell table:style-name="ce10" table:formula="of:=[.E17]-[.F17]" office:value-type="float" office:value="0">
            <text:p><text:s/>$- <text:s text:c="2"/>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emana 17</text:p>
          </table:table-cell>
          <table:table-cell table:style-name="ce4" office:value-type="string">
            <text:p>lunes 22 abril</text:p>
          </table:table-cell>
          <table:table-cell table:style-name="ce4" office:value-type="string">
            <text:p>domingo 28 abril</text:p>
          </table:table-cell>
          <table:table-cell table:style-name="ce6"/>
          <table:table-cell table:style-name="ce6"/>
          <table:table-cell table:style-name="ce4"/>
          <table:table-cell table:style-name="ce10" table:formula="of:=[.E18]-[.F18]" office:value-type="float" office:value="0">
            <text:p><text:s/>$- <text:s text:c="2"/>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emana 18</text:p>
          </table:table-cell>
          <table:table-cell table:style-name="ce4" office:value-type="string">
            <text:p>lunes 29 abril</text:p>
          </table:table-cell>
          <table:table-cell table:style-name="ce4" office:value-type="string">
            <text:p>domingo 5 mayo</text:p>
          </table:table-cell>
          <table:table-cell table:style-name="ce6"/>
          <table:table-cell table:style-name="ce6"/>
          <table:table-cell table:style-name="ce4"/>
          <table:table-cell table:style-name="ce10" table:formula="of:=[.E19]-[.F19]" office:value-type="float" office:value="0">
            <text:p><text:s/>$- <text:s text:c="2"/>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emana 19</text:p>
          </table:table-cell>
          <table:table-cell table:style-name="ce4" office:value-type="string">
            <text:p>lunes 6 mayo</text:p>
          </table:table-cell>
          <table:table-cell table:style-name="ce4" office:value-type="string">
            <text:p>domingo 12 mayo</text:p>
          </table:table-cell>
          <table:table-cell table:style-name="ce6"/>
          <table:table-cell table:style-name="ce6"/>
          <table:table-cell table:style-name="ce4"/>
          <table:table-cell table:style-name="ce10" table:formula="of:=[.E20]-[.F20]" office:value-type="float" office:value="0">
            <text:p><text:s/>$- <text:s text:c="2"/>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emana 20</text:p>
          </table:table-cell>
          <table:table-cell table:style-name="ce4" office:value-type="string">
            <text:p>lunes 13 mayo</text:p>
          </table:table-cell>
          <table:table-cell table:style-name="ce4" office:value-type="string">
            <text:p>domingo 19 mayo</text:p>
          </table:table-cell>
          <table:table-cell table:style-name="ce6"/>
          <table:table-cell table:style-name="ce6"/>
          <table:table-cell table:style-name="ce4"/>
          <table:table-cell table:style-name="ce10" table:formula="of:=[.E21]-[.F21]" office:value-type="float" office:value="0">
            <text:p><text:s/>$- <text:s text:c="2"/>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emana 21</text:p>
          </table:table-cell>
          <table:table-cell table:style-name="ce4" office:value-type="string">
            <text:p>lunes 20 mayo</text:p>
          </table:table-cell>
          <table:table-cell table:style-name="ce4" office:value-type="string">
            <text:p>domingo 26 mayo</text:p>
          </table:table-cell>
          <table:table-cell table:style-name="ce6"/>
          <table:table-cell table:style-name="ce6"/>
          <table:table-cell table:style-name="ce4"/>
          <table:table-cell table:style-name="ce10" table:formula="of:=[.E22]-[.F22]" office:value-type="float" office:value="0">
            <text:p><text:s/>$- <text:s text:c="2"/>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emana 22</text:p>
          </table:table-cell>
          <table:table-cell table:style-name="ce4" office:value-type="string">
            <text:p>lunes 27 mayo</text:p>
          </table:table-cell>
          <table:table-cell table:style-name="ce4" office:value-type="string">
            <text:p>domingo 2 junio</text:p>
          </table:table-cell>
          <table:table-cell table:style-name="ce6"/>
          <table:table-cell table:style-name="ce6"/>
          <table:table-cell table:style-name="ce4"/>
          <table:table-cell table:style-name="ce10" table:formula="of:=[.E23]-[.F23]" office:value-type="float" office:value="0">
            <text:p><text:s/>$- <text:s text:c="2"/>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emana 23</text:p>
          </table:table-cell>
          <table:table-cell table:style-name="ce4" office:value-type="string">
            <text:p>lunes 3 junio</text:p>
          </table:table-cell>
          <table:table-cell table:style-name="ce4" office:value-type="string">
            <text:p>domingo 9 junio</text:p>
          </table:table-cell>
          <table:table-cell table:style-name="ce6"/>
          <table:table-cell table:style-name="ce6"/>
          <table:table-cell table:style-name="ce4"/>
          <table:table-cell table:style-name="ce10" table:formula="of:=[.E24]-[.F24]" office:value-type="float" office:value="0">
            <text:p><text:s/>$- <text:s text:c="2"/>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emana 24</text:p>
          </table:table-cell>
          <table:table-cell table:style-name="ce4" office:value-type="string">
            <text:p>lunes 10 junio</text:p>
          </table:table-cell>
          <table:table-cell table:style-name="ce4" office:value-type="string">
            <text:p>domingo 16 junio</text:p>
          </table:table-cell>
          <table:table-cell table:style-name="ce6"/>
          <table:table-cell table:style-name="ce6"/>
          <table:table-cell table:style-name="ce4"/>
          <table:table-cell table:style-name="ce10" table:formula="of:=[.E25]-[.F25]" office:value-type="float" office:value="0">
            <text:p><text:s/>$- <text:s text:c="2"/>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emana 25</text:p>
          </table:table-cell>
          <table:table-cell table:style-name="ce4" office:value-type="string">
            <text:p>lunes 17 junio</text:p>
          </table:table-cell>
          <table:table-cell table:style-name="ce4" office:value-type="string">
            <text:p>domingo 23 junio</text:p>
          </table:table-cell>
          <table:table-cell table:style-name="ce6"/>
          <table:table-cell table:style-name="ce6"/>
          <table:table-cell table:style-name="ce4"/>
          <table:table-cell table:style-name="ce10" table:formula="of:=[.E26]-[.F26]" office:value-type="float" office:value="0">
            <text:p><text:s/>$- <text:s text:c="2"/>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emana 26</text:p>
          </table:table-cell>
          <table:table-cell table:style-name="ce4" office:value-type="string">
            <text:p>lunes 24 junio</text:p>
          </table:table-cell>
          <table:table-cell table:style-name="ce4" office:value-type="string">
            <text:p>domingo 30 junio</text:p>
          </table:table-cell>
          <table:table-cell table:style-name="ce6"/>
          <table:table-cell table:style-name="ce6"/>
          <table:table-cell table:style-name="ce4"/>
          <table:table-cell table:style-name="ce10" table:formula="of:=[.E27]-[.F27]" office:value-type="float" office:value="0">
            <text:p><text:s/>$- <text:s text:c="2"/>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emana 27</text:p>
          </table:table-cell>
          <table:table-cell table:style-name="ce4" office:value-type="string">
            <text:p>lunes 1 julio</text:p>
          </table:table-cell>
          <table:table-cell table:style-name="ce4" office:value-type="string">
            <text:p>domingo 7 julio</text:p>
          </table:table-cell>
          <table:table-cell table:style-name="ce6"/>
          <table:table-cell table:style-name="ce6"/>
          <table:table-cell table:style-name="ce4"/>
          <table:table-cell table:style-name="ce10" table:formula="of:=[.E28]-[.F28]" office:value-type="float" office:value="0">
            <text:p><text:s/>$- <text:s text:c="2"/>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emana 28</text:p>
          </table:table-cell>
          <table:table-cell table:style-name="ce4" office:value-type="string">
            <text:p>lunes 8 julio</text:p>
          </table:table-cell>
          <table:table-cell table:style-name="ce4" office:value-type="string">
            <text:p>domingo 14 julio</text:p>
          </table:table-cell>
          <table:table-cell table:style-name="ce6"/>
          <table:table-cell table:style-name="ce6"/>
          <table:table-cell table:style-name="ce4"/>
          <table:table-cell table:style-name="ce10" table:formula="of:=[.E29]-[.F29]" office:value-type="float" office:value="0">
            <text:p><text:s/>$- <text:s text:c="2"/>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emana 29</text:p>
          </table:table-cell>
          <table:table-cell table:style-name="ce4" office:value-type="string">
            <text:p>lunes 15 julio</text:p>
          </table:table-cell>
          <table:table-cell table:style-name="ce4" office:value-type="string">
            <text:p>domingo 21 julio</text:p>
          </table:table-cell>
          <table:table-cell table:style-name="ce6"/>
          <table:table-cell table:style-name="ce6"/>
          <table:table-cell table:style-name="ce4"/>
          <table:table-cell table:style-name="ce10" table:formula="of:=[.E30]-[.F30]" office:value-type="float" office:value="0">
            <text:p><text:s/>$- <text:s text:c="2"/>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emana 30</text:p>
          </table:table-cell>
          <table:table-cell table:style-name="ce4" office:value-type="string">
            <text:p>lunes 22 julio</text:p>
          </table:table-cell>
          <table:table-cell table:style-name="ce4" office:value-type="string">
            <text:p>domingo 28 julio</text:p>
          </table:table-cell>
          <table:table-cell table:style-name="ce6"/>
          <table:table-cell table:style-name="ce6"/>
          <table:table-cell table:style-name="ce4"/>
          <table:table-cell table:style-name="ce10" table:formula="of:=[.E31]-[.F31]" office:value-type="float" office:value="0">
            <text:p><text:s/>$- <text:s text:c="2"/>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emana 31</text:p>
          </table:table-cell>
          <table:table-cell table:style-name="ce4" office:value-type="string">
            <text:p>lunes 29 julio</text:p>
          </table:table-cell>
          <table:table-cell table:style-name="ce4" office:value-type="string">
            <text:p>domingo 4 agosto</text:p>
          </table:table-cell>
          <table:table-cell table:style-name="ce6"/>
          <table:table-cell table:style-name="ce6"/>
          <table:table-cell table:style-name="ce4"/>
          <table:table-cell table:style-name="ce10" table:formula="of:=[.E32]-[.F32]" office:value-type="float" office:value="0">
            <text:p><text:s/>$- <text:s text:c="2"/>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emana 32</text:p>
          </table:table-cell>
          <table:table-cell table:style-name="ce4" office:value-type="string">
            <text:p>lunes 5 agosto</text:p>
          </table:table-cell>
          <table:table-cell table:style-name="ce4" office:value-type="string">
            <text:p>domingo 11 agosto</text:p>
          </table:table-cell>
          <table:table-cell table:style-name="ce6"/>
          <table:table-cell table:style-name="ce6"/>
          <table:table-cell table:style-name="ce4"/>
          <table:table-cell table:style-name="ce10" table:formula="of:=[.E33]-[.F33]" office:value-type="float" office:value="0">
            <text:p><text:s/>$- <text:s text:c="2"/>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emana 33</text:p>
          </table:table-cell>
          <table:table-cell table:style-name="ce4" office:value-type="string">
            <text:p>lunes 12 agosto</text:p>
          </table:table-cell>
          <table:table-cell table:style-name="ce4" office:value-type="string">
            <text:p>domingo 18 agosto</text:p>
          </table:table-cell>
          <table:table-cell table:style-name="ce6"/>
          <table:table-cell table:style-name="ce6"/>
          <table:table-cell table:style-name="ce4"/>
          <table:table-cell table:style-name="ce10" table:formula="of:=[.E34]-[.F34]" office:value-type="float" office:value="0">
            <text:p><text:s/>$- <text:s text:c="2"/>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emana 34</text:p>
          </table:table-cell>
          <table:table-cell table:style-name="ce4" office:value-type="string">
            <text:p>lunes 19 agosto</text:p>
          </table:table-cell>
          <table:table-cell table:style-name="ce4" office:value-type="string">
            <text:p>domingo 25 agosto</text:p>
          </table:table-cell>
          <table:table-cell table:style-name="ce6"/>
          <table:table-cell table:style-name="ce6"/>
          <table:table-cell table:style-name="ce4"/>
          <table:table-cell table:style-name="ce10" table:formula="of:=[.E35]-[.F35]" office:value-type="float" office:value="0">
            <text:p><text:s/>$- <text:s text:c="2"/>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emana 35</text:p>
          </table:table-cell>
          <table:table-cell table:style-name="ce4" office:value-type="string">
            <text:p>lunes 26 agosto</text:p>
          </table:table-cell>
          <table:table-cell table:style-name="ce4" office:value-type="string">
            <text:p>domingo 1 septiembre</text:p>
          </table:table-cell>
          <table:table-cell table:style-name="ce6"/>
          <table:table-cell table:style-name="ce6"/>
          <table:table-cell table:style-name="ce4"/>
          <table:table-cell table:style-name="ce10" table:formula="of:=[.E36]-[.F36]" office:value-type="float" office:value="0">
            <text:p><text:s/>$- <text:s text:c="2"/>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emana 36</text:p>
          </table:table-cell>
          <table:table-cell table:style-name="ce4" office:value-type="string">
            <text:p>lunes 2 septiembre</text:p>
          </table:table-cell>
          <table:table-cell table:style-name="ce4" office:value-type="string">
            <text:p>domingo 8 septiembre</text:p>
          </table:table-cell>
          <table:table-cell table:style-name="ce6"/>
          <table:table-cell table:style-name="ce6"/>
          <table:table-cell table:style-name="ce4"/>
          <table:table-cell table:style-name="ce10" table:formula="of:=[.E37]-[.F37]" office:value-type="float" office:value="0">
            <text:p><text:s/>$- <text:s text:c="2"/>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emana 37</text:p>
          </table:table-cell>
          <table:table-cell table:style-name="ce4" office:value-type="string">
            <text:p>lunes 9 septiembre</text:p>
          </table:table-cell>
          <table:table-cell table:style-name="ce4" office:value-type="string">
            <text:p>domingo 15 septiembre</text:p>
          </table:table-cell>
          <table:table-cell table:style-name="ce6"/>
          <table:table-cell table:style-name="ce6"/>
          <table:table-cell table:style-name="ce4"/>
          <table:table-cell table:style-name="ce10" table:formula="of:=[.E38]-[.F38]" office:value-type="float" office:value="0">
            <text:p><text:s/>$- <text:s text:c="2"/>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emana 38</text:p>
          </table:table-cell>
          <table:table-cell table:style-name="ce4" office:value-type="string">
            <text:p>lunes 16 septiembre</text:p>
          </table:table-cell>
          <table:table-cell table:style-name="ce4" office:value-type="string">
            <text:p>domingo 22 septiembre</text:p>
          </table:table-cell>
          <table:table-cell table:style-name="ce6"/>
          <table:table-cell table:style-name="ce6"/>
          <table:table-cell table:style-name="ce4"/>
          <table:table-cell table:style-name="ce10" table:formula="of:=[.E39]-[.F39]" office:value-type="float" office:value="0">
            <text:p><text:s/>$- <text:s text:c="2"/>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emana 39</text:p>
          </table:table-cell>
          <table:table-cell table:style-name="ce4" office:value-type="string">
            <text:p>lunes 23 septiembre</text:p>
          </table:table-cell>
          <table:table-cell table:style-name="ce4" office:value-type="string">
            <text:p>domingo 29 septiembre</text:p>
          </table:table-cell>
          <table:table-cell table:style-name="ce6"/>
          <table:table-cell table:style-name="ce6"/>
          <table:table-cell table:style-name="ce4"/>
          <table:table-cell table:style-name="ce10" table:formula="of:=[.E40]-[.F40]" office:value-type="float" office:value="0">
            <text:p><text:s/>$- <text:s text:c="2"/>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emana 40</text:p>
          </table:table-cell>
          <table:table-cell table:style-name="ce4" office:value-type="string">
            <text:p>lunes 30 septiembre</text:p>
          </table:table-cell>
          <table:table-cell table:style-name="ce4" office:value-type="string">
            <text:p>domingo 6 octubre</text:p>
          </table:table-cell>
          <table:table-cell table:style-name="ce6"/>
          <table:table-cell table:style-name="ce6"/>
          <table:table-cell table:style-name="ce4"/>
          <table:table-cell table:style-name="ce10" table:formula="of:=[.E41]-[.F41]" office:value-type="float" office:value="0">
            <text:p><text:s/>$- <text:s text:c="2"/>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emana 41</text:p>
          </table:table-cell>
          <table:table-cell table:style-name="ce4" office:value-type="string">
            <text:p>lunes 7 octubre</text:p>
          </table:table-cell>
          <table:table-cell table:style-name="ce4" office:value-type="string">
            <text:p>domingo 13 octubre</text:p>
          </table:table-cell>
          <table:table-cell table:style-name="ce6"/>
          <table:table-cell table:style-name="ce6"/>
          <table:table-cell table:style-name="ce4"/>
          <table:table-cell table:style-name="ce10" table:formula="of:=[.E42]-[.F42]" office:value-type="float" office:value="0">
            <text:p><text:s/>$- <text:s text:c="2"/>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emana 42</text:p>
          </table:table-cell>
          <table:table-cell table:style-name="ce4" office:value-type="string">
            <text:p>lunes 14 octubre</text:p>
          </table:table-cell>
          <table:table-cell table:style-name="ce4" office:value-type="string">
            <text:p>domingo 20 octubre</text:p>
          </table:table-cell>
          <table:table-cell table:style-name="ce6"/>
          <table:table-cell table:style-name="ce6"/>
          <table:table-cell table:style-name="ce4"/>
          <table:table-cell table:style-name="ce10" table:formula="of:=[.E43]-[.F43]" office:value-type="float" office:value="0">
            <text:p><text:s/>$- <text:s text:c="2"/>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emana 43</text:p>
          </table:table-cell>
          <table:table-cell table:style-name="ce4" office:value-type="string">
            <text:p>lunes 21 octubre</text:p>
          </table:table-cell>
          <table:table-cell table:style-name="ce4" office:value-type="string">
            <text:p>domingo 27 octubre</text:p>
          </table:table-cell>
          <table:table-cell table:style-name="ce6"/>
          <table:table-cell table:style-name="ce6"/>
          <table:table-cell table:style-name="ce4"/>
          <table:table-cell table:style-name="ce10" table:formula="of:=[.E44]-[.F44]" office:value-type="float" office:value="0">
            <text:p><text:s/>$- <text:s text:c="2"/>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emana 44</text:p>
          </table:table-cell>
          <table:table-cell table:style-name="ce4" office:value-type="string">
            <text:p>lunes 28 octubre</text:p>
          </table:table-cell>
          <table:table-cell table:style-name="ce4" office:value-type="string">
            <text:p>domingo 3 noviembre</text:p>
          </table:table-cell>
          <table:table-cell table:style-name="ce6"/>
          <table:table-cell table:style-name="ce6"/>
          <table:table-cell table:style-name="ce4"/>
          <table:table-cell table:style-name="ce10" table:formula="of:=[.E45]-[.F45]" office:value-type="float" office:value="0">
            <text:p><text:s/>$- <text:s text:c="2"/>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emana 45</text:p>
          </table:table-cell>
          <table:table-cell table:style-name="ce4" office:value-type="string">
            <text:p>lunes 4 noviembre</text:p>
          </table:table-cell>
          <table:table-cell table:style-name="ce4" office:value-type="string">
            <text:p>domingo 10 noviembre</text:p>
          </table:table-cell>
          <table:table-cell table:style-name="ce6"/>
          <table:table-cell table:style-name="ce6"/>
          <table:table-cell table:style-name="ce4"/>
          <table:table-cell table:style-name="ce10" table:formula="of:=[.E46]-[.F46]" office:value-type="float" office:value="0">
            <text:p><text:s/>$- <text:s text:c="2"/>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emana 46</text:p>
          </table:table-cell>
          <table:table-cell table:style-name="ce4" office:value-type="string">
            <text:p>lunes 11 noviembre</text:p>
          </table:table-cell>
          <table:table-cell table:style-name="ce4" office:value-type="string">
            <text:p>domingo 17 noviembre</text:p>
          </table:table-cell>
          <table:table-cell table:style-name="ce6"/>
          <table:table-cell table:style-name="ce6"/>
          <table:table-cell table:style-name="ce4"/>
          <table:table-cell table:style-name="ce10" table:formula="of:=[.E47]-[.F47]" office:value-type="float" office:value="0">
            <text:p><text:s/>$- <text:s text:c="2"/>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emana 47</text:p>
          </table:table-cell>
          <table:table-cell table:style-name="ce4" office:value-type="string">
            <text:p>lunes 18 noviembre</text:p>
          </table:table-cell>
          <table:table-cell table:style-name="ce4" office:value-type="string">
            <text:p>domingo 24 noviembre</text:p>
          </table:table-cell>
          <table:table-cell table:style-name="ce6"/>
          <table:table-cell table:style-name="ce6"/>
          <table:table-cell table:style-name="ce4"/>
          <table:table-cell table:style-name="ce10" table:formula="of:=[.E48]-[.F48]" office:value-type="float" office:value="0">
            <text:p><text:s/>$- <text:s text:c="2"/>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emana 48</text:p>
          </table:table-cell>
          <table:table-cell table:style-name="ce4" office:value-type="string">
            <text:p>lunes 25 noviembre</text:p>
          </table:table-cell>
          <table:table-cell table:style-name="ce4" office:value-type="string">
            <text:p>domingo 1 diciembre</text:p>
          </table:table-cell>
          <table:table-cell table:style-name="ce6"/>
          <table:table-cell table:style-name="ce6"/>
          <table:table-cell table:style-name="ce4"/>
          <table:table-cell table:style-name="ce10" table:formula="of:=[.E49]-[.F49]" office:value-type="float" office:value="0">
            <text:p><text:s/>$- <text:s text:c="2"/>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emana 49</text:p>
          </table:table-cell>
          <table:table-cell table:style-name="ce4" office:value-type="string">
            <text:p>lunes 2 diciembre</text:p>
          </table:table-cell>
          <table:table-cell table:style-name="ce4" office:value-type="string">
            <text:p>domingo 8 diciembre</text:p>
          </table:table-cell>
          <table:table-cell table:style-name="ce6"/>
          <table:table-cell table:style-name="ce6"/>
          <table:table-cell table:style-name="ce4"/>
          <table:table-cell table:style-name="ce10" table:formula="of:=[.E50]-[.F50]" office:value-type="float" office:value="0">
            <text:p><text:s/>$- <text:s text:c="2"/>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emana 50</text:p>
          </table:table-cell>
          <table:table-cell table:style-name="ce4" office:value-type="string">
            <text:p>lunes 9 diciembre</text:p>
          </table:table-cell>
          <table:table-cell table:style-name="ce4" office:value-type="string">
            <text:p>domingo 15 diciembre</text:p>
          </table:table-cell>
          <table:table-cell table:style-name="ce6"/>
          <table:table-cell table:style-name="ce6"/>
          <table:table-cell table:style-name="ce4"/>
          <table:table-cell table:style-name="ce10" table:formula="of:=[.E51]-[.F51]" office:value-type="float" office:value="0">
            <text:p><text:s/>$- <text:s text:c="2"/>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emana 51</text:p>
          </table:table-cell>
          <table:table-cell table:style-name="ce4" office:value-type="string">
            <text:p>lunes 16 diciembre</text:p>
          </table:table-cell>
          <table:table-cell table:style-name="ce4" office:value-type="string">
            <text:p>domingo 22 diciembre</text:p>
          </table:table-cell>
          <table:table-cell table:style-name="ce6"/>
          <table:table-cell table:style-name="ce6"/>
          <table:table-cell table:style-name="ce4"/>
          <table:table-cell table:style-name="ce10" table:formula="of:=[.E52]-[.F52]" office:value-type="float" office:value="0">
            <text:p><text:s/>$- <text:s text:c="2"/>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emana 52</text:p>
          </table:table-cell>
          <table:table-cell table:style-name="ce4" office:value-type="string">
            <text:p>lunes 23 diciembre</text:p>
          </table:table-cell>
          <table:table-cell table:style-name="ce4" office:value-type="string">
            <text:p>domingo 29 diciembre</text:p>
          </table:table-cell>
          <table:table-cell table:style-name="ce6"/>
          <table:table-cell table:style-name="ce6"/>
          <table:table-cell table:style-name="ce4"/>
          <table:table-cell table:style-name="ce10" table:formula="of:=[.E53]-[.F53]" office:value-type="float" office:value="0">
            <text:p><text:s/>$- <text:s text:c="2"/>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emana 1</text:p>
          </table:table-cell>
          <table:table-cell table:style-name="ce4" office:value-type="string">
            <text:p>lunes 30 diciembre</text:p>
          </table:table-cell>
          <table:table-cell table:style-name="ce4" office:value-type="string">
            <text:p>domingo 5 enero</text:p>
          </table:table-cell>
          <table:table-cell table:style-name="ce6"/>
          <table:table-cell table:style-name="ce6"/>
          <table:table-cell table:style-name="ce4"/>
          <table:table-cell table:style-name="ce10" table:formula="of:=[.E54]-[.F54]" office:value-type="float" office:value="0">
            <text:p><text:s/>$- <text:s text:c="2"/></text:p>
          </table:table-cell>
          <table:table-cell table:number-columns-repeated="1017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emana 8" table:style-name="ta2" table:print="false">
        <office:forms form:automatic-focus="false" form:apply-design-mode="false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ce18"/>
        <table:table-column table:style-name="co10" table:default-cell-style-name="Excel_20_Built-in_20_Normal"/>
        <table:table-column table:style-name="co11" table:default-cell-style-name="ce20"/>
        <table:table-column table:style-name="co7" table:number-columns-repeated="3" table:default-cell-style-name="Excel_20_Built-in_20_Normal"/>
        <table:table-column table:style-name="co12" table:default-cell-style-name="ce18"/>
        <table:table-column table:style-name="co7" table:number-columns-repeated="1015" table:default-cell-style-name="Excel_20_Built-in_20_Normal"/>
        <table:table-row table:style-name="ro4">
          <table:table-cell table:style-name="ce12" office:value-type="string" table:number-columns-spanned="4" table:number-rows-spanned="1">
            <text:p>PAGORALIA</text:p>
          </table:table-cell>
          <table:covered-table-cell table:number-columns-repeated="3" table:style-name="ce16"/>
          <table:table-cell table:style-name="ce19"/>
          <table:table-cell table:style-name="ce22" office:value-type="string" table:number-columns-spanned="4" table:number-rows-spanned="1">
            <text:p>SOFTV</text:p>
          </table:table-cell>
          <table:covered-table-cell table:number-columns-repeated="3" table:style-name="ce25"/>
          <table:table-cell table:style-name="ce26" table:number-columns-repeated="1015"/>
        </table:table-row>
        <table:table-row table:style-name="ro5">
          <table:table-cell table:style-name="ce13" office:value-type="string">
            <text:p>22-1</text:p>
          </table:table-cell>
          <table:table-cell table:style-name="ce17" office:value-type="date" office:date-value="2024-02-20T16:45:03">
            <text:p>20/02/2024 16:45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22-1</text:p>
          </table:table-cell>
          <table:table-cell office:value-type="string">
            <text:p>PG-3301</text:p>
          </table:table-cell>
          <table:table-cell office:value-type="string">
            <text:p>20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table:style-name="ce14" office:value-type="string">
            <text:p>26-1</text:p>
          </table:table-cell>
          <table:table-cell table:style-name="ce17" office:value-type="date" office:date-value="2024-02-25T15:50:04">
            <text:p>25/02/2024 15:50</text:p>
          </table:table-cell>
          <table:table-cell office:value-type="float" office:value="450">
            <text:p><text:s/>$450,00 </text:p>
          </table:table-cell>
          <table:table-cell office:value-type="string">
            <text:p>Farmacias del ahorro</text:p>
          </table:table-cell>
          <table:table-cell/>
          <table:table-cell office:value-type="string">
            <text:p>26-1</text:p>
          </table:table-cell>
          <table:table-cell office:value-type="string">
            <text:p>PG-3555</text:p>
          </table:table-cell>
          <table:table-cell office:value-type="string">
            <text:p>25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table:style-name="ce13" office:value-type="string">
            <text:p>29-1</text:p>
          </table:table-cell>
          <table:table-cell table:style-name="ce17" office:value-type="date" office:date-value="2024-02-19T20:45:03">
            <text:p>19/02/2024 20:45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29-1</text:p>
          </table:table-cell>
          <table:table-cell office:value-type="string">
            <text:p>PG-3250</text:p>
          </table:table-cell>
          <table:table-cell office:value-type="string">
            <text:p>19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1026-1</text:p>
          </table:table-cell>
          <table:table-cell table:style-name="ce17" office:value-type="date" office:date-value="2024-02-23T16:05:02">
            <text:p>23/02/2024 16:05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table:style-name="ce23" office:value-type="string">
            <text:p>1023-1</text:p>
          </table:table-cell>
          <table:table-cell office:value-type="string">
            <text:p>PG-3574</text:p>
          </table:table-cell>
          <table:table-cell office:value-type="string">
            <text:p>25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1029-1</text:p>
          </table:table-cell>
          <table:table-cell table:style-name="ce17" office:value-type="date" office:date-value="2024-02-24T04:05:03">
            <text:p>24/02/2024 04:05</text:p>
          </table:table-cell>
          <table:table-cell office:value-type="float" office:value="750">
            <text:p><text:s/>$750,00 </text:p>
          </table:table-cell>
          <table:table-cell office:value-type="string">
            <text:p>Visa</text:p>
          </table:table-cell>
          <table:table-cell/>
          <table:table-cell office:value-type="string">
            <text:p>1026-1</text:p>
          </table:table-cell>
          <table:table-cell office:value-type="string">
            <text:p>PG-3484</text:p>
          </table:table-cell>
          <table:table-cell office:value-type="string">
            <text:p>23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1030-1</text:p>
          </table:table-cell>
          <table:table-cell table:style-name="ce17" office:value-type="date" office:date-value="2024-02-21T23:10:03">
            <text:p>21/02/2024 23:10</text:p>
          </table:table-cell>
          <table:table-cell office:value-type="float" office:value="450">
            <text:p><text:s/>$450,00 </text:p>
          </table:table-cell>
          <table:table-cell office:value-type="string">
            <text:p>Mastercard</text:p>
          </table:table-cell>
          <table:table-cell/>
          <table:table-cell office:value-type="string">
            <text:p>1029-1</text:p>
          </table:table-cell>
          <table:table-cell office:value-type="string">
            <text:p>PG-3510</text:p>
          </table:table-cell>
          <table:table-cell office:value-type="string">
            <text:p>23/02/2024</text:p>
          </table:table-cell>
          <table:table-cell office:value-type="float" office:value="750">
            <text:p><text:s/>$750,00 </text:p>
          </table:table-cell>
          <table:table-cell table:number-columns-repeated="1015"/>
        </table:table-row>
        <table:table-row table:style-name="ro5">
          <table:table-cell office:value-type="string">
            <text:p>1039-1</text:p>
          </table:table-cell>
          <table:table-cell table:style-name="ce17" office:value-type="date" office:date-value="2024-02-19T18:15:03">
            <text:p>19/02/2024 18:15</text:p>
          </table:table-cell>
          <table:table-cell office:value-type="float" office:value="450">
            <text:p><text:s/>$450,00 </text:p>
          </table:table-cell>
          <table:table-cell office:value-type="string">
            <text:p>OXXO</text:p>
          </table:table-cell>
          <table:table-cell/>
          <table:table-cell office:value-type="string">
            <text:p>1030-1</text:p>
          </table:table-cell>
          <table:table-cell office:value-type="string">
            <text:p>PG-3398</text:p>
          </table:table-cell>
          <table:table-cell office:value-type="string">
            <text:p>21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1048-1</text:p>
          </table:table-cell>
          <table:table-cell table:style-name="ce17" office:value-type="date" office:date-value="2024-02-21T03:05:03">
            <text:p>21/02/2024 03:05</text:p>
          </table:table-cell>
          <table:table-cell office:value-type="float" office:value="450">
            <text:p><text:s/>$450,00 </text:p>
          </table:table-cell>
          <table:table-cell office:value-type="string">
            <text:p>Mastercard</text:p>
          </table:table-cell>
          <table:table-cell/>
          <table:table-cell office:value-type="string">
            <text:p>1039-1</text:p>
          </table:table-cell>
          <table:table-cell office:value-type="string">
            <text:p>PG-3233</text:p>
          </table:table-cell>
          <table:table-cell office:value-type="string">
            <text:p>19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105-1</text:p>
          </table:table-cell>
          <table:table-cell table:style-name="ce17" office:value-type="date" office:date-value="2024-02-19T19:05:03">
            <text:p>19/02/2024 19:05</text:p>
          </table:table-cell>
          <table:table-cell office:value-type="float" office:value="900">
            <text:p><text:s/>$900,00 </text:p>
          </table:table-cell>
          <table:table-cell office:value-type="string">
            <text:p>Mastercard</text:p>
          </table:table-cell>
          <table:table-cell/>
          <table:table-cell office:value-type="string">
            <text:p>1048-1</text:p>
          </table:table-cell>
          <table:table-cell office:value-type="string">
            <text:p>PG-3348</text:p>
          </table:table-cell>
          <table:table-cell office:value-type="string">
            <text:p>20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1051-1</text:p>
          </table:table-cell>
          <table:table-cell table:style-name="ce17" office:value-type="date" office:date-value="2024-02-21T01:40:04">
            <text:p>21/02/2024 01:40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105-1</text:p>
          </table:table-cell>
          <table:table-cell office:value-type="string">
            <text:p>PG-3241</text:p>
          </table:table-cell>
          <table:table-cell office:value-type="string">
            <text:p>19/02/2024</text:p>
          </table:table-cell>
          <table:table-cell office:value-type="float" office:value="900">
            <text:p><text:s/>$900,00 </text:p>
          </table:table-cell>
          <table:table-cell table:number-columns-repeated="1015"/>
        </table:table-row>
        <table:table-row table:style-name="ro5">
          <table:table-cell office:value-type="string">
            <text:p>1057-1</text:p>
          </table:table-cell>
          <table:table-cell table:style-name="ce17" office:value-type="date" office:date-value="2024-02-22T21:45:03">
            <text:p>22/02/2024 21:45</text:p>
          </table:table-cell>
          <table:table-cell office:value-type="float" office:value="450">
            <text:p><text:s/>$450,00 </text:p>
          </table:table-cell>
          <table:table-cell office:value-type="string">
            <text:p>Mastercard</text:p>
          </table:table-cell>
          <table:table-cell/>
          <table:table-cell office:value-type="string">
            <text:p>1051-1</text:p>
          </table:table-cell>
          <table:table-cell office:value-type="string">
            <text:p>PG-3341</text:p>
          </table:table-cell>
          <table:table-cell office:value-type="string">
            <text:p>20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1068-1</text:p>
          </table:table-cell>
          <table:table-cell table:style-name="ce17" office:value-type="date" office:date-value="2024-02-20T16:30:04">
            <text:p>20/02/2024 16:30</text:p>
          </table:table-cell>
          <table:table-cell office:value-type="float" office:value="450">
            <text:p><text:s/>$450,00 </text:p>
          </table:table-cell>
          <table:table-cell office:value-type="string">
            <text:p>Mastercard</text:p>
          </table:table-cell>
          <table:table-cell/>
          <table:table-cell office:value-type="string">
            <text:p>1057-1</text:p>
          </table:table-cell>
          <table:table-cell office:value-type="string">
            <text:p>PG-3451</text:p>
          </table:table-cell>
          <table:table-cell office:value-type="string">
            <text:p>22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1070-1</text:p>
          </table:table-cell>
          <table:table-cell table:style-name="ce17" office:value-type="date" office:date-value="2024-02-21T05:25:02">
            <text:p>21/02/2024 05:25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1068-1</text:p>
          </table:table-cell>
          <table:table-cell office:value-type="string">
            <text:p>PG-3300</text:p>
          </table:table-cell>
          <table:table-cell office:value-type="string">
            <text:p>20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1080-1</text:p>
          </table:table-cell>
          <table:table-cell table:style-name="ce17" office:value-type="date" office:date-value="2024-02-25T17:20:03">
            <text:p>25/02/2024 17:20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1070-1</text:p>
          </table:table-cell>
          <table:table-cell office:value-type="string">
            <text:p>PG-3355</text:p>
          </table:table-cell>
          <table:table-cell office:value-type="string">
            <text:p>21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1081-1</text:p>
          </table:table-cell>
          <table:table-cell table:style-name="ce17" office:value-type="date" office:date-value="2024-02-25T13:35:03">
            <text:p>25/02/2024 13:35</text:p>
          </table:table-cell>
          <table:table-cell office:value-type="float" office:value="450">
            <text:p><text:s/>$450,00 </text:p>
          </table:table-cell>
          <table:table-cell office:value-type="string">
            <text:p>Mastercard</text:p>
          </table:table-cell>
          <table:table-cell/>
          <table:table-cell office:value-type="string">
            <text:p>1080-1</text:p>
          </table:table-cell>
          <table:table-cell office:value-type="string">
            <text:p>PG-3561</text:p>
          </table:table-cell>
          <table:table-cell office:value-type="string">
            <text:p>25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1094-1</text:p>
          </table:table-cell>
          <table:table-cell table:style-name="ce17" office:value-type="date" office:date-value="2024-02-20T21:30:13">
            <text:p>20/02/2024 21:30</text:p>
          </table:table-cell>
          <table:table-cell office:value-type="float" office:value="450">
            <text:p><text:s/>$450,00 </text:p>
          </table:table-cell>
          <table:table-cell office:value-type="string">
            <text:p>OXXO</text:p>
          </table:table-cell>
          <table:table-cell/>
          <table:table-cell office:value-type="string">
            <text:p>1081-1</text:p>
          </table:table-cell>
          <table:table-cell office:value-type="string">
            <text:p>PG-3550</text:p>
          </table:table-cell>
          <table:table-cell office:value-type="string">
            <text:p>25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1105-1</text:p>
          </table:table-cell>
          <table:table-cell table:style-name="ce17" office:value-type="date" office:date-value="2024-02-19T18:45:03">
            <text:p>19/02/2024 18:45</text:p>
          </table:table-cell>
          <table:table-cell office:value-type="float" office:value="650">
            <text:p><text:s/>$650,00 </text:p>
          </table:table-cell>
          <table:table-cell office:value-type="string">
            <text:p>Visa</text:p>
          </table:table-cell>
          <table:table-cell/>
          <table:table-cell office:value-type="string">
            <text:p>1094-1</text:p>
          </table:table-cell>
          <table:table-cell office:value-type="string">
            <text:p>PG-3319</text:p>
          </table:table-cell>
          <table:table-cell office:value-type="string">
            <text:p>20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1112-1</text:p>
          </table:table-cell>
          <table:table-cell table:style-name="ce17" office:value-type="date" office:date-value="2024-02-19T22:25:06">
            <text:p>19/02/2024 22:25</text:p>
          </table:table-cell>
          <table:table-cell office:value-type="float" office:value="450">
            <text:p><text:s/>$450,00 </text:p>
          </table:table-cell>
          <table:table-cell office:value-type="string">
            <text:p>OXXO</text:p>
          </table:table-cell>
          <table:table-cell/>
          <table:table-cell office:value-type="string">
            <text:p>1105-1</text:p>
          </table:table-cell>
          <table:table-cell office:value-type="string">
            <text:p>PG-3236</text:p>
          </table:table-cell>
          <table:table-cell office:value-type="string">
            <text:p>19/02/2024</text:p>
          </table:table-cell>
          <table:table-cell office:value-type="float" office:value="650">
            <text:p><text:s/>$650,00 </text:p>
          </table:table-cell>
          <table:table-cell table:number-columns-repeated="1015"/>
        </table:table-row>
        <table:table-row table:style-name="ro5">
          <table:table-cell office:value-type="string">
            <text:p>1119-1</text:p>
          </table:table-cell>
          <table:table-cell table:style-name="ce17" office:value-type="date" office:date-value="2024-02-21T13:00:02">
            <text:p>21/02/2024 13:00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1112-1</text:p>
          </table:table-cell>
          <table:table-cell office:value-type="string">
            <text:p>PG-3258</text:p>
          </table:table-cell>
          <table:table-cell office:value-type="string">
            <text:p>19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1126-1</text:p>
          </table:table-cell>
          <table:table-cell table:style-name="ce17" office:value-type="date" office:date-value="2024-02-22T14:10:03">
            <text:p>22/02/2024 14:10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1119-1</text:p>
          </table:table-cell>
          <table:table-cell office:value-type="string">
            <text:p>PG-3360</text:p>
          </table:table-cell>
          <table:table-cell office:value-type="string">
            <text:p>21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1129-1</text:p>
          </table:table-cell>
          <table:table-cell table:style-name="ce17" office:value-type="date" office:date-value="2024-02-21T19:25:04">
            <text:p>21/02/2024 19:25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1126-1</text:p>
          </table:table-cell>
          <table:table-cell office:value-type="string">
            <text:p>PG-3423</text:p>
          </table:table-cell>
          <table:table-cell office:value-type="string">
            <text:p>22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1151-1</text:p>
          </table:table-cell>
          <table:table-cell table:style-name="ce17" office:value-type="date" office:date-value="2024-02-23T15:00:04">
            <text:p>23/02/2024 15:00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1129-1</text:p>
          </table:table-cell>
          <table:table-cell office:value-type="string">
            <text:p>PG-3383</text:p>
          </table:table-cell>
          <table:table-cell office:value-type="string">
            <text:p>21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1156-1</text:p>
          </table:table-cell>
          <table:table-cell table:style-name="ce17" office:value-type="date" office:date-value="2024-02-20T02:35:04">
            <text:p>20/02/2024 02:35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1151-1</text:p>
          </table:table-cell>
          <table:table-cell office:value-type="string">
            <text:p>PG-3478</text:p>
          </table:table-cell>
          <table:table-cell office:value-type="string">
            <text:p>23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116-1</text:p>
          </table:table-cell>
          <table:table-cell table:style-name="ce17" office:value-type="date" office:date-value="2024-02-21T18:45:04">
            <text:p>21/02/2024 18:45</text:p>
          </table:table-cell>
          <table:table-cell office:value-type="float" office:value="420">
            <text:p><text:s/>$420,00 </text:p>
          </table:table-cell>
          <table:table-cell office:value-type="string">
            <text:p>OXXO</text:p>
          </table:table-cell>
          <table:table-cell/>
          <table:table-cell office:value-type="string">
            <text:p>1156-1</text:p>
          </table:table-cell>
          <table:table-cell office:value-type="string">
            <text:p>PG-3271</text:p>
          </table:table-cell>
          <table:table-cell office:value-type="string">
            <text:p>19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1172-1</text:p>
          </table:table-cell>
          <table:table-cell table:style-name="ce17" office:value-type="date" office:date-value="2024-02-23T00:00:09">
            <text:p>23/02/2024 00:00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116-1</text:p>
          </table:table-cell>
          <table:table-cell office:value-type="string">
            <text:p>PG-3380</text:p>
          </table:table-cell>
          <table:table-cell office:value-type="string">
            <text:p>21/02/2024</text:p>
          </table:table-cell>
          <table:table-cell office:value-type="float" office:value="420">
            <text:p><text:s/>$420,00 </text:p>
          </table:table-cell>
          <table:table-cell table:number-columns-repeated="1015"/>
        </table:table-row>
        <table:table-row table:style-name="ro5">
          <table:table-cell office:value-type="string">
            <text:p>1174-1</text:p>
          </table:table-cell>
          <table:table-cell table:style-name="ce17" office:value-type="date" office:date-value="2024-02-20T20:25:03">
            <text:p>20/02/2024 20:25</text:p>
          </table:table-cell>
          <table:table-cell office:value-type="float" office:value="450">
            <text:p><text:s/>$450,00 </text:p>
          </table:table-cell>
          <table:table-cell office:value-type="string">
            <text:p>OXXO</text:p>
          </table:table-cell>
          <table:table-cell/>
          <table:table-cell office:value-type="string">
            <text:p>1172-1</text:p>
          </table:table-cell>
          <table:table-cell office:value-type="string">
            <text:p>PG-3458</text:p>
          </table:table-cell>
          <table:table-cell office:value-type="string">
            <text:p>22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1177-1</text:p>
          </table:table-cell>
          <table:table-cell table:style-name="ce17" office:value-type="date" office:date-value="2024-02-22T19:15:03">
            <text:p>22/02/2024 19:15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1174-1</text:p>
          </table:table-cell>
          <table:table-cell office:value-type="string">
            <text:p>PG-3314</text:p>
          </table:table-cell>
          <table:table-cell office:value-type="string">
            <text:p>20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1179-1</text:p>
          </table:table-cell>
          <table:table-cell table:style-name="ce17" office:value-type="date" office:date-value="2024-02-23T20:00:03">
            <text:p>23/02/2024 20:00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1177-1</text:p>
          </table:table-cell>
          <table:table-cell office:value-type="string">
            <text:p>PG-3441</text:p>
          </table:table-cell>
          <table:table-cell office:value-type="string">
            <text:p>22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1181-1</text:p>
          </table:table-cell>
          <table:table-cell table:style-name="ce17" office:value-type="date" office:date-value="2024-02-23T00:00:10">
            <text:p>23/02/2024 00:00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1179-1</text:p>
          </table:table-cell>
          <table:table-cell office:value-type="string">
            <text:p>PG-3490</text:p>
          </table:table-cell>
          <table:table-cell office:value-type="string">
            <text:p>23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1187-1</text:p>
          </table:table-cell>
          <table:table-cell table:style-name="ce17" office:value-type="date" office:date-value="2024-02-23T16:35:03">
            <text:p>23/02/2024 16:35</text:p>
          </table:table-cell>
          <table:table-cell office:value-type="float" office:value="435">
            <text:p><text:s/>$435,00 </text:p>
          </table:table-cell>
          <table:table-cell office:value-type="string">
            <text:p>Mastercard</text:p>
          </table:table-cell>
          <table:table-cell/>
          <table:table-cell office:value-type="string">
            <text:p>1181-1</text:p>
          </table:table-cell>
          <table:table-cell office:value-type="string">
            <text:p>PG-3457</text:p>
          </table:table-cell>
          <table:table-cell office:value-type="string">
            <text:p>22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1196-1</text:p>
          </table:table-cell>
          <table:table-cell table:style-name="ce17" office:value-type="date" office:date-value="2024-02-19T15:50:05">
            <text:p>19/02/2024 15:50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1187-1</text:p>
          </table:table-cell>
          <table:table-cell office:value-type="string">
            <text:p>PG-3486</text:p>
          </table:table-cell>
          <table:table-cell office:value-type="string">
            <text:p>23/02/2024</text:p>
          </table:table-cell>
          <table:table-cell office:value-type="float" office:value="435">
            <text:p><text:s/>$435,00 </text:p>
          </table:table-cell>
          <table:table-cell table:number-columns-repeated="1015"/>
        </table:table-row>
        <table:table-row table:style-name="ro5">
          <table:table-cell office:value-type="string">
            <text:p>1199-1</text:p>
          </table:table-cell>
          <table:table-cell table:style-name="ce17" office:value-type="date" office:date-value="2024-02-22T14:15:03">
            <text:p>22/02/2024 14:15</text:p>
          </table:table-cell>
          <table:table-cell office:value-type="float" office:value="458">
            <text:p><text:s/>$458,00 </text:p>
          </table:table-cell>
          <table:table-cell office:value-type="string">
            <text:p>Visa</text:p>
          </table:table-cell>
          <table:table-cell/>
          <table:table-cell office:value-type="string">
            <text:p>1196-1</text:p>
          </table:table-cell>
          <table:table-cell office:value-type="string">
            <text:p>PG-3222</text:p>
          </table:table-cell>
          <table:table-cell office:value-type="string">
            <text:p>19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1208-1</text:p>
          </table:table-cell>
          <table:table-cell table:style-name="ce17" office:value-type="date" office:date-value="2024-02-24T00:40:02">
            <text:p>24/02/2024 00:40</text:p>
          </table:table-cell>
          <table:table-cell office:value-type="float" office:value="450">
            <text:p><text:s/>$450,00 </text:p>
          </table:table-cell>
          <table:table-cell office:value-type="string">
            <text:p>Mastercard</text:p>
          </table:table-cell>
          <table:table-cell/>
          <table:table-cell office:value-type="string">
            <text:p>1199-1</text:p>
          </table:table-cell>
          <table:table-cell office:value-type="string">
            <text:p>PG-3424</text:p>
          </table:table-cell>
          <table:table-cell office:value-type="string">
            <text:p>22/02/2024</text:p>
          </table:table-cell>
          <table:table-cell office:value-type="float" office:value="458">
            <text:p><text:s/>$458,00 </text:p>
          </table:table-cell>
          <table:table-cell table:number-columns-repeated="1015"/>
        </table:table-row>
        <table:table-row table:style-name="ro5">
          <table:table-cell office:value-type="string">
            <text:p>122-1</text:p>
          </table:table-cell>
          <table:table-cell table:style-name="ce17" office:value-type="date" office:date-value="2024-02-23T06:10:02">
            <text:p>23/02/2024 06:10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1208-1</text:p>
          </table:table-cell>
          <table:table-cell office:value-type="string">
            <text:p>PG-3505</text:p>
          </table:table-cell>
          <table:table-cell office:value-type="string">
            <text:p>23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1223-1</text:p>
          </table:table-cell>
          <table:table-cell table:style-name="ce17" office:value-type="date" office:date-value="2024-02-23T01:30:03">
            <text:p>23/02/2024 01:30</text:p>
          </table:table-cell>
          <table:table-cell office:value-type="float" office:value="550">
            <text:p><text:s/>$550,00 </text:p>
          </table:table-cell>
          <table:table-cell office:value-type="string">
            <text:p>Mastercard</text:p>
          </table:table-cell>
          <table:table-cell/>
          <table:table-cell office:value-type="string">
            <text:p>122-1</text:p>
          </table:table-cell>
          <table:table-cell office:value-type="string">
            <text:p>PG-3471</text:p>
          </table:table-cell>
          <table:table-cell office:value-type="string">
            <text:p>23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1224-1</text:p>
          </table:table-cell>
          <table:table-cell table:style-name="ce17" office:value-type="date" office:date-value="2024-02-22T15:15:03">
            <text:p>22/02/2024 15:15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1223-1</text:p>
          </table:table-cell>
          <table:table-cell office:value-type="string">
            <text:p>PG-3464</text:p>
          </table:table-cell>
          <table:table-cell office:value-type="string">
            <text:p>22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1229-1</text:p>
          </table:table-cell>
          <table:table-cell table:style-name="ce17" office:value-type="date" office:date-value="2024-02-19T17:35:04">
            <text:p>19/02/2024 17:35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1224-1</text:p>
          </table:table-cell>
          <table:table-cell office:value-type="string">
            <text:p>PG-3427</text:p>
          </table:table-cell>
          <table:table-cell office:value-type="string">
            <text:p>22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1239-1</text:p>
          </table:table-cell>
          <table:table-cell table:style-name="ce17" office:value-type="date" office:date-value="2024-02-19T12:30:03">
            <text:p>19/02/2024 12:30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1229-1</text:p>
          </table:table-cell>
          <table:table-cell office:value-type="string">
            <text:p>PG-3227</text:p>
          </table:table-cell>
          <table:table-cell office:value-type="string">
            <text:p>19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1243-1</text:p>
          </table:table-cell>
          <table:table-cell table:style-name="ce17" office:value-type="date" office:date-value="2024-02-20T15:15:03">
            <text:p>20/02/2024 15:15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1239-1</text:p>
          </table:table-cell>
          <table:table-cell office:value-type="string">
            <text:p>PG-3210</text:p>
          </table:table-cell>
          <table:table-cell office:value-type="string">
            <text:p>19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1249-1</text:p>
          </table:table-cell>
          <table:table-cell table:style-name="ce17" office:value-type="date" office:date-value="2024-02-24T01:55:03">
            <text:p>24/02/2024 01:55</text:p>
          </table:table-cell>
          <table:table-cell office:value-type="float" office:value="450">
            <text:p><text:s/>$450,00 </text:p>
          </table:table-cell>
          <table:table-cell office:value-type="string">
            <text:p>OXXO</text:p>
          </table:table-cell>
          <table:table-cell/>
          <table:table-cell office:value-type="string">
            <text:p>1243-1</text:p>
          </table:table-cell>
          <table:table-cell office:value-type="string">
            <text:p>PG-3290</text:p>
          </table:table-cell>
          <table:table-cell office:value-type="string">
            <text:p>20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125-1</text:p>
          </table:table-cell>
          <table:table-cell table:style-name="ce17" office:value-type="date" office:date-value="2024-02-20T21:15:04">
            <text:p>20/02/2024 21:15</text:p>
          </table:table-cell>
          <table:table-cell office:value-type="float" office:value="450">
            <text:p><text:s/>$450,00 </text:p>
          </table:table-cell>
          <table:table-cell office:value-type="string">
            <text:p>Farmacias del ahorro</text:p>
          </table:table-cell>
          <table:table-cell/>
          <table:table-cell office:value-type="string">
            <text:p>1249-1</text:p>
          </table:table-cell>
          <table:table-cell office:value-type="string">
            <text:p>PG-3507</text:p>
          </table:table-cell>
          <table:table-cell office:value-type="string">
            <text:p>23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1252-1</text:p>
          </table:table-cell>
          <table:table-cell table:style-name="ce17" office:value-type="date" office:date-value="2024-02-19T16:40:03">
            <text:p>19/02/2024 16:40</text:p>
          </table:table-cell>
          <table:table-cell office:value-type="float" office:value="532">
            <text:p><text:s/>$532,00 </text:p>
          </table:table-cell>
          <table:table-cell office:value-type="string">
            <text:p>Mastercard</text:p>
          </table:table-cell>
          <table:table-cell/>
          <table:table-cell office:value-type="string">
            <text:p>125-1</text:p>
          </table:table-cell>
          <table:table-cell office:value-type="string">
            <text:p>PG-3318</text:p>
          </table:table-cell>
          <table:table-cell office:value-type="string">
            <text:p>20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1257-1</text:p>
          </table:table-cell>
          <table:table-cell table:style-name="ce17" office:value-type="date" office:date-value="2024-02-23T12:30:03">
            <text:p>23/02/2024 12:30</text:p>
          </table:table-cell>
          <table:table-cell office:value-type="float" office:value="650">
            <text:p><text:s/>$650,00 </text:p>
          </table:table-cell>
          <table:table-cell office:value-type="string">
            <text:p>Visa</text:p>
          </table:table-cell>
          <table:table-cell/>
          <table:table-cell office:value-type="string">
            <text:p>1252-1</text:p>
          </table:table-cell>
          <table:table-cell office:value-type="string">
            <text:p>PG-3224</text:p>
          </table:table-cell>
          <table:table-cell office:value-type="string">
            <text:p>19/02/2024</text:p>
          </table:table-cell>
          <table:table-cell office:value-type="float" office:value="532">
            <text:p><text:s/>$532,00 </text:p>
          </table:table-cell>
          <table:table-cell table:number-columns-repeated="1015"/>
        </table:table-row>
        <table:table-row table:style-name="ro5">
          <table:table-cell office:value-type="string">
            <text:p>1272-1</text:p>
          </table:table-cell>
          <table:table-cell table:style-name="ce17" office:value-type="date" office:date-value="2024-02-20T03:30:04">
            <text:p>20/02/2024 03:30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1257-1</text:p>
          </table:table-cell>
          <table:table-cell office:value-type="string">
            <text:p>PG-3474</text:p>
          </table:table-cell>
          <table:table-cell office:value-type="string">
            <text:p>23/02/2024</text:p>
          </table:table-cell>
          <table:table-cell office:value-type="float" office:value="650">
            <text:p><text:s/>$650,00 </text:p>
          </table:table-cell>
          <table:table-cell table:number-columns-repeated="1015"/>
        </table:table-row>
        <table:table-row table:style-name="ro5">
          <table:table-cell office:value-type="string">
            <text:p>128-1</text:p>
          </table:table-cell>
          <table:table-cell table:style-name="ce17" office:value-type="date" office:date-value="2024-02-20T20:55:06">
            <text:p>20/02/2024 20:55</text:p>
          </table:table-cell>
          <table:table-cell office:value-type="float" office:value="450">
            <text:p><text:s/>$450,00 </text:p>
          </table:table-cell>
          <table:table-cell office:value-type="string">
            <text:p>OXXO</text:p>
          </table:table-cell>
          <table:table-cell/>
          <table:table-cell office:value-type="string">
            <text:p>1272-1</text:p>
          </table:table-cell>
          <table:table-cell office:value-type="string">
            <text:p>PG-3275</text:p>
          </table:table-cell>
          <table:table-cell office:value-type="string">
            <text:p>19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1287-1</text:p>
          </table:table-cell>
          <table:table-cell table:style-name="ce17" office:value-type="date" office:date-value="2024-02-20T19:00:04">
            <text:p>20/02/2024 19:00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128-1</text:p>
          </table:table-cell>
          <table:table-cell office:value-type="string">
            <text:p>PG-3315</text:p>
          </table:table-cell>
          <table:table-cell office:value-type="string">
            <text:p>20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129-1</text:p>
          </table:table-cell>
          <table:table-cell table:style-name="ce17" office:value-type="date" office:date-value="2024-02-19T14:50:03">
            <text:p>19/02/2024 14:50</text:p>
          </table:table-cell>
          <table:table-cell office:value-type="float" office:value="435">
            <text:p><text:s/>$435,00 </text:p>
          </table:table-cell>
          <table:table-cell office:value-type="string">
            <text:p>Visa</text:p>
          </table:table-cell>
          <table:table-cell/>
          <table:table-cell office:value-type="string">
            <text:p>1287-1</text:p>
          </table:table-cell>
          <table:table-cell office:value-type="string">
            <text:p>PG-3309</text:p>
          </table:table-cell>
          <table:table-cell office:value-type="string">
            <text:p>20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1300-1</text:p>
          </table:table-cell>
          <table:table-cell table:style-name="ce17" office:value-type="date" office:date-value="2024-02-24T13:10:03">
            <text:p>24/02/2024 13:10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129-1</text:p>
          </table:table-cell>
          <table:table-cell office:value-type="string">
            <text:p>PG-3215</text:p>
          </table:table-cell>
          <table:table-cell office:value-type="string">
            <text:p>19/02/2024</text:p>
          </table:table-cell>
          <table:table-cell office:value-type="float" office:value="435">
            <text:p><text:s/>$435,00 </text:p>
          </table:table-cell>
          <table:table-cell table:number-columns-repeated="1015"/>
        </table:table-row>
        <table:table-row table:style-name="ro5">
          <table:table-cell office:value-type="string">
            <text:p>130-1</text:p>
          </table:table-cell>
          <table:table-cell table:style-name="ce17" office:value-type="date" office:date-value="2024-02-22T18:40:03">
            <text:p>22/02/2024 18:40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1300-1</text:p>
          </table:table-cell>
          <table:table-cell office:value-type="string">
            <text:p>PG-3515</text:p>
          </table:table-cell>
          <table:table-cell office:value-type="string">
            <text:p>24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1308-1</text:p>
          </table:table-cell>
          <table:table-cell table:style-name="ce17" office:value-type="date" office:date-value="2024-02-19T19:55:03">
            <text:p>19/02/2024 19:55</text:p>
          </table:table-cell>
          <table:table-cell office:value-type="float" office:value="750">
            <text:p><text:s/>$750,00 </text:p>
          </table:table-cell>
          <table:table-cell office:value-type="string">
            <text:p>Visa</text:p>
          </table:table-cell>
          <table:table-cell/>
          <table:table-cell office:value-type="string">
            <text:p>130-1</text:p>
          </table:table-cell>
          <table:table-cell office:value-type="string">
            <text:p>PG-3438</text:p>
          </table:table-cell>
          <table:table-cell office:value-type="string">
            <text:p>22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1309-1</text:p>
          </table:table-cell>
          <table:table-cell table:style-name="ce17" office:value-type="date" office:date-value="2024-02-22T13:10:03">
            <text:p>22/02/2024 13:10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1308-1</text:p>
          </table:table-cell>
          <table:table-cell office:value-type="string">
            <text:p>PG-3245</text:p>
          </table:table-cell>
          <table:table-cell office:value-type="string">
            <text:p>19/02/2024</text:p>
          </table:table-cell>
          <table:table-cell office:value-type="float" office:value="750">
            <text:p><text:s/>$750,00 </text:p>
          </table:table-cell>
          <table:table-cell table:number-columns-repeated="1015"/>
        </table:table-row>
        <table:table-row table:style-name="ro5">
          <table:table-cell office:value-type="string">
            <text:p>1313-1</text:p>
          </table:table-cell>
          <table:table-cell table:style-name="ce17" office:value-type="date" office:date-value="2024-02-23T20:15:04">
            <text:p>23/02/2024 20:15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1309-1</text:p>
          </table:table-cell>
          <table:table-cell office:value-type="string">
            <text:p>PG-3420</text:p>
          </table:table-cell>
          <table:table-cell office:value-type="string">
            <text:p>22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1325-1</text:p>
          </table:table-cell>
          <table:table-cell table:style-name="ce17" office:value-type="date" office:date-value="2024-02-21T21:05:03">
            <text:p>21/02/2024 21:05</text:p>
          </table:table-cell>
          <table:table-cell office:value-type="float" office:value="503">
            <text:p><text:s/>$503,00 </text:p>
          </table:table-cell>
          <table:table-cell office:value-type="string">
            <text:p>Visa</text:p>
          </table:table-cell>
          <table:table-cell/>
          <table:table-cell office:value-type="string">
            <text:p>1313-1</text:p>
          </table:table-cell>
          <table:table-cell office:value-type="string">
            <text:p>PG-3491</text:p>
          </table:table-cell>
          <table:table-cell office:value-type="string">
            <text:p>23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table:style-name="ce15" office:value-type="string">
            <text:p>1333-1</text:p>
          </table:table-cell>
          <table:table-cell table:style-name="ce17" office:value-type="date" office:date-value="2024-02-19T02:25:03">
            <text:p>19/02/2024 02:25</text:p>
          </table:table-cell>
          <table:table-cell office:value-type="float" office:value="550">
            <text:p><text:s/>$550,00 </text:p>
          </table:table-cell>
          <table:table-cell office:value-type="string">
            <text:p>Mastercard</text:p>
          </table:table-cell>
          <table:table-cell/>
          <table:table-cell office:value-type="string">
            <text:p>1325-1</text:p>
          </table:table-cell>
          <table:table-cell office:value-type="string">
            <text:p>PG-3386</text:p>
          </table:table-cell>
          <table:table-cell office:value-type="string">
            <text:p>21/02/2024</text:p>
          </table:table-cell>
          <table:table-cell office:value-type="float" office:value="503">
            <text:p><text:s/>$503,00 </text:p>
          </table:table-cell>
          <table:table-cell table:number-columns-repeated="1015"/>
        </table:table-row>
        <table:table-row table:style-name="ro5">
          <table:table-cell office:value-type="string">
            <text:p>1334-1</text:p>
          </table:table-cell>
          <table:table-cell table:style-name="ce17" office:value-type="date" office:date-value="2024-02-23T23:55:03">
            <text:p>23/02/2024 23:55</text:p>
          </table:table-cell>
          <table:table-cell office:value-type="float" office:value="656">
            <text:p><text:s/>$656,00 </text:p>
          </table:table-cell>
          <table:table-cell office:value-type="string">
            <text:p>Visa</text:p>
          </table:table-cell>
          <table:table-cell/>
          <table:table-cell office:value-type="string">
            <text:p>1334-1</text:p>
          </table:table-cell>
          <table:table-cell office:value-type="string">
            <text:p>PG-3500</text:p>
          </table:table-cell>
          <table:table-cell office:value-type="string">
            <text:p>23/02/2024</text:p>
          </table:table-cell>
          <table:table-cell office:value-type="float" office:value="656">
            <text:p><text:s/>$656,00 </text:p>
          </table:table-cell>
          <table:table-cell table:number-columns-repeated="1015"/>
        </table:table-row>
        <table:table-row table:style-name="ro5">
          <table:table-cell office:value-type="string">
            <text:p>1342-1</text:p>
          </table:table-cell>
          <table:table-cell table:style-name="ce17" office:value-type="date" office:date-value="2024-02-19T14:30:05">
            <text:p>19/02/2024 14:30</text:p>
          </table:table-cell>
          <table:table-cell office:value-type="float" office:value="435">
            <text:p><text:s/>$435,00 </text:p>
          </table:table-cell>
          <table:table-cell office:value-type="string">
            <text:p>Mastercard</text:p>
          </table:table-cell>
          <table:table-cell/>
          <table:table-cell office:value-type="string">
            <text:p>1342-1</text:p>
          </table:table-cell>
          <table:table-cell office:value-type="string">
            <text:p>PG-3213</text:p>
          </table:table-cell>
          <table:table-cell office:value-type="string">
            <text:p>19/02/2024</text:p>
          </table:table-cell>
          <table:table-cell office:value-type="float" office:value="435">
            <text:p><text:s/>$435,00 </text:p>
          </table:table-cell>
          <table:table-cell table:number-columns-repeated="1015"/>
        </table:table-row>
        <table:table-row table:style-name="ro5">
          <table:table-cell office:value-type="string">
            <text:p>1355-1</text:p>
          </table:table-cell>
          <table:table-cell table:style-name="ce17" office:value-type="date" office:date-value="2024-02-21T15:30:03">
            <text:p>21/02/2024 15:30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1355-1</text:p>
          </table:table-cell>
          <table:table-cell office:value-type="string">
            <text:p>PG-3367</text:p>
          </table:table-cell>
          <table:table-cell office:value-type="string">
            <text:p>21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1366-1</text:p>
          </table:table-cell>
          <table:table-cell table:style-name="ce17" office:value-type="date" office:date-value="2024-02-20T15:40:03">
            <text:p>20/02/2024 15:40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1366-1</text:p>
          </table:table-cell>
          <table:table-cell office:value-type="string">
            <text:p>PG-3297</text:p>
          </table:table-cell>
          <table:table-cell office:value-type="string">
            <text:p>20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1370-1</text:p>
          </table:table-cell>
          <table:table-cell table:style-name="ce17" office:value-type="date" office:date-value="2024-02-22T00:10:03">
            <text:p>22/02/2024 00:10</text:p>
          </table:table-cell>
          <table:table-cell office:value-type="float" office:value="450">
            <text:p><text:s/>$450,00 </text:p>
          </table:table-cell>
          <table:table-cell office:value-type="string">
            <text:p>Mastercard</text:p>
          </table:table-cell>
          <table:table-cell/>
          <table:table-cell office:value-type="string">
            <text:p>1370-1</text:p>
          </table:table-cell>
          <table:table-cell office:value-type="string">
            <text:p>PG-3403</text:p>
          </table:table-cell>
          <table:table-cell office:value-type="string">
            <text:p>21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1381-1</text:p>
          </table:table-cell>
          <table:table-cell table:style-name="ce17" office:value-type="date" office:date-value="2024-02-19T15:20:04">
            <text:p>19/02/2024 15:20</text:p>
          </table:table-cell>
          <table:table-cell office:value-type="float" office:value="435">
            <text:p><text:s/>$435,00 </text:p>
          </table:table-cell>
          <table:table-cell office:value-type="string">
            <text:p>Visa</text:p>
          </table:table-cell>
          <table:table-cell/>
          <table:table-cell office:value-type="string">
            <text:p>1381-1</text:p>
          </table:table-cell>
          <table:table-cell office:value-type="string">
            <text:p>PG-3219</text:p>
          </table:table-cell>
          <table:table-cell office:value-type="string">
            <text:p>19/02/2024</text:p>
          </table:table-cell>
          <table:table-cell office:value-type="float" office:value="435">
            <text:p><text:s/>$435,00 </text:p>
          </table:table-cell>
          <table:table-cell table:number-columns-repeated="1015"/>
        </table:table-row>
        <table:table-row table:style-name="ro5">
          <table:table-cell office:value-type="string">
            <text:p>1388-1</text:p>
          </table:table-cell>
          <table:table-cell table:style-name="ce17" office:value-type="date" office:date-value="2024-02-19T05:20:03">
            <text:p>19/02/2024 05:20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1388-1</text:p>
          </table:table-cell>
          <table:table-cell office:value-type="string">
            <text:p>PG-3206</text:p>
          </table:table-cell>
          <table:table-cell office:value-type="string">
            <text:p>19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1396-1</text:p>
          </table:table-cell>
          <table:table-cell table:style-name="ce17" office:value-type="date" office:date-value="2024-02-19T20:00:03">
            <text:p>19/02/2024 20:00</text:p>
          </table:table-cell>
          <table:table-cell office:value-type="float" office:value="450">
            <text:p><text:s/>$450,00 </text:p>
          </table:table-cell>
          <table:table-cell office:value-type="string">
            <text:p>Farmacias del ahorro</text:p>
          </table:table-cell>
          <table:table-cell/>
          <table:table-cell office:value-type="string">
            <text:p>1396-1</text:p>
          </table:table-cell>
          <table:table-cell office:value-type="string">
            <text:p>PG-3246</text:p>
          </table:table-cell>
          <table:table-cell office:value-type="string">
            <text:p>19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1400-1</text:p>
          </table:table-cell>
          <table:table-cell table:style-name="ce17" office:value-type="date" office:date-value="2024-02-25T16:35:03">
            <text:p>25/02/2024 16:35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1400-1</text:p>
          </table:table-cell>
          <table:table-cell office:value-type="string">
            <text:p>PG-3558</text:p>
          </table:table-cell>
          <table:table-cell office:value-type="string">
            <text:p>25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1402-1</text:p>
          </table:table-cell>
          <table:table-cell table:style-name="ce17" office:value-type="date" office:date-value="2024-02-20T15:25:02">
            <text:p>20/02/2024 15:25</text:p>
          </table:table-cell>
          <table:table-cell office:value-type="float" office:value="450">
            <text:p><text:s/>$450,00 </text:p>
          </table:table-cell>
          <table:table-cell office:value-type="string">
            <text:p>Mastercard</text:p>
          </table:table-cell>
          <table:table-cell/>
          <table:table-cell office:value-type="string">
            <text:p>1402-1</text:p>
          </table:table-cell>
          <table:table-cell office:value-type="string">
            <text:p>PG-3296</text:p>
          </table:table-cell>
          <table:table-cell office:value-type="string">
            <text:p>20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table:style-name="ce15" office:value-type="string">
            <text:p>1404-1</text:p>
          </table:table-cell>
          <table:table-cell table:style-name="ce17" office:value-type="date" office:date-value="2024-02-19T01:25:03">
            <text:p>19/02/2024 01:25</text:p>
          </table:table-cell>
          <table:table-cell office:value-type="float" office:value="412">
            <text:p><text:s/>$412,00 </text:p>
          </table:table-cell>
          <table:table-cell office:value-type="string">
            <text:p>Mastercard</text:p>
          </table:table-cell>
          <table:table-cell/>
          <table:table-cell office:value-type="string">
            <text:p>1408-1</text:p>
          </table:table-cell>
          <table:table-cell office:value-type="string">
            <text:p>PG-3481</text:p>
          </table:table-cell>
          <table:table-cell office:value-type="string">
            <text:p>23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1408-1</text:p>
          </table:table-cell>
          <table:table-cell table:style-name="ce17" office:value-type="date" office:date-value="2024-02-23T15:40:11">
            <text:p>23/02/2024 15:40</text:p>
          </table:table-cell>
          <table:table-cell office:value-type="float" office:value="550">
            <text:p><text:s/>$550,00 </text:p>
          </table:table-cell>
          <table:table-cell office:value-type="string">
            <text:p>OXXO</text:p>
          </table:table-cell>
          <table:table-cell/>
          <table:table-cell office:value-type="string">
            <text:p>1414-1</text:p>
          </table:table-cell>
          <table:table-cell office:value-type="string">
            <text:p>PG-3261</text:p>
          </table:table-cell>
          <table:table-cell office:value-type="string">
            <text:p>19/02/2024</text:p>
          </table:table-cell>
          <table:table-cell office:value-type="float" office:value="532">
            <text:p><text:s/>$532,00 </text:p>
          </table:table-cell>
          <table:table-cell table:number-columns-repeated="1015"/>
        </table:table-row>
        <table:table-row table:style-name="ro5">
          <table:table-cell office:value-type="string">
            <text:p>1414-1</text:p>
          </table:table-cell>
          <table:table-cell table:style-name="ce17" office:value-type="date" office:date-value="2024-02-19T22:45:03">
            <text:p>19/02/2024 22:45</text:p>
          </table:table-cell>
          <table:table-cell office:value-type="float" office:value="532">
            <text:p><text:s/>$532,00 </text:p>
          </table:table-cell>
          <table:table-cell office:value-type="string">
            <text:p>Visa</text:p>
          </table:table-cell>
          <table:table-cell/>
          <table:table-cell office:value-type="string">
            <text:p>1422-1</text:p>
          </table:table-cell>
          <table:table-cell office:value-type="string">
            <text:p>PG-3359</text:p>
          </table:table-cell>
          <table:table-cell office:value-type="string">
            <text:p>21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1422-1</text:p>
          </table:table-cell>
          <table:table-cell table:style-name="ce17" office:value-type="date" office:date-value="2024-02-21T12:10:03">
            <text:p>21/02/2024 12:10</text:p>
          </table:table-cell>
          <table:table-cell office:value-type="float" office:value="450">
            <text:p><text:s/>$450,00 </text:p>
          </table:table-cell>
          <table:table-cell office:value-type="string">
            <text:p>OXXO</text:p>
          </table:table-cell>
          <table:table-cell/>
          <table:table-cell office:value-type="string">
            <text:p>1426-1</text:p>
          </table:table-cell>
          <table:table-cell office:value-type="string">
            <text:p>PG-3419</text:p>
          </table:table-cell>
          <table:table-cell office:value-type="string">
            <text:p>22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1426-1</text:p>
          </table:table-cell>
          <table:table-cell table:style-name="ce17" office:value-type="date" office:date-value="2024-02-22T12:15:03">
            <text:p>22/02/2024 12:15</text:p>
          </table:table-cell>
          <table:table-cell office:value-type="float" office:value="450">
            <text:p><text:s/>$450,00 </text:p>
          </table:table-cell>
          <table:table-cell office:value-type="string">
            <text:p>Mastercard</text:p>
          </table:table-cell>
          <table:table-cell/>
          <table:table-cell office:value-type="string">
            <text:p>1427-1</text:p>
          </table:table-cell>
          <table:table-cell office:value-type="string">
            <text:p>PG-3209</text:p>
          </table:table-cell>
          <table:table-cell office:value-type="string">
            <text:p>19/02/2024</text:p>
          </table:table-cell>
          <table:table-cell office:value-type="float" office:value="532">
            <text:p><text:s/>$532,00 </text:p>
          </table:table-cell>
          <table:table-cell table:number-columns-repeated="1015"/>
        </table:table-row>
        <table:table-row table:style-name="ro5">
          <table:table-cell office:value-type="string">
            <text:p>1427-1</text:p>
          </table:table-cell>
          <table:table-cell table:style-name="ce17" office:value-type="date" office:date-value="2024-02-19T12:05:03">
            <text:p>19/02/2024 12:05</text:p>
          </table:table-cell>
          <table:table-cell office:value-type="float" office:value="532">
            <text:p><text:s/>$532,00 </text:p>
          </table:table-cell>
          <table:table-cell office:value-type="string">
            <text:p>Mastercard</text:p>
          </table:table-cell>
          <table:table-cell/>
          <table:table-cell office:value-type="string">
            <text:p>1430-1</text:p>
          </table:table-cell>
          <table:table-cell office:value-type="string">
            <text:p>PG-3443</text:p>
          </table:table-cell>
          <table:table-cell office:value-type="string">
            <text:p>22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table:style-name="ce15" office:value-type="string">
            <text:p>1428-1</text:p>
          </table:table-cell>
          <table:table-cell table:style-name="ce17" office:value-type="date" office:date-value="2024-02-20T15:55:08">
            <text:p>20/02/2024 15:55</text:p>
          </table:table-cell>
          <table:table-cell office:value-type="float" office:value="450">
            <text:p><text:s/>$450,00 </text:p>
          </table:table-cell>
          <table:table-cell office:value-type="string">
            <text:p>SPEI</text:p>
          </table:table-cell>
          <table:table-cell/>
          <table:table-cell office:value-type="string">
            <text:p>143-1</text:p>
          </table:table-cell>
          <table:table-cell office:value-type="string">
            <text:p>PG-3452</text:p>
          </table:table-cell>
          <table:table-cell office:value-type="string">
            <text:p>22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1430-1</text:p>
          </table:table-cell>
          <table:table-cell table:style-name="ce17" office:value-type="date" office:date-value="2024-02-22T19:50:04">
            <text:p>22/02/2024 19:50</text:p>
          </table:table-cell>
          <table:table-cell office:value-type="float" office:value="550">
            <text:p><text:s/>$550,00 </text:p>
          </table:table-cell>
          <table:table-cell office:value-type="string">
            <text:p>OXXO</text:p>
          </table:table-cell>
          <table:table-cell/>
          <table:table-cell office:value-type="string">
            <text:p>1438-1</text:p>
          </table:table-cell>
          <table:table-cell office:value-type="string">
            <text:p>PG-3421</text:p>
          </table:table-cell>
          <table:table-cell office:value-type="string">
            <text:p>22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143-1</text:p>
          </table:table-cell>
          <table:table-cell table:style-name="ce17" office:value-type="date" office:date-value="2024-02-22T21:50:04">
            <text:p>22/02/2024 21:50</text:p>
          </table:table-cell>
          <table:table-cell office:value-type="float" office:value="550">
            <text:p><text:s/>$550,00 </text:p>
          </table:table-cell>
          <table:table-cell office:value-type="string">
            <text:p>Farmacias del ahorro</text:p>
          </table:table-cell>
          <table:table-cell/>
          <table:table-cell office:value-type="string">
            <text:p>1439-1</text:p>
          </table:table-cell>
          <table:table-cell office:value-type="string">
            <text:p>PG-3280</text:p>
          </table:table-cell>
          <table:table-cell office:value-type="string">
            <text:p>20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1438-1</text:p>
          </table:table-cell>
          <table:table-cell table:style-name="ce17" office:value-type="date" office:date-value="2024-02-22T13:30:04">
            <text:p>22/02/2024 13:30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1444-1</text:p>
          </table:table-cell>
          <table:table-cell office:value-type="string">
            <text:p>PG-3374</text:p>
          </table:table-cell>
          <table:table-cell office:value-type="string">
            <text:p>21/02/2024</text:p>
          </table:table-cell>
          <table:table-cell office:value-type="float" office:value="513">
            <text:p><text:s/>$513,00 </text:p>
          </table:table-cell>
          <table:table-cell table:number-columns-repeated="1015"/>
        </table:table-row>
        <table:table-row table:style-name="ro5">
          <table:table-cell office:value-type="string">
            <text:p>1439-1</text:p>
          </table:table-cell>
          <table:table-cell table:style-name="ce17" office:value-type="date" office:date-value="2024-02-20T11:10:02">
            <text:p>20/02/2024 11:10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1446-1</text:p>
          </table:table-cell>
          <table:table-cell office:value-type="string">
            <text:p>PG-3328</text:p>
          </table:table-cell>
          <table:table-cell office:value-type="string">
            <text:p>20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1444-1</text:p>
          </table:table-cell>
          <table:table-cell table:style-name="ce17" office:value-type="date" office:date-value="2024-02-21T17:05:04">
            <text:p>21/02/2024 17:05</text:p>
          </table:table-cell>
          <table:table-cell office:value-type="float" office:value="513">
            <text:p><text:s/>$513,00 </text:p>
          </table:table-cell>
          <table:table-cell office:value-type="string">
            <text:p>OXXO</text:p>
          </table:table-cell>
          <table:table-cell/>
          <table:table-cell office:value-type="string">
            <text:p>1447-1</text:p>
          </table:table-cell>
          <table:table-cell office:value-type="string">
            <text:p>PG-3376</text:p>
          </table:table-cell>
          <table:table-cell office:value-type="string">
            <text:p>21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1446-1</text:p>
          </table:table-cell>
          <table:table-cell table:style-name="ce17" office:value-type="date" office:date-value="2024-02-20T22:45:03">
            <text:p>20/02/2024 22:45</text:p>
          </table:table-cell>
          <table:table-cell office:value-type="float" office:value="450">
            <text:p><text:s/>$450,00 </text:p>
          </table:table-cell>
          <table:table-cell office:value-type="string">
            <text:p>Mastercard</text:p>
          </table:table-cell>
          <table:table-cell/>
          <table:table-cell office:value-type="string">
            <text:p>1453-1</text:p>
          </table:table-cell>
          <table:table-cell office:value-type="string">
            <text:p>PG-3527</text:p>
          </table:table-cell>
          <table:table-cell office:value-type="string">
            <text:p>24/02/2024</text:p>
          </table:table-cell>
          <table:table-cell office:value-type="float" office:value="532">
            <text:p><text:s/>$532,00 </text:p>
          </table:table-cell>
          <table:table-cell table:number-columns-repeated="1015"/>
        </table:table-row>
        <table:table-row table:style-name="ro5">
          <table:table-cell office:value-type="string">
            <text:p>1447-1</text:p>
          </table:table-cell>
          <table:table-cell table:style-name="ce17" office:value-type="date" office:date-value="2024-02-21T18:00:03">
            <text:p>21/02/2024 18:00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1461-1</text:p>
          </table:table-cell>
          <table:table-cell office:value-type="string">
            <text:p>PG-3414</text:p>
          </table:table-cell>
          <table:table-cell office:value-type="string">
            <text:p>22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1453-1</text:p>
          </table:table-cell>
          <table:table-cell table:style-name="ce17" office:value-type="date" office:date-value="2024-02-24T16:40:04">
            <text:p>24/02/2024 16:40</text:p>
          </table:table-cell>
          <table:table-cell office:value-type="float" office:value="532">
            <text:p><text:s/>$532,00 </text:p>
          </table:table-cell>
          <table:table-cell office:value-type="string">
            <text:p>Mastercard</text:p>
          </table:table-cell>
          <table:table-cell/>
          <table:table-cell office:value-type="string">
            <text:p>1479-1</text:p>
          </table:table-cell>
          <table:table-cell office:value-type="string">
            <text:p>PG-3404</text:p>
          </table:table-cell>
          <table:table-cell office:value-type="string">
            <text:p>21/02/2024</text:p>
          </table:table-cell>
          <table:table-cell office:value-type="float" office:value="435">
            <text:p><text:s/>$435,00 </text:p>
          </table:table-cell>
          <table:table-cell table:number-columns-repeated="1015"/>
        </table:table-row>
        <table:table-row table:style-name="ro5">
          <table:table-cell table:style-name="ce15" office:value-type="string">
            <text:p>1455-1</text:p>
          </table:table-cell>
          <table:table-cell table:style-name="ce17" office:value-type="date" office:date-value="2024-02-19T00:50:03">
            <text:p>19/02/2024 00:50</text:p>
          </table:table-cell>
          <table:table-cell office:value-type="float" office:value="450">
            <text:p><text:s/>$450,00 </text:p>
          </table:table-cell>
          <table:table-cell office:value-type="string">
            <text:p>Mastercard</text:p>
          </table:table-cell>
          <table:table-cell/>
          <table:table-cell office:value-type="string">
            <text:p>1483-1</text:p>
          </table:table-cell>
          <table:table-cell office:value-type="string">
            <text:p>PG-3281</text:p>
          </table:table-cell>
          <table:table-cell office:value-type="string">
            <text:p>20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1461-1</text:p>
          </table:table-cell>
          <table:table-cell table:style-name="ce17" office:value-type="date" office:date-value="2024-02-22T07:40:03">
            <text:p>22/02/2024 07:40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1486-1</text:p>
          </table:table-cell>
          <table:table-cell office:value-type="string">
            <text:p>PG-3385</text:p>
          </table:table-cell>
          <table:table-cell office:value-type="string">
            <text:p>21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table:style-name="ce15" office:value-type="string">
            <text:p>1465-1</text:p>
          </table:table-cell>
          <table:table-cell table:style-name="ce17" office:value-type="date" office:date-value="2024-02-19T03:45:02">
            <text:p>19/02/2024 03:45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1488-1</text:p>
          </table:table-cell>
          <table:table-cell office:value-type="string">
            <text:p>PG-3485</text:p>
          </table:table-cell>
          <table:table-cell office:value-type="string">
            <text:p>23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1479-1</text:p>
          </table:table-cell>
          <table:table-cell table:style-name="ce17" office:value-type="date" office:date-value="2024-02-22T00:25:04">
            <text:p>22/02/2024 00:25</text:p>
          </table:table-cell>
          <table:table-cell office:value-type="float" office:value="435">
            <text:p><text:s/>$435,00 </text:p>
          </table:table-cell>
          <table:table-cell office:value-type="string">
            <text:p>Mastercard</text:p>
          </table:table-cell>
          <table:table-cell/>
          <table:table-cell office:value-type="string">
            <text:p>1493-1</text:p>
          </table:table-cell>
          <table:table-cell office:value-type="string">
            <text:p>PG-3435</text:p>
          </table:table-cell>
          <table:table-cell office:value-type="string">
            <text:p>22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1483-1</text:p>
          </table:table-cell>
          <table:table-cell table:style-name="ce17" office:value-type="date" office:date-value="2024-02-20T11:15:03">
            <text:p>20/02/2024 11:15</text:p>
          </table:table-cell>
          <table:table-cell office:value-type="float" office:value="450">
            <text:p><text:s/>$450,00 </text:p>
          </table:table-cell>
          <table:table-cell office:value-type="string">
            <text:p>Mastercard</text:p>
          </table:table-cell>
          <table:table-cell/>
          <table:table-cell office:value-type="string">
            <text:p>1501-1</text:p>
          </table:table-cell>
          <table:table-cell office:value-type="string">
            <text:p>PG-3534</text:p>
          </table:table-cell>
          <table:table-cell office:value-type="string">
            <text:p>24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1486-1</text:p>
          </table:table-cell>
          <table:table-cell table:style-name="ce17" office:value-type="date" office:date-value="2024-02-21T21:05:03">
            <text:p>21/02/2024 21:05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1504-1</text:p>
          </table:table-cell>
          <table:table-cell office:value-type="string">
            <text:p>PG-3389</text:p>
          </table:table-cell>
          <table:table-cell office:value-type="string">
            <text:p>21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1488-1</text:p>
          </table:table-cell>
          <table:table-cell table:style-name="ce17" office:value-type="date" office:date-value="2024-02-23T16:15:03">
            <text:p>23/02/2024 16:15</text:p>
          </table:table-cell>
          <table:table-cell office:value-type="float" office:value="450">
            <text:p><text:s/>$450,00 </text:p>
          </table:table-cell>
          <table:table-cell office:value-type="string">
            <text:p>Mastercard</text:p>
          </table:table-cell>
          <table:table-cell/>
          <table:table-cell office:value-type="string">
            <text:p>1505-1</text:p>
          </table:table-cell>
          <table:table-cell office:value-type="string">
            <text:p>PG-3372</text:p>
          </table:table-cell>
          <table:table-cell office:value-type="string">
            <text:p>21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1493-1</text:p>
          </table:table-cell>
          <table:table-cell table:style-name="ce17" office:value-type="date" office:date-value="2024-02-22T17:05:05">
            <text:p>22/02/2024 17:05</text:p>
          </table:table-cell>
          <table:table-cell office:value-type="float" office:value="450">
            <text:p><text:s/>$450,00 </text:p>
          </table:table-cell>
          <table:table-cell office:value-type="string">
            <text:p>OXXO</text:p>
          </table:table-cell>
          <table:table-cell/>
          <table:table-cell office:value-type="string">
            <text:p>1519-1</text:p>
          </table:table-cell>
          <table:table-cell office:value-type="string">
            <text:p>PG-3405</text:p>
          </table:table-cell>
          <table:table-cell office:value-type="string">
            <text:p>21/02/2024</text:p>
          </table:table-cell>
          <table:table-cell office:value-type="float" office:value="792">
            <text:p><text:s/>$792,00 </text:p>
          </table:table-cell>
          <table:table-cell table:number-columns-repeated="1015"/>
        </table:table-row>
        <table:table-row table:style-name="ro5">
          <table:table-cell office:value-type="string">
            <text:p>1501-1</text:p>
          </table:table-cell>
          <table:table-cell table:style-name="ce17" office:value-type="date" office:date-value="2024-02-24T21:25:04">
            <text:p>24/02/2024 21:25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1537-1</text:p>
          </table:table-cell>
          <table:table-cell office:value-type="string">
            <text:p>PG-3518</text:p>
          </table:table-cell>
          <table:table-cell office:value-type="string">
            <text:p>24/02/2024</text:p>
          </table:table-cell>
          <table:table-cell office:value-type="float" office:value="435">
            <text:p><text:s/>$435,00 </text:p>
          </table:table-cell>
          <table:table-cell table:number-columns-repeated="1015"/>
        </table:table-row>
        <table:table-row table:style-name="ro5">
          <table:table-cell office:value-type="string">
            <text:p>1504-1</text:p>
          </table:table-cell>
          <table:table-cell table:style-name="ce17" office:value-type="date" office:date-value="2024-02-21T21:45:04">
            <text:p>21/02/2024 21:45</text:p>
          </table:table-cell>
          <table:table-cell office:value-type="float" office:value="450">
            <text:p><text:s/>$450,00 </text:p>
          </table:table-cell>
          <table:table-cell office:value-type="string">
            <text:p>Mastercard</text:p>
          </table:table-cell>
          <table:table-cell/>
          <table:table-cell office:value-type="string">
            <text:p>1542-1</text:p>
          </table:table-cell>
          <table:table-cell office:value-type="string">
            <text:p>PG-3349</text:p>
          </table:table-cell>
          <table:table-cell office:value-type="string">
            <text:p>20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1505-1</text:p>
          </table:table-cell>
          <table:table-cell table:style-name="ce17" office:value-type="date" office:date-value="2024-02-21T16:55:04">
            <text:p>21/02/2024 16:55</text:p>
          </table:table-cell>
          <table:table-cell office:value-type="float" office:value="450">
            <text:p><text:s/>$450,00 </text:p>
          </table:table-cell>
          <table:table-cell office:value-type="string">
            <text:p>Walmart</text:p>
          </table:table-cell>
          <table:table-cell/>
          <table:table-cell office:value-type="string">
            <text:p>1545-1</text:p>
          </table:table-cell>
          <table:table-cell office:value-type="string">
            <text:p>PG-3221</text:p>
          </table:table-cell>
          <table:table-cell office:value-type="string">
            <text:p>19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table:style-name="ce15" office:value-type="string">
            <text:p>1517-1</text:p>
          </table:table-cell>
          <table:table-cell table:style-name="ce17" office:value-type="date" office:date-value="2024-02-19T03:25:03">
            <text:p>19/02/2024 03:25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1547-1</text:p>
          </table:table-cell>
          <table:table-cell office:value-type="string">
            <text:p>PG-3322</text:p>
          </table:table-cell>
          <table:table-cell office:value-type="string">
            <text:p>20/02/2024</text:p>
          </table:table-cell>
          <table:table-cell office:value-type="float" office:value="420">
            <text:p><text:s/>$420,00 </text:p>
          </table:table-cell>
          <table:table-cell table:number-columns-repeated="1015"/>
        </table:table-row>
        <table:table-row table:style-name="ro5">
          <table:table-cell office:value-type="string">
            <text:p>1519-1</text:p>
          </table:table-cell>
          <table:table-cell table:style-name="ce17" office:value-type="date" office:date-value="2024-02-22T01:00:04">
            <text:p>22/02/2024 01:00</text:p>
          </table:table-cell>
          <table:table-cell office:value-type="float" office:value="792">
            <text:p><text:s/>$792,00 </text:p>
          </table:table-cell>
          <table:table-cell office:value-type="string">
            <text:p>Farmacias del ahorro</text:p>
          </table:table-cell>
          <table:table-cell/>
          <table:table-cell office:value-type="string">
            <text:p>1549-1</text:p>
          </table:table-cell>
          <table:table-cell office:value-type="string">
            <text:p>PG-3379</text:p>
          </table:table-cell>
          <table:table-cell office:value-type="string">
            <text:p>21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1537-1</text:p>
          </table:table-cell>
          <table:table-cell table:style-name="ce17" office:value-type="date" office:date-value="2024-02-24T14:50:04">
            <text:p>24/02/2024 14:50</text:p>
          </table:table-cell>
          <table:table-cell office:value-type="float" office:value="435">
            <text:p><text:s/>$435,00 </text:p>
          </table:table-cell>
          <table:table-cell office:value-type="string">
            <text:p>Visa</text:p>
          </table:table-cell>
          <table:table-cell/>
          <table:table-cell office:value-type="string">
            <text:p>1552-1</text:p>
          </table:table-cell>
          <table:table-cell office:value-type="string">
            <text:p>PG-3567</text:p>
          </table:table-cell>
          <table:table-cell office:value-type="string">
            <text:p>25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1542-1</text:p>
          </table:table-cell>
          <table:table-cell table:style-name="ce17" office:value-type="date" office:date-value="2024-02-21T03:20:04">
            <text:p>21/02/2024 03:20</text:p>
          </table:table-cell>
          <table:table-cell office:value-type="float" office:value="450">
            <text:p><text:s/>$450,00 </text:p>
          </table:table-cell>
          <table:table-cell office:value-type="string">
            <text:p>Mastercard</text:p>
          </table:table-cell>
          <table:table-cell/>
          <table:table-cell office:value-type="string">
            <text:p>1554-1</text:p>
          </table:table-cell>
          <table:table-cell office:value-type="string">
            <text:p>PG-3546</text:p>
          </table:table-cell>
          <table:table-cell office:value-type="string">
            <text:p>24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1545-1</text:p>
          </table:table-cell>
          <table:table-cell table:style-name="ce17" office:value-type="date" office:date-value="2024-02-19T15:35:04">
            <text:p>19/02/2024 15:35</text:p>
          </table:table-cell>
          <table:table-cell office:value-type="float" office:value="550">
            <text:p><text:s/>$550,00 </text:p>
          </table:table-cell>
          <table:table-cell office:value-type="string">
            <text:p>Mastercard</text:p>
          </table:table-cell>
          <table:table-cell/>
          <table:table-cell office:value-type="string">
            <text:p>1554-1</text:p>
          </table:table-cell>
          <table:table-cell office:value-type="string">
            <text:p>PG-3547</text:p>
          </table:table-cell>
          <table:table-cell office:value-type="string">
            <text:p>24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1547-1</text:p>
          </table:table-cell>
          <table:table-cell table:style-name="ce17" office:value-type="date" office:date-value="2024-02-20T22:20:03">
            <text:p>20/02/2024 22:20</text:p>
          </table:table-cell>
          <table:table-cell office:value-type="float" office:value="420">
            <text:p><text:s/>$420,00 </text:p>
          </table:table-cell>
          <table:table-cell office:value-type="string">
            <text:p>Mastercard</text:p>
          </table:table-cell>
          <table:table-cell/>
          <table:table-cell office:value-type="string">
            <text:p>1555-1</text:p>
          </table:table-cell>
          <table:table-cell office:value-type="string">
            <text:p>PG-3331</text:p>
          </table:table-cell>
          <table:table-cell office:value-type="string">
            <text:p>20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1549-1</text:p>
          </table:table-cell>
          <table:table-cell table:style-name="ce17" office:value-type="date" office:date-value="2024-02-21T18:25:04">
            <text:p>21/02/2024 18:25</text:p>
          </table:table-cell>
          <table:table-cell office:value-type="float" office:value="550">
            <text:p><text:s/>$550,00 </text:p>
          </table:table-cell>
          <table:table-cell office:value-type="string">
            <text:p>OXXO</text:p>
          </table:table-cell>
          <table:table-cell/>
          <table:table-cell office:value-type="string">
            <text:p>1563-1</text:p>
          </table:table-cell>
          <table:table-cell office:value-type="string">
            <text:p>PG-3396</text:p>
          </table:table-cell>
          <table:table-cell office:value-type="string">
            <text:p>21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1552-1</text:p>
          </table:table-cell>
          <table:table-cell table:style-name="ce17" office:value-type="date" office:date-value="2024-02-25T20:00:03">
            <text:p>25/02/2024 20:00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1567-1</text:p>
          </table:table-cell>
          <table:table-cell office:value-type="string">
            <text:p>PG-3234</text:p>
          </table:table-cell>
          <table:table-cell office:value-type="string">
            <text:p>19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1554-1</text:p>
          </table:table-cell>
          <table:table-cell table:style-name="ce17" office:value-type="date" office:date-value="2024-02-25T03:10:03">
            <text:p>25/02/2024 03:10</text:p>
          </table:table-cell>
          <table:table-cell office:value-type="float" office:value="450">
            <text:p><text:s/>$450,00 </text:p>
          </table:table-cell>
          <table:table-cell office:value-type="string">
            <text:p>Mastercard</text:p>
          </table:table-cell>
          <table:table-cell/>
          <table:table-cell office:value-type="string">
            <text:p>1572-1</text:p>
          </table:table-cell>
          <table:table-cell office:value-type="string">
            <text:p>PG-3392</text:p>
          </table:table-cell>
          <table:table-cell office:value-type="string">
            <text:p>21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table:style-name="ce15" office:value-type="string">
            <text:p>1554-1</text:p>
          </table:table-cell>
          <table:table-cell table:style-name="ce17" office:value-type="date" office:date-value="2024-02-25T03:15:04">
            <text:p>25/02/2024 03:15</text:p>
          </table:table-cell>
          <table:table-cell office:value-type="float" office:value="450">
            <text:p><text:s/>$450,00 </text:p>
          </table:table-cell>
          <table:table-cell office:value-type="string">
            <text:p>Mastercard</text:p>
          </table:table-cell>
          <table:table-cell/>
          <table:table-cell office:value-type="string">
            <text:p>1575-1</text:p>
          </table:table-cell>
          <table:table-cell office:value-type="string">
            <text:p>PG-3429</text:p>
          </table:table-cell>
          <table:table-cell office:value-type="string">
            <text:p>22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1555-1</text:p>
          </table:table-cell>
          <table:table-cell table:style-name="ce17" office:value-type="date" office:date-value="2024-02-20T23:25:04">
            <text:p>20/02/2024 23:25</text:p>
          </table:table-cell>
          <table:table-cell office:value-type="float" office:value="550">
            <text:p><text:s/>$550,00 </text:p>
          </table:table-cell>
          <table:table-cell office:value-type="string">
            <text:p>Mastercard</text:p>
          </table:table-cell>
          <table:table-cell/>
          <table:table-cell office:value-type="string">
            <text:p>1583-1</text:p>
          </table:table-cell>
          <table:table-cell office:value-type="string">
            <text:p>PG-3557</text:p>
          </table:table-cell>
          <table:table-cell office:value-type="string">
            <text:p>25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1563-1</text:p>
          </table:table-cell>
          <table:table-cell table:style-name="ce17" office:value-type="date" office:date-value="2024-02-21T22:45:03">
            <text:p>21/02/2024 22:45</text:p>
          </table:table-cell>
          <table:table-cell office:value-type="float" office:value="450">
            <text:p><text:s/>$450,00 </text:p>
          </table:table-cell>
          <table:table-cell office:value-type="string">
            <text:p>OXXO</text:p>
          </table:table-cell>
          <table:table-cell/>
          <table:table-cell office:value-type="string">
            <text:p>1586-1</text:p>
          </table:table-cell>
          <table:table-cell office:value-type="string">
            <text:p>PG-3409</text:p>
          </table:table-cell>
          <table:table-cell office:value-type="string">
            <text:p>21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1567-1</text:p>
          </table:table-cell>
          <table:table-cell table:style-name="ce17" office:value-type="date" office:date-value="2024-02-19T18:25:05">
            <text:p>19/02/2024 18:25</text:p>
          </table:table-cell>
          <table:table-cell office:value-type="float" office:value="450">
            <text:p><text:s/>$450,00 </text:p>
          </table:table-cell>
          <table:table-cell office:value-type="string">
            <text:p>OXXO</text:p>
          </table:table-cell>
          <table:table-cell/>
          <table:table-cell office:value-type="string">
            <text:p>1588-1</text:p>
          </table:table-cell>
          <table:table-cell office:value-type="string">
            <text:p>PG-3566</text:p>
          </table:table-cell>
          <table:table-cell office:value-type="string">
            <text:p>25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1572-1</text:p>
          </table:table-cell>
          <table:table-cell table:style-name="ce17" office:value-type="date" office:date-value="2024-02-21T22:05:03">
            <text:p>21/02/2024 22:05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1601-1</text:p>
          </table:table-cell>
          <table:table-cell office:value-type="string">
            <text:p>PG-3442</text:p>
          </table:table-cell>
          <table:table-cell office:value-type="string">
            <text:p>22/02/2024</text:p>
          </table:table-cell>
          <table:table-cell office:value-type="float" office:value="477">
            <text:p><text:s/>$477,00 </text:p>
          </table:table-cell>
          <table:table-cell table:number-columns-repeated="1015"/>
        </table:table-row>
        <table:table-row table:style-name="ro5">
          <table:table-cell office:value-type="string">
            <text:p>1575-1</text:p>
          </table:table-cell>
          <table:table-cell table:style-name="ce17" office:value-type="date" office:date-value="2024-02-22T16:15:04">
            <text:p>22/02/2024 16:15</text:p>
          </table:table-cell>
          <table:table-cell office:value-type="float" office:value="450">
            <text:p><text:s/>$450,00 </text:p>
          </table:table-cell>
          <table:table-cell office:value-type="string">
            <text:p>OXXO</text:p>
          </table:table-cell>
          <table:table-cell/>
          <table:table-cell table:style-name="ce23" office:value-type="string">
            <text:p>161-1</text:p>
          </table:table-cell>
          <table:table-cell office:value-type="string">
            <text:p>PG-3232</text:p>
          </table:table-cell>
          <table:table-cell office:value-type="string">
            <text:p>19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1583-1</text:p>
          </table:table-cell>
          <table:table-cell table:style-name="ce17" office:value-type="date" office:date-value="2024-02-25T16:25:03">
            <text:p>25/02/2024 16:25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1613-1</text:p>
          </table:table-cell>
          <table:table-cell office:value-type="string">
            <text:p>PG-3467</text:p>
          </table:table-cell>
          <table:table-cell office:value-type="string">
            <text:p>22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1586-1</text:p>
          </table:table-cell>
          <table:table-cell table:style-name="ce17" office:value-type="date" office:date-value="2024-02-22T01:55:03">
            <text:p>22/02/2024 01:55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1622-1</text:p>
          </table:table-cell>
          <table:table-cell office:value-type="string">
            <text:p>PG-3508</text:p>
          </table:table-cell>
          <table:table-cell office:value-type="string">
            <text:p>23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1588-1</text:p>
          </table:table-cell>
          <table:table-cell table:style-name="ce17" office:value-type="date" office:date-value="2024-02-25T19:40:04">
            <text:p>25/02/2024 19:40</text:p>
          </table:table-cell>
          <table:table-cell office:value-type="float" office:value="550">
            <text:p><text:s/>$550,00 </text:p>
          </table:table-cell>
          <table:table-cell office:value-type="string">
            <text:p>Mastercard</text:p>
          </table:table-cell>
          <table:table-cell/>
          <table:table-cell office:value-type="string">
            <text:p>1624-1</text:p>
          </table:table-cell>
          <table:table-cell office:value-type="string">
            <text:p>PG-3449</text:p>
          </table:table-cell>
          <table:table-cell office:value-type="string">
            <text:p>22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1601-1</text:p>
          </table:table-cell>
          <table:table-cell table:style-name="ce17" office:value-type="date" office:date-value="2024-02-22T19:15:04">
            <text:p>22/02/2024 19:15</text:p>
          </table:table-cell>
          <table:table-cell office:value-type="float" office:value="477">
            <text:p><text:s/>$477,00 </text:p>
          </table:table-cell>
          <table:table-cell office:value-type="string">
            <text:p>OXXO</text:p>
          </table:table-cell>
          <table:table-cell/>
          <table:table-cell office:value-type="string">
            <text:p>1629-1</text:p>
          </table:table-cell>
          <table:table-cell office:value-type="string">
            <text:p>PG-3375</text:p>
          </table:table-cell>
          <table:table-cell office:value-type="string">
            <text:p>21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1613-1</text:p>
          </table:table-cell>
          <table:table-cell table:style-name="ce17" office:value-type="date" office:date-value="2024-02-23T02:05:04">
            <text:p>23/02/2024 02:05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1633-1</text:p>
          </table:table-cell>
          <table:table-cell office:value-type="string">
            <text:p>PG-3565</text:p>
          </table:table-cell>
          <table:table-cell office:value-type="string">
            <text:p>25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1622-1</text:p>
          </table:table-cell>
          <table:table-cell table:style-name="ce17" office:value-type="date" office:date-value="2024-02-24T02:30:03">
            <text:p>24/02/2024 02:30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164-1</text:p>
          </table:table-cell>
          <table:table-cell office:value-type="string">
            <text:p>PG-3313</text:p>
          </table:table-cell>
          <table:table-cell office:value-type="string">
            <text:p>20/02/2024</text:p>
          </table:table-cell>
          <table:table-cell office:value-type="float" office:value="435">
            <text:p><text:s/>$435,00 </text:p>
          </table:table-cell>
          <table:table-cell table:number-columns-repeated="1015"/>
        </table:table-row>
        <table:table-row table:style-name="ro5">
          <table:table-cell office:value-type="string">
            <text:p>1624-1</text:p>
          </table:table-cell>
          <table:table-cell table:style-name="ce17" office:value-type="date" office:date-value="2024-02-22T20:45:03">
            <text:p>22/02/2024 20:45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1648-1</text:p>
          </table:table-cell>
          <table:table-cell office:value-type="string">
            <text:p>PG-3337</text:p>
          </table:table-cell>
          <table:table-cell office:value-type="string">
            <text:p>20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1629-1</text:p>
          </table:table-cell>
          <table:table-cell table:style-name="ce17" office:value-type="date" office:date-value="2024-02-21T17:55:03">
            <text:p>21/02/2024 17:55</text:p>
          </table:table-cell>
          <table:table-cell office:value-type="float" office:value="450">
            <text:p><text:s/>$450,00 </text:p>
          </table:table-cell>
          <table:table-cell office:value-type="string">
            <text:p>Mastercard</text:p>
          </table:table-cell>
          <table:table-cell/>
          <table:table-cell office:value-type="string">
            <text:p>1662-1</text:p>
          </table:table-cell>
          <table:table-cell office:value-type="string">
            <text:p>PG-3335</text:p>
          </table:table-cell>
          <table:table-cell office:value-type="string">
            <text:p>20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1633-1</text:p>
          </table:table-cell>
          <table:table-cell table:style-name="ce17" office:value-type="date" office:date-value="2024-02-25T19:15:03">
            <text:p>25/02/2024 19:15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1667-1</text:p>
          </table:table-cell>
          <table:table-cell office:value-type="string">
            <text:p>PG-3544</text:p>
          </table:table-cell>
          <table:table-cell office:value-type="string">
            <text:p>24/02/2024</text:p>
          </table:table-cell>
          <table:table-cell office:value-type="float" office:value="325">
            <text:p><text:s/>$325,00 </text:p>
          </table:table-cell>
          <table:table-cell table:number-columns-repeated="1015"/>
        </table:table-row>
        <table:table-row table:style-name="ro5">
          <table:table-cell office:value-type="string">
            <text:p>164-1</text:p>
          </table:table-cell>
          <table:table-cell table:style-name="ce17" office:value-type="date" office:date-value="2024-02-20T19:55:02">
            <text:p>20/02/2024 19:55</text:p>
          </table:table-cell>
          <table:table-cell office:value-type="float" office:value="435">
            <text:p><text:s/>$435,00 </text:p>
          </table:table-cell>
          <table:table-cell office:value-type="string">
            <text:p>Mastercard</text:p>
          </table:table-cell>
          <table:table-cell/>
          <table:table-cell office:value-type="string">
            <text:p>1668-1</text:p>
          </table:table-cell>
          <table:table-cell office:value-type="string">
            <text:p>PG-3559</text:p>
          </table:table-cell>
          <table:table-cell office:value-type="string">
            <text:p>25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1648-1</text:p>
          </table:table-cell>
          <table:table-cell table:style-name="ce17" office:value-type="date" office:date-value="2024-02-21T00:20:04">
            <text:p>21/02/2024 00:20</text:p>
          </table:table-cell>
          <table:table-cell office:value-type="float" office:value="450">
            <text:p><text:s/>$450,00 </text:p>
          </table:table-cell>
          <table:table-cell office:value-type="string">
            <text:p>Mastercard</text:p>
          </table:table-cell>
          <table:table-cell/>
          <table:table-cell office:value-type="string">
            <text:p>1669-1</text:p>
          </table:table-cell>
          <table:table-cell office:value-type="string">
            <text:p>PG-3205</text:p>
          </table:table-cell>
          <table:table-cell office:value-type="string">
            <text:p>19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1662-1</text:p>
          </table:table-cell>
          <table:table-cell table:style-name="ce17" office:value-type="date" office:date-value="2024-02-20T23:50:03">
            <text:p>20/02/2024 23:50</text:p>
          </table:table-cell>
          <table:table-cell office:value-type="float" office:value="550">
            <text:p><text:s/>$550,00 </text:p>
          </table:table-cell>
          <table:table-cell office:value-type="string">
            <text:p>Mastercard</text:p>
          </table:table-cell>
          <table:table-cell/>
          <table:table-cell office:value-type="string">
            <text:p>168-1</text:p>
          </table:table-cell>
          <table:table-cell office:value-type="string">
            <text:p>PG-3397</text:p>
          </table:table-cell>
          <table:table-cell office:value-type="string">
            <text:p>21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1667-1</text:p>
          </table:table-cell>
          <table:table-cell table:style-name="ce17" office:value-type="date" office:date-value="2024-02-25T02:15:03">
            <text:p>25/02/2024 02:15</text:p>
          </table:table-cell>
          <table:table-cell office:value-type="float" office:value="325">
            <text:p><text:s/>$325,00 </text:p>
          </table:table-cell>
          <table:table-cell office:value-type="string">
            <text:p>Mastercard</text:p>
          </table:table-cell>
          <table:table-cell/>
          <table:table-cell table:style-name="ce23" office:value-type="string">
            <text:p>1697-1</text:p>
          </table:table-cell>
          <table:table-cell office:value-type="string">
            <text:p>PG-3575</text:p>
          </table:table-cell>
          <table:table-cell office:value-type="string">
            <text:p>25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1668-1</text:p>
          </table:table-cell>
          <table:table-cell table:style-name="ce17" office:value-type="date" office:date-value="2024-02-25T16:40:02">
            <text:p>25/02/2024 16:40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1699-1</text:p>
          </table:table-cell>
          <table:table-cell office:value-type="string">
            <text:p>PG-3468</text:p>
          </table:table-cell>
          <table:table-cell office:value-type="string">
            <text:p>22/02/2024</text:p>
          </table:table-cell>
          <table:table-cell office:value-type="float" office:value="405">
            <text:p><text:s/>$405,00 </text:p>
          </table:table-cell>
          <table:table-cell table:number-columns-repeated="1015"/>
        </table:table-row>
        <table:table-row table:style-name="ro5">
          <table:table-cell office:value-type="string">
            <text:p>1669-1</text:p>
          </table:table-cell>
          <table:table-cell table:style-name="ce17" office:value-type="date" office:date-value="2024-02-19T05:10:03">
            <text:p>19/02/2024 05:10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170-1</text:p>
          </table:table-cell>
          <table:table-cell office:value-type="string">
            <text:p>PG-3307</text:p>
          </table:table-cell>
          <table:table-cell office:value-type="string">
            <text:p>20/02/2024</text:p>
          </table:table-cell>
          <table:table-cell office:value-type="float" office:value="1050">
            <text:p><text:s/>$1.050,00 </text:p>
          </table:table-cell>
          <table:table-cell table:number-columns-repeated="1015"/>
        </table:table-row>
        <table:table-row table:style-name="ro5">
          <table:table-cell office:value-type="string">
            <text:p>168-1</text:p>
          </table:table-cell>
          <table:table-cell table:style-name="ce17" office:value-type="date" office:date-value="2024-02-21T22:55:03">
            <text:p>21/02/2024 22:55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1704-1</text:p>
          </table:table-cell>
          <table:table-cell office:value-type="string">
            <text:p>PG-3256</text:p>
          </table:table-cell>
          <table:table-cell office:value-type="string">
            <text:p>19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1699-1</text:p>
          </table:table-cell>
          <table:table-cell table:style-name="ce17" office:value-type="date" office:date-value="2024-02-23T02:05:02">
            <text:p>23/02/2024 02:05</text:p>
          </table:table-cell>
          <table:table-cell office:value-type="float" office:value="405">
            <text:p><text:s/>$405,00 </text:p>
          </table:table-cell>
          <table:table-cell office:value-type="string">
            <text:p>Visa</text:p>
          </table:table-cell>
          <table:table-cell/>
          <table:table-cell office:value-type="string">
            <text:p>1705-1</text:p>
          </table:table-cell>
          <table:table-cell office:value-type="string">
            <text:p>PG-3361</text:p>
          </table:table-cell>
          <table:table-cell office:value-type="string">
            <text:p>21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170-1</text:p>
          </table:table-cell>
          <table:table-cell table:style-name="ce17" office:value-type="date" office:date-value="2024-02-20T18:05:02">
            <text:p>20/02/2024 18:05</text:p>
          </table:table-cell>
          <table:table-cell office:value-type="float" office:value="1050">
            <text:p><text:s/>$1.050,00 </text:p>
          </table:table-cell>
          <table:table-cell office:value-type="string">
            <text:p>Mastercard</text:p>
          </table:table-cell>
          <table:table-cell/>
          <table:table-cell office:value-type="string">
            <text:p>1707-1</text:p>
          </table:table-cell>
          <table:table-cell office:value-type="string">
            <text:p>PG-3211</text:p>
          </table:table-cell>
          <table:table-cell office:value-type="string">
            <text:p>19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1704-1</text:p>
          </table:table-cell>
          <table:table-cell table:style-name="ce17" office:value-type="date" office:date-value="2024-02-19T22:10:03">
            <text:p>19/02/2024 22:10</text:p>
          </table:table-cell>
          <table:table-cell office:value-type="float" office:value="550">
            <text:p><text:s/>$550,00 </text:p>
          </table:table-cell>
          <table:table-cell office:value-type="string">
            <text:p>Mastercard</text:p>
          </table:table-cell>
          <table:table-cell/>
          <table:table-cell office:value-type="string">
            <text:p>1711-1</text:p>
          </table:table-cell>
          <table:table-cell office:value-type="string">
            <text:p>PG-3282</text:p>
          </table:table-cell>
          <table:table-cell office:value-type="string">
            <text:p>20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1705-1</text:p>
          </table:table-cell>
          <table:table-cell table:style-name="ce17" office:value-type="date" office:date-value="2024-02-21T13:25:03">
            <text:p>21/02/2024 13:25</text:p>
          </table:table-cell>
          <table:table-cell office:value-type="float" office:value="550">
            <text:p><text:s/>$550,00 </text:p>
          </table:table-cell>
          <table:table-cell office:value-type="string">
            <text:p>Mastercard</text:p>
          </table:table-cell>
          <table:table-cell/>
          <table:table-cell office:value-type="string">
            <text:p>1712-1</text:p>
          </table:table-cell>
          <table:table-cell office:value-type="string">
            <text:p>PG-3415</text:p>
          </table:table-cell>
          <table:table-cell office:value-type="string">
            <text:p>22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1707-1</text:p>
          </table:table-cell>
          <table:table-cell table:style-name="ce17" office:value-type="date" office:date-value="2024-02-19T13:00:05">
            <text:p>19/02/2024 13:00</text:p>
          </table:table-cell>
          <table:table-cell office:value-type="float" office:value="550">
            <text:p><text:s/>$550,00 </text:p>
          </table:table-cell>
          <table:table-cell office:value-type="string">
            <text:p>Mastercard</text:p>
          </table:table-cell>
          <table:table-cell/>
          <table:table-cell office:value-type="string">
            <text:p>1713-1</text:p>
          </table:table-cell>
          <table:table-cell office:value-type="string">
            <text:p>PG-3530</text:p>
          </table:table-cell>
          <table:table-cell office:value-type="string">
            <text:p>24/02/2024</text:p>
          </table:table-cell>
          <table:table-cell office:value-type="float" office:value="405">
            <text:p><text:s/>$405,00 </text:p>
          </table:table-cell>
          <table:table-cell table:number-columns-repeated="1015"/>
        </table:table-row>
        <table:table-row table:style-name="ro5">
          <table:table-cell office:value-type="string">
            <text:p>1711-1</text:p>
          </table:table-cell>
          <table:table-cell table:style-name="ce17" office:value-type="date" office:date-value="2024-02-20T12:15:02">
            <text:p>20/02/2024 12:15</text:p>
          </table:table-cell>
          <table:table-cell office:value-type="float" office:value="450">
            <text:p><text:s/>$450,00 </text:p>
          </table:table-cell>
          <table:table-cell office:value-type="string">
            <text:p>Mastercard</text:p>
          </table:table-cell>
          <table:table-cell/>
          <table:table-cell office:value-type="string">
            <text:p>1715-1</text:p>
          </table:table-cell>
          <table:table-cell office:value-type="string">
            <text:p>PG-3272</text:p>
          </table:table-cell>
          <table:table-cell office:value-type="string">
            <text:p>19/02/2024</text:p>
          </table:table-cell>
          <table:table-cell office:value-type="float" office:value="360">
            <text:p><text:s/>$360,00 </text:p>
          </table:table-cell>
          <table:table-cell table:number-columns-repeated="1015"/>
        </table:table-row>
        <table:table-row table:style-name="ro5">
          <table:table-cell office:value-type="string">
            <text:p>1712-1</text:p>
          </table:table-cell>
          <table:table-cell table:style-name="ce17" office:value-type="date" office:date-value="2024-02-22T08:15:03">
            <text:p>22/02/2024 08:15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1720-1</text:p>
          </table:table-cell>
          <table:table-cell office:value-type="string">
            <text:p>PG-3413</text:p>
          </table:table-cell>
          <table:table-cell office:value-type="string">
            <text:p>22/02/2024</text:p>
          </table:table-cell>
          <table:table-cell office:value-type="float" office:value="750">
            <text:p><text:s/>$750,00 </text:p>
          </table:table-cell>
          <table:table-cell table:number-columns-repeated="1015"/>
        </table:table-row>
        <table:table-row table:style-name="ro5">
          <table:table-cell office:value-type="string">
            <text:p>1713-1</text:p>
          </table:table-cell>
          <table:table-cell table:style-name="ce17" office:value-type="date" office:date-value="2024-02-24T17:55:03">
            <text:p>24/02/2024 17:55</text:p>
          </table:table-cell>
          <table:table-cell office:value-type="float" office:value="405">
            <text:p><text:s/>$405,00 </text:p>
          </table:table-cell>
          <table:table-cell office:value-type="string">
            <text:p>Visa</text:p>
          </table:table-cell>
          <table:table-cell/>
          <table:table-cell office:value-type="string">
            <text:p>1721-1</text:p>
          </table:table-cell>
          <table:table-cell office:value-type="string">
            <text:p>PG-3279</text:p>
          </table:table-cell>
          <table:table-cell office:value-type="string">
            <text:p>20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1715-1</text:p>
          </table:table-cell>
          <table:table-cell table:style-name="ce17" office:value-type="date" office:date-value="2024-02-20T02:35:04">
            <text:p>20/02/2024 02:35</text:p>
          </table:table-cell>
          <table:table-cell office:value-type="float" office:value="360">
            <text:p><text:s/>$360,00 </text:p>
          </table:table-cell>
          <table:table-cell office:value-type="string">
            <text:p>Mastercard</text:p>
          </table:table-cell>
          <table:table-cell/>
          <table:table-cell office:value-type="string">
            <text:p>1726-1</text:p>
          </table:table-cell>
          <table:table-cell office:value-type="string">
            <text:p>PG-3540</text:p>
          </table:table-cell>
          <table:table-cell office:value-type="string">
            <text:p>24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1720-1</text:p>
          </table:table-cell>
          <table:table-cell table:style-name="ce17" office:value-type="date" office:date-value="2024-02-22T05:45:02">
            <text:p>22/02/2024 05:45</text:p>
          </table:table-cell>
          <table:table-cell office:value-type="float" office:value="750">
            <text:p><text:s/>$750,00 </text:p>
          </table:table-cell>
          <table:table-cell office:value-type="string">
            <text:p>Mastercard</text:p>
          </table:table-cell>
          <table:table-cell/>
          <table:table-cell office:value-type="string">
            <text:p>1727-1</text:p>
          </table:table-cell>
          <table:table-cell office:value-type="string">
            <text:p>PG-3343</text:p>
          </table:table-cell>
          <table:table-cell office:value-type="string">
            <text:p>20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1721-1</text:p>
          </table:table-cell>
          <table:table-cell table:style-name="ce17" office:value-type="date" office:date-value="2024-02-20T08:25:03">
            <text:p>20/02/2024 08:25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1732-1</text:p>
          </table:table-cell>
          <table:table-cell office:value-type="string">
            <text:p>PG-3387</text:p>
          </table:table-cell>
          <table:table-cell office:value-type="string">
            <text:p>21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1726-1</text:p>
          </table:table-cell>
          <table:table-cell table:style-name="ce17" office:value-type="date" office:date-value="2024-02-24T23:30:03">
            <text:p>24/02/2024 23:30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1733-1</text:p>
          </table:table-cell>
          <table:table-cell office:value-type="string">
            <text:p>PG-3521</text:p>
          </table:table-cell>
          <table:table-cell office:value-type="string">
            <text:p>24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1727-1</text:p>
          </table:table-cell>
          <table:table-cell table:style-name="ce17" office:value-type="date" office:date-value="2024-02-21T02:05:03">
            <text:p>21/02/2024 02:05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1742-1</text:p>
          </table:table-cell>
          <table:table-cell office:value-type="string">
            <text:p>PG-3370</text:p>
          </table:table-cell>
          <table:table-cell office:value-type="string">
            <text:p>21/02/2024</text:p>
          </table:table-cell>
          <table:table-cell office:value-type="float" office:value="656.45">
            <text:p><text:s/>$656,45 </text:p>
          </table:table-cell>
          <table:table-cell table:number-columns-repeated="1015"/>
        </table:table-row>
        <table:table-row table:style-name="ro5">
          <table:table-cell office:value-type="string">
            <text:p>1732-1</text:p>
          </table:table-cell>
          <table:table-cell table:style-name="ce17" office:value-type="date" office:date-value="2024-02-21T21:15:03">
            <text:p>21/02/2024 21:15</text:p>
          </table:table-cell>
          <table:table-cell office:value-type="float" office:value="550">
            <text:p><text:s/>$550,00 </text:p>
          </table:table-cell>
          <table:table-cell office:value-type="string">
            <text:p>OXXO</text:p>
          </table:table-cell>
          <table:table-cell/>
          <table:table-cell office:value-type="string">
            <text:p>1770-1</text:p>
          </table:table-cell>
          <table:table-cell office:value-type="string">
            <text:p>PG-3563</text:p>
          </table:table-cell>
          <table:table-cell office:value-type="string">
            <text:p>25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1733-1</text:p>
          </table:table-cell>
          <table:table-cell table:style-name="ce17" office:value-type="date" office:date-value="2024-02-24T15:50:03">
            <text:p>24/02/2024 15:50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1792-1</text:p>
          </table:table-cell>
          <table:table-cell office:value-type="string">
            <text:p>PG-3302</text:p>
          </table:table-cell>
          <table:table-cell office:value-type="string">
            <text:p>20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1742-1</text:p>
          </table:table-cell>
          <table:table-cell table:style-name="ce17" office:value-type="date" office:date-value="2024-02-21T16:40:04">
            <text:p>21/02/2024 16:40</text:p>
          </table:table-cell>
          <table:table-cell office:value-type="float" office:value="656.45">
            <text:p><text:s/>$656,45 </text:p>
          </table:table-cell>
          <table:table-cell office:value-type="string">
            <text:p>Visa</text:p>
          </table:table-cell>
          <table:table-cell/>
          <table:table-cell office:value-type="string">
            <text:p>1796-1</text:p>
          </table:table-cell>
          <table:table-cell office:value-type="string">
            <text:p>PG-3428</text:p>
          </table:table-cell>
          <table:table-cell office:value-type="string">
            <text:p>22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1770-1</text:p>
          </table:table-cell>
          <table:table-cell table:style-name="ce17" office:value-type="date" office:date-value="2024-02-25T18:20:04">
            <text:p>25/02/2024 18:20</text:p>
          </table:table-cell>
          <table:table-cell office:value-type="float" office:value="450">
            <text:p><text:s/>$450,00 </text:p>
          </table:table-cell>
          <table:table-cell office:value-type="string">
            <text:p>Mastercard</text:p>
          </table:table-cell>
          <table:table-cell/>
          <table:table-cell office:value-type="string">
            <text:p>1801-1</text:p>
          </table:table-cell>
          <table:table-cell office:value-type="string">
            <text:p>PG-3531</text:p>
          </table:table-cell>
          <table:table-cell office:value-type="string">
            <text:p>24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1792-1</text:p>
          </table:table-cell>
          <table:table-cell table:style-name="ce17" office:value-type="date" office:date-value="2024-02-20T17:25:03">
            <text:p>20/02/2024 17:25</text:p>
          </table:table-cell>
          <table:table-cell office:value-type="float" office:value="450">
            <text:p><text:s/>$450,00 </text:p>
          </table:table-cell>
          <table:table-cell office:value-type="string">
            <text:p>Mastercard</text:p>
          </table:table-cell>
          <table:table-cell/>
          <table:table-cell office:value-type="string">
            <text:p>1811-1</text:p>
          </table:table-cell>
          <table:table-cell office:value-type="string">
            <text:p>PG-3208</text:p>
          </table:table-cell>
          <table:table-cell office:value-type="string">
            <text:p>19/02/2024</text:p>
          </table:table-cell>
          <table:table-cell office:value-type="float" office:value="750">
            <text:p><text:s/>$750,00 </text:p>
          </table:table-cell>
          <table:table-cell table:number-columns-repeated="1015"/>
        </table:table-row>
        <table:table-row table:style-name="ro5">
          <table:table-cell office:value-type="string">
            <text:p>1796-1</text:p>
          </table:table-cell>
          <table:table-cell table:style-name="ce17" office:value-type="date" office:date-value="2024-02-22T16:00:04">
            <text:p>22/02/2024 16:00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1813-1</text:p>
          </table:table-cell>
          <table:table-cell office:value-type="string">
            <text:p>PG-3312</text:p>
          </table:table-cell>
          <table:table-cell office:value-type="string">
            <text:p>20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1801-1</text:p>
          </table:table-cell>
          <table:table-cell table:style-name="ce17" office:value-type="date" office:date-value="2024-02-24T18:05:04">
            <text:p>24/02/2024 18:05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1822-1</text:p>
          </table:table-cell>
          <table:table-cell office:value-type="string">
            <text:p>PG-3324</text:p>
          </table:table-cell>
          <table:table-cell office:value-type="string">
            <text:p>20/02/2024</text:p>
          </table:table-cell>
          <table:table-cell office:value-type="float" office:value="458">
            <text:p><text:s/>$458,00 </text:p>
          </table:table-cell>
          <table:table-cell table:number-columns-repeated="1015"/>
        </table:table-row>
        <table:table-row table:style-name="ro5">
          <table:table-cell office:value-type="string">
            <text:p>1811-1</text:p>
          </table:table-cell>
          <table:table-cell table:style-name="ce17" office:value-type="date" office:date-value="2024-02-19T05:35:03">
            <text:p>19/02/2024 05:35</text:p>
          </table:table-cell>
          <table:table-cell office:value-type="float" office:value="750">
            <text:p><text:s/>$750,00 </text:p>
          </table:table-cell>
          <table:table-cell office:value-type="string">
            <text:p>Mastercard</text:p>
          </table:table-cell>
          <table:table-cell/>
          <table:table-cell office:value-type="string">
            <text:p>1823-1</text:p>
          </table:table-cell>
          <table:table-cell office:value-type="string">
            <text:p>PG-3244</text:p>
          </table:table-cell>
          <table:table-cell office:value-type="string">
            <text:p>19/02/2024</text:p>
          </table:table-cell>
          <table:table-cell office:value-type="float" office:value="600">
            <text:p><text:s/>$600,00 </text:p>
          </table:table-cell>
          <table:table-cell table:number-columns-repeated="1015"/>
        </table:table-row>
        <table:table-row table:style-name="ro5">
          <table:table-cell office:value-type="string">
            <text:p>1813-1</text:p>
          </table:table-cell>
          <table:table-cell table:style-name="ce17" office:value-type="date" office:date-value="2024-02-20T19:50:04">
            <text:p>20/02/2024 19:50</text:p>
          </table:table-cell>
          <table:table-cell office:value-type="float" office:value="450">
            <text:p><text:s/>$450,00 </text:p>
          </table:table-cell>
          <table:table-cell office:value-type="string">
            <text:p>OXXO</text:p>
          </table:table-cell>
          <table:table-cell/>
          <table:table-cell office:value-type="string">
            <text:p>1828-1</text:p>
          </table:table-cell>
          <table:table-cell office:value-type="string">
            <text:p>PG-3363</text:p>
          </table:table-cell>
          <table:table-cell office:value-type="string">
            <text:p>21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1822-1</text:p>
          </table:table-cell>
          <table:table-cell table:style-name="ce17" office:value-type="date" office:date-value="2024-02-20T22:30:03">
            <text:p>20/02/2024 22:30</text:p>
          </table:table-cell>
          <table:table-cell office:value-type="float" office:value="458">
            <text:p><text:s/>$458,00 </text:p>
          </table:table-cell>
          <table:table-cell office:value-type="string">
            <text:p>Visa</text:p>
          </table:table-cell>
          <table:table-cell/>
          <table:table-cell office:value-type="string">
            <text:p>1831-1</text:p>
          </table:table-cell>
          <table:table-cell office:value-type="string">
            <text:p>PG-3364</text:p>
          </table:table-cell>
          <table:table-cell office:value-type="string">
            <text:p>21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1823-1</text:p>
          </table:table-cell>
          <table:table-cell table:style-name="ce17" office:value-type="date" office:date-value="2024-02-19T19:40:04">
            <text:p>19/02/2024 19:40</text:p>
          </table:table-cell>
          <table:table-cell office:value-type="float" office:value="600">
            <text:p><text:s/>$600,00 </text:p>
          </table:table-cell>
          <table:table-cell office:value-type="string">
            <text:p>Visa</text:p>
          </table:table-cell>
          <table:table-cell/>
          <table:table-cell office:value-type="string">
            <text:p>1835-1</text:p>
          </table:table-cell>
          <table:table-cell office:value-type="string">
            <text:p>PG-3529</text:p>
          </table:table-cell>
          <table:table-cell office:value-type="string">
            <text:p>24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1828-1</text:p>
          </table:table-cell>
          <table:table-cell table:style-name="ce17" office:value-type="date" office:date-value="2024-02-21T14:40:03">
            <text:p>21/02/2024 14:40</text:p>
          </table:table-cell>
          <table:table-cell office:value-type="float" office:value="450">
            <text:p><text:s/>$450,00 </text:p>
          </table:table-cell>
          <table:table-cell office:value-type="string">
            <text:p>Mastercard</text:p>
          </table:table-cell>
          <table:table-cell/>
          <table:table-cell office:value-type="string">
            <text:p>1841-1</text:p>
          </table:table-cell>
          <table:table-cell office:value-type="string">
            <text:p>PG-3466</text:p>
          </table:table-cell>
          <table:table-cell office:value-type="string">
            <text:p>22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1831-1</text:p>
          </table:table-cell>
          <table:table-cell table:style-name="ce17" office:value-type="date" office:date-value="2024-02-21T15:10:03">
            <text:p>21/02/2024 15:10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185-1</text:p>
          </table:table-cell>
          <table:table-cell office:value-type="string">
            <text:p>PG-3240</text:p>
          </table:table-cell>
          <table:table-cell office:value-type="string">
            <text:p>19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1835-1</text:p>
          </table:table-cell>
          <table:table-cell table:style-name="ce17" office:value-type="date" office:date-value="2024-02-24T17:55:03">
            <text:p>24/02/2024 17:55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1862-1</text:p>
          </table:table-cell>
          <table:table-cell office:value-type="string">
            <text:p>PG-3541</text:p>
          </table:table-cell>
          <table:table-cell office:value-type="string">
            <text:p>24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1841-1</text:p>
          </table:table-cell>
          <table:table-cell table:style-name="ce17" office:value-type="date" office:date-value="2024-02-23T02:05:03">
            <text:p>23/02/2024 02:05</text:p>
          </table:table-cell>
          <table:table-cell office:value-type="float" office:value="450">
            <text:p><text:s/>$450,00 </text:p>
          </table:table-cell>
          <table:table-cell office:value-type="string">
            <text:p>Mastercard</text:p>
          </table:table-cell>
          <table:table-cell/>
          <table:table-cell office:value-type="string">
            <text:p>1867-1</text:p>
          </table:table-cell>
          <table:table-cell office:value-type="string">
            <text:p>PG-3350</text:p>
          </table:table-cell>
          <table:table-cell office:value-type="string">
            <text:p>20/02/2024</text:p>
          </table:table-cell>
          <table:table-cell office:value-type="float" office:value="405">
            <text:p><text:s/>$405,00 </text:p>
          </table:table-cell>
          <table:table-cell table:number-columns-repeated="1015"/>
        </table:table-row>
        <table:table-row table:style-name="ro5">
          <table:table-cell office:value-type="string">
            <text:p>185-1</text:p>
          </table:table-cell>
          <table:table-cell table:style-name="ce17" office:value-type="date" office:date-value="2024-02-19T19:00:05">
            <text:p>19/02/2024 19:00</text:p>
          </table:table-cell>
          <table:table-cell office:value-type="float" office:value="450">
            <text:p><text:s/>$450,00 </text:p>
          </table:table-cell>
          <table:table-cell office:value-type="string">
            <text:p>OXXO</text:p>
          </table:table-cell>
          <table:table-cell/>
          <table:table-cell office:value-type="string">
            <text:p>1870-1</text:p>
          </table:table-cell>
          <table:table-cell office:value-type="string">
            <text:p>PG-3293</text:p>
          </table:table-cell>
          <table:table-cell office:value-type="string">
            <text:p>20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1862-1</text:p>
          </table:table-cell>
          <table:table-cell table:style-name="ce17" office:value-type="date" office:date-value="2024-02-24T23:55:03">
            <text:p>24/02/2024 23:55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1874-1</text:p>
          </table:table-cell>
          <table:table-cell office:value-type="string">
            <text:p>PG-3253</text:p>
          </table:table-cell>
          <table:table-cell office:value-type="string">
            <text:p>19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1867-1</text:p>
          </table:table-cell>
          <table:table-cell table:style-name="ce17" office:value-type="date" office:date-value="2024-02-21T03:30:04">
            <text:p>21/02/2024 03:30</text:p>
          </table:table-cell>
          <table:table-cell office:value-type="float" office:value="405">
            <text:p><text:s/>$405,00 </text:p>
          </table:table-cell>
          <table:table-cell office:value-type="string">
            <text:p>Mastercard</text:p>
          </table:table-cell>
          <table:table-cell/>
          <table:table-cell office:value-type="string">
            <text:p>1875-1</text:p>
          </table:table-cell>
          <table:table-cell office:value-type="string">
            <text:p>PG-3257</text:p>
          </table:table-cell>
          <table:table-cell office:value-type="string">
            <text:p>19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1870-1</text:p>
          </table:table-cell>
          <table:table-cell table:style-name="ce17" office:value-type="date" office:date-value="2024-02-20T15:25:04">
            <text:p>20/02/2024 15:25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1876-1</text:p>
          </table:table-cell>
          <table:table-cell office:value-type="string">
            <text:p>PG-3570</text:p>
          </table:table-cell>
          <table:table-cell office:value-type="string">
            <text:p>25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1874-1</text:p>
          </table:table-cell>
          <table:table-cell table:style-name="ce17" office:value-type="date" office:date-value="2024-02-19T22:05:04">
            <text:p>19/02/2024 22:05</text:p>
          </table:table-cell>
          <table:table-cell office:value-type="float" office:value="450">
            <text:p><text:s/>$450,00 </text:p>
          </table:table-cell>
          <table:table-cell office:value-type="string">
            <text:p>OXXO</text:p>
          </table:table-cell>
          <table:table-cell/>
          <table:table-cell office:value-type="string">
            <text:p>1879-1</text:p>
          </table:table-cell>
          <table:table-cell office:value-type="string">
            <text:p>PG-3369</text:p>
          </table:table-cell>
          <table:table-cell office:value-type="string">
            <text:p>21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1875-1</text:p>
          </table:table-cell>
          <table:table-cell table:style-name="ce17" office:value-type="date" office:date-value="2024-02-19T22:15:03">
            <text:p>19/02/2024 22:15</text:p>
          </table:table-cell>
          <table:table-cell office:value-type="float" office:value="450">
            <text:p><text:s/>$450,00 </text:p>
          </table:table-cell>
          <table:table-cell office:value-type="string">
            <text:p>Mastercard</text:p>
          </table:table-cell>
          <table:table-cell/>
          <table:table-cell office:value-type="string">
            <text:p>1883-1</text:p>
          </table:table-cell>
          <table:table-cell office:value-type="string">
            <text:p>PG-3411</text:p>
          </table:table-cell>
          <table:table-cell office:value-type="string">
            <text:p>21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1876-1</text:p>
          </table:table-cell>
          <table:table-cell table:style-name="ce17" office:value-type="date" office:date-value="2024-02-25T21:55:03">
            <text:p>25/02/2024 21:55</text:p>
          </table:table-cell>
          <table:table-cell office:value-type="float" office:value="450">
            <text:p><text:s/>$450,00 </text:p>
          </table:table-cell>
          <table:table-cell office:value-type="string">
            <text:p>Soriana</text:p>
          </table:table-cell>
          <table:table-cell/>
          <table:table-cell office:value-type="string">
            <text:p>1887-1</text:p>
          </table:table-cell>
          <table:table-cell office:value-type="string">
            <text:p>PG-3333</text:p>
          </table:table-cell>
          <table:table-cell office:value-type="string">
            <text:p>20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1879-1</text:p>
          </table:table-cell>
          <table:table-cell table:style-name="ce17" office:value-type="date" office:date-value="2024-02-21T16:35:03">
            <text:p>21/02/2024 16:35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1895-1</text:p>
          </table:table-cell>
          <table:table-cell office:value-type="string">
            <text:p>PG-3225</text:p>
          </table:table-cell>
          <table:table-cell office:value-type="string">
            <text:p>19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1883-1</text:p>
          </table:table-cell>
          <table:table-cell table:style-name="ce17" office:value-type="date" office:date-value="2024-02-22T03:50:03">
            <text:p>22/02/2024 03:50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1898-1</text:p>
          </table:table-cell>
          <table:table-cell office:value-type="string">
            <text:p>PG-3229</text:p>
          </table:table-cell>
          <table:table-cell office:value-type="string">
            <text:p>19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1887-1</text:p>
          </table:table-cell>
          <table:table-cell table:style-name="ce17" office:value-type="date" office:date-value="2024-02-20T23:35:03">
            <text:p>20/02/2024 23:35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1902-1</text:p>
          </table:table-cell>
          <table:table-cell office:value-type="string">
            <text:p>PG-3220</text:p>
          </table:table-cell>
          <table:table-cell office:value-type="string">
            <text:p>19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1895-1</text:p>
          </table:table-cell>
          <table:table-cell table:style-name="ce17" office:value-type="date" office:date-value="2024-02-19T16:45:06">
            <text:p>19/02/2024 16:45</text:p>
          </table:table-cell>
          <table:table-cell office:value-type="float" office:value="450">
            <text:p><text:s/>$450,00 </text:p>
          </table:table-cell>
          <table:table-cell office:value-type="string">
            <text:p>Mastercard</text:p>
          </table:table-cell>
          <table:table-cell/>
          <table:table-cell office:value-type="string">
            <text:p>1906-1</text:p>
          </table:table-cell>
          <table:table-cell office:value-type="string">
            <text:p>PG-3418</text:p>
          </table:table-cell>
          <table:table-cell office:value-type="string">
            <text:p>22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1898-1</text:p>
          </table:table-cell>
          <table:table-cell table:style-name="ce17" office:value-type="date" office:date-value="2024-02-19T17:40:03">
            <text:p>19/02/2024 17:40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1924-1</text:p>
          </table:table-cell>
          <table:table-cell office:value-type="string">
            <text:p>PG-3321</text:p>
          </table:table-cell>
          <table:table-cell office:value-type="string">
            <text:p>20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1902-1</text:p>
          </table:table-cell>
          <table:table-cell table:style-name="ce17" office:value-type="date" office:date-value="2024-02-19T15:25:04">
            <text:p>19/02/2024 15:25</text:p>
          </table:table-cell>
          <table:table-cell office:value-type="float" office:value="450">
            <text:p><text:s/>$450,00 </text:p>
          </table:table-cell>
          <table:table-cell office:value-type="string">
            <text:p>Mastercard</text:p>
          </table:table-cell>
          <table:table-cell/>
          <table:table-cell office:value-type="string">
            <text:p>1926-1</text:p>
          </table:table-cell>
          <table:table-cell office:value-type="string">
            <text:p>PG-3454</text:p>
          </table:table-cell>
          <table:table-cell office:value-type="string">
            <text:p>22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1906-1</text:p>
          </table:table-cell>
          <table:table-cell table:style-name="ce17" office:value-type="date" office:date-value="2024-02-22T11:55:03">
            <text:p>22/02/2024 11:55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1930-1</text:p>
          </table:table-cell>
          <table:table-cell office:value-type="string">
            <text:p>PG-3327</text:p>
          </table:table-cell>
          <table:table-cell office:value-type="string">
            <text:p>20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table:style-name="ce15" office:value-type="string">
            <text:p>1923-1</text:p>
          </table:table-cell>
          <table:table-cell table:style-name="ce17" office:value-type="date" office:date-value="2024-02-19T00:15:03">
            <text:p>19/02/2024 00:15</text:p>
          </table:table-cell>
          <table:table-cell office:value-type="float" office:value="450">
            <text:p><text:s/>$450,00 </text:p>
          </table:table-cell>
          <table:table-cell office:value-type="string">
            <text:p>Mastercard</text:p>
          </table:table-cell>
          <table:table-cell/>
          <table:table-cell office:value-type="string">
            <text:p>1934-1</text:p>
          </table:table-cell>
          <table:table-cell office:value-type="string">
            <text:p>PG-3278</text:p>
          </table:table-cell>
          <table:table-cell office:value-type="string">
            <text:p>20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1924-1</text:p>
          </table:table-cell>
          <table:table-cell table:style-name="ce17" office:value-type="date" office:date-value="2024-02-20T21:40:04">
            <text:p>20/02/2024 21:40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1936-1</text:p>
          </table:table-cell>
          <table:table-cell office:value-type="string">
            <text:p>PG-3371</text:p>
          </table:table-cell>
          <table:table-cell office:value-type="string">
            <text:p>21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1926-1</text:p>
          </table:table-cell>
          <table:table-cell table:style-name="ce17" office:value-type="date" office:date-value="2024-02-22T23:10:07">
            <text:p>22/02/2024 23:10</text:p>
          </table:table-cell>
          <table:table-cell office:value-type="float" office:value="450">
            <text:p><text:s/>$450,00 </text:p>
          </table:table-cell>
          <table:table-cell office:value-type="string">
            <text:p>Farmacias del ahorro</text:p>
          </table:table-cell>
          <table:table-cell/>
          <table:table-cell office:value-type="string">
            <text:p>1938-1</text:p>
          </table:table-cell>
          <table:table-cell office:value-type="string">
            <text:p>PG-3480</text:p>
          </table:table-cell>
          <table:table-cell office:value-type="string">
            <text:p>23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1930-1</text:p>
          </table:table-cell>
          <table:table-cell table:style-name="ce17" office:value-type="date" office:date-value="2024-02-20T22:40:03">
            <text:p>20/02/2024 22:40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1962-1</text:p>
          </table:table-cell>
          <table:table-cell office:value-type="string">
            <text:p>PG-3264</text:p>
          </table:table-cell>
          <table:table-cell office:value-type="string">
            <text:p>19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1934-1</text:p>
          </table:table-cell>
          <table:table-cell table:style-name="ce17" office:value-type="date" office:date-value="2024-02-20T07:00:02">
            <text:p>20/02/2024 07:00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1967-1</text:p>
          </table:table-cell>
          <table:table-cell office:value-type="string">
            <text:p>PG-3366</text:p>
          </table:table-cell>
          <table:table-cell office:value-type="string">
            <text:p>21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1936-1</text:p>
          </table:table-cell>
          <table:table-cell table:style-name="ce17" office:value-type="date" office:date-value="2024-02-21T16:45:04">
            <text:p>21/02/2024 16:45</text:p>
          </table:table-cell>
          <table:table-cell office:value-type="float" office:value="550">
            <text:p><text:s/>$550,00 </text:p>
          </table:table-cell>
          <table:table-cell office:value-type="string">
            <text:p>Mastercard</text:p>
          </table:table-cell>
          <table:table-cell/>
          <table:table-cell office:value-type="string">
            <text:p>1972-1</text:p>
          </table:table-cell>
          <table:table-cell office:value-type="string">
            <text:p>PG-3390</text:p>
          </table:table-cell>
          <table:table-cell office:value-type="string">
            <text:p>21/02/2024</text:p>
          </table:table-cell>
          <table:table-cell office:value-type="float" office:value="375">
            <text:p><text:s/>$375,00 </text:p>
          </table:table-cell>
          <table:table-cell table:number-columns-repeated="1015"/>
        </table:table-row>
        <table:table-row table:style-name="ro5">
          <table:table-cell office:value-type="string">
            <text:p>1938-1</text:p>
          </table:table-cell>
          <table:table-cell table:style-name="ce17" office:value-type="date" office:date-value="2024-02-23T15:30:03">
            <text:p>23/02/2024 15:30</text:p>
          </table:table-cell>
          <table:table-cell office:value-type="float" office:value="450">
            <text:p><text:s/>$450,00 </text:p>
          </table:table-cell>
          <table:table-cell office:value-type="string">
            <text:p>Mastercard</text:p>
          </table:table-cell>
          <table:table-cell/>
          <table:table-cell office:value-type="string">
            <text:p>1980-1</text:p>
          </table:table-cell>
          <table:table-cell office:value-type="string">
            <text:p>PG-3492</text:p>
          </table:table-cell>
          <table:table-cell office:value-type="string">
            <text:p>23/02/2024</text:p>
          </table:table-cell>
          <table:table-cell office:value-type="float" office:value="653">
            <text:p><text:s/>$653,00 </text:p>
          </table:table-cell>
          <table:table-cell table:number-columns-repeated="1015"/>
        </table:table-row>
        <table:table-row table:style-name="ro5">
          <table:table-cell office:value-type="string">
            <text:p>1962-1</text:p>
          </table:table-cell>
          <table:table-cell table:style-name="ce17" office:value-type="date" office:date-value="2024-02-19T23:55:03">
            <text:p>19/02/2024 23:55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2002-1</text:p>
          </table:table-cell>
          <table:table-cell office:value-type="string">
            <text:p>PG-3345</text:p>
          </table:table-cell>
          <table:table-cell office:value-type="string">
            <text:p>20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1967-1</text:p>
          </table:table-cell>
          <table:table-cell table:style-name="ce17" office:value-type="date" office:date-value="2024-02-21T15:30:03">
            <text:p>21/02/2024 15:30</text:p>
          </table:table-cell>
          <table:table-cell office:value-type="float" office:value="450">
            <text:p><text:s/>$450,00 </text:p>
          </table:table-cell>
          <table:table-cell office:value-type="string">
            <text:p>Mastercard</text:p>
          </table:table-cell>
          <table:table-cell/>
          <table:table-cell office:value-type="string">
            <text:p>2005-1</text:p>
          </table:table-cell>
          <table:table-cell office:value-type="string">
            <text:p>PG-3394</text:p>
          </table:table-cell>
          <table:table-cell office:value-type="string">
            <text:p>21/02/2024</text:p>
          </table:table-cell>
          <table:table-cell office:value-type="float" office:value="700">
            <text:p><text:s/>$700,00 </text:p>
          </table:table-cell>
          <table:table-cell table:number-columns-repeated="1015"/>
        </table:table-row>
        <table:table-row table:style-name="ro5">
          <table:table-cell office:value-type="string">
            <text:p>1972-1</text:p>
          </table:table-cell>
          <table:table-cell table:style-name="ce17" office:value-type="date" office:date-value="2024-02-21T21:55:03">
            <text:p>21/02/2024 21:55</text:p>
          </table:table-cell>
          <table:table-cell office:value-type="float" office:value="375">
            <text:p><text:s/>$375,00 </text:p>
          </table:table-cell>
          <table:table-cell office:value-type="string">
            <text:p>Farmacias del ahorro</text:p>
          </table:table-cell>
          <table:table-cell/>
          <table:table-cell office:value-type="string">
            <text:p>201-1</text:p>
          </table:table-cell>
          <table:table-cell office:value-type="string">
            <text:p>PG-3462</text:p>
          </table:table-cell>
          <table:table-cell office:value-type="string">
            <text:p>22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1980-1</text:p>
          </table:table-cell>
          <table:table-cell table:style-name="ce17" office:value-type="date" office:date-value="2024-02-23T21:10:03">
            <text:p>23/02/2024 21:10</text:p>
          </table:table-cell>
          <table:table-cell office:value-type="float" office:value="653">
            <text:p><text:s/>$653,00 </text:p>
          </table:table-cell>
          <table:table-cell office:value-type="string">
            <text:p>Visa</text:p>
          </table:table-cell>
          <table:table-cell/>
          <table:table-cell office:value-type="string">
            <text:p>2015-1</text:p>
          </table:table-cell>
          <table:table-cell office:value-type="string">
            <text:p>PG-3238</text:p>
          </table:table-cell>
          <table:table-cell office:value-type="string">
            <text:p>19/02/2024</text:p>
          </table:table-cell>
          <table:table-cell office:value-type="float" office:value="750">
            <text:p><text:s/>$750,00 </text:p>
          </table:table-cell>
          <table:table-cell table:number-columns-repeated="1015"/>
        </table:table-row>
        <table:table-row table:style-name="ro5">
          <table:table-cell office:value-type="string">
            <text:p>2002-1</text:p>
          </table:table-cell>
          <table:table-cell table:style-name="ce17" office:value-type="date" office:date-value="2024-02-21T02:15:03">
            <text:p>21/02/2024 02:15</text:p>
          </table:table-cell>
          <table:table-cell office:value-type="float" office:value="450">
            <text:p><text:s/>$450,00 </text:p>
          </table:table-cell>
          <table:table-cell office:value-type="string">
            <text:p>Farmacias del ahorro</text:p>
          </table:table-cell>
          <table:table-cell/>
          <table:table-cell office:value-type="string">
            <text:p>2019-1</text:p>
          </table:table-cell>
          <table:table-cell office:value-type="string">
            <text:p>PG-3326</text:p>
          </table:table-cell>
          <table:table-cell office:value-type="string">
            <text:p>20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2005-1</text:p>
          </table:table-cell>
          <table:table-cell table:style-name="ce17" office:value-type="date" office:date-value="2024-02-21T22:20:03">
            <text:p>21/02/2024 22:20</text:p>
          </table:table-cell>
          <table:table-cell office:value-type="float" office:value="700">
            <text:p><text:s/>$700,00 </text:p>
          </table:table-cell>
          <table:table-cell office:value-type="string">
            <text:p>OXXO</text:p>
          </table:table-cell>
          <table:table-cell/>
          <table:table-cell office:value-type="string">
            <text:p>2020-1</text:p>
          </table:table-cell>
          <table:table-cell office:value-type="string">
            <text:p>PG-3533</text:p>
          </table:table-cell>
          <table:table-cell office:value-type="string">
            <text:p>24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201-1</text:p>
          </table:table-cell>
          <table:table-cell table:style-name="ce17" office:value-type="date" office:date-value="2024-02-23T00:30:04">
            <text:p>23/02/2024 00:30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2022-1</text:p>
          </table:table-cell>
          <table:table-cell office:value-type="string">
            <text:p>PG-3444</text:p>
          </table:table-cell>
          <table:table-cell office:value-type="string">
            <text:p>22/02/2024</text:p>
          </table:table-cell>
          <table:table-cell office:value-type="float" office:value="750">
            <text:p><text:s/>$750,00 </text:p>
          </table:table-cell>
          <table:table-cell table:number-columns-repeated="1015"/>
        </table:table-row>
        <table:table-row table:style-name="ro5">
          <table:table-cell office:value-type="string">
            <text:p>2015-1</text:p>
          </table:table-cell>
          <table:table-cell table:style-name="ce17" office:value-type="date" office:date-value="2024-02-19T18:45:03">
            <text:p>19/02/2024 18:45</text:p>
          </table:table-cell>
          <table:table-cell office:value-type="float" office:value="750">
            <text:p><text:s/>$750,00 </text:p>
          </table:table-cell>
          <table:table-cell office:value-type="string">
            <text:p>Mastercard</text:p>
          </table:table-cell>
          <table:table-cell/>
          <table:table-cell office:value-type="string">
            <text:p>203-1</text:p>
          </table:table-cell>
          <table:table-cell office:value-type="string">
            <text:p>PG-3388</text:p>
          </table:table-cell>
          <table:table-cell office:value-type="string">
            <text:p>21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2019-1</text:p>
          </table:table-cell>
          <table:table-cell table:style-name="ce17" office:value-type="date" office:date-value="2024-02-20T22:40:03">
            <text:p>20/02/2024 22:40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2053-1</text:p>
          </table:table-cell>
          <table:table-cell office:value-type="string">
            <text:p>PG-3465</text:p>
          </table:table-cell>
          <table:table-cell office:value-type="string">
            <text:p>22/02/2024</text:p>
          </table:table-cell>
          <table:table-cell office:value-type="float" office:value="532">
            <text:p><text:s/>$532,00 </text:p>
          </table:table-cell>
          <table:table-cell table:number-columns-repeated="1015"/>
        </table:table-row>
        <table:table-row table:style-name="ro5">
          <table:table-cell office:value-type="string">
            <text:p>2020-1</text:p>
          </table:table-cell>
          <table:table-cell table:style-name="ce17" office:value-type="date" office:date-value="2024-02-24T18:50:04">
            <text:p>24/02/2024 18:50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2054-1</text:p>
          </table:table-cell>
          <table:table-cell office:value-type="string">
            <text:p>PG-3495</text:p>
          </table:table-cell>
          <table:table-cell office:value-type="string">
            <text:p>23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2022-1</text:p>
          </table:table-cell>
          <table:table-cell table:style-name="ce17" office:value-type="date" office:date-value="2024-02-22T19:55:03">
            <text:p>22/02/2024 19:55</text:p>
          </table:table-cell>
          <table:table-cell office:value-type="float" office:value="750">
            <text:p><text:s/>$750,00 </text:p>
          </table:table-cell>
          <table:table-cell office:value-type="string">
            <text:p>Mastercard</text:p>
          </table:table-cell>
          <table:table-cell/>
          <table:table-cell office:value-type="string">
            <text:p>2065-1</text:p>
          </table:table-cell>
          <table:table-cell office:value-type="string">
            <text:p>PG-3352</text:p>
          </table:table-cell>
          <table:table-cell office:value-type="string">
            <text:p>20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203-1</text:p>
          </table:table-cell>
          <table:table-cell table:style-name="ce17" office:value-type="date" office:date-value="2024-02-21T21:25:03">
            <text:p>21/02/2024 21:25</text:p>
          </table:table-cell>
          <table:table-cell office:value-type="float" office:value="450">
            <text:p><text:s/>$450,00 </text:p>
          </table:table-cell>
          <table:table-cell office:value-type="string">
            <text:p>Mastercard</text:p>
          </table:table-cell>
          <table:table-cell/>
          <table:table-cell office:value-type="string">
            <text:p>2067-1</text:p>
          </table:table-cell>
          <table:table-cell office:value-type="string">
            <text:p>PG-3216</text:p>
          </table:table-cell>
          <table:table-cell office:value-type="string">
            <text:p>19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2053-1</text:p>
          </table:table-cell>
          <table:table-cell table:style-name="ce17" office:value-type="date" office:date-value="2024-02-23T01:45:03">
            <text:p>23/02/2024 01:45</text:p>
          </table:table-cell>
          <table:table-cell office:value-type="float" office:value="532">
            <text:p><text:s/>$532,00 </text:p>
          </table:table-cell>
          <table:table-cell office:value-type="string">
            <text:p>Visa</text:p>
          </table:table-cell>
          <table:table-cell/>
          <table:table-cell office:value-type="string">
            <text:p>2068-1</text:p>
          </table:table-cell>
          <table:table-cell office:value-type="string">
            <text:p>PG-3460</text:p>
          </table:table-cell>
          <table:table-cell office:value-type="string">
            <text:p>22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2054-1</text:p>
          </table:table-cell>
          <table:table-cell table:style-name="ce17" office:value-type="date" office:date-value="2024-02-23T23:00:08">
            <text:p>23/02/2024 23:00</text:p>
          </table:table-cell>
          <table:table-cell office:value-type="float" office:value="550">
            <text:p><text:s/>$550,00 </text:p>
          </table:table-cell>
          <table:table-cell office:value-type="string">
            <text:p>OXXO</text:p>
          </table:table-cell>
          <table:table-cell/>
          <table:table-cell office:value-type="string">
            <text:p>2069-1</text:p>
          </table:table-cell>
          <table:table-cell office:value-type="string">
            <text:p>PG-3286</text:p>
          </table:table-cell>
          <table:table-cell office:value-type="string">
            <text:p>20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2065-1</text:p>
          </table:table-cell>
          <table:table-cell table:style-name="ce17" office:value-type="date" office:date-value="2024-02-21T03:50:02">
            <text:p>21/02/2024 03:50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2073-1</text:p>
          </table:table-cell>
          <table:table-cell office:value-type="string">
            <text:p>PG-3497</text:p>
          </table:table-cell>
          <table:table-cell office:value-type="string">
            <text:p>23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2067-1</text:p>
          </table:table-cell>
          <table:table-cell table:style-name="ce17" office:value-type="date" office:date-value="2024-02-19T15:05:03">
            <text:p>19/02/2024 15:05</text:p>
          </table:table-cell>
          <table:table-cell office:value-type="float" office:value="450">
            <text:p><text:s/>$450,00 </text:p>
          </table:table-cell>
          <table:table-cell office:value-type="string">
            <text:p>Mastercard</text:p>
          </table:table-cell>
          <table:table-cell/>
          <table:table-cell office:value-type="string">
            <text:p>2076-1</text:p>
          </table:table-cell>
          <table:table-cell office:value-type="string">
            <text:p>PG-3522</text:p>
          </table:table-cell>
          <table:table-cell office:value-type="string">
            <text:p>24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2068-1</text:p>
          </table:table-cell>
          <table:table-cell table:style-name="ce17" office:value-type="date" office:date-value="2024-02-23T00:10:03">
            <text:p>23/02/2024 00:10</text:p>
          </table:table-cell>
          <table:table-cell office:value-type="float" office:value="550">
            <text:p><text:s/>$550,00 </text:p>
          </table:table-cell>
          <table:table-cell office:value-type="string">
            <text:p>Mastercard</text:p>
          </table:table-cell>
          <table:table-cell/>
          <table:table-cell office:value-type="string">
            <text:p>209-1</text:p>
          </table:table-cell>
          <table:table-cell office:value-type="string">
            <text:p>PG-3431</text:p>
          </table:table-cell>
          <table:table-cell office:value-type="string">
            <text:p>22/02/2024</text:p>
          </table:table-cell>
          <table:table-cell office:value-type="float" office:value="390">
            <text:p><text:s/>$390,00 </text:p>
          </table:table-cell>
          <table:table-cell table:number-columns-repeated="1015"/>
        </table:table-row>
        <table:table-row table:style-name="ro5">
          <table:table-cell office:value-type="string">
            <text:p>2069-1</text:p>
          </table:table-cell>
          <table:table-cell table:style-name="ce17" office:value-type="date" office:date-value="2024-02-20T14:25:03">
            <text:p>20/02/2024 14:25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2091-1</text:p>
          </table:table-cell>
          <table:table-cell office:value-type="string">
            <text:p>PG-3511</text:p>
          </table:table-cell>
          <table:table-cell office:value-type="string">
            <text:p>23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table:style-name="ce15" office:value-type="string">
            <text:p>2070-1</text:p>
          </table:table-cell>
          <table:table-cell table:style-name="ce17" office:value-type="date" office:date-value="2024-02-19T19:35:13">
            <text:p>19/02/2024 19:35</text:p>
          </table:table-cell>
          <table:table-cell office:value-type="float" office:value="347">
            <text:p><text:s/>$347,00 </text:p>
          </table:table-cell>
          <table:table-cell office:value-type="string">
            <text:p>SPEI</text:p>
          </table:table-cell>
          <table:table-cell/>
          <table:table-cell office:value-type="string">
            <text:p>2092-1</text:p>
          </table:table-cell>
          <table:table-cell office:value-type="string">
            <text:p>PG-3425</text:p>
          </table:table-cell>
          <table:table-cell office:value-type="string">
            <text:p>22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2073-1</text:p>
          </table:table-cell>
          <table:table-cell table:style-name="ce17" office:value-type="date" office:date-value="2024-02-23T23:30:02">
            <text:p>23/02/2024 23:30</text:p>
          </table:table-cell>
          <table:table-cell office:value-type="float" office:value="450">
            <text:p><text:s/>$450,00 </text:p>
          </table:table-cell>
          <table:table-cell office:value-type="string">
            <text:p>Mastercard</text:p>
          </table:table-cell>
          <table:table-cell/>
          <table:table-cell office:value-type="string">
            <text:p>2093-1</text:p>
          </table:table-cell>
          <table:table-cell office:value-type="string">
            <text:p>PG-3554</text:p>
          </table:table-cell>
          <table:table-cell office:value-type="string">
            <text:p>25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2076-1</text:p>
          </table:table-cell>
          <table:table-cell table:style-name="ce17" office:value-type="date" office:date-value="2024-02-24T15:50:03">
            <text:p>24/02/2024 15:50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2110-1</text:p>
          </table:table-cell>
          <table:table-cell office:value-type="string">
            <text:p>PG-3526</text:p>
          </table:table-cell>
          <table:table-cell office:value-type="string">
            <text:p>24/02/2024</text:p>
          </table:table-cell>
          <table:table-cell office:value-type="float" office:value="330">
            <text:p><text:s/>$330,00 </text:p>
          </table:table-cell>
          <table:table-cell table:number-columns-repeated="1015"/>
        </table:table-row>
        <table:table-row table:style-name="ro5">
          <table:table-cell office:value-type="string">
            <text:p>209-1</text:p>
          </table:table-cell>
          <table:table-cell table:style-name="ce17" office:value-type="date" office:date-value="2024-02-22T16:15:03">
            <text:p>22/02/2024 16:15</text:p>
          </table:table-cell>
          <table:table-cell office:value-type="float" office:value="390">
            <text:p><text:s/>$390,00 </text:p>
          </table:table-cell>
          <table:table-cell office:value-type="string">
            <text:p>Visa</text:p>
          </table:table-cell>
          <table:table-cell/>
          <table:table-cell office:value-type="string">
            <text:p>2117-1</text:p>
          </table:table-cell>
          <table:table-cell office:value-type="string">
            <text:p>PG-3251</text:p>
          </table:table-cell>
          <table:table-cell office:value-type="string">
            <text:p>19/02/2024</text:p>
          </table:table-cell>
          <table:table-cell office:value-type="float" office:value="513">
            <text:p><text:s/>$513,00 </text:p>
          </table:table-cell>
          <table:table-cell table:number-columns-repeated="1015"/>
        </table:table-row>
        <table:table-row table:style-name="ro5">
          <table:table-cell office:value-type="string">
            <text:p>2091-1</text:p>
          </table:table-cell>
          <table:table-cell table:style-name="ce17" office:value-type="date" office:date-value="2024-02-24T04:35:03">
            <text:p>24/02/2024 04:35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2127-1</text:p>
          </table:table-cell>
          <table:table-cell office:value-type="string">
            <text:p>PG-3357</text:p>
          </table:table-cell>
          <table:table-cell office:value-type="string">
            <text:p>21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2092-1</text:p>
          </table:table-cell>
          <table:table-cell table:style-name="ce17" office:value-type="date" office:date-value="2024-02-22T14:25:03">
            <text:p>22/02/2024 14:25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2135-1</text:p>
          </table:table-cell>
          <table:table-cell office:value-type="string">
            <text:p>PG-3308</text:p>
          </table:table-cell>
          <table:table-cell office:value-type="string">
            <text:p>20/02/2024</text:p>
          </table:table-cell>
          <table:table-cell office:value-type="float" office:value="435">
            <text:p><text:s/>$435,00 </text:p>
          </table:table-cell>
          <table:table-cell table:number-columns-repeated="1015"/>
        </table:table-row>
        <table:table-row table:style-name="ro5">
          <table:table-cell office:value-type="string">
            <text:p>2093-1</text:p>
          </table:table-cell>
          <table:table-cell table:style-name="ce17" office:value-type="date" office:date-value="2024-02-25T15:35:03">
            <text:p>25/02/2024 15:35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2151-1</text:p>
          </table:table-cell>
          <table:table-cell office:value-type="string">
            <text:p>PG-3332</text:p>
          </table:table-cell>
          <table:table-cell office:value-type="string">
            <text:p>20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2110-1</text:p>
          </table:table-cell>
          <table:table-cell table:style-name="ce17" office:value-type="date" office:date-value="2024-02-24T16:25:04">
            <text:p>24/02/2024 16:25</text:p>
          </table:table-cell>
          <table:table-cell office:value-type="float" office:value="330">
            <text:p><text:s/>$330,00 </text:p>
          </table:table-cell>
          <table:table-cell office:value-type="string">
            <text:p>Visa</text:p>
          </table:table-cell>
          <table:table-cell/>
          <table:table-cell office:value-type="string">
            <text:p>2178-1</text:p>
          </table:table-cell>
          <table:table-cell office:value-type="string">
            <text:p>PG-3260</text:p>
          </table:table-cell>
          <table:table-cell office:value-type="string">
            <text:p>19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2117-1</text:p>
          </table:table-cell>
          <table:table-cell table:style-name="ce17" office:value-type="date" office:date-value="2024-02-19T21:05:03">
            <text:p>19/02/2024 21:05</text:p>
          </table:table-cell>
          <table:table-cell office:value-type="float" office:value="513">
            <text:p><text:s/>$513,00 </text:p>
          </table:table-cell>
          <table:table-cell office:value-type="string">
            <text:p>Visa</text:p>
          </table:table-cell>
          <table:table-cell/>
          <table:table-cell office:value-type="string">
            <text:p>2179-1</text:p>
          </table:table-cell>
          <table:table-cell office:value-type="string">
            <text:p>PG-3339</text:p>
          </table:table-cell>
          <table:table-cell office:value-type="string">
            <text:p>20/02/2024</text:p>
          </table:table-cell>
          <table:table-cell office:value-type="float" office:value="750">
            <text:p><text:s/>$750,00 </text:p>
          </table:table-cell>
          <table:table-cell table:number-columns-repeated="1015"/>
        </table:table-row>
        <table:table-row table:style-name="ro5">
          <table:table-cell office:value-type="string">
            <text:p>2127-1</text:p>
          </table:table-cell>
          <table:table-cell table:style-name="ce17" office:value-type="date" office:date-value="2024-02-21T06:05:03">
            <text:p>21/02/2024 06:05</text:p>
          </table:table-cell>
          <table:table-cell office:value-type="float" office:value="450">
            <text:p><text:s/>$450,00 </text:p>
          </table:table-cell>
          <table:table-cell office:value-type="string">
            <text:p>Mastercard</text:p>
          </table:table-cell>
          <table:table-cell/>
          <table:table-cell office:value-type="string">
            <text:p>2180-1</text:p>
          </table:table-cell>
          <table:table-cell office:value-type="string">
            <text:p>PG-3365</text:p>
          </table:table-cell>
          <table:table-cell office:value-type="string">
            <text:p>21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2135-1</text:p>
          </table:table-cell>
          <table:table-cell table:style-name="ce17" office:value-type="date" office:date-value="2024-02-20T18:55:03">
            <text:p>20/02/2024 18:55</text:p>
          </table:table-cell>
          <table:table-cell office:value-type="float" office:value="435">
            <text:p><text:s/>$435,00 </text:p>
          </table:table-cell>
          <table:table-cell office:value-type="string">
            <text:p>OXXO</text:p>
          </table:table-cell>
          <table:table-cell/>
          <table:table-cell office:value-type="string">
            <text:p>2181-1</text:p>
          </table:table-cell>
          <table:table-cell office:value-type="string">
            <text:p>PG-3506</text:p>
          </table:table-cell>
          <table:table-cell office:value-type="string">
            <text:p>23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2151-1</text:p>
          </table:table-cell>
          <table:table-cell table:style-name="ce17" office:value-type="date" office:date-value="2024-02-20T23:25:03">
            <text:p>20/02/2024 23:25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2182-1</text:p>
          </table:table-cell>
          <table:table-cell office:value-type="string">
            <text:p>PG-3401</text:p>
          </table:table-cell>
          <table:table-cell office:value-type="string">
            <text:p>21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2178-1</text:p>
          </table:table-cell>
          <table:table-cell table:style-name="ce17" office:value-type="date" office:date-value="2024-02-19T22:40:04">
            <text:p>19/02/2024 22:40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2185-1</text:p>
          </table:table-cell>
          <table:table-cell office:value-type="string">
            <text:p>PG-3463</text:p>
          </table:table-cell>
          <table:table-cell office:value-type="string">
            <text:p>22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2179-1</text:p>
          </table:table-cell>
          <table:table-cell table:style-name="ce17" office:value-type="date" office:date-value="2024-02-21T00:55:03">
            <text:p>21/02/2024 00:55</text:p>
          </table:table-cell>
          <table:table-cell office:value-type="float" office:value="750">
            <text:p><text:s/>$750,00 </text:p>
          </table:table-cell>
          <table:table-cell office:value-type="string">
            <text:p>Visa</text:p>
          </table:table-cell>
          <table:table-cell/>
          <table:table-cell office:value-type="string">
            <text:p>2186-1</text:p>
          </table:table-cell>
          <table:table-cell office:value-type="string">
            <text:p>PG-3520</text:p>
          </table:table-cell>
          <table:table-cell office:value-type="string">
            <text:p>24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2180-1</text:p>
          </table:table-cell>
          <table:table-cell table:style-name="ce17" office:value-type="date" office:date-value="2024-02-21T15:25:03">
            <text:p>21/02/2024 15:25</text:p>
          </table:table-cell>
          <table:table-cell office:value-type="float" office:value="450">
            <text:p><text:s/>$450,00 </text:p>
          </table:table-cell>
          <table:table-cell office:value-type="string">
            <text:p>Mastercard</text:p>
          </table:table-cell>
          <table:table-cell/>
          <table:table-cell office:value-type="string">
            <text:p>2187-1</text:p>
          </table:table-cell>
          <table:table-cell office:value-type="string">
            <text:p>PG-3470</text:p>
          </table:table-cell>
          <table:table-cell office:value-type="string">
            <text:p>22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2181-1</text:p>
          </table:table-cell>
          <table:table-cell table:style-name="ce17" office:value-type="date" office:date-value="2024-02-24T00:45:03">
            <text:p>24/02/2024 00:45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2188-1</text:p>
          </table:table-cell>
          <table:table-cell office:value-type="string">
            <text:p>PG-3395</text:p>
          </table:table-cell>
          <table:table-cell office:value-type="string">
            <text:p>21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2182-1</text:p>
          </table:table-cell>
          <table:table-cell table:style-name="ce17" office:value-type="date" office:date-value="2024-02-21T23:55:06">
            <text:p>21/02/2024 23:55</text:p>
          </table:table-cell>
          <table:table-cell office:value-type="float" office:value="450">
            <text:p><text:s/>$450,00 </text:p>
          </table:table-cell>
          <table:table-cell office:value-type="string">
            <text:p>OXXO</text:p>
          </table:table-cell>
          <table:table-cell/>
          <table:table-cell office:value-type="string">
            <text:p>2195-1</text:p>
          </table:table-cell>
          <table:table-cell office:value-type="string">
            <text:p>PG-3494</text:p>
          </table:table-cell>
          <table:table-cell office:value-type="string">
            <text:p>23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2185-1</text:p>
          </table:table-cell>
          <table:table-cell table:style-name="ce17" office:value-type="date" office:date-value="2024-02-23T01:15:02">
            <text:p>23/02/2024 01:15</text:p>
          </table:table-cell>
          <table:table-cell office:value-type="float" office:value="450">
            <text:p><text:s/>$450,00 </text:p>
          </table:table-cell>
          <table:table-cell office:value-type="string">
            <text:p>Mastercard</text:p>
          </table:table-cell>
          <table:table-cell/>
          <table:table-cell office:value-type="string">
            <text:p>2240-1</text:p>
          </table:table-cell>
          <table:table-cell office:value-type="string">
            <text:p>PG-3274</text:p>
          </table:table-cell>
          <table:table-cell office:value-type="string">
            <text:p>19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2186-1</text:p>
          </table:table-cell>
          <table:table-cell table:style-name="ce17" office:value-type="date" office:date-value="2024-02-24T15:15:04">
            <text:p>24/02/2024 15:15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2243-1</text:p>
          </table:table-cell>
          <table:table-cell office:value-type="string">
            <text:p>PG-3288</text:p>
          </table:table-cell>
          <table:table-cell office:value-type="string">
            <text:p>20/02/2024</text:p>
          </table:table-cell>
          <table:table-cell office:value-type="float" office:value="650">
            <text:p><text:s/>$650,00 </text:p>
          </table:table-cell>
          <table:table-cell table:number-columns-repeated="1015"/>
        </table:table-row>
        <table:table-row table:style-name="ro5">
          <table:table-cell office:value-type="string">
            <text:p>2187-1</text:p>
          </table:table-cell>
          <table:table-cell table:style-name="ce17" office:value-type="date" office:date-value="2024-02-23T04:30:03">
            <text:p>23/02/2024 04:30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2246-1</text:p>
          </table:table-cell>
          <table:table-cell office:value-type="string">
            <text:p>PG-3382</text:p>
          </table:table-cell>
          <table:table-cell office:value-type="string">
            <text:p>21/02/2024</text:p>
          </table:table-cell>
          <table:table-cell office:value-type="float" office:value="250">
            <text:p><text:s/>$250,00 </text:p>
          </table:table-cell>
          <table:table-cell table:number-columns-repeated="1015"/>
        </table:table-row>
        <table:table-row table:style-name="ro5">
          <table:table-cell office:value-type="string">
            <text:p>2188-1</text:p>
          </table:table-cell>
          <table:table-cell table:style-name="ce17" office:value-type="date" office:date-value="2024-02-21T22:35:03">
            <text:p>21/02/2024 22:35</text:p>
          </table:table-cell>
          <table:table-cell office:value-type="float" office:value="550">
            <text:p><text:s/>$550,00 </text:p>
          </table:table-cell>
          <table:table-cell office:value-type="string">
            <text:p>OXXO</text:p>
          </table:table-cell>
          <table:table-cell/>
          <table:table-cell office:value-type="string">
            <text:p>2247-1</text:p>
          </table:table-cell>
          <table:table-cell office:value-type="string">
            <text:p>PG-3228</text:p>
          </table:table-cell>
          <table:table-cell office:value-type="string">
            <text:p>19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2195-1</text:p>
          </table:table-cell>
          <table:table-cell table:style-name="ce17" office:value-type="date" office:date-value="2024-02-23T22:15:03">
            <text:p>23/02/2024 22:15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2249-1</text:p>
          </table:table-cell>
          <table:table-cell office:value-type="string">
            <text:p>PG-3378</text:p>
          </table:table-cell>
          <table:table-cell office:value-type="string">
            <text:p>21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2240-1</text:p>
          </table:table-cell>
          <table:table-cell table:style-name="ce17" office:value-type="date" office:date-value="2024-02-20T03:00:03">
            <text:p>20/02/2024 03:00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225-1</text:p>
          </table:table-cell>
          <table:table-cell office:value-type="string">
            <text:p>PG-3430</text:p>
          </table:table-cell>
          <table:table-cell office:value-type="string">
            <text:p>22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2243-1</text:p>
          </table:table-cell>
          <table:table-cell table:style-name="ce17" office:value-type="date" office:date-value="2024-02-20T14:40:02">
            <text:p>20/02/2024 14:40</text:p>
          </table:table-cell>
          <table:table-cell office:value-type="float" office:value="650">
            <text:p><text:s/>$650,00 </text:p>
          </table:table-cell>
          <table:table-cell office:value-type="string">
            <text:p>Visa</text:p>
          </table:table-cell>
          <table:table-cell/>
          <table:table-cell office:value-type="string">
            <text:p>2254-1</text:p>
          </table:table-cell>
          <table:table-cell office:value-type="string">
            <text:p>PG-3226</text:p>
          </table:table-cell>
          <table:table-cell office:value-type="string">
            <text:p>19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2246-1</text:p>
          </table:table-cell>
          <table:table-cell table:style-name="ce17" office:value-type="date" office:date-value="2024-02-21T19:05:03">
            <text:p>21/02/2024 19:05</text:p>
          </table:table-cell>
          <table:table-cell office:value-type="float" office:value="250">
            <text:p><text:s/>$250,00 </text:p>
          </table:table-cell>
          <table:table-cell office:value-type="string">
            <text:p>Mastercard</text:p>
          </table:table-cell>
          <table:table-cell/>
          <table:table-cell office:value-type="string">
            <text:p>2257-1</text:p>
          </table:table-cell>
          <table:table-cell office:value-type="string">
            <text:p>PG-3412</text:p>
          </table:table-cell>
          <table:table-cell office:value-type="string">
            <text:p>21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2247-1</text:p>
          </table:table-cell>
          <table:table-cell table:style-name="ce17" office:value-type="date" office:date-value="2024-02-19T17:40:03">
            <text:p>19/02/2024 17:40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2258-1</text:p>
          </table:table-cell>
          <table:table-cell office:value-type="string">
            <text:p>PG-3269</text:p>
          </table:table-cell>
          <table:table-cell office:value-type="string">
            <text:p>19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2249-1</text:p>
          </table:table-cell>
          <table:table-cell table:style-name="ce17" office:value-type="date" office:date-value="2024-02-21T18:20:03">
            <text:p>21/02/2024 18:20</text:p>
          </table:table-cell>
          <table:table-cell office:value-type="float" office:value="450">
            <text:p><text:s/>$450,00 </text:p>
          </table:table-cell>
          <table:table-cell office:value-type="string">
            <text:p>Mastercard</text:p>
          </table:table-cell>
          <table:table-cell/>
          <table:table-cell office:value-type="string">
            <text:p>2260-1</text:p>
          </table:table-cell>
          <table:table-cell office:value-type="string">
            <text:p>PG-3514</text:p>
          </table:table-cell>
          <table:table-cell office:value-type="string">
            <text:p>24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225-1</text:p>
          </table:table-cell>
          <table:table-cell table:style-name="ce17" office:value-type="date" office:date-value="2024-02-22T16:15:04">
            <text:p>22/02/2024 16:15</text:p>
          </table:table-cell>
          <table:table-cell office:value-type="float" office:value="550">
            <text:p><text:s/>$550,00 </text:p>
          </table:table-cell>
          <table:table-cell office:value-type="string">
            <text:p>Mastercard</text:p>
          </table:table-cell>
          <table:table-cell/>
          <table:table-cell office:value-type="string">
            <text:p>2261-1</text:p>
          </table:table-cell>
          <table:table-cell office:value-type="string">
            <text:p>PG-3270</text:p>
          </table:table-cell>
          <table:table-cell office:value-type="string">
            <text:p>19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2254-1</text:p>
          </table:table-cell>
          <table:table-cell table:style-name="ce17" office:value-type="date" office:date-value="2024-02-19T17:25:03">
            <text:p>19/02/2024 17:25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2262-1</text:p>
          </table:table-cell>
          <table:table-cell office:value-type="string">
            <text:p>PG-3347</text:p>
          </table:table-cell>
          <table:table-cell office:value-type="string">
            <text:p>20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2257-1</text:p>
          </table:table-cell>
          <table:table-cell table:style-name="ce17" office:value-type="date" office:date-value="2024-02-22T04:25:03">
            <text:p>22/02/2024 04:25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2263-1</text:p>
          </table:table-cell>
          <table:table-cell office:value-type="string">
            <text:p>PG-3426</text:p>
          </table:table-cell>
          <table:table-cell office:value-type="string">
            <text:p>22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2258-1</text:p>
          </table:table-cell>
          <table:table-cell table:style-name="ce17" office:value-type="date" office:date-value="2024-02-20T01:50:06">
            <text:p>20/02/2024 01:50</text:p>
          </table:table-cell>
          <table:table-cell office:value-type="float" office:value="450">
            <text:p><text:s/>$450,00 </text:p>
          </table:table-cell>
          <table:table-cell office:value-type="string">
            <text:p>OXXO</text:p>
          </table:table-cell>
          <table:table-cell/>
          <table:table-cell office:value-type="string">
            <text:p>2264-1</text:p>
          </table:table-cell>
          <table:table-cell office:value-type="string">
            <text:p>PG-3461</text:p>
          </table:table-cell>
          <table:table-cell office:value-type="string">
            <text:p>22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2260-1</text:p>
          </table:table-cell>
          <table:table-cell table:style-name="ce17" office:value-type="date" office:date-value="2024-02-24T12:50:02">
            <text:p>24/02/2024 12:50</text:p>
          </table:table-cell>
          <table:table-cell office:value-type="float" office:value="450">
            <text:p><text:s/>$450,00 </text:p>
          </table:table-cell>
          <table:table-cell office:value-type="string">
            <text:p>Mastercard</text:p>
          </table:table-cell>
          <table:table-cell/>
          <table:table-cell office:value-type="string">
            <text:p>2266-1</text:p>
          </table:table-cell>
          <table:table-cell office:value-type="string">
            <text:p>PG-3524</text:p>
          </table:table-cell>
          <table:table-cell office:value-type="string">
            <text:p>24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2261-1</text:p>
          </table:table-cell>
          <table:table-cell table:style-name="ce17" office:value-type="date" office:date-value="2024-02-20T01:55:03">
            <text:p>20/02/2024 01:55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2267-1</text:p>
          </table:table-cell>
          <table:table-cell office:value-type="string">
            <text:p>PG-3400</text:p>
          </table:table-cell>
          <table:table-cell office:value-type="string">
            <text:p>21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2262-1</text:p>
          </table:table-cell>
          <table:table-cell table:style-name="ce17" office:value-type="date" office:date-value="2024-02-21T02:55:02">
            <text:p>21/02/2024 02:55</text:p>
          </table:table-cell>
          <table:table-cell office:value-type="float" office:value="450">
            <text:p><text:s/>$450,00 </text:p>
          </table:table-cell>
          <table:table-cell office:value-type="string">
            <text:p>Mastercard</text:p>
          </table:table-cell>
          <table:table-cell/>
          <table:table-cell office:value-type="string">
            <text:p>2268-1</text:p>
          </table:table-cell>
          <table:table-cell office:value-type="string">
            <text:p>PG-3519</text:p>
          </table:table-cell>
          <table:table-cell office:value-type="string">
            <text:p>24/02/2024</text:p>
          </table:table-cell>
          <table:table-cell office:value-type="float" office:value="362">
            <text:p><text:s/>$362,00 </text:p>
          </table:table-cell>
          <table:table-cell table:number-columns-repeated="1015"/>
        </table:table-row>
        <table:table-row table:style-name="ro5">
          <table:table-cell office:value-type="string">
            <text:p>2263-1</text:p>
          </table:table-cell>
          <table:table-cell table:style-name="ce17" office:value-type="date" office:date-value="2024-02-22T14:35:04">
            <text:p>22/02/2024 14:35</text:p>
          </table:table-cell>
          <table:table-cell office:value-type="float" office:value="450">
            <text:p><text:s/>$450,00 </text:p>
          </table:table-cell>
          <table:table-cell office:value-type="string">
            <text:p>OXXO</text:p>
          </table:table-cell>
          <table:table-cell/>
          <table:table-cell office:value-type="string">
            <text:p>228-1</text:p>
          </table:table-cell>
          <table:table-cell office:value-type="string">
            <text:p>PG-3548</text:p>
          </table:table-cell>
          <table:table-cell office:value-type="string">
            <text:p>25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2264-1</text:p>
          </table:table-cell>
          <table:table-cell table:style-name="ce17" office:value-type="date" office:date-value="2024-02-23T00:30:05">
            <text:p>23/02/2024 00:30</text:p>
          </table:table-cell>
          <table:table-cell office:value-type="float" office:value="550">
            <text:p><text:s/>$550,00 </text:p>
          </table:table-cell>
          <table:table-cell office:value-type="string">
            <text:p>OXXO</text:p>
          </table:table-cell>
          <table:table-cell/>
          <table:table-cell office:value-type="string">
            <text:p>2316-1</text:p>
          </table:table-cell>
          <table:table-cell office:value-type="string">
            <text:p>PG-3384</text:p>
          </table:table-cell>
          <table:table-cell office:value-type="string">
            <text:p>21/02/2024</text:p>
          </table:table-cell>
          <table:table-cell office:value-type="float" office:value="345">
            <text:p><text:s/>$345,00 </text:p>
          </table:table-cell>
          <table:table-cell table:number-columns-repeated="1015"/>
        </table:table-row>
        <table:table-row table:style-name="ro5">
          <table:table-cell office:value-type="string">
            <text:p>2266-1</text:p>
          </table:table-cell>
          <table:table-cell table:style-name="ce17" office:value-type="date" office:date-value="2024-02-24T16:10:03">
            <text:p>24/02/2024 16:10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2332-1</text:p>
          </table:table-cell>
          <table:table-cell office:value-type="string">
            <text:p>PG-3346</text:p>
          </table:table-cell>
          <table:table-cell office:value-type="string">
            <text:p>20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2267-1</text:p>
          </table:table-cell>
          <table:table-cell table:style-name="ce17" office:value-type="date" office:date-value="2024-02-21T23:35:03">
            <text:p>21/02/2024 23:35</text:p>
          </table:table-cell>
          <table:table-cell office:value-type="float" office:value="450">
            <text:p><text:s/>$450,00 </text:p>
          </table:table-cell>
          <table:table-cell office:value-type="string">
            <text:p>Mastercard</text:p>
          </table:table-cell>
          <table:table-cell/>
          <table:table-cell office:value-type="string">
            <text:p>2334-1</text:p>
          </table:table-cell>
          <table:table-cell office:value-type="string">
            <text:p>PG-3273</text:p>
          </table:table-cell>
          <table:table-cell office:value-type="string">
            <text:p>19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2268-1</text:p>
          </table:table-cell>
          <table:table-cell table:style-name="ce17" office:value-type="date" office:date-value="2024-02-24T14:50:03">
            <text:p>24/02/2024 14:50</text:p>
          </table:table-cell>
          <table:table-cell office:value-type="float" office:value="362">
            <text:p><text:s/>$362,00 </text:p>
          </table:table-cell>
          <table:table-cell office:value-type="string">
            <text:p>Visa</text:p>
          </table:table-cell>
          <table:table-cell/>
          <table:table-cell office:value-type="string">
            <text:p>2335-1</text:p>
          </table:table-cell>
          <table:table-cell office:value-type="string">
            <text:p>PG-3266</text:p>
          </table:table-cell>
          <table:table-cell office:value-type="string">
            <text:p>19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228-1</text:p>
          </table:table-cell>
          <table:table-cell table:style-name="ce17" office:value-type="date" office:date-value="2024-02-25T07:55:03">
            <text:p>25/02/2024 07:55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2337-1</text:p>
          </table:table-cell>
          <table:table-cell office:value-type="string">
            <text:p>PG-3447</text:p>
          </table:table-cell>
          <table:table-cell office:value-type="string">
            <text:p>22/02/2024</text:p>
          </table:table-cell>
          <table:table-cell office:value-type="float" office:value="435">
            <text:p><text:s/>$435,00 </text:p>
          </table:table-cell>
          <table:table-cell table:number-columns-repeated="1015"/>
        </table:table-row>
        <table:table-row table:style-name="ro5">
          <table:table-cell office:value-type="string">
            <text:p>2316-1</text:p>
          </table:table-cell>
          <table:table-cell table:style-name="ce17" office:value-type="date" office:date-value="2024-02-21T19:55:04">
            <text:p>21/02/2024 19:55</text:p>
          </table:table-cell>
          <table:table-cell office:value-type="float" office:value="345">
            <text:p><text:s/>$345,00 </text:p>
          </table:table-cell>
          <table:table-cell office:value-type="string">
            <text:p>Mastercard</text:p>
          </table:table-cell>
          <table:table-cell/>
          <table:table-cell office:value-type="string">
            <text:p>2340-1</text:p>
          </table:table-cell>
          <table:table-cell office:value-type="string">
            <text:p>PG-3469</text:p>
          </table:table-cell>
          <table:table-cell office:value-type="string">
            <text:p>22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2332-1</text:p>
          </table:table-cell>
          <table:table-cell table:style-name="ce17" office:value-type="date" office:date-value="2024-02-21T02:50:03">
            <text:p>21/02/2024 02:50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2341-1</text:p>
          </table:table-cell>
          <table:table-cell office:value-type="string">
            <text:p>PG-3263</text:p>
          </table:table-cell>
          <table:table-cell office:value-type="string">
            <text:p>19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2334-1</text:p>
          </table:table-cell>
          <table:table-cell table:style-name="ce17" office:value-type="date" office:date-value="2024-02-20T02:55:03">
            <text:p>20/02/2024 02:55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2342-1</text:p>
          </table:table-cell>
          <table:table-cell office:value-type="string">
            <text:p>PG-3472</text:p>
          </table:table-cell>
          <table:table-cell office:value-type="string">
            <text:p>23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2335-1</text:p>
          </table:table-cell>
          <table:table-cell table:style-name="ce17" office:value-type="date" office:date-value="2024-02-20T01:10:05">
            <text:p>20/02/2024 01:10</text:p>
          </table:table-cell>
          <table:table-cell office:value-type="float" office:value="550">
            <text:p><text:s/>$550,00 </text:p>
          </table:table-cell>
          <table:table-cell office:value-type="string">
            <text:p>OXXO</text:p>
          </table:table-cell>
          <table:table-cell/>
          <table:table-cell office:value-type="string">
            <text:p>2346-1</text:p>
          </table:table-cell>
          <table:table-cell office:value-type="string">
            <text:p>PG-3512</text:p>
          </table:table-cell>
          <table:table-cell office:value-type="string">
            <text:p>24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2337-1</text:p>
          </table:table-cell>
          <table:table-cell table:style-name="ce17" office:value-type="date" office:date-value="2024-02-22T20:20:04">
            <text:p>22/02/2024 20:20</text:p>
          </table:table-cell>
          <table:table-cell office:value-type="float" office:value="435">
            <text:p><text:s/>$435,00 </text:p>
          </table:table-cell>
          <table:table-cell office:value-type="string">
            <text:p>Visa</text:p>
          </table:table-cell>
          <table:table-cell/>
          <table:table-cell office:value-type="string">
            <text:p>2353-1</text:p>
          </table:table-cell>
          <table:table-cell office:value-type="string">
            <text:p>PG-3440</text:p>
          </table:table-cell>
          <table:table-cell office:value-type="string">
            <text:p>22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2340-1</text:p>
          </table:table-cell>
          <table:table-cell table:style-name="ce17" office:value-type="date" office:date-value="2024-02-23T04:05:03">
            <text:p>23/02/2024 04:05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237-1</text:p>
          </table:table-cell>
          <table:table-cell office:value-type="string">
            <text:p>PG-3391</text:p>
          </table:table-cell>
          <table:table-cell office:value-type="string">
            <text:p>21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2341-1</text:p>
          </table:table-cell>
          <table:table-cell table:style-name="ce17" office:value-type="date" office:date-value="2024-02-19T23:50:04">
            <text:p>19/02/2024 23:50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239-1</text:p>
          </table:table-cell>
          <table:table-cell office:value-type="string">
            <text:p>PG-3268</text:p>
          </table:table-cell>
          <table:table-cell office:value-type="string">
            <text:p>19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2342-1</text:p>
          </table:table-cell>
          <table:table-cell table:style-name="ce17" office:value-type="date" office:date-value="2024-02-23T11:45:03">
            <text:p>23/02/2024 11:45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244-1</text:p>
          </table:table-cell>
          <table:table-cell office:value-type="string">
            <text:p>PG-3247</text:p>
          </table:table-cell>
          <table:table-cell office:value-type="string">
            <text:p>19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2346-1</text:p>
          </table:table-cell>
          <table:table-cell table:style-name="ce17" office:value-type="date" office:date-value="2024-02-24T10:20:02">
            <text:p>24/02/2024 10:20</text:p>
          </table:table-cell>
          <table:table-cell office:value-type="float" office:value="450">
            <text:p><text:s/>$450,00 </text:p>
          </table:table-cell>
          <table:table-cell office:value-type="string">
            <text:p>Mastercard</text:p>
          </table:table-cell>
          <table:table-cell/>
          <table:table-cell office:value-type="string">
            <text:p>246-1</text:p>
          </table:table-cell>
          <table:table-cell office:value-type="string">
            <text:p>PG-3553</text:p>
          </table:table-cell>
          <table:table-cell office:value-type="string">
            <text:p>25/02/2024</text:p>
          </table:table-cell>
          <table:table-cell office:value-type="float" office:value="750">
            <text:p><text:s/>$750,00 </text:p>
          </table:table-cell>
          <table:table-cell table:number-columns-repeated="1015"/>
        </table:table-row>
        <table:table-row table:style-name="ro5">
          <table:table-cell office:value-type="string">
            <text:p>2353-1</text:p>
          </table:table-cell>
          <table:table-cell table:style-name="ce17" office:value-type="date" office:date-value="2024-02-22T19:10:04">
            <text:p>22/02/2024 19:10</text:p>
          </table:table-cell>
          <table:table-cell office:value-type="float" office:value="450">
            <text:p><text:s/>$450,00 </text:p>
          </table:table-cell>
          <table:table-cell office:value-type="string">
            <text:p>Mastercard</text:p>
          </table:table-cell>
          <table:table-cell/>
          <table:table-cell office:value-type="string">
            <text:p>251-1</text:p>
          </table:table-cell>
          <table:table-cell office:value-type="string">
            <text:p>PG-3537</text:p>
          </table:table-cell>
          <table:table-cell office:value-type="string">
            <text:p>24/02/2024</text:p>
          </table:table-cell>
          <table:table-cell office:value-type="float" office:value="220">
            <text:p><text:s/>$220,00 </text:p>
          </table:table-cell>
          <table:table-cell table:number-columns-repeated="1015"/>
        </table:table-row>
        <table:table-row table:style-name="ro5">
          <table:table-cell office:value-type="string">
            <text:p>237-1</text:p>
          </table:table-cell>
          <table:table-cell table:style-name="ce17" office:value-type="date" office:date-value="2024-02-21T21:55:03">
            <text:p>21/02/2024 21:55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251-1</text:p>
          </table:table-cell>
          <table:table-cell office:value-type="string">
            <text:p>PG-3539</text:p>
          </table:table-cell>
          <table:table-cell office:value-type="string">
            <text:p>24/02/2024</text:p>
          </table:table-cell>
          <table:table-cell office:value-type="float" office:value="220">
            <text:p><text:s/>$220,00 </text:p>
          </table:table-cell>
          <table:table-cell table:number-columns-repeated="1015"/>
        </table:table-row>
        <table:table-row table:style-name="ro5">
          <table:table-cell table:style-name="ce15" office:value-type="string">
            <text:p>238-1</text:p>
          </table:table-cell>
          <table:table-cell table:style-name="ce17" office:value-type="date" office:date-value="2024-02-19T00:55:03">
            <text:p>19/02/2024 00:55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273-1</text:p>
          </table:table-cell>
          <table:table-cell office:value-type="string">
            <text:p>PG-3212</text:p>
          </table:table-cell>
          <table:table-cell office:value-type="string">
            <text:p>19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239-1</text:p>
          </table:table-cell>
          <table:table-cell table:style-name="ce17" office:value-type="date" office:date-value="2024-02-20T01:45:03">
            <text:p>20/02/2024 01:45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278-1</text:p>
          </table:table-cell>
          <table:table-cell office:value-type="string">
            <text:p>PG-3252</text:p>
          </table:table-cell>
          <table:table-cell office:value-type="string">
            <text:p>19/02/2024</text:p>
          </table:table-cell>
          <table:table-cell office:value-type="float" office:value="750">
            <text:p><text:s/>$750,00 </text:p>
          </table:table-cell>
          <table:table-cell table:number-columns-repeated="1015"/>
        </table:table-row>
        <table:table-row table:style-name="ro5">
          <table:table-cell office:value-type="string">
            <text:p>244-1</text:p>
          </table:table-cell>
          <table:table-cell table:style-name="ce17" office:value-type="date" office:date-value="2024-02-19T20:10:02">
            <text:p>19/02/2024 20:10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279-1</text:p>
          </table:table-cell>
          <table:table-cell office:value-type="string">
            <text:p>PG-3239</text:p>
          </table:table-cell>
          <table:table-cell office:value-type="string">
            <text:p>19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246-1</text:p>
          </table:table-cell>
          <table:table-cell table:style-name="ce17" office:value-type="date" office:date-value="2024-02-25T15:05:03">
            <text:p>25/02/2024 15:05</text:p>
          </table:table-cell>
          <table:table-cell office:value-type="float" office:value="750">
            <text:p><text:s/>$750,00 </text:p>
          </table:table-cell>
          <table:table-cell office:value-type="string">
            <text:p>Mastercard</text:p>
          </table:table-cell>
          <table:table-cell/>
          <table:table-cell office:value-type="string">
            <text:p>284-1</text:p>
          </table:table-cell>
          <table:table-cell office:value-type="string">
            <text:p>PG-3569</text:p>
          </table:table-cell>
          <table:table-cell office:value-type="string">
            <text:p>25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251-1</text:p>
          </table:table-cell>
          <table:table-cell table:style-name="ce17" office:value-type="date" office:date-value="2024-02-24T23:30:04">
            <text:p>24/02/2024 23:30</text:p>
          </table:table-cell>
          <table:table-cell office:value-type="float" office:value="220">
            <text:p><text:s/>$220,00 </text:p>
          </table:table-cell>
          <table:table-cell office:value-type="string">
            <text:p>OXXO</text:p>
          </table:table-cell>
          <table:table-cell/>
          <table:table-cell office:value-type="string">
            <text:p>285-1</text:p>
          </table:table-cell>
          <table:table-cell office:value-type="string">
            <text:p>PG-3416</text:p>
          </table:table-cell>
          <table:table-cell office:value-type="string">
            <text:p>22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251-1</text:p>
          </table:table-cell>
          <table:table-cell table:style-name="ce17" office:value-type="date" office:date-value="2024-02-24T23:05:03">
            <text:p>24/02/2024 23:05</text:p>
          </table:table-cell>
          <table:table-cell office:value-type="float" office:value="220">
            <text:p><text:s/>$220,00 </text:p>
          </table:table-cell>
          <table:table-cell office:value-type="string">
            <text:p>Mastercard</text:p>
          </table:table-cell>
          <table:table-cell/>
          <table:table-cell office:value-type="string">
            <text:p>288-1</text:p>
          </table:table-cell>
          <table:table-cell office:value-type="string">
            <text:p>PG-3231</text:p>
          </table:table-cell>
          <table:table-cell office:value-type="string">
            <text:p>19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273-1</text:p>
          </table:table-cell>
          <table:table-cell table:style-name="ce17" office:value-type="date" office:date-value="2024-02-19T14:25:03">
            <text:p>19/02/2024 14:25</text:p>
          </table:table-cell>
          <table:table-cell office:value-type="float" office:value="550">
            <text:p><text:s/>$550,00 </text:p>
          </table:table-cell>
          <table:table-cell office:value-type="string">
            <text:p>Mastercard</text:p>
          </table:table-cell>
          <table:table-cell/>
          <table:table-cell office:value-type="string">
            <text:p>290-1</text:p>
          </table:table-cell>
          <table:table-cell office:value-type="string">
            <text:p>PG-3482</text:p>
          </table:table-cell>
          <table:table-cell office:value-type="string">
            <text:p>23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278-1</text:p>
          </table:table-cell>
          <table:table-cell table:style-name="ce17" office:value-type="date" office:date-value="2024-02-19T21:05:04">
            <text:p>19/02/2024 21:05</text:p>
          </table:table-cell>
          <table:table-cell office:value-type="float" office:value="750">
            <text:p><text:s/>$750,00 </text:p>
          </table:table-cell>
          <table:table-cell office:value-type="string">
            <text:p>Mastercard</text:p>
          </table:table-cell>
          <table:table-cell/>
          <table:table-cell office:value-type="string">
            <text:p>291-1</text:p>
          </table:table-cell>
          <table:table-cell office:value-type="string">
            <text:p>PG-3483</text:p>
          </table:table-cell>
          <table:table-cell office:value-type="string">
            <text:p>23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279-1</text:p>
          </table:table-cell>
          <table:table-cell table:style-name="ce17" office:value-type="date" office:date-value="2024-02-19T18:50:03">
            <text:p>19/02/2024 18:50</text:p>
          </table:table-cell>
          <table:table-cell office:value-type="float" office:value="450">
            <text:p><text:s/>$450,00 </text:p>
          </table:table-cell>
          <table:table-cell office:value-type="string">
            <text:p>Mastercard</text:p>
          </table:table-cell>
          <table:table-cell/>
          <table:table-cell office:value-type="string">
            <text:p>315-1</text:p>
          </table:table-cell>
          <table:table-cell office:value-type="string">
            <text:p>PG-3459</text:p>
          </table:table-cell>
          <table:table-cell office:value-type="string">
            <text:p>22/02/2024</text:p>
          </table:table-cell>
          <table:table-cell office:value-type="float" office:value="513">
            <text:p><text:s/>$513,00 </text:p>
          </table:table-cell>
          <table:table-cell table:number-columns-repeated="1015"/>
        </table:table-row>
        <table:table-row table:style-name="ro5">
          <table:table-cell office:value-type="string">
            <text:p>284-1</text:p>
          </table:table-cell>
          <table:table-cell table:style-name="ce17" office:value-type="date" office:date-value="2024-02-25T21:25:03">
            <text:p>25/02/2024 21:25</text:p>
          </table:table-cell>
          <table:table-cell office:value-type="float" office:value="550">
            <text:p><text:s/>$550,00 </text:p>
          </table:table-cell>
          <table:table-cell office:value-type="string">
            <text:p>7 Eleven</text:p>
          </table:table-cell>
          <table:table-cell/>
          <table:table-cell office:value-type="string">
            <text:p>318-1</text:p>
          </table:table-cell>
          <table:table-cell office:value-type="string">
            <text:p>PG-3336</text:p>
          </table:table-cell>
          <table:table-cell office:value-type="string">
            <text:p>20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285-1</text:p>
          </table:table-cell>
          <table:table-cell table:style-name="ce17" office:value-type="date" office:date-value="2024-02-22T11:30:03">
            <text:p>22/02/2024 11:30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320-1</text:p>
          </table:table-cell>
          <table:table-cell office:value-type="string">
            <text:p>PG-3399</text:p>
          </table:table-cell>
          <table:table-cell office:value-type="string">
            <text:p>21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288-1</text:p>
          </table:table-cell>
          <table:table-cell table:style-name="ce17" office:value-type="date" office:date-value="2024-02-19T18:05:03">
            <text:p>19/02/2024 18:05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325-1</text:p>
          </table:table-cell>
          <table:table-cell office:value-type="string">
            <text:p>PG-3311</text:p>
          </table:table-cell>
          <table:table-cell office:value-type="string">
            <text:p>20/02/2024</text:p>
          </table:table-cell>
          <table:table-cell office:value-type="float" office:value="350">
            <text:p><text:s/>$350,00 </text:p>
          </table:table-cell>
          <table:table-cell table:number-columns-repeated="1015"/>
        </table:table-row>
        <table:table-row table:style-name="ro5">
          <table:table-cell office:value-type="string">
            <text:p>290-1</text:p>
          </table:table-cell>
          <table:table-cell table:style-name="ce17" office:value-type="date" office:date-value="2024-02-23T15:50:03">
            <text:p>23/02/2024 15:50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328-1</text:p>
          </table:table-cell>
          <table:table-cell office:value-type="string">
            <text:p>PG-3354</text:p>
          </table:table-cell>
          <table:table-cell office:value-type="string">
            <text:p>21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291-1</text:p>
          </table:table-cell>
          <table:table-cell table:style-name="ce17" office:value-type="date" office:date-value="2024-02-23T16:00:05">
            <text:p>23/02/2024 16:00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335-1</text:p>
          </table:table-cell>
          <table:table-cell office:value-type="string">
            <text:p>PG-3230</text:p>
          </table:table-cell>
          <table:table-cell office:value-type="string">
            <text:p>19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315-1</text:p>
          </table:table-cell>
          <table:table-cell table:style-name="ce17" office:value-type="date" office:date-value="2024-02-23T00:10:02">
            <text:p>23/02/2024 00:10</text:p>
          </table:table-cell>
          <table:table-cell office:value-type="float" office:value="513">
            <text:p><text:s/>$513,00 </text:p>
          </table:table-cell>
          <table:table-cell office:value-type="string">
            <text:p>Mastercard</text:p>
          </table:table-cell>
          <table:table-cell/>
          <table:table-cell office:value-type="string">
            <text:p>337-1</text:p>
          </table:table-cell>
          <table:table-cell office:value-type="string">
            <text:p>PG-3316</text:p>
          </table:table-cell>
          <table:table-cell office:value-type="string">
            <text:p>20/02/2024</text:p>
          </table:table-cell>
          <table:table-cell office:value-type="float" office:value="750">
            <text:p><text:s/>$750,00 </text:p>
          </table:table-cell>
          <table:table-cell table:number-columns-repeated="1015"/>
        </table:table-row>
        <table:table-row table:style-name="ro5">
          <table:table-cell office:value-type="string">
            <text:p>318-1</text:p>
          </table:table-cell>
          <table:table-cell table:style-name="ce17" office:value-type="date" office:date-value="2024-02-21T00:00:05">
            <text:p>21/02/2024 00:00</text:p>
          </table:table-cell>
          <table:table-cell office:value-type="float" office:value="450">
            <text:p><text:s/>$450,00 </text:p>
          </table:table-cell>
          <table:table-cell office:value-type="string">
            <text:p>Mastercard</text:p>
          </table:table-cell>
          <table:table-cell/>
          <table:table-cell office:value-type="string">
            <text:p>343-1</text:p>
          </table:table-cell>
          <table:table-cell office:value-type="string">
            <text:p>PG-3545</text:p>
          </table:table-cell>
          <table:table-cell office:value-type="string">
            <text:p>24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320-1</text:p>
          </table:table-cell>
          <table:table-cell table:style-name="ce17" office:value-type="date" office:date-value="2024-02-21T23:30:03">
            <text:p>21/02/2024 23:30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344-1</text:p>
          </table:table-cell>
          <table:table-cell office:value-type="string">
            <text:p>PG-3556</text:p>
          </table:table-cell>
          <table:table-cell office:value-type="string">
            <text:p>25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325-1</text:p>
          </table:table-cell>
          <table:table-cell table:style-name="ce17" office:value-type="date" office:date-value="2024-02-20T19:25:03">
            <text:p>20/02/2024 19:25</text:p>
          </table:table-cell>
          <table:table-cell office:value-type="float" office:value="350">
            <text:p><text:s/>$350,00 </text:p>
          </table:table-cell>
          <table:table-cell office:value-type="string">
            <text:p>Mastercard</text:p>
          </table:table-cell>
          <table:table-cell/>
          <table:table-cell office:value-type="string">
            <text:p>345-1</text:p>
          </table:table-cell>
          <table:table-cell office:value-type="string">
            <text:p>PG-3334</text:p>
          </table:table-cell>
          <table:table-cell office:value-type="string">
            <text:p>20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328-1</text:p>
          </table:table-cell>
          <table:table-cell table:style-name="ce17" office:value-type="date" office:date-value="2024-02-21T05:20:03">
            <text:p>21/02/2024 05:20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356-1</text:p>
          </table:table-cell>
          <table:table-cell office:value-type="string">
            <text:p>PG-3562</text:p>
          </table:table-cell>
          <table:table-cell office:value-type="string">
            <text:p>25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335-1</text:p>
          </table:table-cell>
          <table:table-cell table:style-name="ce17" office:value-type="date" office:date-value="2024-02-19T18:00:06">
            <text:p>19/02/2024 18:00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362-1</text:p>
          </table:table-cell>
          <table:table-cell office:value-type="string">
            <text:p>PG-3344</text:p>
          </table:table-cell>
          <table:table-cell office:value-type="string">
            <text:p>20/02/2024</text:p>
          </table:table-cell>
          <table:table-cell office:value-type="float" office:value="300">
            <text:p><text:s/>$300,00 </text:p>
          </table:table-cell>
          <table:table-cell table:number-columns-repeated="1015"/>
        </table:table-row>
        <table:table-row table:style-name="ro5">
          <table:table-cell office:value-type="string">
            <text:p>337-1</text:p>
          </table:table-cell>
          <table:table-cell table:style-name="ce17" office:value-type="date" office:date-value="2024-02-20T20:55:04">
            <text:p>20/02/2024 20:55</text:p>
          </table:table-cell>
          <table:table-cell office:value-type="float" office:value="750">
            <text:p><text:s/>$750,00 </text:p>
          </table:table-cell>
          <table:table-cell office:value-type="string">
            <text:p>Mastercard</text:p>
          </table:table-cell>
          <table:table-cell/>
          <table:table-cell office:value-type="string">
            <text:p>365-1</text:p>
          </table:table-cell>
          <table:table-cell office:value-type="string">
            <text:p>PG-3568</text:p>
          </table:table-cell>
          <table:table-cell office:value-type="string">
            <text:p>25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343-1</text:p>
          </table:table-cell>
          <table:table-cell table:style-name="ce17" office:value-type="date" office:date-value="2024-02-25T02:35:03">
            <text:p>25/02/2024 02:35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372-1</text:p>
          </table:table-cell>
          <table:table-cell office:value-type="string">
            <text:p>PG-3277</text:p>
          </table:table-cell>
          <table:table-cell office:value-type="string">
            <text:p>19/02/2024</text:p>
          </table:table-cell>
          <table:table-cell office:value-type="float" office:value="750">
            <text:p><text:s/>$750,00 </text:p>
          </table:table-cell>
          <table:table-cell table:number-columns-repeated="1015"/>
        </table:table-row>
        <table:table-row table:style-name="ro5">
          <table:table-cell office:value-type="string">
            <text:p>344-1</text:p>
          </table:table-cell>
          <table:table-cell table:style-name="ce17" office:value-type="date" office:date-value="2024-02-25T15:50:03">
            <text:p>25/02/2024 15:50</text:p>
          </table:table-cell>
          <table:table-cell office:value-type="float" office:value="550">
            <text:p><text:s/>$550,00 </text:p>
          </table:table-cell>
          <table:table-cell office:value-type="string">
            <text:p>Mastercard</text:p>
          </table:table-cell>
          <table:table-cell/>
          <table:table-cell office:value-type="string">
            <text:p>374-1</text:p>
          </table:table-cell>
          <table:table-cell office:value-type="string">
            <text:p>PG-3417</text:p>
          </table:table-cell>
          <table:table-cell office:value-type="string">
            <text:p>22/02/2024</text:p>
          </table:table-cell>
          <table:table-cell office:value-type="float" office:value="750">
            <text:p><text:s/>$750,00 </text:p>
          </table:table-cell>
          <table:table-cell table:number-columns-repeated="1015"/>
        </table:table-row>
        <table:table-row table:style-name="ro5">
          <table:table-cell office:value-type="string">
            <text:p>345-1</text:p>
          </table:table-cell>
          <table:table-cell table:style-name="ce17" office:value-type="date" office:date-value="2024-02-20T23:40:03">
            <text:p>20/02/2024 23:40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376-1</text:p>
          </table:table-cell>
          <table:table-cell office:value-type="string">
            <text:p>PG-3249</text:p>
          </table:table-cell>
          <table:table-cell office:value-type="string">
            <text:p>19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356-1</text:p>
          </table:table-cell>
          <table:table-cell table:style-name="ce17" office:value-type="date" office:date-value="2024-02-25T18:10:03">
            <text:p>25/02/2024 18:10</text:p>
          </table:table-cell>
          <table:table-cell office:value-type="float" office:value="550">
            <text:p><text:s/>$550,00 </text:p>
          </table:table-cell>
          <table:table-cell office:value-type="string">
            <text:p>Farmacias del ahorro</text:p>
          </table:table-cell>
          <table:table-cell/>
          <table:table-cell office:value-type="string">
            <text:p>39-1</text:p>
          </table:table-cell>
          <table:table-cell office:value-type="string">
            <text:p>PG-3542</text:p>
          </table:table-cell>
          <table:table-cell office:value-type="string">
            <text:p>24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362-1</text:p>
          </table:table-cell>
          <table:table-cell table:style-name="ce17" office:value-type="date" office:date-value="2024-02-21T02:10:04">
            <text:p>21/02/2024 02:10</text:p>
          </table:table-cell>
          <table:table-cell office:value-type="float" office:value="300">
            <text:p><text:s/>$300,00 </text:p>
          </table:table-cell>
          <table:table-cell office:value-type="string">
            <text:p>Visa</text:p>
          </table:table-cell>
          <table:table-cell/>
          <table:table-cell office:value-type="string">
            <text:p>392-1</text:p>
          </table:table-cell>
          <table:table-cell office:value-type="string">
            <text:p>PG-3473</text:p>
          </table:table-cell>
          <table:table-cell office:value-type="string">
            <text:p>23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365-1</text:p>
          </table:table-cell>
          <table:table-cell table:style-name="ce17" office:value-type="date" office:date-value="2024-02-25T21:05:03">
            <text:p>25/02/2024 21:05</text:p>
          </table:table-cell>
          <table:table-cell office:value-type="float" office:value="450">
            <text:p><text:s/>$450,00 </text:p>
          </table:table-cell>
          <table:table-cell office:value-type="string">
            <text:p>OXXO</text:p>
          </table:table-cell>
          <table:table-cell/>
          <table:table-cell office:value-type="string">
            <text:p>397-1</text:p>
          </table:table-cell>
          <table:table-cell office:value-type="string">
            <text:p>PG-3513</text:p>
          </table:table-cell>
          <table:table-cell office:value-type="string">
            <text:p>24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372-1</text:p>
          </table:table-cell>
          <table:table-cell table:style-name="ce17" office:value-type="date" office:date-value="2024-02-20T04:35:03">
            <text:p>20/02/2024 04:35</text:p>
          </table:table-cell>
          <table:table-cell office:value-type="float" office:value="750">
            <text:p><text:s/>$750,00 </text:p>
          </table:table-cell>
          <table:table-cell office:value-type="string">
            <text:p>Visa</text:p>
          </table:table-cell>
          <table:table-cell/>
          <table:table-cell office:value-type="string">
            <text:p>399-1</text:p>
          </table:table-cell>
          <table:table-cell office:value-type="string">
            <text:p>PG-3536</text:p>
          </table:table-cell>
          <table:table-cell office:value-type="string">
            <text:p>24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374-1</text:p>
          </table:table-cell>
          <table:table-cell table:style-name="ce17" office:value-type="date" office:date-value="2024-02-22T11:45:03">
            <text:p>22/02/2024 11:45</text:p>
          </table:table-cell>
          <table:table-cell office:value-type="float" office:value="750">
            <text:p><text:s/>$750,00 </text:p>
          </table:table-cell>
          <table:table-cell office:value-type="string">
            <text:p>Visa</text:p>
          </table:table-cell>
          <table:table-cell/>
          <table:table-cell office:value-type="string">
            <text:p>401-1</text:p>
          </table:table-cell>
          <table:table-cell office:value-type="string">
            <text:p>PG-3549</text:p>
          </table:table-cell>
          <table:table-cell office:value-type="string">
            <text:p>25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376-1</text:p>
          </table:table-cell>
          <table:table-cell table:style-name="ce17" office:value-type="date" office:date-value="2024-02-19T20:35:11">
            <text:p>19/02/2024 20:35</text:p>
          </table:table-cell>
          <table:table-cell office:value-type="float" office:value="450">
            <text:p><text:s/>$450,00 </text:p>
          </table:table-cell>
          <table:table-cell office:value-type="string">
            <text:p>OXXO</text:p>
          </table:table-cell>
          <table:table-cell/>
          <table:table-cell office:value-type="string">
            <text:p>405-1</text:p>
          </table:table-cell>
          <table:table-cell office:value-type="string">
            <text:p>PG-3560</text:p>
          </table:table-cell>
          <table:table-cell office:value-type="string">
            <text:p>25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39-1</text:p>
          </table:table-cell>
          <table:table-cell table:style-name="ce17" office:value-type="date" office:date-value="2024-02-25T00:35:02">
            <text:p>25/02/2024 00:35</text:p>
          </table:table-cell>
          <table:table-cell office:value-type="float" office:value="450">
            <text:p><text:s/>$450,00 </text:p>
          </table:table-cell>
          <table:table-cell office:value-type="string">
            <text:p>Mastercard</text:p>
          </table:table-cell>
          <table:table-cell/>
          <table:table-cell office:value-type="string">
            <text:p>413-1</text:p>
          </table:table-cell>
          <table:table-cell office:value-type="string">
            <text:p>PG-3436</text:p>
          </table:table-cell>
          <table:table-cell office:value-type="string">
            <text:p>22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392-1</text:p>
          </table:table-cell>
          <table:table-cell table:style-name="ce17" office:value-type="date" office:date-value="2024-02-23T11:45:04">
            <text:p>23/02/2024 11:45</text:p>
          </table:table-cell>
          <table:table-cell office:value-type="float" office:value="550">
            <text:p><text:s/>$550,00 </text:p>
          </table:table-cell>
          <table:table-cell office:value-type="string">
            <text:p>Mastercard</text:p>
          </table:table-cell>
          <table:table-cell/>
          <table:table-cell office:value-type="string">
            <text:p>414-1</text:p>
          </table:table-cell>
          <table:table-cell office:value-type="string">
            <text:p>PG-3448</text:p>
          </table:table-cell>
          <table:table-cell office:value-type="string">
            <text:p>22/02/2024</text:p>
          </table:table-cell>
          <table:table-cell office:value-type="float" office:value="350">
            <text:p><text:s/>$350,00 </text:p>
          </table:table-cell>
          <table:table-cell table:number-columns-repeated="1015"/>
        </table:table-row>
        <table:table-row table:style-name="ro5">
          <table:table-cell office:value-type="string">
            <text:p>397-1</text:p>
          </table:table-cell>
          <table:table-cell table:style-name="ce17" office:value-type="date" office:date-value="2024-02-24T12:00:03">
            <text:p>24/02/2024 12:00</text:p>
          </table:table-cell>
          <table:table-cell office:value-type="float" office:value="450">
            <text:p><text:s/>$450,00 </text:p>
          </table:table-cell>
          <table:table-cell office:value-type="string">
            <text:p>American Express</text:p>
          </table:table-cell>
          <table:table-cell/>
          <table:table-cell office:value-type="string">
            <text:p>42-1</text:p>
          </table:table-cell>
          <table:table-cell office:value-type="string">
            <text:p>PG-3259</text:p>
          </table:table-cell>
          <table:table-cell office:value-type="string">
            <text:p>19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399-1</text:p>
          </table:table-cell>
          <table:table-cell table:style-name="ce17" office:value-type="date" office:date-value="2024-02-24T22:30:04">
            <text:p>24/02/2024 22:30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434-1</text:p>
          </table:table-cell>
          <table:table-cell office:value-type="string">
            <text:p>PG-3552</text:p>
          </table:table-cell>
          <table:table-cell office:value-type="string">
            <text:p>25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401-1</text:p>
          </table:table-cell>
          <table:table-cell table:style-name="ce17" office:value-type="date" office:date-value="2024-02-25T13:30:02">
            <text:p>25/02/2024 13:30</text:p>
          </table:table-cell>
          <table:table-cell office:value-type="float" office:value="450">
            <text:p><text:s/>$450,00 </text:p>
          </table:table-cell>
          <table:table-cell office:value-type="string">
            <text:p>Mastercard</text:p>
          </table:table-cell>
          <table:table-cell/>
          <table:table-cell office:value-type="string">
            <text:p>443-1</text:p>
          </table:table-cell>
          <table:table-cell office:value-type="string">
            <text:p>PG-3342</text:p>
          </table:table-cell>
          <table:table-cell office:value-type="string">
            <text:p>20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405-1</text:p>
          </table:table-cell>
          <table:table-cell table:style-name="ce17" office:value-type="date" office:date-value="2024-02-25T17:00:04">
            <text:p>25/02/2024 17:00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453-1</text:p>
          </table:table-cell>
          <table:table-cell office:value-type="string">
            <text:p>PG-3487</text:p>
          </table:table-cell>
          <table:table-cell office:value-type="string">
            <text:p>23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413-1</text:p>
          </table:table-cell>
          <table:table-cell table:style-name="ce17" office:value-type="date" office:date-value="2024-02-22T17:15:03">
            <text:p>22/02/2024 17:15</text:p>
          </table:table-cell>
          <table:table-cell office:value-type="float" office:value="550">
            <text:p><text:s/>$550,00 </text:p>
          </table:table-cell>
          <table:table-cell office:value-type="string">
            <text:p>Mastercard</text:p>
          </table:table-cell>
          <table:table-cell/>
          <table:table-cell office:value-type="string">
            <text:p>459-1</text:p>
          </table:table-cell>
          <table:table-cell office:value-type="string">
            <text:p>PG-3453</text:p>
          </table:table-cell>
          <table:table-cell office:value-type="string">
            <text:p>22/02/2024</text:p>
          </table:table-cell>
          <table:table-cell office:value-type="float" office:value="495">
            <text:p><text:s/>$495,00 </text:p>
          </table:table-cell>
          <table:table-cell table:number-columns-repeated="1015"/>
        </table:table-row>
        <table:table-row table:style-name="ro5">
          <table:table-cell office:value-type="string">
            <text:p>414-1</text:p>
          </table:table-cell>
          <table:table-cell table:style-name="ce17" office:value-type="date" office:date-value="2024-02-22T20:45:03">
            <text:p>22/02/2024 20:45</text:p>
          </table:table-cell>
          <table:table-cell office:value-type="float" office:value="350">
            <text:p><text:s/>$350,00 </text:p>
          </table:table-cell>
          <table:table-cell office:value-type="string">
            <text:p>Visa</text:p>
          </table:table-cell>
          <table:table-cell/>
          <table:table-cell office:value-type="string">
            <text:p>460-1</text:p>
          </table:table-cell>
          <table:table-cell office:value-type="string">
            <text:p>PG-3214</text:p>
          </table:table-cell>
          <table:table-cell office:value-type="string">
            <text:p>19/02/2024</text:p>
          </table:table-cell>
          <table:table-cell office:value-type="float" office:value="532">
            <text:p><text:s/>$532,00 </text:p>
          </table:table-cell>
          <table:table-cell table:number-columns-repeated="1015"/>
        </table:table-row>
        <table:table-row table:style-name="ro5">
          <table:table-cell office:value-type="string">
            <text:p>42-1</text:p>
          </table:table-cell>
          <table:table-cell table:style-name="ce17" office:value-type="date" office:date-value="2024-02-19T22:35:04">
            <text:p>19/02/2024 22:35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46-1</text:p>
          </table:table-cell>
          <table:table-cell office:value-type="string">
            <text:p>PG-3283</text:p>
          </table:table-cell>
          <table:table-cell office:value-type="string">
            <text:p>20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434-1</text:p>
          </table:table-cell>
          <table:table-cell table:style-name="ce17" office:value-type="date" office:date-value="2024-02-25T14:25:03">
            <text:p>25/02/2024 14:25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462-1</text:p>
          </table:table-cell>
          <table:table-cell office:value-type="string">
            <text:p>PG-3356</text:p>
          </table:table-cell>
          <table:table-cell office:value-type="string">
            <text:p>21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443-1</text:p>
          </table:table-cell>
          <table:table-cell table:style-name="ce17" office:value-type="date" office:date-value="2024-02-21T02:00:04">
            <text:p>21/02/2024 02:00</text:p>
          </table:table-cell>
          <table:table-cell office:value-type="float" office:value="550">
            <text:p><text:s/>$550,00 </text:p>
          </table:table-cell>
          <table:table-cell office:value-type="string">
            <text:p>Mastercard</text:p>
          </table:table-cell>
          <table:table-cell/>
          <table:table-cell office:value-type="string">
            <text:p>476-1</text:p>
          </table:table-cell>
          <table:table-cell office:value-type="string">
            <text:p>PG-3502</text:p>
          </table:table-cell>
          <table:table-cell office:value-type="string">
            <text:p>23/02/2024</text:p>
          </table:table-cell>
          <table:table-cell office:value-type="float" office:value="420">
            <text:p><text:s/>$420,00 </text:p>
          </table:table-cell>
          <table:table-cell table:number-columns-repeated="1015"/>
        </table:table-row>
        <table:table-row table:style-name="ro5">
          <table:table-cell office:value-type="string">
            <text:p>453-1</text:p>
          </table:table-cell>
          <table:table-cell table:style-name="ce17" office:value-type="date" office:date-value="2024-02-23T18:25:03">
            <text:p>23/02/2024 18:25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479-1</text:p>
          </table:table-cell>
          <table:table-cell office:value-type="string">
            <text:p>PG-3299</text:p>
          </table:table-cell>
          <table:table-cell office:value-type="string">
            <text:p>20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459-1</text:p>
          </table:table-cell>
          <table:table-cell table:style-name="ce17" office:value-type="date" office:date-value="2024-02-22T23:05:04">
            <text:p>22/02/2024 23:05</text:p>
          </table:table-cell>
          <table:table-cell office:value-type="float" office:value="495">
            <text:p><text:s/>$495,00 </text:p>
          </table:table-cell>
          <table:table-cell office:value-type="string">
            <text:p>Visa</text:p>
          </table:table-cell>
          <table:table-cell/>
          <table:table-cell office:value-type="string">
            <text:p>481-1</text:p>
          </table:table-cell>
          <table:table-cell office:value-type="string">
            <text:p>PG-3338</text:p>
          </table:table-cell>
          <table:table-cell office:value-type="string">
            <text:p>20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460-1</text:p>
          </table:table-cell>
          <table:table-cell table:style-name="ce17" office:value-type="date" office:date-value="2024-02-19T14:35:04">
            <text:p>19/02/2024 14:35</text:p>
          </table:table-cell>
          <table:table-cell office:value-type="float" office:value="532">
            <text:p><text:s/>$532,00 </text:p>
          </table:table-cell>
          <table:table-cell office:value-type="string">
            <text:p>Visa</text:p>
          </table:table-cell>
          <table:table-cell/>
          <table:table-cell office:value-type="string">
            <text:p>483-1</text:p>
          </table:table-cell>
          <table:table-cell office:value-type="string">
            <text:p>PG-3377</text:p>
          </table:table-cell>
          <table:table-cell office:value-type="string">
            <text:p>21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46-1</text:p>
          </table:table-cell>
          <table:table-cell table:style-name="ce17" office:value-type="date" office:date-value="2024-02-20T13:30:03">
            <text:p>20/02/2024 13:30</text:p>
          </table:table-cell>
          <table:table-cell office:value-type="float" office:value="450">
            <text:p><text:s/>$450,00 </text:p>
          </table:table-cell>
          <table:table-cell office:value-type="string">
            <text:p>OXXO</text:p>
          </table:table-cell>
          <table:table-cell/>
          <table:table-cell office:value-type="string">
            <text:p>488-1</text:p>
          </table:table-cell>
          <table:table-cell office:value-type="string">
            <text:p>PG-3446</text:p>
          </table:table-cell>
          <table:table-cell office:value-type="string">
            <text:p>22/02/2024</text:p>
          </table:table-cell>
          <table:table-cell office:value-type="float" office:value="750">
            <text:p><text:s/>$750,00 </text:p>
          </table:table-cell>
          <table:table-cell table:number-columns-repeated="1015"/>
        </table:table-row>
        <table:table-row table:style-name="ro5">
          <table:table-cell office:value-type="string">
            <text:p>462-1</text:p>
          </table:table-cell>
          <table:table-cell table:style-name="ce17" office:value-type="date" office:date-value="2024-02-21T05:30:03">
            <text:p>21/02/2024 05:30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49-1</text:p>
          </table:table-cell>
          <table:table-cell office:value-type="string">
            <text:p>PG-3432</text:p>
          </table:table-cell>
          <table:table-cell office:value-type="string">
            <text:p>22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476-1</text:p>
          </table:table-cell>
          <table:table-cell table:style-name="ce17" office:value-type="date" office:date-value="2024-02-24T00:30:03">
            <text:p>24/02/2024 00:30</text:p>
          </table:table-cell>
          <table:table-cell office:value-type="float" office:value="420">
            <text:p><text:s/>$420,00 </text:p>
          </table:table-cell>
          <table:table-cell office:value-type="string">
            <text:p>Mastercard</text:p>
          </table:table-cell>
          <table:table-cell/>
          <table:table-cell office:value-type="string">
            <text:p>494-1</text:p>
          </table:table-cell>
          <table:table-cell office:value-type="string">
            <text:p>PG-3564</text:p>
          </table:table-cell>
          <table:table-cell office:value-type="string">
            <text:p>25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table:style-name="ce15" office:value-type="string">
            <text:p>478-1</text:p>
          </table:table-cell>
          <table:table-cell table:style-name="ce17" office:value-type="date" office:date-value="2024-02-19T04:10:03">
            <text:p>19/02/2024 04:10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495-1</text:p>
          </table:table-cell>
          <table:table-cell office:value-type="string">
            <text:p>PG-3535</text:p>
          </table:table-cell>
          <table:table-cell office:value-type="string">
            <text:p>24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479-1</text:p>
          </table:table-cell>
          <table:table-cell table:style-name="ce17" office:value-type="date" office:date-value="2024-02-20T16:20:02">
            <text:p>20/02/2024 16:20</text:p>
          </table:table-cell>
          <table:table-cell office:value-type="float" office:value="450">
            <text:p><text:s/>$450,00 </text:p>
          </table:table-cell>
          <table:table-cell office:value-type="string">
            <text:p>Mastercard</text:p>
          </table:table-cell>
          <table:table-cell/>
          <table:table-cell office:value-type="string">
            <text:p>50-1</text:p>
          </table:table-cell>
          <table:table-cell office:value-type="string">
            <text:p>PG-3499</text:p>
          </table:table-cell>
          <table:table-cell office:value-type="string">
            <text:p>23/02/2024</text:p>
          </table:table-cell>
          <table:table-cell office:value-type="float" office:value="900">
            <text:p><text:s/>$900,00 </text:p>
          </table:table-cell>
          <table:table-cell table:number-columns-repeated="1015"/>
        </table:table-row>
        <table:table-row table:style-name="ro5">
          <table:table-cell office:value-type="string">
            <text:p>481-1</text:p>
          </table:table-cell>
          <table:table-cell table:style-name="ce17" office:value-type="date" office:date-value="2024-02-21T00:20:04">
            <text:p>21/02/2024 00:20</text:p>
          </table:table-cell>
          <table:table-cell office:value-type="float" office:value="450">
            <text:p><text:s/>$450,00 </text:p>
          </table:table-cell>
          <table:table-cell office:value-type="string">
            <text:p>Mastercard</text:p>
          </table:table-cell>
          <table:table-cell/>
          <table:table-cell table:style-name="ce24" office:value-type="string">
            <text:p>51-1</text:p>
          </table:table-cell>
          <table:table-cell office:value-type="string">
            <text:p>PG-3450</text:p>
          </table:table-cell>
          <table:table-cell office:value-type="string">
            <text:p>22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483-1</text:p>
          </table:table-cell>
          <table:table-cell table:style-name="ce17" office:value-type="date" office:date-value="2024-02-21T18:15:11">
            <text:p>21/02/2024 18:15</text:p>
          </table:table-cell>
          <table:table-cell office:value-type="float" office:value="450">
            <text:p><text:s/>$450,00 </text:p>
          </table:table-cell>
          <table:table-cell office:value-type="string">
            <text:p>OXXO</text:p>
          </table:table-cell>
          <table:table-cell/>
          <table:table-cell office:value-type="string">
            <text:p>513-1</text:p>
          </table:table-cell>
          <table:table-cell office:value-type="string">
            <text:p>PG-3538</text:p>
          </table:table-cell>
          <table:table-cell office:value-type="string">
            <text:p>24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488-1</text:p>
          </table:table-cell>
          <table:table-cell table:style-name="ce17" office:value-type="date" office:date-value="2024-02-22T20:20:04">
            <text:p>22/02/2024 20:20</text:p>
          </table:table-cell>
          <table:table-cell office:value-type="float" office:value="750">
            <text:p><text:s/>$750,00 </text:p>
          </table:table-cell>
          <table:table-cell office:value-type="string">
            <text:p>Visa</text:p>
          </table:table-cell>
          <table:table-cell/>
          <table:table-cell office:value-type="string">
            <text:p>522-1</text:p>
          </table:table-cell>
          <table:table-cell office:value-type="string">
            <text:p>PG-3207</text:p>
          </table:table-cell>
          <table:table-cell office:value-type="string">
            <text:p>19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49-1</text:p>
          </table:table-cell>
          <table:table-cell table:style-name="ce17" office:value-type="date" office:date-value="2024-02-22T16:25:04">
            <text:p>22/02/2024 16:25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524-1</text:p>
          </table:table-cell>
          <table:table-cell office:value-type="string">
            <text:p>PG-3340</text:p>
          </table:table-cell>
          <table:table-cell office:value-type="string">
            <text:p>20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494-1</text:p>
          </table:table-cell>
          <table:table-cell table:style-name="ce17" office:value-type="date" office:date-value="2024-02-25T18:40:03">
            <text:p>25/02/2024 18:40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527-1</text:p>
          </table:table-cell>
          <table:table-cell office:value-type="string">
            <text:p>PG-3475</text:p>
          </table:table-cell>
          <table:table-cell office:value-type="string">
            <text:p>23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495-1</text:p>
          </table:table-cell>
          <table:table-cell table:style-name="ce17" office:value-type="date" office:date-value="2024-02-24T22:25:03">
            <text:p>24/02/2024 22:25</text:p>
          </table:table-cell>
          <table:table-cell office:value-type="float" office:value="450">
            <text:p><text:s/>$450,00 </text:p>
          </table:table-cell>
          <table:table-cell office:value-type="string">
            <text:p>OXXO</text:p>
          </table:table-cell>
          <table:table-cell/>
          <table:table-cell office:value-type="string">
            <text:p>533-1</text:p>
          </table:table-cell>
          <table:table-cell office:value-type="string">
            <text:p>PG-3287</text:p>
          </table:table-cell>
          <table:table-cell office:value-type="string">
            <text:p>20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498-1</text:p>
          </table:table-cell>
          <table:table-cell table:style-name="ce17" office:value-type="date" office:date-value="2024-02-19T01:20:03">
            <text:p>19/02/2024 01:20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534-1</text:p>
          </table:table-cell>
          <table:table-cell office:value-type="string">
            <text:p>PG-3489</text:p>
          </table:table-cell>
          <table:table-cell office:value-type="string">
            <text:p>23/02/2024</text:p>
          </table:table-cell>
          <table:table-cell office:value-type="float" office:value="750">
            <text:p><text:s/>$750,00 </text:p>
          </table:table-cell>
          <table:table-cell table:number-columns-repeated="1015"/>
        </table:table-row>
        <table:table-row table:style-name="ro5">
          <table:table-cell office:value-type="string">
            <text:p>50-1</text:p>
          </table:table-cell>
          <table:table-cell table:style-name="ce17" office:value-type="date" office:date-value="2024-02-23T23:50:03">
            <text:p>23/02/2024 23:50</text:p>
          </table:table-cell>
          <table:table-cell office:value-type="float" office:value="900">
            <text:p><text:s/>$900,00 </text:p>
          </table:table-cell>
          <table:table-cell office:value-type="string">
            <text:p>Visa</text:p>
          </table:table-cell>
          <table:table-cell/>
          <table:table-cell office:value-type="string">
            <text:p>535-1</text:p>
          </table:table-cell>
          <table:table-cell office:value-type="string">
            <text:p>PG-3325</text:p>
          </table:table-cell>
          <table:table-cell office:value-type="string">
            <text:p>20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table:style-name="ce15" office:value-type="string">
            <text:p>510-1</text:p>
          </table:table-cell>
          <table:table-cell table:style-name="ce17" office:value-type="date" office:date-value="2024-02-21T21:55:14">
            <text:p>21/02/2024 21:55</text:p>
          </table:table-cell>
          <table:table-cell office:value-type="float" office:value="1100">
            <text:p><text:s/>$1.100,00 </text:p>
          </table:table-cell>
          <table:table-cell office:value-type="string">
            <text:p>SPEI</text:p>
          </table:table-cell>
          <table:table-cell/>
          <table:table-cell office:value-type="string">
            <text:p>536-1</text:p>
          </table:table-cell>
          <table:table-cell office:value-type="string">
            <text:p>PG-3306</text:p>
          </table:table-cell>
          <table:table-cell office:value-type="string">
            <text:p>20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51-1</text:p>
          </table:table-cell>
          <table:table-cell table:style-name="ce17" office:value-type="date" office:date-value="2024-02-22T21:45:06">
            <text:p>22/02/2024 21:45</text:p>
          </table:table-cell>
          <table:table-cell office:value-type="float" office:value="450">
            <text:p><text:s/>$450,00 </text:p>
          </table:table-cell>
          <table:table-cell office:value-type="string">
            <text:p>OXXO</text:p>
          </table:table-cell>
          <table:table-cell/>
          <table:table-cell office:value-type="string">
            <text:p>537-1</text:p>
          </table:table-cell>
          <table:table-cell office:value-type="string">
            <text:p>PG-3456</text:p>
          </table:table-cell>
          <table:table-cell office:value-type="string">
            <text:p>22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513-1</text:p>
          </table:table-cell>
          <table:table-cell table:style-name="ce17" office:value-type="date" office:date-value="2024-02-24T23:30:03">
            <text:p>24/02/2024 23:30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539-1</text:p>
          </table:table-cell>
          <table:table-cell office:value-type="string">
            <text:p>PG-3410</text:p>
          </table:table-cell>
          <table:table-cell office:value-type="string">
            <text:p>21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522-1</text:p>
          </table:table-cell>
          <table:table-cell table:style-name="ce17" office:value-type="date" office:date-value="2024-02-19T05:20:03">
            <text:p>19/02/2024 05:20</text:p>
          </table:table-cell>
          <table:table-cell office:value-type="float" office:value="550">
            <text:p><text:s/>$550,00 </text:p>
          </table:table-cell>
          <table:table-cell office:value-type="string">
            <text:p>Mastercard</text:p>
          </table:table-cell>
          <table:table-cell/>
          <table:table-cell office:value-type="string">
            <text:p>547-1</text:p>
          </table:table-cell>
          <table:table-cell office:value-type="string">
            <text:p>PG-3516</text:p>
          </table:table-cell>
          <table:table-cell office:value-type="string">
            <text:p>24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524-1</text:p>
          </table:table-cell>
          <table:table-cell table:style-name="ce17" office:value-type="date" office:date-value="2024-02-21T01:30:05">
            <text:p>21/02/2024 01:30</text:p>
          </table:table-cell>
          <table:table-cell office:value-type="float" office:value="550">
            <text:p><text:s/>$550,00 </text:p>
          </table:table-cell>
          <table:table-cell office:value-type="string">
            <text:p>OXXO</text:p>
          </table:table-cell>
          <table:table-cell/>
          <table:table-cell office:value-type="string">
            <text:p>549-1</text:p>
          </table:table-cell>
          <table:table-cell office:value-type="string">
            <text:p>PG-3285</text:p>
          </table:table-cell>
          <table:table-cell office:value-type="string">
            <text:p>20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527-1</text:p>
          </table:table-cell>
          <table:table-cell table:style-name="ce17" office:value-type="date" office:date-value="2024-02-23T13:45:03">
            <text:p>23/02/2024 13:45</text:p>
          </table:table-cell>
          <table:table-cell office:value-type="float" office:value="550">
            <text:p><text:s/>$550,00 </text:p>
          </table:table-cell>
          <table:table-cell office:value-type="string">
            <text:p>OXXO</text:p>
          </table:table-cell>
          <table:table-cell/>
          <table:table-cell office:value-type="string">
            <text:p>550-1</text:p>
          </table:table-cell>
          <table:table-cell office:value-type="string">
            <text:p>PG-3532</text:p>
          </table:table-cell>
          <table:table-cell office:value-type="string">
            <text:p>24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533-1</text:p>
          </table:table-cell>
          <table:table-cell table:style-name="ce17" office:value-type="date" office:date-value="2024-02-20T14:30:04">
            <text:p>20/02/2024 14:30</text:p>
          </table:table-cell>
          <table:table-cell office:value-type="float" office:value="550">
            <text:p><text:s/>$550,00 </text:p>
          </table:table-cell>
          <table:table-cell office:value-type="string">
            <text:p>Mastercard</text:p>
          </table:table-cell>
          <table:table-cell/>
          <table:table-cell office:value-type="string">
            <text:p>552-1</text:p>
          </table:table-cell>
          <table:table-cell office:value-type="string">
            <text:p>PG-3498</text:p>
          </table:table-cell>
          <table:table-cell office:value-type="string">
            <text:p>23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534-1</text:p>
          </table:table-cell>
          <table:table-cell table:style-name="ce17" office:value-type="date" office:date-value="2024-02-23T19:00:03">
            <text:p>23/02/2024 19:00</text:p>
          </table:table-cell>
          <table:table-cell office:value-type="float" office:value="750">
            <text:p><text:s/>$750,00 </text:p>
          </table:table-cell>
          <table:table-cell office:value-type="string">
            <text:p>Visa</text:p>
          </table:table-cell>
          <table:table-cell/>
          <table:table-cell office:value-type="string">
            <text:p>56-1</text:p>
          </table:table-cell>
          <table:table-cell office:value-type="string">
            <text:p>PG-3310</text:p>
          </table:table-cell>
          <table:table-cell office:value-type="string">
            <text:p>20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535-1</text:p>
          </table:table-cell>
          <table:table-cell table:style-name="ce17" office:value-type="date" office:date-value="2024-02-20T22:40:04">
            <text:p>20/02/2024 22:40</text:p>
          </table:table-cell>
          <table:table-cell office:value-type="float" office:value="550">
            <text:p><text:s/>$550,00 </text:p>
          </table:table-cell>
          <table:table-cell office:value-type="string">
            <text:p>OXXO</text:p>
          </table:table-cell>
          <table:table-cell/>
          <table:table-cell office:value-type="string">
            <text:p>562-1</text:p>
          </table:table-cell>
          <table:table-cell office:value-type="string">
            <text:p>PG-3218</text:p>
          </table:table-cell>
          <table:table-cell office:value-type="string">
            <text:p>19/02/2024</text:p>
          </table:table-cell>
          <table:table-cell office:value-type="float" office:value="435">
            <text:p><text:s/>$435,00 </text:p>
          </table:table-cell>
          <table:table-cell table:number-columns-repeated="1015"/>
        </table:table-row>
        <table:table-row table:style-name="ro5">
          <table:table-cell office:value-type="string">
            <text:p>536-1</text:p>
          </table:table-cell>
          <table:table-cell table:style-name="ce17" office:value-type="date" office:date-value="2024-02-20T18:05:03">
            <text:p>20/02/2024 18:05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570-1</text:p>
          </table:table-cell>
          <table:table-cell office:value-type="string">
            <text:p>PG-3381</text:p>
          </table:table-cell>
          <table:table-cell office:value-type="string">
            <text:p>21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537-1</text:p>
          </table:table-cell>
          <table:table-cell table:style-name="ce17" office:value-type="date" office:date-value="2024-02-22T23:35:03">
            <text:p>22/02/2024 23:35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579-1</text:p>
          </table:table-cell>
          <table:table-cell office:value-type="string">
            <text:p>PG-3476</text:p>
          </table:table-cell>
          <table:table-cell office:value-type="string">
            <text:p>23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539-1</text:p>
          </table:table-cell>
          <table:table-cell table:style-name="ce17" office:value-type="date" office:date-value="2024-02-22T02:25:03">
            <text:p>22/02/2024 02:25</text:p>
          </table:table-cell>
          <table:table-cell office:value-type="float" office:value="450">
            <text:p><text:s/>$450,00 </text:p>
          </table:table-cell>
          <table:table-cell office:value-type="string">
            <text:p>OXXO</text:p>
          </table:table-cell>
          <table:table-cell/>
          <table:table-cell office:value-type="string">
            <text:p>582-1</text:p>
          </table:table-cell>
          <table:table-cell office:value-type="string">
            <text:p>PG-3437</text:p>
          </table:table-cell>
          <table:table-cell office:value-type="string">
            <text:p>22/02/2024</text:p>
          </table:table-cell>
          <table:table-cell office:value-type="float" office:value="725">
            <text:p><text:s/>$725,00 </text:p>
          </table:table-cell>
          <table:table-cell table:number-columns-repeated="1015"/>
        </table:table-row>
        <table:table-row table:style-name="ro5">
          <table:table-cell office:value-type="string">
            <text:p>547-1</text:p>
          </table:table-cell>
          <table:table-cell table:style-name="ce17" office:value-type="date" office:date-value="2024-02-24T13:55:03">
            <text:p>24/02/2024 13:55</text:p>
          </table:table-cell>
          <table:table-cell office:value-type="float" office:value="550">
            <text:p><text:s/>$550,00 </text:p>
          </table:table-cell>
          <table:table-cell office:value-type="string">
            <text:p>Mastercard</text:p>
          </table:table-cell>
          <table:table-cell/>
          <table:table-cell office:value-type="string">
            <text:p>593-1</text:p>
          </table:table-cell>
          <table:table-cell office:value-type="string">
            <text:p>PG-3422</text:p>
          </table:table-cell>
          <table:table-cell office:value-type="string">
            <text:p>22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549-1</text:p>
          </table:table-cell>
          <table:table-cell table:style-name="ce17" office:value-type="date" office:date-value="2024-02-20T14:00:15">
            <text:p>20/02/2024 14:00</text:p>
          </table:table-cell>
          <table:table-cell office:value-type="float" office:value="550">
            <text:p><text:s/>$550,00 </text:p>
          </table:table-cell>
          <table:table-cell office:value-type="string">
            <text:p>OXXO</text:p>
          </table:table-cell>
          <table:table-cell/>
          <table:table-cell office:value-type="string">
            <text:p>596-1</text:p>
          </table:table-cell>
          <table:table-cell office:value-type="string">
            <text:p>PG-3320</text:p>
          </table:table-cell>
          <table:table-cell office:value-type="string">
            <text:p>20/02/2024</text:p>
          </table:table-cell>
          <table:table-cell office:value-type="float" office:value="405">
            <text:p><text:s/>$405,00 </text:p>
          </table:table-cell>
          <table:table-cell table:number-columns-repeated="1015"/>
        </table:table-row>
        <table:table-row table:style-name="ro5">
          <table:table-cell office:value-type="string">
            <text:p>550-1</text:p>
          </table:table-cell>
          <table:table-cell table:style-name="ce17" office:value-type="date" office:date-value="2024-02-24T18:35:03">
            <text:p>24/02/2024 18:35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601-1</text:p>
          </table:table-cell>
          <table:table-cell office:value-type="string">
            <text:p>PG-3571</text:p>
          </table:table-cell>
          <table:table-cell office:value-type="string">
            <text:p>25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552-1</text:p>
          </table:table-cell>
          <table:table-cell table:style-name="ce17" office:value-type="date" office:date-value="2024-02-23T23:45:03">
            <text:p>23/02/2024 23:45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612-1</text:p>
          </table:table-cell>
          <table:table-cell office:value-type="string">
            <text:p>PG-3329</text:p>
          </table:table-cell>
          <table:table-cell office:value-type="string">
            <text:p>20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56-1</text:p>
          </table:table-cell>
          <table:table-cell table:style-name="ce17" office:value-type="date" office:date-value="2024-02-20T19:15:05">
            <text:p>20/02/2024 19:15</text:p>
          </table:table-cell>
          <table:table-cell office:value-type="float" office:value="550">
            <text:p><text:s/>$550,00 </text:p>
          </table:table-cell>
          <table:table-cell office:value-type="string">
            <text:p>Mastercard</text:p>
          </table:table-cell>
          <table:table-cell/>
          <table:table-cell office:value-type="string">
            <text:p>615-1</text:p>
          </table:table-cell>
          <table:table-cell office:value-type="string">
            <text:p>PG-3496</text:p>
          </table:table-cell>
          <table:table-cell office:value-type="string">
            <text:p>23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562-1</text:p>
          </table:table-cell>
          <table:table-cell table:style-name="ce17" office:value-type="date" office:date-value="2024-02-19T15:20:06">
            <text:p>19/02/2024 15:20</text:p>
          </table:table-cell>
          <table:table-cell office:value-type="float" office:value="435">
            <text:p><text:s/>$435,00 </text:p>
          </table:table-cell>
          <table:table-cell office:value-type="string">
            <text:p>Visa</text:p>
          </table:table-cell>
          <table:table-cell/>
          <table:table-cell office:value-type="string">
            <text:p>638-1</text:p>
          </table:table-cell>
          <table:table-cell office:value-type="string">
            <text:p>PG-3408</text:p>
          </table:table-cell>
          <table:table-cell office:value-type="string">
            <text:p>21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570-1</text:p>
          </table:table-cell>
          <table:table-cell table:style-name="ce17" office:value-type="date" office:date-value="2024-02-21T18:55:03">
            <text:p>21/02/2024 18:55</text:p>
          </table:table-cell>
          <table:table-cell office:value-type="float" office:value="550">
            <text:p><text:s/>$550,00 </text:p>
          </table:table-cell>
          <table:table-cell office:value-type="string">
            <text:p>Mastercard</text:p>
          </table:table-cell>
          <table:table-cell/>
          <table:table-cell office:value-type="string">
            <text:p>644-1</text:p>
          </table:table-cell>
          <table:table-cell office:value-type="string">
            <text:p>PG-3223</text:p>
          </table:table-cell>
          <table:table-cell office:value-type="string">
            <text:p>19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579-1</text:p>
          </table:table-cell>
          <table:table-cell table:style-name="ce17" office:value-type="date" office:date-value="2024-02-23T13:50:03">
            <text:p>23/02/2024 13:50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645-1</text:p>
          </table:table-cell>
          <table:table-cell office:value-type="string">
            <text:p>PG-3291</text:p>
          </table:table-cell>
          <table:table-cell office:value-type="string">
            <text:p>20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582-1</text:p>
          </table:table-cell>
          <table:table-cell table:style-name="ce17" office:value-type="date" office:date-value="2024-02-22T18:30:04">
            <text:p>22/02/2024 18:30</text:p>
          </table:table-cell>
          <table:table-cell office:value-type="float" office:value="725">
            <text:p><text:s/>$725,00 </text:p>
          </table:table-cell>
          <table:table-cell office:value-type="string">
            <text:p>Visa</text:p>
          </table:table-cell>
          <table:table-cell/>
          <table:table-cell office:value-type="string">
            <text:p>65-1</text:p>
          </table:table-cell>
          <table:table-cell office:value-type="string">
            <text:p>PG-3477</text:p>
          </table:table-cell>
          <table:table-cell office:value-type="string">
            <text:p>23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593-1</text:p>
          </table:table-cell>
          <table:table-cell table:style-name="ce17" office:value-type="date" office:date-value="2024-02-22T13:30:04">
            <text:p>22/02/2024 13:30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653-1</text:p>
          </table:table-cell>
          <table:table-cell office:value-type="string">
            <text:p>PG-3504</text:p>
          </table:table-cell>
          <table:table-cell office:value-type="string">
            <text:p>23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596-1</text:p>
          </table:table-cell>
          <table:table-cell table:style-name="ce17" office:value-type="date" office:date-value="2024-02-20T21:40:04">
            <text:p>20/02/2024 21:40</text:p>
          </table:table-cell>
          <table:table-cell office:value-type="float" office:value="405">
            <text:p><text:s/>$405,00 </text:p>
          </table:table-cell>
          <table:table-cell office:value-type="string">
            <text:p>Visa</text:p>
          </table:table-cell>
          <table:table-cell/>
          <table:table-cell office:value-type="string">
            <text:p>654-1</text:p>
          </table:table-cell>
          <table:table-cell office:value-type="string">
            <text:p>PG-3523</text:p>
          </table:table-cell>
          <table:table-cell office:value-type="string">
            <text:p>24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601-1</text:p>
          </table:table-cell>
          <table:table-cell table:style-name="ce17" office:value-type="date" office:date-value="2024-02-25T21:55:03">
            <text:p>25/02/2024 21:55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658-1</text:p>
          </table:table-cell>
          <table:table-cell office:value-type="string">
            <text:p>PG-3243</text:p>
          </table:table-cell>
          <table:table-cell office:value-type="string">
            <text:p>19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612-1</text:p>
          </table:table-cell>
          <table:table-cell table:style-name="ce17" office:value-type="date" office:date-value="2024-02-20T22:45:02">
            <text:p>20/02/2024 22:45</text:p>
          </table:table-cell>
          <table:table-cell office:value-type="float" office:value="550">
            <text:p><text:s/>$550,00 </text:p>
          </table:table-cell>
          <table:table-cell office:value-type="string">
            <text:p>Mastercard</text:p>
          </table:table-cell>
          <table:table-cell/>
          <table:table-cell office:value-type="string">
            <text:p>667-1</text:p>
          </table:table-cell>
          <table:table-cell office:value-type="string">
            <text:p>PG-3455</text:p>
          </table:table-cell>
          <table:table-cell office:value-type="string">
            <text:p>22/02/2024</text:p>
          </table:table-cell>
          <table:table-cell office:value-type="float" office:value="750">
            <text:p><text:s/>$750,00 </text:p>
          </table:table-cell>
          <table:table-cell table:number-columns-repeated="1015"/>
        </table:table-row>
        <table:table-row table:style-name="ro5">
          <table:table-cell office:value-type="string">
            <text:p>615-1</text:p>
          </table:table-cell>
          <table:table-cell table:style-name="ce17" office:value-type="date" office:date-value="2024-02-23T23:00:03">
            <text:p>23/02/2024 23:00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670-1</text:p>
          </table:table-cell>
          <table:table-cell office:value-type="string">
            <text:p>PG-3543</text:p>
          </table:table-cell>
          <table:table-cell office:value-type="string">
            <text:p>24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638-1</text:p>
          </table:table-cell>
          <table:table-cell table:style-name="ce17" office:value-type="date" office:date-value="2024-02-22T01:55:03">
            <text:p>22/02/2024 01:55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675-1</text:p>
          </table:table-cell>
          <table:table-cell office:value-type="string">
            <text:p>PG-3573</text:p>
          </table:table-cell>
          <table:table-cell office:value-type="string">
            <text:p>25/02/2024</text:p>
          </table:table-cell>
          <table:table-cell office:value-type="float" office:value="435">
            <text:p><text:s/>$435,00 </text:p>
          </table:table-cell>
          <table:table-cell table:number-columns-repeated="1015"/>
        </table:table-row>
        <table:table-row table:style-name="ro5">
          <table:table-cell office:value-type="string">
            <text:p>644-1</text:p>
          </table:table-cell>
          <table:table-cell table:style-name="ce17" office:value-type="date" office:date-value="2024-02-19T16:05:04">
            <text:p>19/02/2024 16:05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71-1</text:p>
          </table:table-cell>
          <table:table-cell office:value-type="string">
            <text:p>PG-3295</text:p>
          </table:table-cell>
          <table:table-cell office:value-type="string">
            <text:p>20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645-1</text:p>
          </table:table-cell>
          <table:table-cell table:style-name="ce17" office:value-type="date" office:date-value="2024-02-20T15:20:04">
            <text:p>20/02/2024 15:20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713-1</text:p>
          </table:table-cell>
          <table:table-cell office:value-type="string">
            <text:p>PG-3434</text:p>
          </table:table-cell>
          <table:table-cell office:value-type="string">
            <text:p>22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65-1</text:p>
          </table:table-cell>
          <table:table-cell table:style-name="ce17" office:value-type="date" office:date-value="2024-02-23T14:35:03">
            <text:p>23/02/2024 14:35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72-1</text:p>
          </table:table-cell>
          <table:table-cell office:value-type="string">
            <text:p>PG-3323</text:p>
          </table:table-cell>
          <table:table-cell office:value-type="string">
            <text:p>20/02/2024</text:p>
          </table:table-cell>
          <table:table-cell office:value-type="float" office:value="540">
            <text:p><text:s/>$540,00 </text:p>
          </table:table-cell>
          <table:table-cell table:number-columns-repeated="1015"/>
        </table:table-row>
        <table:table-row table:style-name="ro5">
          <table:table-cell office:value-type="string">
            <text:p>653-1</text:p>
          </table:table-cell>
          <table:table-cell table:style-name="ce17" office:value-type="date" office:date-value="2024-02-24T00:35:03">
            <text:p>24/02/2024 00:35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724-1</text:p>
          </table:table-cell>
          <table:table-cell office:value-type="string">
            <text:p>PG-3525</text:p>
          </table:table-cell>
          <table:table-cell office:value-type="string">
            <text:p>24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654-1</text:p>
          </table:table-cell>
          <table:table-cell table:style-name="ce17" office:value-type="date" office:date-value="2024-02-24T16:00:03">
            <text:p>24/02/2024 16:00</text:p>
          </table:table-cell>
          <table:table-cell office:value-type="float" office:value="450">
            <text:p><text:s/>$450,00 </text:p>
          </table:table-cell>
          <table:table-cell office:value-type="string">
            <text:p>OXXO</text:p>
          </table:table-cell>
          <table:table-cell/>
          <table:table-cell office:value-type="string">
            <text:p>734-1</text:p>
          </table:table-cell>
          <table:table-cell office:value-type="string">
            <text:p>PG-3509</text:p>
          </table:table-cell>
          <table:table-cell office:value-type="string">
            <text:p>23/02/2024</text:p>
          </table:table-cell>
          <table:table-cell office:value-type="float" office:value="435">
            <text:p><text:s/>$435,00 </text:p>
          </table:table-cell>
          <table:table-cell table:number-columns-repeated="1015"/>
        </table:table-row>
        <table:table-row table:style-name="ro5">
          <table:table-cell office:value-type="string">
            <text:p>658-1</text:p>
          </table:table-cell>
          <table:table-cell table:style-name="ce17" office:value-type="date" office:date-value="2024-02-19T19:40:04">
            <text:p>19/02/2024 19:40</text:p>
          </table:table-cell>
          <table:table-cell office:value-type="float" office:value="450">
            <text:p><text:s/>$450,00 </text:p>
          </table:table-cell>
          <table:table-cell office:value-type="string">
            <text:p>Mastercard</text:p>
          </table:table-cell>
          <table:table-cell/>
          <table:table-cell office:value-type="string">
            <text:p>737-1</text:p>
          </table:table-cell>
          <table:table-cell office:value-type="string">
            <text:p>PG-3501</text:p>
          </table:table-cell>
          <table:table-cell office:value-type="string">
            <text:p>23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667-1</text:p>
          </table:table-cell>
          <table:table-cell table:style-name="ce17" office:value-type="date" office:date-value="2024-02-22T23:10:03">
            <text:p>22/02/2024 23:10</text:p>
          </table:table-cell>
          <table:table-cell office:value-type="float" office:value="750">
            <text:p><text:s/>$750,00 </text:p>
          </table:table-cell>
          <table:table-cell office:value-type="string">
            <text:p>Visa</text:p>
          </table:table-cell>
          <table:table-cell/>
          <table:table-cell office:value-type="string">
            <text:p>739-1</text:p>
          </table:table-cell>
          <table:table-cell office:value-type="string">
            <text:p>PG-3488</text:p>
          </table:table-cell>
          <table:table-cell office:value-type="string">
            <text:p>23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670-1</text:p>
          </table:table-cell>
          <table:table-cell table:style-name="ce17" office:value-type="date" office:date-value="2024-02-25T01:35:03">
            <text:p>25/02/2024 01:35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743-1</text:p>
          </table:table-cell>
          <table:table-cell office:value-type="string">
            <text:p>PG-3373</text:p>
          </table:table-cell>
          <table:table-cell office:value-type="string">
            <text:p>21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71-1</text:p>
          </table:table-cell>
          <table:table-cell table:style-name="ce17" office:value-type="date" office:date-value="2024-02-20T15:25:03">
            <text:p>20/02/2024 15:25</text:p>
          </table:table-cell>
          <table:table-cell office:value-type="float" office:value="550">
            <text:p><text:s/>$550,00 </text:p>
          </table:table-cell>
          <table:table-cell office:value-type="string">
            <text:p>Mastercard</text:p>
          </table:table-cell>
          <table:table-cell/>
          <table:table-cell office:value-type="string">
            <text:p>745-1</text:p>
          </table:table-cell>
          <table:table-cell office:value-type="string">
            <text:p>PG-3551</text:p>
          </table:table-cell>
          <table:table-cell office:value-type="string">
            <text:p>25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713-1</text:p>
          </table:table-cell>
          <table:table-cell table:style-name="ce17" office:value-type="date" office:date-value="2024-02-22T16:50:08">
            <text:p>22/02/2024 16:50</text:p>
          </table:table-cell>
          <table:table-cell office:value-type="float" office:value="450">
            <text:p><text:s/>$450,00 </text:p>
          </table:table-cell>
          <table:table-cell office:value-type="string">
            <text:p>Farmacias del ahorro</text:p>
          </table:table-cell>
          <table:table-cell/>
          <table:table-cell office:value-type="string">
            <text:p>746-1</text:p>
          </table:table-cell>
          <table:table-cell office:value-type="string">
            <text:p>PG-3406</text:p>
          </table:table-cell>
          <table:table-cell office:value-type="string">
            <text:p>21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72-1</text:p>
          </table:table-cell>
          <table:table-cell table:style-name="ce17" office:value-type="date" office:date-value="2024-02-20T22:20:03">
            <text:p>20/02/2024 22:20</text:p>
          </table:table-cell>
          <table:table-cell office:value-type="float" office:value="540">
            <text:p><text:s/>$540,00 </text:p>
          </table:table-cell>
          <table:table-cell office:value-type="string">
            <text:p>Visa</text:p>
          </table:table-cell>
          <table:table-cell/>
          <table:table-cell office:value-type="string">
            <text:p>754-1</text:p>
          </table:table-cell>
          <table:table-cell office:value-type="string">
            <text:p>PG-3284</text:p>
          </table:table-cell>
          <table:table-cell office:value-type="string">
            <text:p>20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724-1</text:p>
          </table:table-cell>
          <table:table-cell table:style-name="ce17" office:value-type="date" office:date-value="2024-02-24T16:25:06">
            <text:p>24/02/2024 16:25</text:p>
          </table:table-cell>
          <table:table-cell office:value-type="float" office:value="550">
            <text:p><text:s/>$550,00 </text:p>
          </table:table-cell>
          <table:table-cell office:value-type="string">
            <text:p>Bodega Aurrera</text:p>
          </table:table-cell>
          <table:table-cell/>
          <table:table-cell office:value-type="string">
            <text:p>76-1</text:p>
          </table:table-cell>
          <table:table-cell office:value-type="string">
            <text:p>PG-3317</text:p>
          </table:table-cell>
          <table:table-cell office:value-type="string">
            <text:p>20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734-1</text:p>
          </table:table-cell>
          <table:table-cell table:style-name="ce17" office:value-type="date" office:date-value="2024-02-24T03:20:03">
            <text:p>24/02/2024 03:20</text:p>
          </table:table-cell>
          <table:table-cell office:value-type="float" office:value="435">
            <text:p><text:s/>$435,00 </text:p>
          </table:table-cell>
          <table:table-cell office:value-type="string">
            <text:p>Visa</text:p>
          </table:table-cell>
          <table:table-cell/>
          <table:table-cell office:value-type="string">
            <text:p>763-1</text:p>
          </table:table-cell>
          <table:table-cell office:value-type="string">
            <text:p>PG-3330</text:p>
          </table:table-cell>
          <table:table-cell office:value-type="string">
            <text:p>20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737-1</text:p>
          </table:table-cell>
          <table:table-cell table:style-name="ce17" office:value-type="date" office:date-value="2024-02-24T00:15:03">
            <text:p>24/02/2024 00:15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770-1</text:p>
          </table:table-cell>
          <table:table-cell office:value-type="string">
            <text:p>PG-3235</text:p>
          </table:table-cell>
          <table:table-cell office:value-type="string">
            <text:p>19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739-1</text:p>
          </table:table-cell>
          <table:table-cell table:style-name="ce17" office:value-type="date" office:date-value="2024-02-23T18:25:03">
            <text:p>23/02/2024 18:25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771-1</text:p>
          </table:table-cell>
          <table:table-cell office:value-type="string">
            <text:p>PG-3237</text:p>
          </table:table-cell>
          <table:table-cell office:value-type="string">
            <text:p>19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743-1</text:p>
          </table:table-cell>
          <table:table-cell table:style-name="ce17" office:value-type="date" office:date-value="2024-02-21T16:55:03">
            <text:p>21/02/2024 16:55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772-1</text:p>
          </table:table-cell>
          <table:table-cell office:value-type="string">
            <text:p>PG-3362</text:p>
          </table:table-cell>
          <table:table-cell office:value-type="string">
            <text:p>21/02/2024</text:p>
          </table:table-cell>
          <table:table-cell office:value-type="float" office:value="435">
            <text:p><text:s/>$435,00 </text:p>
          </table:table-cell>
          <table:table-cell table:number-columns-repeated="1015"/>
        </table:table-row>
        <table:table-row table:style-name="ro5">
          <table:table-cell office:value-type="string">
            <text:p>745-1</text:p>
          </table:table-cell>
          <table:table-cell table:style-name="ce17" office:value-type="date" office:date-value="2024-02-25T14:20:03">
            <text:p>25/02/2024 14:20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792-1</text:p>
          </table:table-cell>
          <table:table-cell office:value-type="string">
            <text:p>PG-3267</text:p>
          </table:table-cell>
          <table:table-cell office:value-type="string">
            <text:p>19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746-1</text:p>
          </table:table-cell>
          <table:table-cell table:style-name="ce17" office:value-type="date" office:date-value="2024-02-22T01:20:02">
            <text:p>22/02/2024 01:20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798-1</text:p>
          </table:table-cell>
          <table:table-cell office:value-type="string">
            <text:p>PG-3265</text:p>
          </table:table-cell>
          <table:table-cell office:value-type="string">
            <text:p>19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754-1</text:p>
          </table:table-cell>
          <table:table-cell table:style-name="ce17" office:value-type="date" office:date-value="2024-02-20T13:40:03">
            <text:p>20/02/2024 13:40</text:p>
          </table:table-cell>
          <table:table-cell office:value-type="float" office:value="550">
            <text:p><text:s/>$550,00 </text:p>
          </table:table-cell>
          <table:table-cell office:value-type="string">
            <text:p>Mastercard</text:p>
          </table:table-cell>
          <table:table-cell/>
          <table:table-cell office:value-type="string">
            <text:p>80-1</text:p>
          </table:table-cell>
          <table:table-cell office:value-type="string">
            <text:p>PG-3298</text:p>
          </table:table-cell>
          <table:table-cell office:value-type="string">
            <text:p>20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76-1</text:p>
          </table:table-cell>
          <table:table-cell table:style-name="ce17" office:value-type="date" office:date-value="2024-02-20T20:55:04">
            <text:p>20/02/2024 20:55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827-1</text:p>
          </table:table-cell>
          <table:table-cell office:value-type="string">
            <text:p>PG-3358</text:p>
          </table:table-cell>
          <table:table-cell office:value-type="string">
            <text:p>21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763-1</text:p>
          </table:table-cell>
          <table:table-cell table:style-name="ce17" office:value-type="date" office:date-value="2024-02-20T23:15:03">
            <text:p>20/02/2024 23:15</text:p>
          </table:table-cell>
          <table:table-cell office:value-type="float" office:value="450">
            <text:p><text:s/>$450,00 </text:p>
          </table:table-cell>
          <table:table-cell office:value-type="string">
            <text:p>7 Eleven</text:p>
          </table:table-cell>
          <table:table-cell/>
          <table:table-cell office:value-type="string">
            <text:p>829-1</text:p>
          </table:table-cell>
          <table:table-cell office:value-type="string">
            <text:p>PG-3493</text:p>
          </table:table-cell>
          <table:table-cell office:value-type="string">
            <text:p>23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770-1</text:p>
          </table:table-cell>
          <table:table-cell table:style-name="ce17" office:value-type="date" office:date-value="2024-02-19T18:40:03">
            <text:p>19/02/2024 18:40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833-1</text:p>
          </table:table-cell>
          <table:table-cell office:value-type="string">
            <text:p>PG-3262</text:p>
          </table:table-cell>
          <table:table-cell office:value-type="string">
            <text:p>19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771-1</text:p>
          </table:table-cell>
          <table:table-cell table:style-name="ce17" office:value-type="date" office:date-value="2024-02-19T18:45:03">
            <text:p>19/02/2024 18:45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835-1</text:p>
          </table:table-cell>
          <table:table-cell office:value-type="string">
            <text:p>PG-3254</text:p>
          </table:table-cell>
          <table:table-cell office:value-type="string">
            <text:p>19/02/2024</text:p>
          </table:table-cell>
          <table:table-cell office:value-type="float" office:value="420">
            <text:p><text:s/>$420,00 </text:p>
          </table:table-cell>
          <table:table-cell table:number-columns-repeated="1015"/>
        </table:table-row>
        <table:table-row table:style-name="ro5">
          <table:table-cell office:value-type="string">
            <text:p>772-1</text:p>
          </table:table-cell>
          <table:table-cell table:style-name="ce17" office:value-type="date" office:date-value="2024-02-21T14:40:03">
            <text:p>21/02/2024 14:40</text:p>
          </table:table-cell>
          <table:table-cell office:value-type="float" office:value="435">
            <text:p><text:s/>$435,00 </text:p>
          </table:table-cell>
          <table:table-cell office:value-type="string">
            <text:p>Visa</text:p>
          </table:table-cell>
          <table:table-cell/>
          <table:table-cell office:value-type="string">
            <text:p>840-1</text:p>
          </table:table-cell>
          <table:table-cell office:value-type="string">
            <text:p>PG-3439</text:p>
          </table:table-cell>
          <table:table-cell office:value-type="string">
            <text:p>22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792-1</text:p>
          </table:table-cell>
          <table:table-cell table:style-name="ce17" office:value-type="date" office:date-value="2024-02-20T01:20:04">
            <text:p>20/02/2024 01:20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851-1</text:p>
          </table:table-cell>
          <table:table-cell office:value-type="string">
            <text:p>PG-3248</text:p>
          </table:table-cell>
          <table:table-cell office:value-type="string">
            <text:p>19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798-1</text:p>
          </table:table-cell>
          <table:table-cell table:style-name="ce17" office:value-type="date" office:date-value="2024-02-20T01:05:03">
            <text:p>20/02/2024 01:05</text:p>
          </table:table-cell>
          <table:table-cell office:value-type="float" office:value="550">
            <text:p><text:s/>$550,00 </text:p>
          </table:table-cell>
          <table:table-cell office:value-type="string">
            <text:p>Mastercard</text:p>
          </table:table-cell>
          <table:table-cell/>
          <table:table-cell office:value-type="string">
            <text:p>853-1</text:p>
          </table:table-cell>
          <table:table-cell office:value-type="string">
            <text:p>PG-3353</text:p>
          </table:table-cell>
          <table:table-cell office:value-type="string">
            <text:p>20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80-1</text:p>
          </table:table-cell>
          <table:table-cell table:style-name="ce17" office:value-type="date" office:date-value="2024-02-20T15:50:03">
            <text:p>20/02/2024 15:50</text:p>
          </table:table-cell>
          <table:table-cell office:value-type="float" office:value="450">
            <text:p><text:s/>$450,00 </text:p>
          </table:table-cell>
          <table:table-cell office:value-type="string">
            <text:p>Mastercard</text:p>
          </table:table-cell>
          <table:table-cell/>
          <table:table-cell office:value-type="string">
            <text:p>875-1</text:p>
          </table:table-cell>
          <table:table-cell office:value-type="string">
            <text:p>PG-3303</text:p>
          </table:table-cell>
          <table:table-cell office:value-type="string">
            <text:p>20/02/2024</text:p>
          </table:table-cell>
          <table:table-cell office:value-type="float" office:value="315">
            <text:p><text:s/>$315,00 </text:p>
          </table:table-cell>
          <table:table-cell table:number-columns-repeated="1015"/>
        </table:table-row>
        <table:table-row table:style-name="ro5">
          <table:table-cell office:value-type="string">
            <text:p>827-1</text:p>
          </table:table-cell>
          <table:table-cell table:style-name="ce17" office:value-type="date" office:date-value="2024-02-21T06:25:03">
            <text:p>21/02/2024 06:25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883-1</text:p>
          </table:table-cell>
          <table:table-cell office:value-type="string">
            <text:p>PG-3305</text:p>
          </table:table-cell>
          <table:table-cell office:value-type="string">
            <text:p>20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829-1</text:p>
          </table:table-cell>
          <table:table-cell table:style-name="ce17" office:value-type="date" office:date-value="2024-02-23T21:30:08">
            <text:p>23/02/2024 21:30</text:p>
          </table:table-cell>
          <table:table-cell office:value-type="float" office:value="450">
            <text:p><text:s/>$450,00 </text:p>
          </table:table-cell>
          <table:table-cell office:value-type="string">
            <text:p>Farmacias del ahorro</text:p>
          </table:table-cell>
          <table:table-cell/>
          <table:table-cell office:value-type="string">
            <text:p>90-1</text:p>
          </table:table-cell>
          <table:table-cell office:value-type="string">
            <text:p>PG-3393</text:p>
          </table:table-cell>
          <table:table-cell office:value-type="string">
            <text:p>21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833-1</text:p>
          </table:table-cell>
          <table:table-cell table:style-name="ce17" office:value-type="date" office:date-value="2024-02-19T23:45:04">
            <text:p>19/02/2024 23:45</text:p>
          </table:table-cell>
          <table:table-cell office:value-type="float" office:value="550">
            <text:p><text:s/>$550,00 </text:p>
          </table:table-cell>
          <table:table-cell office:value-type="string">
            <text:p>Mastercard</text:p>
          </table:table-cell>
          <table:table-cell/>
          <table:table-cell office:value-type="string">
            <text:p>901-1</text:p>
          </table:table-cell>
          <table:table-cell office:value-type="string">
            <text:p>PG-3528</text:p>
          </table:table-cell>
          <table:table-cell office:value-type="string">
            <text:p>24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835-1</text:p>
          </table:table-cell>
          <table:table-cell table:style-name="ce17" office:value-type="date" office:date-value="2024-02-19T22:05:04">
            <text:p>19/02/2024 22:05</text:p>
          </table:table-cell>
          <table:table-cell office:value-type="float" office:value="420">
            <text:p><text:s/>$420,00 </text:p>
          </table:table-cell>
          <table:table-cell office:value-type="string">
            <text:p>Mastercard</text:p>
          </table:table-cell>
          <table:table-cell/>
          <table:table-cell office:value-type="string">
            <text:p>905-1</text:p>
          </table:table-cell>
          <table:table-cell office:value-type="string">
            <text:p>PG-3242</text:p>
          </table:table-cell>
          <table:table-cell office:value-type="string">
            <text:p>19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840-1</text:p>
          </table:table-cell>
          <table:table-cell table:style-name="ce17" office:value-type="date" office:date-value="2024-02-22T19:05:04">
            <text:p>22/02/2024 19:05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906-1</text:p>
          </table:table-cell>
          <table:table-cell office:value-type="string">
            <text:p>PG-3433</text:p>
          </table:table-cell>
          <table:table-cell office:value-type="string">
            <text:p>22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851-1</text:p>
          </table:table-cell>
          <table:table-cell table:style-name="ce17" office:value-type="date" office:date-value="2024-02-19T20:15:03">
            <text:p>19/02/2024 20:15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918-1</text:p>
          </table:table-cell>
          <table:table-cell office:value-type="string">
            <text:p>PG-3255</text:p>
          </table:table-cell>
          <table:table-cell office:value-type="string">
            <text:p>19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853-1</text:p>
          </table:table-cell>
          <table:table-cell table:style-name="ce17" office:value-type="date" office:date-value="2024-02-21T04:15:03">
            <text:p>21/02/2024 04:15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table:style-name="ce23" office:value-type="string">
            <text:p>92-1</text:p>
          </table:table-cell>
          <table:table-cell office:value-type="string">
            <text:p>PG-3572</text:p>
          </table:table-cell>
          <table:table-cell office:value-type="string">
            <text:p>25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875-1</text:p>
          </table:table-cell>
          <table:table-cell table:style-name="ce17" office:value-type="date" office:date-value="2024-02-20T17:35:05">
            <text:p>20/02/2024 17:35</text:p>
          </table:table-cell>
          <table:table-cell office:value-type="float" office:value="315">
            <text:p><text:s/>$315,00 </text:p>
          </table:table-cell>
          <table:table-cell office:value-type="string">
            <text:p>OXXO</text:p>
          </table:table-cell>
          <table:table-cell/>
          <table:table-cell office:value-type="string">
            <text:p>929-1</text:p>
          </table:table-cell>
          <table:table-cell office:value-type="string">
            <text:p>PG-3289</text:p>
          </table:table-cell>
          <table:table-cell office:value-type="string">
            <text:p>20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883-1</text:p>
          </table:table-cell>
          <table:table-cell table:style-name="ce17" office:value-type="date" office:date-value="2024-02-20T17:45:03">
            <text:p>20/02/2024 17:45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930-1</text:p>
          </table:table-cell>
          <table:table-cell office:value-type="string">
            <text:p>PG-3294</text:p>
          </table:table-cell>
          <table:table-cell office:value-type="string">
            <text:p>20/02/2024</text:p>
          </table:table-cell>
          <table:table-cell office:value-type="float" office:value="350">
            <text:p><text:s/>$350,00 </text:p>
          </table:table-cell>
          <table:table-cell table:number-columns-repeated="1015"/>
        </table:table-row>
        <table:table-row table:style-name="ro5">
          <table:table-cell office:value-type="string">
            <text:p>90-1</text:p>
          </table:table-cell>
          <table:table-cell table:style-name="ce17" office:value-type="date" office:date-value="2024-02-21T22:10:03">
            <text:p>21/02/2024 22:10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931-1</text:p>
          </table:table-cell>
          <table:table-cell office:value-type="string">
            <text:p>PG-3351</text:p>
          </table:table-cell>
          <table:table-cell office:value-type="string">
            <text:p>20/02/2024</text:p>
          </table:table-cell>
          <table:table-cell office:value-type="float" office:value="600">
            <text:p><text:s/>$600,00 </text:p>
          </table:table-cell>
          <table:table-cell table:number-columns-repeated="1015"/>
        </table:table-row>
        <table:table-row table:style-name="ro5">
          <table:table-cell office:value-type="string">
            <text:p>901-1</text:p>
          </table:table-cell>
          <table:table-cell table:style-name="ce17" office:value-type="date" office:date-value="2024-02-24T17:30:04">
            <text:p>24/02/2024 17:30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940-1</text:p>
          </table:table-cell>
          <table:table-cell office:value-type="string">
            <text:p>PG-3276</text:p>
          </table:table-cell>
          <table:table-cell office:value-type="string">
            <text:p>19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905-1</text:p>
          </table:table-cell>
          <table:table-cell table:style-name="ce17" office:value-type="date" office:date-value="2024-02-19T19:15:04">
            <text:p>19/02/2024 19:15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941-1</text:p>
          </table:table-cell>
          <table:table-cell office:value-type="string">
            <text:p>PG-3445</text:p>
          </table:table-cell>
          <table:table-cell office:value-type="string">
            <text:p>22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906-1</text:p>
          </table:table-cell>
          <table:table-cell table:style-name="ce17" office:value-type="date" office:date-value="2024-02-22T16:30:04">
            <text:p>22/02/2024 16:30</text:p>
          </table:table-cell>
          <table:table-cell office:value-type="float" office:value="450">
            <text:p><text:s/>$450,00 </text:p>
          </table:table-cell>
          <table:table-cell office:value-type="string">
            <text:p>OXXO</text:p>
          </table:table-cell>
          <table:table-cell/>
          <table:table-cell office:value-type="string">
            <text:p>965-1</text:p>
          </table:table-cell>
          <table:table-cell office:value-type="string">
            <text:p>PG-3407</text:p>
          </table:table-cell>
          <table:table-cell office:value-type="string">
            <text:p>21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918-1</text:p>
          </table:table-cell>
          <table:table-cell table:style-name="ce17" office:value-type="date" office:date-value="2024-02-19T22:05:03">
            <text:p>19/02/2024 22:05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97-1</text:p>
          </table:table-cell>
          <table:table-cell office:value-type="string">
            <text:p>PG-3479</text:p>
          </table:table-cell>
          <table:table-cell office:value-type="string">
            <text:p>23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929-1</text:p>
          </table:table-cell>
          <table:table-cell table:style-name="ce17" office:value-type="date" office:date-value="2024-02-20T15:05:03">
            <text:p>20/02/2024 15:05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977-1</text:p>
          </table:table-cell>
          <table:table-cell office:value-type="string">
            <text:p>PG-3217</text:p>
          </table:table-cell>
          <table:table-cell office:value-type="string">
            <text:p>19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930-1</text:p>
          </table:table-cell>
          <table:table-cell table:style-name="ce17" office:value-type="date" office:date-value="2024-02-20T15:25:04">
            <text:p>20/02/2024 15:25</text:p>
          </table:table-cell>
          <table:table-cell office:value-type="float" office:value="350">
            <text:p><text:s/>$350,00 </text:p>
          </table:table-cell>
          <table:table-cell office:value-type="string">
            <text:p>Mastercard</text:p>
          </table:table-cell>
          <table:table-cell/>
          <table:table-cell office:value-type="string">
            <text:p>98-1</text:p>
          </table:table-cell>
          <table:table-cell office:value-type="string">
            <text:p>PG-3402</text:p>
          </table:table-cell>
          <table:table-cell office:value-type="string">
            <text:p>21/02/2024</text:p>
          </table:table-cell>
          <table:table-cell office:value-type="float" office:value="450">
            <text:p><text:s/>$450,00 </text:p>
          </table:table-cell>
          <table:table-cell table:number-columns-repeated="1015"/>
        </table:table-row>
        <table:table-row table:style-name="ro5">
          <table:table-cell office:value-type="string">
            <text:p>931-1</text:p>
          </table:table-cell>
          <table:table-cell table:style-name="ce17" office:value-type="date" office:date-value="2024-02-21T03:45:04">
            <text:p>21/02/2024 03:45</text:p>
          </table:table-cell>
          <table:table-cell office:value-type="float" office:value="600">
            <text:p><text:s/>$600,00 </text:p>
          </table:table-cell>
          <table:table-cell office:value-type="string">
            <text:p>Visa</text:p>
          </table:table-cell>
          <table:table-cell/>
          <table:table-cell office:value-type="string">
            <text:p>981-1</text:p>
          </table:table-cell>
          <table:table-cell office:value-type="string">
            <text:p>PG-3304</text:p>
          </table:table-cell>
          <table:table-cell office:value-type="string">
            <text:p>20/02/2024</text:p>
          </table:table-cell>
          <table:table-cell office:value-type="float" office:value="750">
            <text:p><text:s/>$750,00 </text:p>
          </table:table-cell>
          <table:table-cell table:number-columns-repeated="1015"/>
        </table:table-row>
        <table:table-row table:style-name="ro5">
          <table:table-cell office:value-type="string">
            <text:p>940-1</text:p>
          </table:table-cell>
          <table:table-cell table:style-name="ce17" office:value-type="date" office:date-value="2024-02-20T04:25:03">
            <text:p>20/02/2024 04:25</text:p>
          </table:table-cell>
          <table:table-cell office:value-type="float" office:value="450">
            <text:p><text:s/>$450,00 </text:p>
          </table:table-cell>
          <table:table-cell office:value-type="string">
            <text:p>Mastercard</text:p>
          </table:table-cell>
          <table:table-cell/>
          <table:table-cell office:value-type="string">
            <text:p>990-1</text:p>
          </table:table-cell>
          <table:table-cell office:value-type="string">
            <text:p>PG-3368</text:p>
          </table:table-cell>
          <table:table-cell office:value-type="string">
            <text:p>21/02/2024</text:p>
          </table:table-cell>
          <table:table-cell office:value-type="float" office:value="750">
            <text:p><text:s/>$750,00 </text:p>
          </table:table-cell>
          <table:table-cell table:number-columns-repeated="1015"/>
        </table:table-row>
        <table:table-row table:style-name="ro5">
          <table:table-cell office:value-type="string">
            <text:p>941-1</text:p>
          </table:table-cell>
          <table:table-cell table:style-name="ce17" office:value-type="date" office:date-value="2024-02-22T20:00:05">
            <text:p>22/02/2024 20:00</text:p>
          </table:table-cell>
          <table:table-cell office:value-type="float" office:value="450">
            <text:p><text:s/>$450,00 </text:p>
          </table:table-cell>
          <table:table-cell office:value-type="string">
            <text:p>OXXO</text:p>
          </table:table-cell>
          <table:table-cell/>
          <table:table-cell office:value-type="string">
            <text:p>991-1</text:p>
          </table:table-cell>
          <table:table-cell office:value-type="string">
            <text:p>PG-3503</text:p>
          </table:table-cell>
          <table:table-cell office:value-type="string">
            <text:p>23/02/2024</text:p>
          </table:table-cell>
          <table:table-cell office:value-type="float" office:value="350">
            <text:p><text:s/>$350,00 </text:p>
          </table:table-cell>
          <table:table-cell table:number-columns-repeated="1015"/>
        </table:table-row>
        <table:table-row table:style-name="ro5">
          <table:table-cell office:value-type="string">
            <text:p>965-1</text:p>
          </table:table-cell>
          <table:table-cell table:style-name="ce17" office:value-type="date" office:date-value="2024-02-22T01:45:03">
            <text:p>22/02/2024 01:45</text:p>
          </table:table-cell>
          <table:table-cell office:value-type="float" office:value="450">
            <text:p><text:s/>$450,00 </text:p>
          </table:table-cell>
          <table:table-cell office:value-type="string">
            <text:p>OXXO</text:p>
          </table:table-cell>
          <table:table-cell/>
          <table:table-cell office:value-type="string">
            <text:p>992-1</text:p>
          </table:table-cell>
          <table:table-cell office:value-type="string">
            <text:p>PG-3517</text:p>
          </table:table-cell>
          <table:table-cell office:value-type="string">
            <text:p>24/02/2024</text:p>
          </table:table-cell>
          <table:table-cell office:value-type="float" office:value="550">
            <text:p><text:s/>$550,00 </text:p>
          </table:table-cell>
          <table:table-cell table:number-columns-repeated="1015"/>
        </table:table-row>
        <table:table-row table:style-name="ro5">
          <table:table-cell office:value-type="string">
            <text:p>97-1</text:p>
          </table:table-cell>
          <table:table-cell table:style-name="ce17" office:value-type="date" office:date-value="2024-02-23T15:10:03">
            <text:p>23/02/2024 15:10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999-1</text:p>
          </table:table-cell>
          <table:table-cell office:value-type="string">
            <text:p>PG-3292</text:p>
          </table:table-cell>
          <table:table-cell office:value-type="string">
            <text:p>20/02/2024</text:p>
          </table:table-cell>
          <table:table-cell office:value-type="float" office:value="327">
            <text:p><text:s/>$327,00 </text:p>
          </table:table-cell>
          <table:table-cell table:number-columns-repeated="1015"/>
        </table:table-row>
        <table:table-row table:style-name="ro5">
          <table:table-cell office:value-type="string">
            <text:p>977-1</text:p>
          </table:table-cell>
          <table:table-cell table:style-name="ce17" office:value-type="date" office:date-value="2024-02-19T15:20:06">
            <text:p>19/02/2024 15:20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 table:number-columns-repeated="1020"/>
        </table:table-row>
        <table:table-row table:style-name="ro5">
          <table:table-cell office:value-type="string">
            <text:p>98-1</text:p>
          </table:table-cell>
          <table:table-cell table:style-name="ce17" office:value-type="date" office:date-value="2024-02-22T00:00:08">
            <text:p>22/02/2024 00:00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 table:number-columns-repeated="1020"/>
        </table:table-row>
        <table:table-row table:style-name="ro5">
          <table:table-cell office:value-type="string">
            <text:p>981-1</text:p>
          </table:table-cell>
          <table:table-cell table:style-name="ce17" office:value-type="date" office:date-value="2024-02-20T17:35:03">
            <text:p>20/02/2024 17:35</text:p>
          </table:table-cell>
          <table:table-cell office:value-type="float" office:value="750">
            <text:p><text:s/>$750,00 </text:p>
          </table:table-cell>
          <table:table-cell office:value-type="string">
            <text:p>Mastercard</text:p>
          </table:table-cell>
          <table:table-cell table:number-columns-repeated="1020"/>
        </table:table-row>
        <table:table-row table:style-name="ro5">
          <table:table-cell office:value-type="string">
            <text:p>990-1</text:p>
          </table:table-cell>
          <table:table-cell table:style-name="ce17" office:value-type="date" office:date-value="2024-02-21T16:00:03">
            <text:p>21/02/2024 16:00</text:p>
          </table:table-cell>
          <table:table-cell office:value-type="float" office:value="750">
            <text:p><text:s/>$750,00 </text:p>
          </table:table-cell>
          <table:table-cell office:value-type="string">
            <text:p>Visa</text:p>
          </table:table-cell>
          <table:table-cell table:number-columns-repeated="1020"/>
        </table:table-row>
        <table:table-row table:style-name="ro5">
          <table:table-cell office:value-type="string">
            <text:p>991-1</text:p>
          </table:table-cell>
          <table:table-cell table:style-name="ce17" office:value-type="date" office:date-value="2024-02-24T00:35:03">
            <text:p>24/02/2024 00:35</text:p>
          </table:table-cell>
          <table:table-cell office:value-type="float" office:value="350">
            <text:p><text:s/>$350,00 </text:p>
          </table:table-cell>
          <table:table-cell office:value-type="string">
            <text:p>Mastercard</text:p>
          </table:table-cell>
          <table:table-cell table:number-columns-repeated="1020"/>
        </table:table-row>
        <table:table-row table:style-name="ro5">
          <table:table-cell office:value-type="string">
            <text:p>992-1</text:p>
          </table:table-cell>
          <table:table-cell table:style-name="ce17" office:value-type="date" office:date-value="2024-02-24T14:40:03">
            <text:p>24/02/2024 14:40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 table:number-columns-repeated="1020"/>
        </table:table-row>
        <table:table-row table:style-name="ro5">
          <table:table-cell office:value-type="string">
            <text:p>999-1</text:p>
          </table:table-cell>
          <table:table-cell table:style-name="ce17" office:value-type="date" office:date-value="2024-02-20T15:20:03">
            <text:p>20/02/2024 15:20</text:p>
          </table:table-cell>
          <table:table-cell office:value-type="float" office:value="327">
            <text:p><text:s/>$327,00 </text:p>
          </table:table-cell>
          <table:table-cell office:value-type="string">
            <text:p>Mastercard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formula="of:=SUM([.C2:.C380])" office:value-type="float" office:value="188892.45">
            <text:p><text:s/>$188.892,45 </text:p>
          </table:table-cell>
          <table:table-cell table:style-name="ce18"/>
          <table:table-cell table:style-name="ce21" table:formula="of:=SUM([.E2:.E380])" office:value-type="float" office:value="0">
            <text:p><text:s/>$- <text:s text:c="2"/></text:p>
          </table:table-cell>
          <table:table-cell table:style-name="ce18" table:number-columns-repeated="3"/>
          <table:table-cell table:formula="of:=SUM([.I2:.I380])" office:value-type="float" office:value="185118.45">
            <text:p><text:s/>$185.118,45 </text:p>
          </table:table-cell>
          <table:table-cell table:style-name="ce18" table:formula="of:=[.C381]-[.I381]" office:value-type="float" office:value="3774">
            <text:p><text:s/>$3.774,00 </text:p>
          </table:table-cell>
          <table:table-cell table:number-columns-repeated="1014"/>
        </table:table-row>
        <table:table-row table:style-name="ro5" table:number-rows-repeated="1048194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table table:name="semana 9" table:style-name="ta3" table:print="false">
        <office:forms form:automatic-focus="false" form:apply-design-mode="false"/>
        <table:table-column table:style-name="co7" table:default-cell-style-name="Excel_20_Built-in_20_Normal"/>
        <table:table-column table:style-name="co13" table:default-cell-style-name="Excel_20_Built-in_20_Normal"/>
        <table:table-column table:style-name="co12" table:default-cell-style-name="ce18"/>
        <table:table-column table:style-name="co2" table:default-cell-style-name="Excel_20_Built-in_20_Normal"/>
        <table:table-column table:style-name="co14" table:default-cell-style-name="ce20"/>
        <table:table-column table:style-name="co7" table:number-columns-repeated="2" table:default-cell-style-name="Excel_20_Built-in_20_Normal"/>
        <table:table-column table:style-name="co13" table:default-cell-style-name="ce18"/>
        <table:table-column table:style-name="co15" table:default-cell-style-name="Excel_20_Built-in_20_Normal"/>
        <table:table-column table:style-name="co7" table:number-columns-repeated="1015" table:default-cell-style-name="Excel_20_Built-in_20_Normal"/>
        <table:table-row table:style-name="ro4">
          <table:table-cell table:style-name="ce12" office:value-type="string" table:number-columns-spanned="4" table:number-rows-spanned="1">
            <text:p>PAGORALIA</text:p>
          </table:table-cell>
          <table:covered-table-cell table:number-columns-repeated="3" table:style-name="ce16"/>
          <table:table-cell table:style-name="ce19"/>
          <table:table-cell table:style-name="ce22" office:value-type="string" table:number-columns-spanned="3" table:number-rows-spanned="1">
            <text:p>SOFTV</text:p>
          </table:table-cell>
          <table:covered-table-cell table:number-columns-repeated="2" table:style-name="ce25"/>
          <table:table-cell table:style-name="ce26" table:number-columns-repeated="1016"/>
        </table:table-row>
        <table:table-row table:style-name="ro6">
          <table:table-cell table:style-name="ce3" office:value-type="string">
            <text:p>Contrato</text:p>
          </table:table-cell>
          <table:table-cell table:style-name="ce3" office:value-type="string">
            <text:p>fecha</text:p>
          </table:table-cell>
          <table:table-cell table:style-name="ce10" office:value-type="string" office:string-value="cantidad">
            <text:p><text:s/>cantidad </text:p>
          </table:table-cell>
          <table:table-cell table:style-name="ce3" office:value-type="string">
            <text:p>mÃ©todo</text:p>
          </table:table-cell>
          <table:table-cell/>
          <table:table-cell table:style-name="ce3" office:value-type="string">
            <text:p>Contrato</text:p>
          </table:table-cell>
          <table:table-cell table:style-name="ce3" office:value-type="string">
            <text:p>Fecha</text:p>
          </table:table-cell>
          <table:table-cell table:style-name="ce10" office:value-type="string" office:string-value="Valor Total">
            <text:p><text:s/>Valor Total </text:p>
          </table:table-cell>
          <table:table-cell table:number-columns-repeated="1016"/>
        </table:table-row>
        <table:table-row table:style-name="ro5">
          <table:table-cell table:style-name="ce27" office:value-type="string">
            <text:p>7-1</text:p>
          </table:table-cell>
          <table:table-cell table:style-name="ce17" office:value-type="date" office:date-value="2024-02-26T17:05:04">
            <text:p>26/02/2024 17:05</text:p>
          </table:table-cell>
          <table:table-cell office:value-type="float" office:value="550">
            <text:p><text:s/>$550,00 </text:p>
          </table:table-cell>
          <table:table-cell office:value-type="string">
            <text:p>OXXO</text:p>
          </table:table-cell>
          <table:table-cell/>
          <table:table-cell office:value-type="string">
            <text:p>7-1</text:p>
          </table:table-cell>
          <table:table-cell office:value-type="string">
            <text:p>26/02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table:style-name="ce13" office:value-type="string">
            <text:p>8-1</text:p>
          </table:table-cell>
          <table:table-cell table:style-name="ce17" office:value-type="date" office:date-value="2024-03-01T00:45:03">
            <text:p>01/03/2024 00:45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8-1</text:p>
          </table:table-cell>
          <table:table-cell office:value-type="string">
            <text:p>29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table:style-name="ce13" office:value-type="string">
            <text:p>14-1</text:p>
          </table:table-cell>
          <table:table-cell table:style-name="ce17" office:value-type="date" office:date-value="2024-03-01T21:55:45">
            <text:p>01/03/2024 21:55</text:p>
          </table:table-cell>
          <table:table-cell office:value-type="float" office:value="375">
            <text:p><text:s/>$375,00 </text:p>
          </table:table-cell>
          <table:table-cell office:value-type="string">
            <text:p>OXXO</text:p>
          </table:table-cell>
          <table:table-cell/>
          <table:table-cell office:value-type="string">
            <text:p>14-1</text:p>
          </table:table-cell>
          <table:table-cell office:value-type="string">
            <text:p>01/03/2024</text:p>
          </table:table-cell>
          <table:table-cell office:value-type="float" office:value="375">
            <text:p><text:s/>$375,00 </text:p>
          </table:table-cell>
          <table:table-cell table:number-columns-repeated="1016"/>
        </table:table-row>
        <table:table-row table:style-name="ro5">
          <table:table-cell table:style-name="ce13" office:value-type="string">
            <text:p>15-1</text:p>
          </table:table-cell>
          <table:table-cell table:style-name="ce17" office:value-type="date" office:date-value="2024-03-02T16:05:04">
            <text:p>02/03/2024 16:05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15-1</text:p>
          </table:table-cell>
          <table:table-cell office:value-type="string">
            <text:p>02/03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table:style-name="ce13" office:value-type="string">
            <text:p>16-1</text:p>
          </table:table-cell>
          <table:table-cell table:style-name="ce17" office:value-type="date" office:date-value="2024-02-28T19:50:03">
            <text:p>28/02/2024 19:50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16-1</text:p>
          </table:table-cell>
          <table:table-cell office:value-type="string">
            <text:p>28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1002-1</text:p>
          </table:table-cell>
          <table:table-cell table:style-name="ce17" office:value-type="date" office:date-value="2024-02-28T17:05:04">
            <text:p>28/02/2024 17:05</text:p>
          </table:table-cell>
          <table:table-cell office:value-type="float" office:value="450">
            <text:p><text:s/>$450,00 </text:p>
          </table:table-cell>
          <table:table-cell office:value-type="string">
            <text:p>Mastercard</text:p>
          </table:table-cell>
          <table:table-cell/>
          <table:table-cell office:value-type="string">
            <text:p>1002-1</text:p>
          </table:table-cell>
          <table:table-cell office:value-type="string">
            <text:p>28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1004-1</text:p>
          </table:table-cell>
          <table:table-cell table:style-name="ce17" office:value-type="date" office:date-value="2024-02-27T22:10:03">
            <text:p>27/02/2024 22:10</text:p>
          </table:table-cell>
          <table:table-cell office:value-type="float" office:value="450">
            <text:p><text:s/>$450,00 </text:p>
          </table:table-cell>
          <table:table-cell office:value-type="string">
            <text:p>Mastercard</text:p>
          </table:table-cell>
          <table:table-cell/>
          <table:table-cell office:value-type="string">
            <text:p>1004-1</text:p>
          </table:table-cell>
          <table:table-cell office:value-type="string">
            <text:p>28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1006-1</text:p>
          </table:table-cell>
          <table:table-cell table:style-name="ce17" office:value-type="date" office:date-value="2024-02-29T16:03:45">
            <text:p>29/02/2024 16:03</text:p>
          </table:table-cell>
          <table:table-cell office:value-type="float" office:value="550">
            <text:p><text:s/>$550,00 </text:p>
          </table:table-cell>
          <table:table-cell office:value-type="string">
            <text:p>Mastercard</text:p>
          </table:table-cell>
          <table:table-cell/>
          <table:table-cell office:value-type="string">
            <text:p>1006-1</text:p>
          </table:table-cell>
          <table:table-cell office:value-type="string">
            <text:p>29/02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1009-1</text:p>
          </table:table-cell>
          <table:table-cell table:style-name="ce17" office:value-type="date" office:date-value="2024-03-02T18:18:05">
            <text:p>02/03/2024 18:18</text:p>
          </table:table-cell>
          <table:table-cell office:value-type="float" office:value="405">
            <text:p><text:s/>$405,00 </text:p>
          </table:table-cell>
          <table:table-cell office:value-type="string">
            <text:p>Visa</text:p>
          </table:table-cell>
          <table:table-cell/>
          <table:table-cell table:style-name="ce23" office:value-type="string">
            <text:p>1007-1</text:p>
          </table:table-cell>
          <table:table-cell office:value-type="string">
            <text:p>03/03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1010-1</text:p>
          </table:table-cell>
          <table:table-cell table:style-name="ce17" office:value-type="date" office:date-value="2024-03-01T17:50:04">
            <text:p>01/03/2024 17:50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1009-1</text:p>
          </table:table-cell>
          <table:table-cell office:value-type="string">
            <text:p>02/03/2024</text:p>
          </table:table-cell>
          <table:table-cell office:value-type="float" office:value="405">
            <text:p><text:s/>$405,00 </text:p>
          </table:table-cell>
          <table:table-cell table:number-columns-repeated="1016"/>
        </table:table-row>
        <table:table-row table:style-name="ro5">
          <table:table-cell table:style-name="ce15" office:value-type="string">
            <text:p>101-1</text:p>
          </table:table-cell>
          <table:table-cell table:style-name="ce17" office:value-type="date" office:date-value="2024-03-03T05:40:03">
            <text:p>03/03/2024 05:40</text:p>
          </table:table-cell>
          <table:table-cell office:value-type="float" office:value="450">
            <text:p><text:s/>$450,00 </text:p>
          </table:table-cell>
          <table:table-cell office:value-type="string">
            <text:p>Mastercard</text:p>
          </table:table-cell>
          <table:table-cell/>
          <table:table-cell office:value-type="string">
            <text:p>1010-1</text:p>
          </table:table-cell>
          <table:table-cell office:value-type="string">
            <text:p>01/03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102-1</text:p>
          </table:table-cell>
          <table:table-cell table:style-name="ce17" office:value-type="date" office:date-value="2024-02-28T20:18:30">
            <text:p>28/02/2024 20:18</text:p>
          </table:table-cell>
          <table:table-cell office:value-type="float" office:value="283">
            <text:p><text:s/>$283,00 </text:p>
          </table:table-cell>
          <table:table-cell office:value-type="string">
            <text:p>Mastercard</text:p>
          </table:table-cell>
          <table:table-cell/>
          <table:table-cell office:value-type="string">
            <text:p>102-1</text:p>
          </table:table-cell>
          <table:table-cell office:value-type="string">
            <text:p>28/02/2024</text:p>
          </table:table-cell>
          <table:table-cell office:value-type="float" office:value="283">
            <text:p><text:s/>$283,00 </text:p>
          </table:table-cell>
          <table:table-cell table:number-columns-repeated="1016"/>
        </table:table-row>
        <table:table-row table:style-name="ro5">
          <table:table-cell table:style-name="ce15" office:value-type="string">
            <text:p>1023-1</text:p>
          </table:table-cell>
          <table:table-cell table:style-name="ce17" office:value-type="date" office:date-value="2024-02-26T02:15:03">
            <text:p>26/02/2024 02:15</text:p>
          </table:table-cell>
          <table:table-cell office:value-type="float" office:value="550">
            <text:p><text:s/>$550,00 </text:p>
          </table:table-cell>
          <table:table-cell office:value-type="string">
            <text:p>American Express</text:p>
          </table:table-cell>
          <table:table-cell/>
          <table:table-cell office:value-type="string">
            <text:p>1035-1</text:p>
          </table:table-cell>
          <table:table-cell office:value-type="string">
            <text:p>01/03/2024</text:p>
          </table:table-cell>
          <table:table-cell office:value-type="float" office:value="350">
            <text:p><text:s/>$350,00 </text:p>
          </table:table-cell>
          <table:table-cell table:number-columns-repeated="1016"/>
        </table:table-row>
        <table:table-row table:style-name="ro5">
          <table:table-cell office:value-type="string">
            <text:p>1035-1</text:p>
          </table:table-cell>
          <table:table-cell table:style-name="ce17" office:value-type="date" office:date-value="2024-03-01T13:20:55">
            <text:p>01/03/2024 13:20</text:p>
          </table:table-cell>
          <table:table-cell office:value-type="float" office:value="350">
            <text:p><text:s/>$350,00 </text:p>
          </table:table-cell>
          <table:table-cell office:value-type="string">
            <text:p>Mastercard</text:p>
          </table:table-cell>
          <table:table-cell/>
          <table:table-cell office:value-type="string">
            <text:p>1042-1</text:p>
          </table:table-cell>
          <table:table-cell office:value-type="string">
            <text:p>29/02/2024</text:p>
          </table:table-cell>
          <table:table-cell office:value-type="float" office:value="357">
            <text:p><text:s/>$357,00 </text:p>
          </table:table-cell>
          <table:table-cell table:number-columns-repeated="1016"/>
        </table:table-row>
        <table:table-row table:style-name="ro5">
          <table:table-cell office:value-type="string">
            <text:p>1042-1</text:p>
          </table:table-cell>
          <table:table-cell table:style-name="ce17" office:value-type="date" office:date-value="2024-02-29T14:55:02">
            <text:p>29/02/2024 14:55</text:p>
          </table:table-cell>
          <table:table-cell office:value-type="float" office:value="357">
            <text:p><text:s/>$357,00 </text:p>
          </table:table-cell>
          <table:table-cell office:value-type="string">
            <text:p>Visa</text:p>
          </table:table-cell>
          <table:table-cell/>
          <table:table-cell office:value-type="string">
            <text:p>1043-1</text:p>
          </table:table-cell>
          <table:table-cell office:value-type="string">
            <text:p>29/02/2024</text:p>
          </table:table-cell>
          <table:table-cell office:value-type="float" office:value="160">
            <text:p><text:s/>$160,00 </text:p>
          </table:table-cell>
          <table:table-cell table:number-columns-repeated="1016"/>
        </table:table-row>
        <table:table-row table:style-name="ro5">
          <table:table-cell office:value-type="string">
            <text:p>1043-1</text:p>
          </table:table-cell>
          <table:table-cell table:style-name="ce17" office:value-type="date" office:date-value="2024-02-29T15:47:05">
            <text:p>29/02/2024 15:47</text:p>
          </table:table-cell>
          <table:table-cell office:value-type="float" office:value="160">
            <text:p><text:s/>$160,00 </text:p>
          </table:table-cell>
          <table:table-cell office:value-type="string">
            <text:p>OXXO</text:p>
          </table:table-cell>
          <table:table-cell/>
          <table:table-cell office:value-type="string">
            <text:p>1052-1</text:p>
          </table:table-cell>
          <table:table-cell office:value-type="string">
            <text:p>29/02/2024</text:p>
          </table:table-cell>
          <table:table-cell office:value-type="float" office:value="210">
            <text:p><text:s/>$210,00 </text:p>
          </table:table-cell>
          <table:table-cell table:number-columns-repeated="1016"/>
        </table:table-row>
        <table:table-row table:style-name="ro5">
          <table:table-cell office:value-type="string">
            <text:p>1052-1</text:p>
          </table:table-cell>
          <table:table-cell table:style-name="ce17" office:value-type="date" office:date-value="2024-02-29T23:30:40">
            <text:p>29/02/2024 23:30</text:p>
          </table:table-cell>
          <table:table-cell office:value-type="float" office:value="210">
            <text:p><text:s/>$210,00 </text:p>
          </table:table-cell>
          <table:table-cell office:value-type="string">
            <text:p>Mastercard</text:p>
          </table:table-cell>
          <table:table-cell/>
          <table:table-cell office:value-type="string">
            <text:p>1069-1</text:p>
          </table:table-cell>
          <table:table-cell office:value-type="string">
            <text:p>02/03/2024</text:p>
          </table:table-cell>
          <table:table-cell office:value-type="float" office:value="350">
            <text:p><text:s/>$350,00 </text:p>
          </table:table-cell>
          <table:table-cell table:number-columns-repeated="1016"/>
        </table:table-row>
        <table:table-row table:style-name="ro5">
          <table:table-cell office:value-type="string">
            <text:p>1069-1</text:p>
          </table:table-cell>
          <table:table-cell table:style-name="ce17" office:value-type="date" office:date-value="2024-03-02T16:35:03">
            <text:p>02/03/2024 16:35</text:p>
          </table:table-cell>
          <table:table-cell office:value-type="float" office:value="350">
            <text:p><text:s/>$350,00 </text:p>
          </table:table-cell>
          <table:table-cell office:value-type="string">
            <text:p>Visa</text:p>
          </table:table-cell>
          <table:table-cell/>
          <table:table-cell office:value-type="string">
            <text:p>1075-1</text:p>
          </table:table-cell>
          <table:table-cell office:value-type="string">
            <text:p>28/02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1075-1</text:p>
          </table:table-cell>
          <table:table-cell table:style-name="ce17" office:value-type="date" office:date-value="2024-02-27T22:25:03">
            <text:p>27/02/2024 22:25</text:p>
          </table:table-cell>
          <table:table-cell office:value-type="float" office:value="550">
            <text:p><text:s/>$550,00 </text:p>
          </table:table-cell>
          <table:table-cell office:value-type="string">
            <text:p>Mastercard</text:p>
          </table:table-cell>
          <table:table-cell/>
          <table:table-cell office:value-type="string">
            <text:p>1077-1</text:p>
          </table:table-cell>
          <table:table-cell office:value-type="string">
            <text:p>29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1077-1</text:p>
          </table:table-cell>
          <table:table-cell table:style-name="ce17" office:value-type="date" office:date-value="2024-02-29T15:55:02">
            <text:p>29/02/2024 15:55</text:p>
          </table:table-cell>
          <table:table-cell office:value-type="float" office:value="450">
            <text:p><text:s/>$450,00 </text:p>
          </table:table-cell>
          <table:table-cell office:value-type="string">
            <text:p>Mastercard</text:p>
          </table:table-cell>
          <table:table-cell/>
          <table:table-cell office:value-type="string">
            <text:p>1082-1</text:p>
          </table:table-cell>
          <table:table-cell office:value-type="string">
            <text:p>29/02/2024</text:p>
          </table:table-cell>
          <table:table-cell office:value-type="float" office:value="345">
            <text:p><text:s/>$345,00 </text:p>
          </table:table-cell>
          <table:table-cell table:number-columns-repeated="1016"/>
        </table:table-row>
        <table:table-row table:style-name="ro5">
          <table:table-cell office:value-type="string">
            <text:p>1082-1</text:p>
          </table:table-cell>
          <table:table-cell table:style-name="ce17" office:value-type="date" office:date-value="2024-02-29T06:10:25">
            <text:p>29/02/2024 06:10</text:p>
          </table:table-cell>
          <table:table-cell office:value-type="float" office:value="345">
            <text:p><text:s/>$345,00 </text:p>
          </table:table-cell>
          <table:table-cell office:value-type="string">
            <text:p>Mastercard</text:p>
          </table:table-cell>
          <table:table-cell/>
          <table:table-cell office:value-type="string">
            <text:p>1086-1</text:p>
          </table:table-cell>
          <table:table-cell office:value-type="string">
            <text:p>01/03/2024</text:p>
          </table:table-cell>
          <table:table-cell office:value-type="float" office:value="495">
            <text:p><text:s/>$495,00 </text:p>
          </table:table-cell>
          <table:table-cell table:number-columns-repeated="1016"/>
        </table:table-row>
        <table:table-row table:style-name="ro5">
          <table:table-cell office:value-type="string">
            <text:p>1086-1</text:p>
          </table:table-cell>
          <table:table-cell table:style-name="ce17" office:value-type="date" office:date-value="2024-03-02T03:55:04">
            <text:p>02/03/2024 03:55</text:p>
          </table:table-cell>
          <table:table-cell office:value-type="float" office:value="495">
            <text:p><text:s/>$495,00 </text:p>
          </table:table-cell>
          <table:table-cell office:value-type="string">
            <text:p>Visa</text:p>
          </table:table-cell>
          <table:table-cell/>
          <table:table-cell office:value-type="string">
            <text:p>1096-1</text:p>
          </table:table-cell>
          <table:table-cell office:value-type="string">
            <text:p>28/02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1096-1</text:p>
          </table:table-cell>
          <table:table-cell table:style-name="ce17" office:value-type="date" office:date-value="2024-02-28T17:00:04">
            <text:p>28/02/2024 17:00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110-1</text:p>
          </table:table-cell>
          <table:table-cell office:value-type="string">
            <text:p>28/02/2024</text:p>
          </table:table-cell>
          <table:table-cell office:value-type="float" office:value="750">
            <text:p><text:s/>$750,00 </text:p>
          </table:table-cell>
          <table:table-cell table:number-columns-repeated="1016"/>
        </table:table-row>
        <table:table-row table:style-name="ro5">
          <table:table-cell table:style-name="ce15" office:value-type="string">
            <text:p>1100-1</text:p>
          </table:table-cell>
          <table:table-cell table:style-name="ce17" office:value-type="date" office:date-value="2024-03-03T04:30:02">
            <text:p>03/03/2024 04:30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1108-1</text:p>
          </table:table-cell>
          <table:table-cell office:value-type="string">
            <text:p>01/03/2024</text:p>
          </table:table-cell>
          <table:table-cell office:value-type="float" office:value="750">
            <text:p><text:s/>$750,00 </text:p>
          </table:table-cell>
          <table:table-cell table:number-columns-repeated="1016"/>
        </table:table-row>
        <table:table-row table:style-name="ro5">
          <table:table-cell office:value-type="string">
            <text:p>110-1</text:p>
          </table:table-cell>
          <table:table-cell table:style-name="ce17" office:value-type="date" office:date-value="2024-02-28T23:50:03">
            <text:p>28/02/2024 23:50</text:p>
          </table:table-cell>
          <table:table-cell office:value-type="float" office:value="750">
            <text:p><text:s/>$750,00 </text:p>
          </table:table-cell>
          <table:table-cell office:value-type="string">
            <text:p>Visa</text:p>
          </table:table-cell>
          <table:table-cell/>
          <table:table-cell office:value-type="string">
            <text:p>1109-1</text:p>
          </table:table-cell>
          <table:table-cell office:value-type="string">
            <text:p>27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1108-1</text:p>
          </table:table-cell>
          <table:table-cell table:style-name="ce17" office:value-type="date" office:date-value="2024-03-01T19:20:03">
            <text:p>01/03/2024 19:20</text:p>
          </table:table-cell>
          <table:table-cell office:value-type="float" office:value="750">
            <text:p><text:s/>$750,00 </text:p>
          </table:table-cell>
          <table:table-cell office:value-type="string">
            <text:p>Visa</text:p>
          </table:table-cell>
          <table:table-cell/>
          <table:table-cell office:value-type="string">
            <text:p>111-1</text:p>
          </table:table-cell>
          <table:table-cell office:value-type="string">
            <text:p>02/03/2024</text:p>
          </table:table-cell>
          <table:table-cell office:value-type="float" office:value="390">
            <text:p><text:s/>$390,00 </text:p>
          </table:table-cell>
          <table:table-cell table:number-columns-repeated="1016"/>
        </table:table-row>
        <table:table-row table:style-name="ro5">
          <table:table-cell office:value-type="string">
            <text:p>1109-1</text:p>
          </table:table-cell>
          <table:table-cell table:style-name="ce17" office:value-type="date" office:date-value="2024-02-28T02:05:03">
            <text:p>28/02/2024 02:05</text:p>
          </table:table-cell>
          <table:table-cell office:value-type="float" office:value="450">
            <text:p><text:s/>$450,00 </text:p>
          </table:table-cell>
          <table:table-cell office:value-type="string">
            <text:p>Mastercard</text:p>
          </table:table-cell>
          <table:table-cell/>
          <table:table-cell office:value-type="string">
            <text:p>1117-1</text:p>
          </table:table-cell>
          <table:table-cell office:value-type="string">
            <text:p>29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111-1</text:p>
          </table:table-cell>
          <table:table-cell table:style-name="ce17" office:value-type="date" office:date-value="2024-03-02T18:05:04">
            <text:p>02/03/2024 18:05</text:p>
          </table:table-cell>
          <table:table-cell office:value-type="float" office:value="390">
            <text:p><text:s/>$390,00 </text:p>
          </table:table-cell>
          <table:table-cell office:value-type="string">
            <text:p>Visa</text:p>
          </table:table-cell>
          <table:table-cell/>
          <table:table-cell office:value-type="string">
            <text:p>112-1</text:p>
          </table:table-cell>
          <table:table-cell office:value-type="string">
            <text:p>28/02/2024</text:p>
          </table:table-cell>
          <table:table-cell office:value-type="float" office:value="355">
            <text:p><text:s/>$355,00 </text:p>
          </table:table-cell>
          <table:table-cell table:number-columns-repeated="1016"/>
        </table:table-row>
        <table:table-row table:style-name="ro5">
          <table:table-cell office:value-type="string">
            <text:p>1117-1</text:p>
          </table:table-cell>
          <table:table-cell table:style-name="ce17" office:value-type="date" office:date-value="2024-02-29T20:26:05">
            <text:p>29/02/2024 20:26</text:p>
          </table:table-cell>
          <table:table-cell office:value-type="float" office:value="450">
            <text:p><text:s/>$450,00 </text:p>
          </table:table-cell>
          <table:table-cell office:value-type="string">
            <text:p>Mastercard</text:p>
          </table:table-cell>
          <table:table-cell/>
          <table:table-cell office:value-type="string">
            <text:p>1132-1</text:p>
          </table:table-cell>
          <table:table-cell office:value-type="string">
            <text:p>29/02/2024</text:p>
          </table:table-cell>
          <table:table-cell office:value-type="float" office:value="750">
            <text:p><text:s/>$750,00 </text:p>
          </table:table-cell>
          <table:table-cell table:number-columns-repeated="1016"/>
        </table:table-row>
        <table:table-row table:style-name="ro5">
          <table:table-cell office:value-type="string">
            <text:p>112-1</text:p>
          </table:table-cell>
          <table:table-cell table:style-name="ce17" office:value-type="date" office:date-value="2024-02-28T22:35:04">
            <text:p>28/02/2024 22:35</text:p>
          </table:table-cell>
          <table:table-cell office:value-type="float" office:value="355">
            <text:p><text:s/>$355,00 </text:p>
          </table:table-cell>
          <table:table-cell office:value-type="string">
            <text:p>Visa</text:p>
          </table:table-cell>
          <table:table-cell/>
          <table:table-cell office:value-type="string">
            <text:p>1135-1</text:p>
          </table:table-cell>
          <table:table-cell office:value-type="string">
            <text:p>28/02/2024</text:p>
          </table:table-cell>
          <table:table-cell office:value-type="float" office:value="295">
            <text:p><text:s/>$295,00 </text:p>
          </table:table-cell>
          <table:table-cell table:number-columns-repeated="1016"/>
        </table:table-row>
        <table:table-row table:style-name="ro5">
          <table:table-cell office:value-type="string">
            <text:p>1132-1</text:p>
          </table:table-cell>
          <table:table-cell table:style-name="ce17" office:value-type="date" office:date-value="2024-02-29T16:10:10">
            <text:p>29/02/2024 16:10</text:p>
          </table:table-cell>
          <table:table-cell office:value-type="float" office:value="750">
            <text:p><text:s/>$750,00 </text:p>
          </table:table-cell>
          <table:table-cell office:value-type="string">
            <text:p>Visa</text:p>
          </table:table-cell>
          <table:table-cell/>
          <table:table-cell office:value-type="string">
            <text:p>1138-1</text:p>
          </table:table-cell>
          <table:table-cell office:value-type="string">
            <text:p>28/02/2024</text:p>
          </table:table-cell>
          <table:table-cell office:value-type="float" office:value="310">
            <text:p><text:s/>$310,00 </text:p>
          </table:table-cell>
          <table:table-cell table:number-columns-repeated="1016"/>
        </table:table-row>
        <table:table-row table:style-name="ro5">
          <table:table-cell office:value-type="string">
            <text:p>1135-1</text:p>
          </table:table-cell>
          <table:table-cell table:style-name="ce17" office:value-type="date" office:date-value="2024-02-29T01:34:20">
            <text:p>29/02/2024 01:34</text:p>
          </table:table-cell>
          <table:table-cell office:value-type="float" office:value="295">
            <text:p><text:s/>$295,00 </text:p>
          </table:table-cell>
          <table:table-cell office:value-type="string">
            <text:p>Farmacias del ahorro</text:p>
          </table:table-cell>
          <table:table-cell/>
          <table:table-cell office:value-type="string">
            <text:p>114-1</text:p>
          </table:table-cell>
          <table:table-cell office:value-type="string">
            <text:p>27/02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1138-1</text:p>
          </table:table-cell>
          <table:table-cell table:style-name="ce17" office:value-type="date" office:date-value="2024-02-28T23:15:03">
            <text:p>28/02/2024 23:15</text:p>
          </table:table-cell>
          <table:table-cell office:value-type="float" office:value="310">
            <text:p><text:s/>$310,00 </text:p>
          </table:table-cell>
          <table:table-cell office:value-type="string">
            <text:p>Mastercard</text:p>
          </table:table-cell>
          <table:table-cell/>
          <table:table-cell office:value-type="string">
            <text:p>1159-1</text:p>
          </table:table-cell>
          <table:table-cell office:value-type="string">
            <text:p>01/03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114-1</text:p>
          </table:table-cell>
          <table:table-cell table:style-name="ce17" office:value-type="date" office:date-value="2024-02-27T14:30:03">
            <text:p>27/02/2024 14:30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1163-1</text:p>
          </table:table-cell>
          <table:table-cell office:value-type="string">
            <text:p>28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1159-1</text:p>
          </table:table-cell>
          <table:table-cell table:style-name="ce17" office:value-type="date" office:date-value="2024-03-02T03:35:05">
            <text:p>02/03/2024 03:35</text:p>
          </table:table-cell>
          <table:table-cell office:value-type="float" office:value="550">
            <text:p><text:s/>$550,00 </text:p>
          </table:table-cell>
          <table:table-cell office:value-type="string">
            <text:p>Mastercard</text:p>
          </table:table-cell>
          <table:table-cell/>
          <table:table-cell office:value-type="string">
            <text:p>1166-1</text:p>
          </table:table-cell>
          <table:table-cell office:value-type="string">
            <text:p>26/02/2024</text:p>
          </table:table-cell>
          <table:table-cell office:value-type="float" office:value="435">
            <text:p><text:s/>$435,00 </text:p>
          </table:table-cell>
          <table:table-cell table:number-columns-repeated="1016"/>
        </table:table-row>
        <table:table-row table:style-name="ro5">
          <table:table-cell office:value-type="string">
            <text:p>1163-1</text:p>
          </table:table-cell>
          <table:table-cell table:style-name="ce17" office:value-type="date" office:date-value="2024-02-29T04:05:03">
            <text:p>29/02/2024 04:05</text:p>
          </table:table-cell>
          <table:table-cell office:value-type="float" office:value="450">
            <text:p><text:s/>$450,00 </text:p>
          </table:table-cell>
          <table:table-cell office:value-type="string">
            <text:p>Mastercard</text:p>
          </table:table-cell>
          <table:table-cell/>
          <table:table-cell office:value-type="string">
            <text:p>1167-1</text:p>
          </table:table-cell>
          <table:table-cell office:value-type="string">
            <text:p>01/03/2024</text:p>
          </table:table-cell>
          <table:table-cell office:value-type="float" office:value="1050">
            <text:p><text:s/>$1.050,00 </text:p>
          </table:table-cell>
          <table:table-cell table:number-columns-repeated="1016"/>
        </table:table-row>
        <table:table-row table:style-name="ro5">
          <table:table-cell office:value-type="string">
            <text:p>1166-1</text:p>
          </table:table-cell>
          <table:table-cell table:style-name="ce17" office:value-type="date" office:date-value="2024-02-26T17:40:04">
            <text:p>26/02/2024 17:40</text:p>
          </table:table-cell>
          <table:table-cell office:value-type="float" office:value="435">
            <text:p><text:s/>$435,00 </text:p>
          </table:table-cell>
          <table:table-cell office:value-type="string">
            <text:p>Visa</text:p>
          </table:table-cell>
          <table:table-cell/>
          <table:table-cell table:style-name="ce23" office:value-type="string">
            <text:p>117-1</text:p>
          </table:table-cell>
          <table:table-cell office:value-type="string">
            <text:p>03/03/2024</text:p>
          </table:table-cell>
          <table:table-cell office:value-type="float" office:value="370">
            <text:p><text:s/>$370,00 </text:p>
          </table:table-cell>
          <table:table-cell table:number-columns-repeated="1016"/>
        </table:table-row>
        <table:table-row table:style-name="ro5">
          <table:table-cell office:value-type="string">
            <text:p>1167-1</text:p>
          </table:table-cell>
          <table:table-cell table:style-name="ce17" office:value-type="date" office:date-value="2024-03-01T18:35:25">
            <text:p>01/03/2024 18:35</text:p>
          </table:table-cell>
          <table:table-cell office:value-type="float" office:value="1050">
            <text:p><text:s/>$1.050,00 </text:p>
          </table:table-cell>
          <table:table-cell office:value-type="string">
            <text:p>Visa</text:p>
          </table:table-cell>
          <table:table-cell/>
          <table:table-cell office:value-type="string">
            <text:p>1176-1</text:p>
          </table:table-cell>
          <table:table-cell office:value-type="string">
            <text:p>29/02/2024</text:p>
          </table:table-cell>
          <table:table-cell office:value-type="float" office:value="513">
            <text:p><text:s/>$513,00 </text:p>
          </table:table-cell>
          <table:table-cell table:number-columns-repeated="1016"/>
        </table:table-row>
        <table:table-row table:style-name="ro5">
          <table:table-cell office:value-type="string">
            <text:p>1176-1</text:p>
          </table:table-cell>
          <table:table-cell table:style-name="ce17" office:value-type="date" office:date-value="2024-02-29T14:35:03">
            <text:p>29/02/2024 14:35</text:p>
          </table:table-cell>
          <table:table-cell office:value-type="float" office:value="513">
            <text:p><text:s/>$513,00 </text:p>
          </table:table-cell>
          <table:table-cell office:value-type="string">
            <text:p>Visa</text:p>
          </table:table-cell>
          <table:table-cell/>
          <table:table-cell office:value-type="string">
            <text:p>1190-1</text:p>
          </table:table-cell>
          <table:table-cell office:value-type="string">
            <text:p>02/03/2024</text:p>
          </table:table-cell>
          <table:table-cell office:value-type="float" office:value="750">
            <text:p><text:s/>$750,00 </text:p>
          </table:table-cell>
          <table:table-cell table:number-columns-repeated="1016"/>
        </table:table-row>
        <table:table-row table:style-name="ro5">
          <table:table-cell office:value-type="string">
            <text:p>1190-1</text:p>
          </table:table-cell>
          <table:table-cell table:style-name="ce17" office:value-type="date" office:date-value="2024-03-02T09:05:02">
            <text:p>02/03/2024 09:05</text:p>
          </table:table-cell>
          <table:table-cell office:value-type="float" office:value="750">
            <text:p><text:s/>$750,00 </text:p>
          </table:table-cell>
          <table:table-cell office:value-type="string">
            <text:p>Visa</text:p>
          </table:table-cell>
          <table:table-cell/>
          <table:table-cell office:value-type="string">
            <text:p>1192-1</text:p>
          </table:table-cell>
          <table:table-cell office:value-type="string">
            <text:p>02/03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1192-1</text:p>
          </table:table-cell>
          <table:table-cell table:style-name="ce17" office:value-type="date" office:date-value="2024-03-02T18:10:03">
            <text:p>02/03/2024 18:10</text:p>
          </table:table-cell>
          <table:table-cell office:value-type="float" office:value="450">
            <text:p><text:s/>$450,00 </text:p>
          </table:table-cell>
          <table:table-cell office:value-type="string">
            <text:p>Mastercard</text:p>
          </table:table-cell>
          <table:table-cell/>
          <table:table-cell office:value-type="string">
            <text:p>1195-1</text:p>
          </table:table-cell>
          <table:table-cell office:value-type="string">
            <text:p>03/03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table:style-name="ce24" office:value-type="string">
            <text:p>1206-1</text:p>
          </table:table-cell>
          <table:table-cell table:style-name="ce17" office:value-type="date" office:date-value="2024-03-01T16:15:03">
            <text:p>01/03/2024 16:15</text:p>
          </table:table-cell>
          <table:table-cell office:value-type="float" office:value="690">
            <text:p><text:s/>$690,00 </text:p>
          </table:table-cell>
          <table:table-cell office:value-type="string">
            <text:p>Mastercard</text:p>
          </table:table-cell>
          <table:table-cell/>
          <table:table-cell table:style-name="ce23" office:value-type="string">
            <text:p>1205-1</text:p>
          </table:table-cell>
          <table:table-cell office:value-type="string">
            <text:p>03/03/2024</text:p>
          </table:table-cell>
          <table:table-cell office:value-type="float" office:value="320">
            <text:p><text:s/>$320,00 </text:p>
          </table:table-cell>
          <table:table-cell table:number-columns-repeated="1016"/>
        </table:table-row>
        <table:table-row table:style-name="ro5">
          <table:table-cell office:value-type="string">
            <text:p>1207-1</text:p>
          </table:table-cell>
          <table:table-cell table:style-name="ce17" office:value-type="date" office:date-value="2024-02-28T19:10:03">
            <text:p>28/02/2024 19:10</text:p>
          </table:table-cell>
          <table:table-cell office:value-type="float" office:value="265">
            <text:p><text:s/>$265,00 </text:p>
          </table:table-cell>
          <table:table-cell office:value-type="string">
            <text:p>Visa</text:p>
          </table:table-cell>
          <table:table-cell/>
          <table:table-cell table:style-name="ce23" office:value-type="string">
            <text:p>1205-1</text:p>
          </table:table-cell>
          <table:table-cell office:value-type="string">
            <text:p>03/03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121-1</text:p>
          </table:table-cell>
          <table:table-cell table:style-name="ce17" office:value-type="date" office:date-value="2024-02-27T18:25:03">
            <text:p>27/02/2024 18:25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1206-1</text:p>
          </table:table-cell>
          <table:table-cell office:value-type="string">
            <text:p>01/03/2024</text:p>
          </table:table-cell>
          <table:table-cell office:value-type="float" office:value="690">
            <text:p><text:s/>$690,00 </text:p>
          </table:table-cell>
          <table:table-cell table:number-columns-repeated="1016"/>
        </table:table-row>
        <table:table-row table:style-name="ro5">
          <table:table-cell table:style-name="ce15" office:value-type="string">
            <text:p>1219-1</text:p>
          </table:table-cell>
          <table:table-cell table:style-name="ce17" office:value-type="date" office:date-value="2024-03-03T04:10:24">
            <text:p>03/03/2024 04:10</text:p>
          </table:table-cell>
          <table:table-cell office:value-type="float" office:value="550">
            <text:p><text:s/>$550,00 </text:p>
          </table:table-cell>
          <table:table-cell office:value-type="string">
            <text:p>OXXO</text:p>
          </table:table-cell>
          <table:table-cell/>
          <table:table-cell office:value-type="string">
            <text:p>1207-1</text:p>
          </table:table-cell>
          <table:table-cell office:value-type="string">
            <text:p>28/02/2024</text:p>
          </table:table-cell>
          <table:table-cell office:value-type="float" office:value="265">
            <text:p><text:s/>$265,00 </text:p>
          </table:table-cell>
          <table:table-cell table:number-columns-repeated="1016"/>
        </table:table-row>
        <table:table-row table:style-name="ro5">
          <table:table-cell office:value-type="string">
            <text:p>1221-1</text:p>
          </table:table-cell>
          <table:table-cell table:style-name="ce17" office:value-type="date" office:date-value="2024-02-28T21:05:03">
            <text:p>28/02/2024 21:05</text:p>
          </table:table-cell>
          <table:table-cell office:value-type="float" office:value="302">
            <text:p><text:s/>$302,00 </text:p>
          </table:table-cell>
          <table:table-cell office:value-type="string">
            <text:p>Visa</text:p>
          </table:table-cell>
          <table:table-cell/>
          <table:table-cell office:value-type="string">
            <text:p>121-1</text:p>
          </table:table-cell>
          <table:table-cell office:value-type="string">
            <text:p>28/02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1226-1</text:p>
          </table:table-cell>
          <table:table-cell table:style-name="ce17" office:value-type="date" office:date-value="2024-02-27T21:20:03">
            <text:p>27/02/2024 21:20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1221-1</text:p>
          </table:table-cell>
          <table:table-cell office:value-type="string">
            <text:p>28/02/2024</text:p>
          </table:table-cell>
          <table:table-cell office:value-type="float" office:value="302">
            <text:p><text:s/>$302,00 </text:p>
          </table:table-cell>
          <table:table-cell table:number-columns-repeated="1016"/>
        </table:table-row>
        <table:table-row table:style-name="ro5">
          <table:table-cell office:value-type="string">
            <text:p>1232-1</text:p>
          </table:table-cell>
          <table:table-cell table:style-name="ce17" office:value-type="date" office:date-value="2024-03-01T14:20:04">
            <text:p>01/03/2024 14:20</text:p>
          </table:table-cell>
          <table:table-cell office:value-type="float" office:value="795">
            <text:p><text:s/>$795,00 </text:p>
          </table:table-cell>
          <table:table-cell office:value-type="string">
            <text:p>Mastercard</text:p>
          </table:table-cell>
          <table:table-cell/>
          <table:table-cell office:value-type="string">
            <text:p>1226-1</text:p>
          </table:table-cell>
          <table:table-cell office:value-type="string">
            <text:p>28/02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1235-1</text:p>
          </table:table-cell>
          <table:table-cell table:style-name="ce17" office:value-type="date" office:date-value="2024-02-27T18:40:03">
            <text:p>27/02/2024 18:40</text:p>
          </table:table-cell>
          <table:table-cell office:value-type="float" office:value="550">
            <text:p><text:s/>$550,00 </text:p>
          </table:table-cell>
          <table:table-cell office:value-type="string">
            <text:p>Mastercard</text:p>
          </table:table-cell>
          <table:table-cell/>
          <table:table-cell office:value-type="string">
            <text:p>1232-1</text:p>
          </table:table-cell>
          <table:table-cell office:value-type="string">
            <text:p>01/03/2024</text:p>
          </table:table-cell>
          <table:table-cell office:value-type="float" office:value="795">
            <text:p><text:s/>$795,00 </text:p>
          </table:table-cell>
          <table:table-cell table:number-columns-repeated="1016"/>
        </table:table-row>
        <table:table-row table:style-name="ro5">
          <table:table-cell office:value-type="string">
            <text:p>1237-1</text:p>
          </table:table-cell>
          <table:table-cell table:style-name="ce17" office:value-type="date" office:date-value="2024-03-01T17:06:50">
            <text:p>01/03/2024 17:06</text:p>
          </table:table-cell>
          <table:table-cell office:value-type="float" office:value="1082">
            <text:p><text:s/>$1.082,00 </text:p>
          </table:table-cell>
          <table:table-cell office:value-type="string">
            <text:p>OXXO</text:p>
          </table:table-cell>
          <table:table-cell/>
          <table:table-cell office:value-type="string">
            <text:p>1235-1</text:p>
          </table:table-cell>
          <table:table-cell office:value-type="string">
            <text:p>28/02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1242-1</text:p>
          </table:table-cell>
          <table:table-cell table:style-name="ce17" office:value-type="date" office:date-value="2024-03-01T19:56:05">
            <text:p>01/03/2024 19:56</text:p>
          </table:table-cell>
          <table:table-cell office:value-type="float" office:value="513">
            <text:p><text:s/>$513,00 </text:p>
          </table:table-cell>
          <table:table-cell office:value-type="string">
            <text:p>OXXO</text:p>
          </table:table-cell>
          <table:table-cell/>
          <table:table-cell office:value-type="string">
            <text:p>1237-1</text:p>
          </table:table-cell>
          <table:table-cell office:value-type="string">
            <text:p>01/03/2024</text:p>
          </table:table-cell>
          <table:table-cell office:value-type="float" office:value="1082">
            <text:p><text:s/>$1.082,00 </text:p>
          </table:table-cell>
          <table:table-cell table:number-columns-repeated="1016"/>
        </table:table-row>
        <table:table-row table:style-name="ro5">
          <table:table-cell office:value-type="string">
            <text:p>1244-1</text:p>
          </table:table-cell>
          <table:table-cell table:style-name="ce17" office:value-type="date" office:date-value="2024-02-27T15:30:03">
            <text:p>27/02/2024 15:30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1242-1</text:p>
          </table:table-cell>
          <table:table-cell office:value-type="string">
            <text:p>01/03/2024</text:p>
          </table:table-cell>
          <table:table-cell office:value-type="float" office:value="513">
            <text:p><text:s/>$513,00 </text:p>
          </table:table-cell>
          <table:table-cell table:number-columns-repeated="1016"/>
        </table:table-row>
        <table:table-row table:style-name="ro5">
          <table:table-cell office:value-type="string">
            <text:p>1253-1</text:p>
          </table:table-cell>
          <table:table-cell table:style-name="ce17" office:value-type="date" office:date-value="2024-03-02T03:15:03">
            <text:p>02/03/2024 03:15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1244-1</text:p>
          </table:table-cell>
          <table:table-cell office:value-type="string">
            <text:p>27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1274-1</text:p>
          </table:table-cell>
          <table:table-cell table:style-name="ce17" office:value-type="date" office:date-value="2024-02-26T23:55:03">
            <text:p>26/02/2024 23:55</text:p>
          </table:table-cell>
          <table:table-cell office:value-type="float" office:value="450">
            <text:p><text:s/>$450,00 </text:p>
          </table:table-cell>
          <table:table-cell office:value-type="string">
            <text:p>Mastercard</text:p>
          </table:table-cell>
          <table:table-cell/>
          <table:table-cell table:style-name="ce23" office:value-type="string">
            <text:p>1245-1</text:p>
          </table:table-cell>
          <table:table-cell office:value-type="string">
            <text:p>03/03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1283-1</text:p>
          </table:table-cell>
          <table:table-cell table:style-name="ce17" office:value-type="date" office:date-value="2024-02-28T20:40:03">
            <text:p>28/02/2024 20:40</text:p>
          </table:table-cell>
          <table:table-cell office:value-type="float" office:value="275">
            <text:p><text:s/>$275,00 </text:p>
          </table:table-cell>
          <table:table-cell office:value-type="string">
            <text:p>Visa</text:p>
          </table:table-cell>
          <table:table-cell/>
          <table:table-cell office:value-type="string">
            <text:p>1253-1</text:p>
          </table:table-cell>
          <table:table-cell office:value-type="string">
            <text:p>01/03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1290-1</text:p>
          </table:table-cell>
          <table:table-cell table:style-name="ce17" office:value-type="date" office:date-value="2024-02-28T00:05:03">
            <text:p>28/02/2024 00:05</text:p>
          </table:table-cell>
          <table:table-cell office:value-type="float" office:value="750">
            <text:p><text:s/>$750,00 </text:p>
          </table:table-cell>
          <table:table-cell office:value-type="string">
            <text:p>Visa</text:p>
          </table:table-cell>
          <table:table-cell/>
          <table:table-cell office:value-type="string">
            <text:p>1274-1</text:p>
          </table:table-cell>
          <table:table-cell office:value-type="string">
            <text:p>26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1293-1</text:p>
          </table:table-cell>
          <table:table-cell table:style-name="ce17" office:value-type="date" office:date-value="2024-03-01T15:25:04">
            <text:p>01/03/2024 15:25</text:p>
          </table:table-cell>
          <table:table-cell office:value-type="float" office:value="550">
            <text:p><text:s/>$550,00 </text:p>
          </table:table-cell>
          <table:table-cell office:value-type="string">
            <text:p>Mastercard</text:p>
          </table:table-cell>
          <table:table-cell/>
          <table:table-cell office:value-type="string">
            <text:p>1283-1</text:p>
          </table:table-cell>
          <table:table-cell office:value-type="string">
            <text:p>28/02/2024</text:p>
          </table:table-cell>
          <table:table-cell office:value-type="float" office:value="275">
            <text:p><text:s/>$275,00 </text:p>
          </table:table-cell>
          <table:table-cell table:number-columns-repeated="1016"/>
        </table:table-row>
        <table:table-row table:style-name="ro5">
          <table:table-cell office:value-type="string">
            <text:p>1298-1</text:p>
          </table:table-cell>
          <table:table-cell table:style-name="ce17" office:value-type="date" office:date-value="2024-02-29T18:20:07">
            <text:p>29/02/2024 18:20</text:p>
          </table:table-cell>
          <table:table-cell office:value-type="float" office:value="357">
            <text:p><text:s/>$357,00 </text:p>
          </table:table-cell>
          <table:table-cell office:value-type="string">
            <text:p>Mastercard</text:p>
          </table:table-cell>
          <table:table-cell/>
          <table:table-cell table:style-name="ce23" office:value-type="string">
            <text:p>1289-1</text:p>
          </table:table-cell>
          <table:table-cell office:value-type="string">
            <text:p>03/03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1303-1</text:p>
          </table:table-cell>
          <table:table-cell table:style-name="ce17" office:value-type="date" office:date-value="2024-02-29T01:55:40">
            <text:p>29/02/2024 01:55</text:p>
          </table:table-cell>
          <table:table-cell office:value-type="float" office:value="405">
            <text:p><text:s/>$405,00 </text:p>
          </table:table-cell>
          <table:table-cell office:value-type="string">
            <text:p>OXXO</text:p>
          </table:table-cell>
          <table:table-cell/>
          <table:table-cell office:value-type="string">
            <text:p>1290-1</text:p>
          </table:table-cell>
          <table:table-cell office:value-type="string">
            <text:p>28/02/2024</text:p>
          </table:table-cell>
          <table:table-cell office:value-type="float" office:value="750">
            <text:p><text:s/>$750,00 </text:p>
          </table:table-cell>
          <table:table-cell table:number-columns-repeated="1016"/>
        </table:table-row>
        <table:table-row table:style-name="ro5">
          <table:table-cell office:value-type="string">
            <text:p>1304-1</text:p>
          </table:table-cell>
          <table:table-cell table:style-name="ce17" office:value-type="date" office:date-value="2024-02-28T22:25:03">
            <text:p>28/02/2024 22:25</text:p>
          </table:table-cell>
          <table:table-cell office:value-type="float" office:value="175">
            <text:p><text:s/>$175,00 </text:p>
          </table:table-cell>
          <table:table-cell office:value-type="string">
            <text:p>Visa</text:p>
          </table:table-cell>
          <table:table-cell/>
          <table:table-cell office:value-type="string">
            <text:p>1293-1</text:p>
          </table:table-cell>
          <table:table-cell office:value-type="string">
            <text:p>01/03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table:style-name="ce15" office:value-type="string">
            <text:p>131-1</text:p>
          </table:table-cell>
          <table:table-cell table:style-name="ce17" office:value-type="date" office:date-value="2024-03-03T05:50:03">
            <text:p>03/03/2024 05:50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1298-1</text:p>
          </table:table-cell>
          <table:table-cell office:value-type="string">
            <text:p>29/02/2024</text:p>
          </table:table-cell>
          <table:table-cell office:value-type="float" office:value="357">
            <text:p><text:s/>$357,00 </text:p>
          </table:table-cell>
          <table:table-cell table:number-columns-repeated="1016"/>
        </table:table-row>
        <table:table-row table:style-name="ro5">
          <table:table-cell office:value-type="string">
            <text:p>1316-1</text:p>
          </table:table-cell>
          <table:table-cell table:style-name="ce17" office:value-type="date" office:date-value="2024-02-28T21:55:04">
            <text:p>28/02/2024 21:55</text:p>
          </table:table-cell>
          <table:table-cell office:value-type="float" office:value="532">
            <text:p><text:s/>$532,00 </text:p>
          </table:table-cell>
          <table:table-cell office:value-type="string">
            <text:p>Visa</text:p>
          </table:table-cell>
          <table:table-cell/>
          <table:table-cell office:value-type="string">
            <text:p>1303-1</text:p>
          </table:table-cell>
          <table:table-cell office:value-type="string">
            <text:p>28/02/2024</text:p>
          </table:table-cell>
          <table:table-cell office:value-type="float" office:value="405">
            <text:p><text:s/>$405,00 </text:p>
          </table:table-cell>
          <table:table-cell table:number-columns-repeated="1016"/>
        </table:table-row>
        <table:table-row table:style-name="ro5">
          <table:table-cell office:value-type="string">
            <text:p>1318-1</text:p>
          </table:table-cell>
          <table:table-cell table:style-name="ce17" office:value-type="date" office:date-value="2024-02-29T20:25:04">
            <text:p>29/02/2024 20:25</text:p>
          </table:table-cell>
          <table:table-cell office:value-type="float" office:value="210">
            <text:p><text:s/>$210,00 </text:p>
          </table:table-cell>
          <table:table-cell office:value-type="string">
            <text:p>Mastercard</text:p>
          </table:table-cell>
          <table:table-cell/>
          <table:table-cell office:value-type="string">
            <text:p>1304-1</text:p>
          </table:table-cell>
          <table:table-cell office:value-type="string">
            <text:p>28/02/2024</text:p>
          </table:table-cell>
          <table:table-cell office:value-type="float" office:value="175">
            <text:p><text:s/>$175,00 </text:p>
          </table:table-cell>
          <table:table-cell table:number-columns-repeated="1016"/>
        </table:table-row>
        <table:table-row table:style-name="ro5">
          <table:table-cell office:value-type="string">
            <text:p>132-1</text:p>
          </table:table-cell>
          <table:table-cell table:style-name="ce17" office:value-type="date" office:date-value="2024-02-28T21:10:03">
            <text:p>28/02/2024 21:10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table:style-name="ce23" office:value-type="string">
            <text:p>1304-1</text:p>
          </table:table-cell>
          <table:table-cell office:value-type="string">
            <text:p>03/03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1322-1</text:p>
          </table:table-cell>
          <table:table-cell table:style-name="ce17" office:value-type="date" office:date-value="2024-02-28T21:40:03">
            <text:p>28/02/2024 21:40</text:p>
          </table:table-cell>
          <table:table-cell office:value-type="float" office:value="869">
            <text:p><text:s/>$869,00 </text:p>
          </table:table-cell>
          <table:table-cell office:value-type="string">
            <text:p>Mastercard</text:p>
          </table:table-cell>
          <table:table-cell/>
          <table:table-cell office:value-type="string">
            <text:p>1316-1</text:p>
          </table:table-cell>
          <table:table-cell office:value-type="string">
            <text:p>28/02/2024</text:p>
          </table:table-cell>
          <table:table-cell office:value-type="float" office:value="532">
            <text:p><text:s/>$532,00 </text:p>
          </table:table-cell>
          <table:table-cell table:number-columns-repeated="1016"/>
        </table:table-row>
        <table:table-row table:style-name="ro5">
          <table:table-cell office:value-type="string">
            <text:p>1324-1</text:p>
          </table:table-cell>
          <table:table-cell table:style-name="ce17" office:value-type="date" office:date-value="2024-02-28T21:26:50">
            <text:p>28/02/2024 21:26</text:p>
          </table:table-cell>
          <table:table-cell office:value-type="float" office:value="250">
            <text:p><text:s/>$250,00 </text:p>
          </table:table-cell>
          <table:table-cell office:value-type="string">
            <text:p>OXXO</text:p>
          </table:table-cell>
          <table:table-cell/>
          <table:table-cell office:value-type="string">
            <text:p>1318-1</text:p>
          </table:table-cell>
          <table:table-cell office:value-type="string">
            <text:p>29/02/2024</text:p>
          </table:table-cell>
          <table:table-cell office:value-type="float" office:value="210">
            <text:p><text:s/>$210,00 </text:p>
          </table:table-cell>
          <table:table-cell table:number-columns-repeated="1016"/>
        </table:table-row>
        <table:table-row table:style-name="ro5">
          <table:table-cell office:value-type="string">
            <text:p>133-1</text:p>
          </table:table-cell>
          <table:table-cell table:style-name="ce17" office:value-type="date" office:date-value="2024-02-26T21:50:03">
            <text:p>26/02/2024 21:50</text:p>
          </table:table-cell>
          <table:table-cell office:value-type="float" office:value="435">
            <text:p><text:s/>$435,00 </text:p>
          </table:table-cell>
          <table:table-cell office:value-type="string">
            <text:p>OXXO</text:p>
          </table:table-cell>
          <table:table-cell/>
          <table:table-cell office:value-type="string">
            <text:p>132-1</text:p>
          </table:table-cell>
          <table:table-cell office:value-type="string">
            <text:p>28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1335-1</text:p>
          </table:table-cell>
          <table:table-cell table:style-name="ce17" office:value-type="date" office:date-value="2024-02-29T14:11:30">
            <text:p>29/02/2024 14:11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1322-1</text:p>
          </table:table-cell>
          <table:table-cell office:value-type="string">
            <text:p>28/02/2024</text:p>
          </table:table-cell>
          <table:table-cell office:value-type="float" office:value="869">
            <text:p><text:s/>$869,00 </text:p>
          </table:table-cell>
          <table:table-cell table:number-columns-repeated="1016"/>
        </table:table-row>
        <table:table-row table:style-name="ro5">
          <table:table-cell office:value-type="string">
            <text:p>1337-1</text:p>
          </table:table-cell>
          <table:table-cell table:style-name="ce17" office:value-type="date" office:date-value="2024-02-28T22:52:20">
            <text:p>28/02/2024 22:52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1324-1</text:p>
          </table:table-cell>
          <table:table-cell office:value-type="string">
            <text:p>28/02/2024</text:p>
          </table:table-cell>
          <table:table-cell office:value-type="float" office:value="250">
            <text:p><text:s/>$250,00 </text:p>
          </table:table-cell>
          <table:table-cell table:number-columns-repeated="1016"/>
        </table:table-row>
        <table:table-row table:style-name="ro5">
          <table:table-cell office:value-type="string">
            <text:p>1338-1</text:p>
          </table:table-cell>
          <table:table-cell table:style-name="ce17" office:value-type="date" office:date-value="2024-02-29T23:09:20">
            <text:p>29/02/2024 23:09</text:p>
          </table:table-cell>
          <table:table-cell office:value-type="float" office:value="435">
            <text:p><text:s/>$435,00 </text:p>
          </table:table-cell>
          <table:table-cell office:value-type="string">
            <text:p>Visa</text:p>
          </table:table-cell>
          <table:table-cell/>
          <table:table-cell office:value-type="string">
            <text:p>133-1</text:p>
          </table:table-cell>
          <table:table-cell office:value-type="string">
            <text:p>26/02/2024</text:p>
          </table:table-cell>
          <table:table-cell office:value-type="float" office:value="435">
            <text:p><text:s/>$435,00 </text:p>
          </table:table-cell>
          <table:table-cell table:number-columns-repeated="1016"/>
        </table:table-row>
        <table:table-row table:style-name="ro5">
          <table:table-cell office:value-type="string">
            <text:p>1339-1</text:p>
          </table:table-cell>
          <table:table-cell table:style-name="ce17" office:value-type="date" office:date-value="2024-02-27T21:10:03">
            <text:p>27/02/2024 21:10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1335-1</text:p>
          </table:table-cell>
          <table:table-cell office:value-type="string">
            <text:p>29/02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1341-1</text:p>
          </table:table-cell>
          <table:table-cell table:style-name="ce17" office:value-type="date" office:date-value="2024-02-29T13:25:03">
            <text:p>29/02/2024 13:25</text:p>
          </table:table-cell>
          <table:table-cell office:value-type="float" office:value="550">
            <text:p><text:s/>$550,00 </text:p>
          </table:table-cell>
          <table:table-cell office:value-type="string">
            <text:p>Mastercard</text:p>
          </table:table-cell>
          <table:table-cell/>
          <table:table-cell office:value-type="string">
            <text:p>1337-1</text:p>
          </table:table-cell>
          <table:table-cell office:value-type="string">
            <text:p>28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1345-1</text:p>
          </table:table-cell>
          <table:table-cell table:style-name="ce17" office:value-type="date" office:date-value="2024-02-28T18:10:03">
            <text:p>28/02/2024 18:10</text:p>
          </table:table-cell>
          <table:table-cell office:value-type="float" office:value="210">
            <text:p><text:s/>$210,00 </text:p>
          </table:table-cell>
          <table:table-cell office:value-type="string">
            <text:p>Visa</text:p>
          </table:table-cell>
          <table:table-cell/>
          <table:table-cell office:value-type="string">
            <text:p>1338-1</text:p>
          </table:table-cell>
          <table:table-cell office:value-type="string">
            <text:p>29/02/2024</text:p>
          </table:table-cell>
          <table:table-cell office:value-type="float" office:value="435">
            <text:p><text:s/>$435,00 </text:p>
          </table:table-cell>
          <table:table-cell table:number-columns-repeated="1016"/>
        </table:table-row>
        <table:table-row table:style-name="ro5">
          <table:table-cell office:value-type="string">
            <text:p>1346-1</text:p>
          </table:table-cell>
          <table:table-cell table:style-name="ce17" office:value-type="date" office:date-value="2024-02-28T17:00:03">
            <text:p>28/02/2024 17:00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1339-1</text:p>
          </table:table-cell>
          <table:table-cell office:value-type="string">
            <text:p>28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1347-1</text:p>
          </table:table-cell>
          <table:table-cell table:style-name="ce17" office:value-type="date" office:date-value="2024-02-28T14:55:03">
            <text:p>28/02/2024 14:55</text:p>
          </table:table-cell>
          <table:table-cell office:value-type="float" office:value="750">
            <text:p><text:s/>$750,00 </text:p>
          </table:table-cell>
          <table:table-cell office:value-type="string">
            <text:p>Visa</text:p>
          </table:table-cell>
          <table:table-cell/>
          <table:table-cell office:value-type="string">
            <text:p>1341-1</text:p>
          </table:table-cell>
          <table:table-cell office:value-type="string">
            <text:p>29/02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1348-1</text:p>
          </table:table-cell>
          <table:table-cell table:style-name="ce17" office:value-type="date" office:date-value="2024-02-29T16:42:05">
            <text:p>29/02/2024 16:42</text:p>
          </table:table-cell>
          <table:table-cell office:value-type="float" office:value="350">
            <text:p><text:s/>$350,00 </text:p>
          </table:table-cell>
          <table:table-cell office:value-type="string">
            <text:p>Mastercard</text:p>
          </table:table-cell>
          <table:table-cell/>
          <table:table-cell office:value-type="string">
            <text:p>1345-1</text:p>
          </table:table-cell>
          <table:table-cell office:value-type="string">
            <text:p>28/02/2024</text:p>
          </table:table-cell>
          <table:table-cell office:value-type="float" office:value="210">
            <text:p><text:s/>$210,00 </text:p>
          </table:table-cell>
          <table:table-cell table:number-columns-repeated="1016"/>
        </table:table-row>
        <table:table-row table:style-name="ro5">
          <table:table-cell office:value-type="string">
            <text:p>1360-1</text:p>
          </table:table-cell>
          <table:table-cell table:style-name="ce17" office:value-type="date" office:date-value="2024-02-29T20:05:15">
            <text:p>29/02/2024 20:05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1346-1</text:p>
          </table:table-cell>
          <table:table-cell office:value-type="string">
            <text:p>28/02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1369-1</text:p>
          </table:table-cell>
          <table:table-cell table:style-name="ce17" office:value-type="date" office:date-value="2024-02-29T17:00:03">
            <text:p>29/02/2024 17:00</text:p>
          </table:table-cell>
          <table:table-cell office:value-type="float" office:value="550">
            <text:p><text:s/>$550,00 </text:p>
          </table:table-cell>
          <table:table-cell office:value-type="string">
            <text:p>Mastercard</text:p>
          </table:table-cell>
          <table:table-cell/>
          <table:table-cell office:value-type="string">
            <text:p>1347-1</text:p>
          </table:table-cell>
          <table:table-cell office:value-type="string">
            <text:p>28/02/2024</text:p>
          </table:table-cell>
          <table:table-cell office:value-type="float" office:value="750">
            <text:p><text:s/>$750,00 </text:p>
          </table:table-cell>
          <table:table-cell table:number-columns-repeated="1016"/>
        </table:table-row>
        <table:table-row table:style-name="ro5">
          <table:table-cell office:value-type="string">
            <text:p>1371-1</text:p>
          </table:table-cell>
          <table:table-cell table:style-name="ce17" office:value-type="date" office:date-value="2024-02-27T07:55:02">
            <text:p>27/02/2024 07:55</text:p>
          </table:table-cell>
          <table:table-cell office:value-type="float" office:value="450">
            <text:p><text:s/>$450,00 </text:p>
          </table:table-cell>
          <table:table-cell office:value-type="string">
            <text:p>Mastercard</text:p>
          </table:table-cell>
          <table:table-cell/>
          <table:table-cell office:value-type="string">
            <text:p>1348-1</text:p>
          </table:table-cell>
          <table:table-cell office:value-type="string">
            <text:p>29/02/2024</text:p>
          </table:table-cell>
          <table:table-cell office:value-type="float" office:value="350">
            <text:p><text:s/>$350,00 </text:p>
          </table:table-cell>
          <table:table-cell table:number-columns-repeated="1016"/>
        </table:table-row>
        <table:table-row table:style-name="ro5">
          <table:table-cell office:value-type="string">
            <text:p>1372-1</text:p>
          </table:table-cell>
          <table:table-cell table:style-name="ce17" office:value-type="date" office:date-value="2024-02-28T16:07:15">
            <text:p>28/02/2024 16:07</text:p>
          </table:table-cell>
          <table:table-cell office:value-type="float" office:value="450">
            <text:p><text:s/>$450,00 </text:p>
          </table:table-cell>
          <table:table-cell office:value-type="string">
            <text:p>OXXO</text:p>
          </table:table-cell>
          <table:table-cell/>
          <table:table-cell table:style-name="ce23" office:value-type="string">
            <text:p>1351-1</text:p>
          </table:table-cell>
          <table:table-cell office:value-type="string">
            <text:p>03/03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1383-1</text:p>
          </table:table-cell>
          <table:table-cell table:style-name="ce17" office:value-type="date" office:date-value="2024-02-29T14:06:25">
            <text:p>29/02/2024 14:06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1360-1</text:p>
          </table:table-cell>
          <table:table-cell office:value-type="string">
            <text:p>29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1385-1</text:p>
          </table:table-cell>
          <table:table-cell table:style-name="ce17" office:value-type="date" office:date-value="2024-02-29T16:15:03">
            <text:p>29/02/2024 16:15</text:p>
          </table:table-cell>
          <table:table-cell office:value-type="float" office:value="295">
            <text:p><text:s/>$295,00 </text:p>
          </table:table-cell>
          <table:table-cell office:value-type="string">
            <text:p>Visa</text:p>
          </table:table-cell>
          <table:table-cell/>
          <table:table-cell office:value-type="string">
            <text:p>1369-1</text:p>
          </table:table-cell>
          <table:table-cell office:value-type="string">
            <text:p>29/02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1389-1</text:p>
          </table:table-cell>
          <table:table-cell table:style-name="ce17" office:value-type="date" office:date-value="2024-02-28T14:15:03">
            <text:p>28/02/2024 14:15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1372-1</text:p>
          </table:table-cell>
          <table:table-cell office:value-type="string">
            <text:p>28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1393-1</text:p>
          </table:table-cell>
          <table:table-cell table:style-name="ce17" office:value-type="date" office:date-value="2024-02-29T12:55:45">
            <text:p>29/02/2024 12:55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1383-1</text:p>
          </table:table-cell>
          <table:table-cell office:value-type="string">
            <text:p>29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140-1</text:p>
          </table:table-cell>
          <table:table-cell table:style-name="ce17" office:value-type="date" office:date-value="2024-03-01T01:05:04">
            <text:p>01/03/2024 01:05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1385-1</text:p>
          </table:table-cell>
          <table:table-cell office:value-type="string">
            <text:p>29/02/2024</text:p>
          </table:table-cell>
          <table:table-cell office:value-type="float" office:value="295">
            <text:p><text:s/>$295,00 </text:p>
          </table:table-cell>
          <table:table-cell table:number-columns-repeated="1016"/>
        </table:table-row>
        <table:table-row table:style-name="ro5">
          <table:table-cell office:value-type="string">
            <text:p>1405-1</text:p>
          </table:table-cell>
          <table:table-cell table:style-name="ce17" office:value-type="date" office:date-value="2024-03-01T02:52:25">
            <text:p>01/03/2024 02:52</text:p>
          </table:table-cell>
          <table:table-cell office:value-type="float" office:value="750">
            <text:p><text:s/>$750,00 </text:p>
          </table:table-cell>
          <table:table-cell office:value-type="string">
            <text:p>Visa</text:p>
          </table:table-cell>
          <table:table-cell/>
          <table:table-cell office:value-type="string">
            <text:p>1389-1</text:p>
          </table:table-cell>
          <table:table-cell office:value-type="string">
            <text:p>28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1406-1</text:p>
          </table:table-cell>
          <table:table-cell table:style-name="ce17" office:value-type="date" office:date-value="2024-02-27T14:25:03">
            <text:p>27/02/2024 14:25</text:p>
          </table:table-cell>
          <table:table-cell office:value-type="float" office:value="435">
            <text:p><text:s/>$435,00 </text:p>
          </table:table-cell>
          <table:table-cell office:value-type="string">
            <text:p>OXXO</text:p>
          </table:table-cell>
          <table:table-cell/>
          <table:table-cell office:value-type="string">
            <text:p>1393-1</text:p>
          </table:table-cell>
          <table:table-cell office:value-type="string">
            <text:p>29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1413-1</text:p>
          </table:table-cell>
          <table:table-cell table:style-name="ce17" office:value-type="date" office:date-value="2024-02-26T19:30:04">
            <text:p>26/02/2024 19:30</text:p>
          </table:table-cell>
          <table:table-cell office:value-type="float" office:value="550">
            <text:p><text:s/>$550,00 </text:p>
          </table:table-cell>
          <table:table-cell office:value-type="string">
            <text:p>Mastercard</text:p>
          </table:table-cell>
          <table:table-cell/>
          <table:table-cell office:value-type="string">
            <text:p>140-1</text:p>
          </table:table-cell>
          <table:table-cell office:value-type="string">
            <text:p>29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1418-1</text:p>
          </table:table-cell>
          <table:table-cell table:style-name="ce17" office:value-type="date" office:date-value="2024-03-01T19:10:03">
            <text:p>01/03/2024 19:10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1405-1</text:p>
          </table:table-cell>
          <table:table-cell office:value-type="string">
            <text:p>29/02/2024</text:p>
          </table:table-cell>
          <table:table-cell office:value-type="float" office:value="750">
            <text:p><text:s/>$750,00 </text:p>
          </table:table-cell>
          <table:table-cell table:number-columns-repeated="1016"/>
        </table:table-row>
        <table:table-row table:style-name="ro5">
          <table:table-cell office:value-type="string">
            <text:p>1419-1</text:p>
          </table:table-cell>
          <table:table-cell table:style-name="ce17" office:value-type="date" office:date-value="2024-02-29T13:30:04">
            <text:p>29/02/2024 13:30</text:p>
          </table:table-cell>
          <table:table-cell office:value-type="float" office:value="513">
            <text:p><text:s/>$513,00 </text:p>
          </table:table-cell>
          <table:table-cell office:value-type="string">
            <text:p>Visa</text:p>
          </table:table-cell>
          <table:table-cell/>
          <table:table-cell office:value-type="string">
            <text:p>1406-1</text:p>
          </table:table-cell>
          <table:table-cell office:value-type="string">
            <text:p>27/02/2024</text:p>
          </table:table-cell>
          <table:table-cell office:value-type="float" office:value="435">
            <text:p><text:s/>$435,00 </text:p>
          </table:table-cell>
          <table:table-cell table:number-columns-repeated="1016"/>
        </table:table-row>
        <table:table-row table:style-name="ro5">
          <table:table-cell office:value-type="string">
            <text:p>1433-1</text:p>
          </table:table-cell>
          <table:table-cell table:style-name="ce17" office:value-type="date" office:date-value="2024-02-29T21:31:35">
            <text:p>29/02/2024 21:31</text:p>
          </table:table-cell>
          <table:table-cell office:value-type="float" office:value="330">
            <text:p><text:s/>$330,00 </text:p>
          </table:table-cell>
          <table:table-cell office:value-type="string">
            <text:p>Mastercard</text:p>
          </table:table-cell>
          <table:table-cell/>
          <table:table-cell office:value-type="string">
            <text:p>1413-1</text:p>
          </table:table-cell>
          <table:table-cell office:value-type="string">
            <text:p>26/02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1448-1</text:p>
          </table:table-cell>
          <table:table-cell table:style-name="ce17" office:value-type="date" office:date-value="2024-03-01T21:05:04">
            <text:p>01/03/2024 21:05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1418-1</text:p>
          </table:table-cell>
          <table:table-cell office:value-type="string">
            <text:p>01/03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1449-1</text:p>
          </table:table-cell>
          <table:table-cell table:style-name="ce17" office:value-type="date" office:date-value="2024-03-01T21:41:50">
            <text:p>01/03/2024 21:41</text:p>
          </table:table-cell>
          <table:table-cell office:value-type="float" office:value="435">
            <text:p><text:s/>$435,00 </text:p>
          </table:table-cell>
          <table:table-cell office:value-type="string">
            <text:p>Mastercard</text:p>
          </table:table-cell>
          <table:table-cell/>
          <table:table-cell office:value-type="string">
            <text:p>1419-1</text:p>
          </table:table-cell>
          <table:table-cell office:value-type="string">
            <text:p>29/02/2024</text:p>
          </table:table-cell>
          <table:table-cell office:value-type="float" office:value="513">
            <text:p><text:s/>$513,00 </text:p>
          </table:table-cell>
          <table:table-cell table:number-columns-repeated="1016"/>
        </table:table-row>
        <table:table-row table:style-name="ro5">
          <table:table-cell office:value-type="string">
            <text:p>1456-1</text:p>
          </table:table-cell>
          <table:table-cell table:style-name="ce17" office:value-type="date" office:date-value="2024-03-02T21:06:40">
            <text:p>02/03/2024 21:06</text:p>
          </table:table-cell>
          <table:table-cell office:value-type="float" office:value="565">
            <text:p><text:s/>$565,00 </text:p>
          </table:table-cell>
          <table:table-cell office:value-type="string">
            <text:p>Bodega Aurrera</text:p>
          </table:table-cell>
          <table:table-cell/>
          <table:table-cell office:value-type="string">
            <text:p>1433-1</text:p>
          </table:table-cell>
          <table:table-cell office:value-type="string">
            <text:p>29/02/2024</text:p>
          </table:table-cell>
          <table:table-cell office:value-type="float" office:value="330">
            <text:p><text:s/>$330,00 </text:p>
          </table:table-cell>
          <table:table-cell table:number-columns-repeated="1016"/>
        </table:table-row>
        <table:table-row table:style-name="ro5">
          <table:table-cell office:value-type="string">
            <text:p>1467-1</text:p>
          </table:table-cell>
          <table:table-cell table:style-name="ce17" office:value-type="date" office:date-value="2024-02-26T22:10:04">
            <text:p>26/02/2024 22:10</text:p>
          </table:table-cell>
          <table:table-cell office:value-type="float" office:value="450">
            <text:p><text:s/>$450,00 </text:p>
          </table:table-cell>
          <table:table-cell office:value-type="string">
            <text:p>Mastercard</text:p>
          </table:table-cell>
          <table:table-cell/>
          <table:table-cell office:value-type="string">
            <text:p>1448-1</text:p>
          </table:table-cell>
          <table:table-cell office:value-type="string">
            <text:p>01/03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1470-1</text:p>
          </table:table-cell>
          <table:table-cell table:style-name="ce17" office:value-type="date" office:date-value="2024-02-28T20:10:03">
            <text:p>28/02/2024 20:10</text:p>
          </table:table-cell>
          <table:table-cell office:value-type="float" office:value="265">
            <text:p><text:s/>$265,00 </text:p>
          </table:table-cell>
          <table:table-cell office:value-type="string">
            <text:p>Mastercard</text:p>
          </table:table-cell>
          <table:table-cell/>
          <table:table-cell office:value-type="string">
            <text:p>1449-1</text:p>
          </table:table-cell>
          <table:table-cell office:value-type="string">
            <text:p>01/03/2024</text:p>
          </table:table-cell>
          <table:table-cell office:value-type="float" office:value="435">
            <text:p><text:s/>$435,00 </text:p>
          </table:table-cell>
          <table:table-cell table:number-columns-repeated="1016"/>
        </table:table-row>
        <table:table-row table:style-name="ro5">
          <table:table-cell office:value-type="string">
            <text:p>1478-1</text:p>
          </table:table-cell>
          <table:table-cell table:style-name="ce17" office:value-type="date" office:date-value="2024-03-01T18:56:40">
            <text:p>01/03/2024 18:56</text:p>
          </table:table-cell>
          <table:table-cell office:value-type="float" office:value="180">
            <text:p><text:s/>$180,00 </text:p>
          </table:table-cell>
          <table:table-cell office:value-type="string">
            <text:p>7 Eleven</text:p>
          </table:table-cell>
          <table:table-cell/>
          <table:table-cell office:value-type="string">
            <text:p>1456-1</text:p>
          </table:table-cell>
          <table:table-cell office:value-type="string">
            <text:p>02/03/2024</text:p>
          </table:table-cell>
          <table:table-cell office:value-type="float" office:value="565">
            <text:p><text:s/>$565,00 </text:p>
          </table:table-cell>
          <table:table-cell table:number-columns-repeated="1016"/>
        </table:table-row>
        <table:table-row table:style-name="ro5">
          <table:table-cell office:value-type="string">
            <text:p>1480-1</text:p>
          </table:table-cell>
          <table:table-cell table:style-name="ce17" office:value-type="date" office:date-value="2024-03-01T00:54:05">
            <text:p>01/03/2024 00:54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1467-1</text:p>
          </table:table-cell>
          <table:table-cell office:value-type="string">
            <text:p>26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148-1</text:p>
          </table:table-cell>
          <table:table-cell table:style-name="ce17" office:value-type="date" office:date-value="2024-03-02T15:52:20">
            <text:p>02/03/2024 15:52</text:p>
          </table:table-cell>
          <table:table-cell office:value-type="float" office:value="450">
            <text:p><text:s/>$450,00 </text:p>
          </table:table-cell>
          <table:table-cell office:value-type="string">
            <text:p>Farmacias del ahorro</text:p>
          </table:table-cell>
          <table:table-cell/>
          <table:table-cell office:value-type="string">
            <text:p>1470-1</text:p>
          </table:table-cell>
          <table:table-cell office:value-type="string">
            <text:p>28/02/2024</text:p>
          </table:table-cell>
          <table:table-cell office:value-type="float" office:value="265">
            <text:p><text:s/>$265,00 </text:p>
          </table:table-cell>
          <table:table-cell table:number-columns-repeated="1016"/>
        </table:table-row>
        <table:table-row table:style-name="ro5">
          <table:table-cell office:value-type="string">
            <text:p>1489-1</text:p>
          </table:table-cell>
          <table:table-cell table:style-name="ce17" office:value-type="date" office:date-value="2024-03-02T16:22:10">
            <text:p>02/03/2024 16:22</text:p>
          </table:table-cell>
          <table:table-cell office:value-type="float" office:value="550">
            <text:p><text:s/>$550,00 </text:p>
          </table:table-cell>
          <table:table-cell office:value-type="string">
            <text:p>Farmacias del ahorro</text:p>
          </table:table-cell>
          <table:table-cell/>
          <table:table-cell office:value-type="string">
            <text:p>1478-1</text:p>
          </table:table-cell>
          <table:table-cell office:value-type="string">
            <text:p>01/03/2024</text:p>
          </table:table-cell>
          <table:table-cell office:value-type="float" office:value="180">
            <text:p><text:s/>$180,00 </text:p>
          </table:table-cell>
          <table:table-cell table:number-columns-repeated="1016"/>
        </table:table-row>
        <table:table-row table:style-name="ro5">
          <table:table-cell office:value-type="string">
            <text:p>1490-1</text:p>
          </table:table-cell>
          <table:table-cell table:style-name="ce17" office:value-type="date" office:date-value="2024-02-29T19:35:03">
            <text:p>29/02/2024 19:35</text:p>
          </table:table-cell>
          <table:table-cell office:value-type="float" office:value="532">
            <text:p><text:s/>$532,00 </text:p>
          </table:table-cell>
          <table:table-cell office:value-type="string">
            <text:p>Mastercard</text:p>
          </table:table-cell>
          <table:table-cell/>
          <table:table-cell office:value-type="string">
            <text:p>1480-1</text:p>
          </table:table-cell>
          <table:table-cell office:value-type="string">
            <text:p>29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1497-1</text:p>
          </table:table-cell>
          <table:table-cell table:style-name="ce17" office:value-type="date" office:date-value="2024-03-01T19:50:04">
            <text:p>01/03/2024 19:50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148-1</text:p>
          </table:table-cell>
          <table:table-cell office:value-type="string">
            <text:p>02/03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1507-1</text:p>
          </table:table-cell>
          <table:table-cell table:style-name="ce17" office:value-type="date" office:date-value="2024-02-27T00:40:03">
            <text:p>27/02/2024 00:40</text:p>
          </table:table-cell>
          <table:table-cell office:value-type="float" office:value="477">
            <text:p><text:s/>$477,00 </text:p>
          </table:table-cell>
          <table:table-cell office:value-type="string">
            <text:p>Mastercard</text:p>
          </table:table-cell>
          <table:table-cell/>
          <table:table-cell office:value-type="string">
            <text:p>1489-1</text:p>
          </table:table-cell>
          <table:table-cell office:value-type="string">
            <text:p>02/03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1512-1</text:p>
          </table:table-cell>
          <table:table-cell table:style-name="ce17" office:value-type="date" office:date-value="2024-03-01T18:34:06">
            <text:p>01/03/2024 18:34</text:p>
          </table:table-cell>
          <table:table-cell office:value-type="float" office:value="435">
            <text:p><text:s/>$435,00 </text:p>
          </table:table-cell>
          <table:table-cell office:value-type="string">
            <text:p>OXXO</text:p>
          </table:table-cell>
          <table:table-cell/>
          <table:table-cell office:value-type="string">
            <text:p>1490-1</text:p>
          </table:table-cell>
          <table:table-cell office:value-type="string">
            <text:p>29/02/2024</text:p>
          </table:table-cell>
          <table:table-cell office:value-type="float" office:value="532">
            <text:p><text:s/>$532,00 </text:p>
          </table:table-cell>
          <table:table-cell table:number-columns-repeated="1016"/>
        </table:table-row>
        <table:table-row table:style-name="ro5">
          <table:table-cell office:value-type="string">
            <text:p>1514-1</text:p>
          </table:table-cell>
          <table:table-cell table:style-name="ce17" office:value-type="date" office:date-value="2024-02-28T17:10:03">
            <text:p>28/02/2024 17:10</text:p>
          </table:table-cell>
          <table:table-cell office:value-type="float" office:value="302">
            <text:p><text:s/>$302,00 </text:p>
          </table:table-cell>
          <table:table-cell office:value-type="string">
            <text:p>Visa</text:p>
          </table:table-cell>
          <table:table-cell/>
          <table:table-cell office:value-type="string">
            <text:p>1497-1</text:p>
          </table:table-cell>
          <table:table-cell office:value-type="string">
            <text:p>01/03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1520-1</text:p>
          </table:table-cell>
          <table:table-cell table:style-name="ce17" office:value-type="date" office:date-value="2024-02-28T19:11:05">
            <text:p>28/02/2024 19:11</text:p>
          </table:table-cell>
          <table:table-cell office:value-type="float" office:value="247">
            <text:p><text:s/>$247,00 </text:p>
          </table:table-cell>
          <table:table-cell office:value-type="string">
            <text:p>Visa</text:p>
          </table:table-cell>
          <table:table-cell/>
          <table:table-cell office:value-type="string">
            <text:p>1507-1</text:p>
          </table:table-cell>
          <table:table-cell office:value-type="string">
            <text:p>26/02/2024</text:p>
          </table:table-cell>
          <table:table-cell office:value-type="float" office:value="477">
            <text:p><text:s/>$477,00 </text:p>
          </table:table-cell>
          <table:table-cell table:number-columns-repeated="1016"/>
        </table:table-row>
        <table:table-row table:style-name="ro5">
          <table:table-cell office:value-type="string">
            <text:p>1523-1</text:p>
          </table:table-cell>
          <table:table-cell table:style-name="ce17" office:value-type="date" office:date-value="2024-02-26T15:20:04">
            <text:p>26/02/2024 15:20</text:p>
          </table:table-cell>
          <table:table-cell office:value-type="float" office:value="435">
            <text:p><text:s/>$435,00 </text:p>
          </table:table-cell>
          <table:table-cell office:value-type="string">
            <text:p>Visa</text:p>
          </table:table-cell>
          <table:table-cell/>
          <table:table-cell office:value-type="string">
            <text:p>1512-1</text:p>
          </table:table-cell>
          <table:table-cell office:value-type="string">
            <text:p>01/03/2024</text:p>
          </table:table-cell>
          <table:table-cell office:value-type="float" office:value="435">
            <text:p><text:s/>$435,00 </text:p>
          </table:table-cell>
          <table:table-cell table:number-columns-repeated="1016"/>
        </table:table-row>
        <table:table-row table:style-name="ro5">
          <table:table-cell office:value-type="string">
            <text:p>1524-1</text:p>
          </table:table-cell>
          <table:table-cell table:style-name="ce17" office:value-type="date" office:date-value="2024-02-26T14:15:04">
            <text:p>26/02/2024 14:15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1514-1</text:p>
          </table:table-cell>
          <table:table-cell office:value-type="string">
            <text:p>28/02/2024</text:p>
          </table:table-cell>
          <table:table-cell office:value-type="float" office:value="302">
            <text:p><text:s/>$302,00 </text:p>
          </table:table-cell>
          <table:table-cell table:number-columns-repeated="1016"/>
        </table:table-row>
        <table:table-row table:style-name="ro5">
          <table:table-cell office:value-type="string">
            <text:p>1527-1</text:p>
          </table:table-cell>
          <table:table-cell table:style-name="ce17" office:value-type="date" office:date-value="2024-02-29T13:50:03">
            <text:p>29/02/2024 13:50</text:p>
          </table:table-cell>
          <table:table-cell office:value-type="float" office:value="350">
            <text:p><text:s/>$350,00 </text:p>
          </table:table-cell>
          <table:table-cell office:value-type="string">
            <text:p>Visa</text:p>
          </table:table-cell>
          <table:table-cell/>
          <table:table-cell office:value-type="string">
            <text:p>1520-1</text:p>
          </table:table-cell>
          <table:table-cell office:value-type="string">
            <text:p>28/02/2024</text:p>
          </table:table-cell>
          <table:table-cell office:value-type="float" office:value="247">
            <text:p><text:s/>$247,00 </text:p>
          </table:table-cell>
          <table:table-cell table:number-columns-repeated="1016"/>
        </table:table-row>
        <table:table-row table:style-name="ro5">
          <table:table-cell office:value-type="string">
            <text:p>1529-1</text:p>
          </table:table-cell>
          <table:table-cell table:style-name="ce17" office:value-type="date" office:date-value="2024-02-27T01:20:04">
            <text:p>27/02/2024 01:20</text:p>
          </table:table-cell>
          <table:table-cell office:value-type="float" office:value="550">
            <text:p><text:s/>$550,00 </text:p>
          </table:table-cell>
          <table:table-cell office:value-type="string">
            <text:p>OXXO</text:p>
          </table:table-cell>
          <table:table-cell/>
          <table:table-cell office:value-type="string">
            <text:p>1523-1</text:p>
          </table:table-cell>
          <table:table-cell office:value-type="string">
            <text:p>26/02/2024</text:p>
          </table:table-cell>
          <table:table-cell office:value-type="float" office:value="435">
            <text:p><text:s/>$435,00 </text:p>
          </table:table-cell>
          <table:table-cell table:number-columns-repeated="1016"/>
        </table:table-row>
        <table:table-row table:style-name="ro5">
          <table:table-cell office:value-type="string">
            <text:p>1569-1</text:p>
          </table:table-cell>
          <table:table-cell table:style-name="ce17" office:value-type="date" office:date-value="2024-02-28T20:25:04">
            <text:p>28/02/2024 20:25</text:p>
          </table:table-cell>
          <table:table-cell office:value-type="float" office:value="448">
            <text:p><text:s/>$448,00 </text:p>
          </table:table-cell>
          <table:table-cell office:value-type="string">
            <text:p>Visa</text:p>
          </table:table-cell>
          <table:table-cell/>
          <table:table-cell office:value-type="string">
            <text:p>1524-1</text:p>
          </table:table-cell>
          <table:table-cell office:value-type="string">
            <text:p>26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1570-1</text:p>
          </table:table-cell>
          <table:table-cell table:style-name="ce17" office:value-type="date" office:date-value="2024-03-01T04:15:03">
            <text:p>01/03/2024 04:15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1527-1</text:p>
          </table:table-cell>
          <table:table-cell office:value-type="string">
            <text:p>29/02/2024</text:p>
          </table:table-cell>
          <table:table-cell office:value-type="float" office:value="350">
            <text:p><text:s/>$350,00 </text:p>
          </table:table-cell>
          <table:table-cell table:number-columns-repeated="1016"/>
        </table:table-row>
        <table:table-row table:style-name="ro5">
          <table:table-cell office:value-type="string">
            <text:p>1576-1</text:p>
          </table:table-cell>
          <table:table-cell table:style-name="ce17" office:value-type="date" office:date-value="2024-02-28T18:59:05">
            <text:p>28/02/2024 18:59</text:p>
          </table:table-cell>
          <table:table-cell office:value-type="float" office:value="220">
            <text:p><text:s/>$220,00 </text:p>
          </table:table-cell>
          <table:table-cell office:value-type="string">
            <text:p>OXXO</text:p>
          </table:table-cell>
          <table:table-cell/>
          <table:table-cell office:value-type="string">
            <text:p>1529-1</text:p>
          </table:table-cell>
          <table:table-cell office:value-type="string">
            <text:p>26/02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1584-1</text:p>
          </table:table-cell>
          <table:table-cell table:style-name="ce17" office:value-type="date" office:date-value="2024-03-02T01:30:05">
            <text:p>02/03/2024 01:30</text:p>
          </table:table-cell>
          <table:table-cell office:value-type="float" office:value="375">
            <text:p><text:s/>$375,00 </text:p>
          </table:table-cell>
          <table:table-cell office:value-type="string">
            <text:p>Mastercard</text:p>
          </table:table-cell>
          <table:table-cell/>
          <table:table-cell table:style-name="ce23" office:value-type="string">
            <text:p>1533-1</text:p>
          </table:table-cell>
          <table:table-cell office:value-type="string">
            <text:p>03/03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160-1</text:p>
          </table:table-cell>
          <table:table-cell table:style-name="ce17" office:value-type="date" office:date-value="2024-03-01T20:52:10">
            <text:p>01/03/2024 20:52</text:p>
          </table:table-cell>
          <table:table-cell office:value-type="float" office:value="360">
            <text:p><text:s/>$360,00 </text:p>
          </table:table-cell>
          <table:table-cell office:value-type="string">
            <text:p>OXXO</text:p>
          </table:table-cell>
          <table:table-cell/>
          <table:table-cell office:value-type="string">
            <text:p>1569-1</text:p>
          </table:table-cell>
          <table:table-cell office:value-type="string">
            <text:p>28/02/2024</text:p>
          </table:table-cell>
          <table:table-cell office:value-type="float" office:value="448">
            <text:p><text:s/>$448,00 </text:p>
          </table:table-cell>
          <table:table-cell table:number-columns-repeated="1016"/>
        </table:table-row>
        <table:table-row table:style-name="ro5">
          <table:table-cell office:value-type="string">
            <text:p>1607-1</text:p>
          </table:table-cell>
          <table:table-cell table:style-name="ce17" office:value-type="date" office:date-value="2024-02-29T23:22:25">
            <text:p>29/02/2024 23:22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1570-1</text:p>
          </table:table-cell>
          <table:table-cell office:value-type="string">
            <text:p>29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1609-1</text:p>
          </table:table-cell>
          <table:table-cell table:style-name="ce17" office:value-type="date" office:date-value="2024-02-28T17:16:15">
            <text:p>28/02/2024 17:16</text:p>
          </table:table-cell>
          <table:table-cell office:value-type="float" office:value="300">
            <text:p><text:s/>$300,00 </text:p>
          </table:table-cell>
          <table:table-cell office:value-type="string">
            <text:p>Visa</text:p>
          </table:table-cell>
          <table:table-cell/>
          <table:table-cell office:value-type="string">
            <text:p>1576-1</text:p>
          </table:table-cell>
          <table:table-cell office:value-type="string">
            <text:p>28/02/2024</text:p>
          </table:table-cell>
          <table:table-cell office:value-type="float" office:value="220">
            <text:p><text:s/>$220,00 </text:p>
          </table:table-cell>
          <table:table-cell table:number-columns-repeated="1016"/>
        </table:table-row>
        <table:table-row table:style-name="ro5">
          <table:table-cell table:style-name="ce15" office:value-type="string">
            <text:p>161-1</text:p>
          </table:table-cell>
          <table:table-cell table:style-name="ce17" office:value-type="date" office:date-value="2024-02-28T15:50:10">
            <text:p>28/02/2024 15:50</text:p>
          </table:table-cell>
          <table:table-cell office:value-type="float" office:value="450">
            <text:p><text:s/>$450,00 </text:p>
          </table:table-cell>
          <table:table-cell office:value-type="string">
            <text:p>Farmacias del ahorro</text:p>
          </table:table-cell>
          <table:table-cell/>
          <table:table-cell office:value-type="string">
            <text:p>1584-1</text:p>
          </table:table-cell>
          <table:table-cell office:value-type="string">
            <text:p>01/03/2024</text:p>
          </table:table-cell>
          <table:table-cell office:value-type="float" office:value="375">
            <text:p><text:s/>$375,00 </text:p>
          </table:table-cell>
          <table:table-cell table:number-columns-repeated="1016"/>
        </table:table-row>
        <table:table-row table:style-name="ro5">
          <table:table-cell table:style-name="ce15" office:value-type="string">
            <text:p>161-1</text:p>
          </table:table-cell>
          <table:table-cell table:style-name="ce17" office:value-type="date" office:date-value="2024-02-28T15:48:06">
            <text:p>28/02/2024 15:48</text:p>
          </table:table-cell>
          <table:table-cell office:value-type="float" office:value="450">
            <text:p><text:s/>$450,00 </text:p>
          </table:table-cell>
          <table:table-cell office:value-type="string">
            <text:p>Farmacias del ahorro</text:p>
          </table:table-cell>
          <table:table-cell/>
          <table:table-cell table:style-name="ce23" office:value-type="string">
            <text:p>1589-1</text:p>
          </table:table-cell>
          <table:table-cell office:value-type="string">
            <text:p>03/03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1616-1</text:p>
          </table:table-cell>
          <table:table-cell table:style-name="ce17" office:value-type="date" office:date-value="2024-02-27T17:55:03">
            <text:p>27/02/2024 17:55</text:p>
          </table:table-cell>
          <table:table-cell office:value-type="float" office:value="330">
            <text:p><text:s/>$330,00 </text:p>
          </table:table-cell>
          <table:table-cell office:value-type="string">
            <text:p>Mastercard</text:p>
          </table:table-cell>
          <table:table-cell/>
          <table:table-cell office:value-type="string">
            <text:p>160-1</text:p>
          </table:table-cell>
          <table:table-cell office:value-type="string">
            <text:p>01/03/2024</text:p>
          </table:table-cell>
          <table:table-cell office:value-type="float" office:value="360">
            <text:p><text:s/>$360,00 </text:p>
          </table:table-cell>
          <table:table-cell table:number-columns-repeated="1016"/>
        </table:table-row>
        <table:table-row table:style-name="ro5">
          <table:table-cell office:value-type="string">
            <text:p>1621-1</text:p>
          </table:table-cell>
          <table:table-cell table:style-name="ce17" office:value-type="date" office:date-value="2024-03-02T18:15:06">
            <text:p>02/03/2024 18:15</text:p>
          </table:table-cell>
          <table:table-cell office:value-type="float" office:value="750">
            <text:p><text:s/>$750,00 </text:p>
          </table:table-cell>
          <table:table-cell office:value-type="string">
            <text:p>Visa</text:p>
          </table:table-cell>
          <table:table-cell/>
          <table:table-cell office:value-type="string">
            <text:p>1607-1</text:p>
          </table:table-cell>
          <table:table-cell office:value-type="string">
            <text:p>29/02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163-1</text:p>
          </table:table-cell>
          <table:table-cell table:style-name="ce17" office:value-type="date" office:date-value="2024-03-02T02:45:25">
            <text:p>02/03/2024 02:45</text:p>
          </table:table-cell>
          <table:table-cell office:value-type="float" office:value="435">
            <text:p><text:s/>$435,00 </text:p>
          </table:table-cell>
          <table:table-cell office:value-type="string">
            <text:p>Visa</text:p>
          </table:table-cell>
          <table:table-cell/>
          <table:table-cell office:value-type="string">
            <text:p>1609-1</text:p>
          </table:table-cell>
          <table:table-cell office:value-type="string">
            <text:p>28/02/2024</text:p>
          </table:table-cell>
          <table:table-cell office:value-type="float" office:value="300">
            <text:p><text:s/>$300,00 </text:p>
          </table:table-cell>
          <table:table-cell table:number-columns-repeated="1016"/>
        </table:table-row>
        <table:table-row table:style-name="ro5">
          <table:table-cell office:value-type="string">
            <text:p>1634-1</text:p>
          </table:table-cell>
          <table:table-cell table:style-name="ce17" office:value-type="date" office:date-value="2024-02-28T23:00:03">
            <text:p>28/02/2024 23:00</text:p>
          </table:table-cell>
          <table:table-cell office:value-type="float" office:value="450">
            <text:p><text:s/>$450,00 </text:p>
          </table:table-cell>
          <table:table-cell office:value-type="string">
            <text:p>Mastercard</text:p>
          </table:table-cell>
          <table:table-cell/>
          <table:table-cell office:value-type="string">
            <text:p>1616-1</text:p>
          </table:table-cell>
          <table:table-cell office:value-type="string">
            <text:p>28/02/2024</text:p>
          </table:table-cell>
          <table:table-cell office:value-type="float" office:value="330">
            <text:p><text:s/>$330,00 </text:p>
          </table:table-cell>
          <table:table-cell table:number-columns-repeated="1016"/>
        </table:table-row>
        <table:table-row table:style-name="ro5">
          <table:table-cell office:value-type="string">
            <text:p>1639-1</text:p>
          </table:table-cell>
          <table:table-cell table:style-name="ce17" office:value-type="date" office:date-value="2024-03-01T19:30:06">
            <text:p>01/03/2024 19:30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1621-1</text:p>
          </table:table-cell>
          <table:table-cell office:value-type="string">
            <text:p>02/03/2024</text:p>
          </table:table-cell>
          <table:table-cell office:value-type="float" office:value="750">
            <text:p><text:s/>$750,00 </text:p>
          </table:table-cell>
          <table:table-cell table:number-columns-repeated="1016"/>
        </table:table-row>
        <table:table-row table:style-name="ro5">
          <table:table-cell office:value-type="string">
            <text:p>165-1</text:p>
          </table:table-cell>
          <table:table-cell table:style-name="ce17" office:value-type="date" office:date-value="2024-02-26T21:10:04">
            <text:p>26/02/2024 21:10</text:p>
          </table:table-cell>
          <table:table-cell office:value-type="float" office:value="270">
            <text:p><text:s/>$270,00 </text:p>
          </table:table-cell>
          <table:table-cell office:value-type="string">
            <text:p>OXXO</text:p>
          </table:table-cell>
          <table:table-cell/>
          <table:table-cell office:value-type="string">
            <text:p>163-1</text:p>
          </table:table-cell>
          <table:table-cell office:value-type="string">
            <text:p>01/03/2024</text:p>
          </table:table-cell>
          <table:table-cell office:value-type="float" office:value="435">
            <text:p><text:s/>$435,00 </text:p>
          </table:table-cell>
          <table:table-cell table:number-columns-repeated="1016"/>
        </table:table-row>
        <table:table-row table:style-name="ro5">
          <table:table-cell office:value-type="string">
            <text:p>1655-1</text:p>
          </table:table-cell>
          <table:table-cell table:style-name="ce17" office:value-type="date" office:date-value="2024-02-28T22:20:03">
            <text:p>28/02/2024 22:20</text:p>
          </table:table-cell>
          <table:table-cell office:value-type="float" office:value="420">
            <text:p><text:s/>$420,00 </text:p>
          </table:table-cell>
          <table:table-cell office:value-type="string">
            <text:p>Mastercard</text:p>
          </table:table-cell>
          <table:table-cell/>
          <table:table-cell office:value-type="string">
            <text:p>1634-1</text:p>
          </table:table-cell>
          <table:table-cell office:value-type="string">
            <text:p>28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166-1</text:p>
          </table:table-cell>
          <table:table-cell table:style-name="ce17" office:value-type="date" office:date-value="2024-03-02T15:55:50">
            <text:p>02/03/2024 15:55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1639-1</text:p>
          </table:table-cell>
          <table:table-cell office:value-type="string">
            <text:p>01/03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167-1</text:p>
          </table:table-cell>
          <table:table-cell table:style-name="ce17" office:value-type="date" office:date-value="2024-02-29T20:00:15">
            <text:p>29/02/2024 20:00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table:style-name="ce23" office:value-type="string">
            <text:p>1644-1</text:p>
          </table:table-cell>
          <table:table-cell office:value-type="string">
            <text:p>03/03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1675-1</text:p>
          </table:table-cell>
          <table:table-cell table:style-name="ce17" office:value-type="date" office:date-value="2024-02-28T22:56:50">
            <text:p>28/02/2024 22:56</text:p>
          </table:table-cell>
          <table:table-cell office:value-type="float" office:value="843">
            <text:p><text:s/>$843,00 </text:p>
          </table:table-cell>
          <table:table-cell office:value-type="string">
            <text:p>Visa</text:p>
          </table:table-cell>
          <table:table-cell/>
          <table:table-cell office:value-type="string">
            <text:p>165-1</text:p>
          </table:table-cell>
          <table:table-cell office:value-type="string">
            <text:p>26/02/2024</text:p>
          </table:table-cell>
          <table:table-cell office:value-type="float" office:value="270">
            <text:p><text:s/>$270,00 </text:p>
          </table:table-cell>
          <table:table-cell table:number-columns-repeated="1016"/>
        </table:table-row>
        <table:table-row table:style-name="ro5">
          <table:table-cell office:value-type="string">
            <text:p>1678-1</text:p>
          </table:table-cell>
          <table:table-cell table:style-name="ce17" office:value-type="date" office:date-value="2024-02-28T23:25:03">
            <text:p>28/02/2024 23:25</text:p>
          </table:table-cell>
          <table:table-cell office:value-type="float" office:value="175">
            <text:p><text:s/>$175,00 </text:p>
          </table:table-cell>
          <table:table-cell office:value-type="string">
            <text:p>Visa</text:p>
          </table:table-cell>
          <table:table-cell/>
          <table:table-cell table:style-name="ce23" office:value-type="string">
            <text:p>1652-1</text:p>
          </table:table-cell>
          <table:table-cell office:value-type="string">
            <text:p>03/03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1681-1</text:p>
          </table:table-cell>
          <table:table-cell table:style-name="ce17" office:value-type="date" office:date-value="2024-03-01T14:15:03">
            <text:p>01/03/2024 14:15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1655-1</text:p>
          </table:table-cell>
          <table:table-cell office:value-type="string">
            <text:p>28/02/2024</text:p>
          </table:table-cell>
          <table:table-cell office:value-type="float" office:value="420">
            <text:p><text:s/>$420,00 </text:p>
          </table:table-cell>
          <table:table-cell table:number-columns-repeated="1016"/>
        </table:table-row>
        <table:table-row table:style-name="ro5">
          <table:table-cell office:value-type="string">
            <text:p>1697-1</text:p>
          </table:table-cell>
          <table:table-cell table:style-name="ce17" office:value-type="date" office:date-value="2024-02-26T04:00:03">
            <text:p>26/02/2024 04:00</text:p>
          </table:table-cell>
          <table:table-cell office:value-type="float" office:value="550">
            <text:p><text:s/>$550,00 </text:p>
          </table:table-cell>
          <table:table-cell office:value-type="string">
            <text:p>Mastercard</text:p>
          </table:table-cell>
          <table:table-cell/>
          <table:table-cell office:value-type="string">
            <text:p>166-1</text:p>
          </table:table-cell>
          <table:table-cell office:value-type="string">
            <text:p>02/03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1698-1</text:p>
          </table:table-cell>
          <table:table-cell table:style-name="ce17" office:value-type="date" office:date-value="2024-03-01T16:00:04">
            <text:p>01/03/2024 16:00</text:p>
          </table:table-cell>
          <table:table-cell office:value-type="float" office:value="750">
            <text:p><text:s/>$750,00 </text:p>
          </table:table-cell>
          <table:table-cell office:value-type="string">
            <text:p>Mastercard</text:p>
          </table:table-cell>
          <table:table-cell/>
          <table:table-cell office:value-type="string">
            <text:p>167-1</text:p>
          </table:table-cell>
          <table:table-cell office:value-type="string">
            <text:p>29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1708-1</text:p>
          </table:table-cell>
          <table:table-cell table:style-name="ce17" office:value-type="date" office:date-value="2024-03-01T16:56:40">
            <text:p>01/03/2024 16:56</text:p>
          </table:table-cell>
          <table:table-cell office:value-type="float" office:value="495">
            <text:p><text:s/>$495,00 </text:p>
          </table:table-cell>
          <table:table-cell office:value-type="string">
            <text:p>Soriana</text:p>
          </table:table-cell>
          <table:table-cell/>
          <table:table-cell office:value-type="string">
            <text:p>1675-1</text:p>
          </table:table-cell>
          <table:table-cell office:value-type="string">
            <text:p>28/02/2024</text:p>
          </table:table-cell>
          <table:table-cell office:value-type="float" office:value="843">
            <text:p><text:s/>$843,00 </text:p>
          </table:table-cell>
          <table:table-cell table:number-columns-repeated="1016"/>
        </table:table-row>
        <table:table-row table:style-name="ro5">
          <table:table-cell office:value-type="string">
            <text:p>1716-1</text:p>
          </table:table-cell>
          <table:table-cell table:style-name="ce17" office:value-type="date" office:date-value="2024-03-01T23:29:05">
            <text:p>01/03/2024 23:29</text:p>
          </table:table-cell>
          <table:table-cell office:value-type="float" office:value="450">
            <text:p><text:s/>$450,00 </text:p>
          </table:table-cell>
          <table:table-cell office:value-type="string">
            <text:p>OXXO</text:p>
          </table:table-cell>
          <table:table-cell/>
          <table:table-cell office:value-type="string">
            <text:p>1678-1</text:p>
          </table:table-cell>
          <table:table-cell office:value-type="string">
            <text:p>28/02/2024</text:p>
          </table:table-cell>
          <table:table-cell office:value-type="float" office:value="175">
            <text:p><text:s/>$175,00 </text:p>
          </table:table-cell>
          <table:table-cell table:number-columns-repeated="1016"/>
        </table:table-row>
        <table:table-row table:style-name="ro5">
          <table:table-cell office:value-type="string">
            <text:p>1724-1</text:p>
          </table:table-cell>
          <table:table-cell table:style-name="ce17" office:value-type="date" office:date-value="2024-03-01T06:40:03">
            <text:p>01/03/2024 06:40</text:p>
          </table:table-cell>
          <table:table-cell office:value-type="float" office:value="550">
            <text:p><text:s/>$550,00 </text:p>
          </table:table-cell>
          <table:table-cell office:value-type="string">
            <text:p>Mastercard</text:p>
          </table:table-cell>
          <table:table-cell/>
          <table:table-cell office:value-type="string">
            <text:p>1681-1</text:p>
          </table:table-cell>
          <table:table-cell office:value-type="string">
            <text:p>01/03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1728-1</text:p>
          </table:table-cell>
          <table:table-cell table:style-name="ce17" office:value-type="date" office:date-value="2024-03-02T01:20:04">
            <text:p>02/03/2024 01:20</text:p>
          </table:table-cell>
          <table:table-cell office:value-type="float" office:value="450">
            <text:p><text:s/>$450,00 </text:p>
          </table:table-cell>
          <table:table-cell office:value-type="string">
            <text:p>Mastercard</text:p>
          </table:table-cell>
          <table:table-cell/>
          <table:table-cell office:value-type="string">
            <text:p>1698-1</text:p>
          </table:table-cell>
          <table:table-cell office:value-type="string">
            <text:p>01/03/2024</text:p>
          </table:table-cell>
          <table:table-cell office:value-type="float" office:value="750">
            <text:p><text:s/>$750,00 </text:p>
          </table:table-cell>
          <table:table-cell table:number-columns-repeated="1016"/>
        </table:table-row>
        <table:table-row table:style-name="ro5">
          <table:table-cell office:value-type="string">
            <text:p>174-1</text:p>
          </table:table-cell>
          <table:table-cell table:style-name="ce17" office:value-type="date" office:date-value="2024-02-29T18:21:35">
            <text:p>29/02/2024 18:21</text:p>
          </table:table-cell>
          <table:table-cell office:value-type="float" office:value="295">
            <text:p><text:s/>$295,00 </text:p>
          </table:table-cell>
          <table:table-cell office:value-type="string">
            <text:p>Visa</text:p>
          </table:table-cell>
          <table:table-cell/>
          <table:table-cell office:value-type="string">
            <text:p>1708-1</text:p>
          </table:table-cell>
          <table:table-cell office:value-type="string">
            <text:p>01/03/2024</text:p>
          </table:table-cell>
          <table:table-cell office:value-type="float" office:value="495">
            <text:p><text:s/>$495,00 </text:p>
          </table:table-cell>
          <table:table-cell table:number-columns-repeated="1016"/>
        </table:table-row>
        <table:table-row table:style-name="ro5">
          <table:table-cell office:value-type="string">
            <text:p>1747-1</text:p>
          </table:table-cell>
          <table:table-cell table:style-name="ce17" office:value-type="date" office:date-value="2024-03-02T20:25:10">
            <text:p>02/03/2024 20:25</text:p>
          </table:table-cell>
          <table:table-cell office:value-type="float" office:value="550">
            <text:p><text:s/>$550,00 </text:p>
          </table:table-cell>
          <table:table-cell office:value-type="string">
            <text:p>Mastercard</text:p>
          </table:table-cell>
          <table:table-cell/>
          <table:table-cell office:value-type="string">
            <text:p>1716-1</text:p>
          </table:table-cell>
          <table:table-cell office:value-type="string">
            <text:p>01/03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1757-1</text:p>
          </table:table-cell>
          <table:table-cell table:style-name="ce17" office:value-type="date" office:date-value="2024-02-26T20:15:03">
            <text:p>26/02/2024 20:15</text:p>
          </table:table-cell>
          <table:table-cell office:value-type="float" office:value="750">
            <text:p><text:s/>$750,00 </text:p>
          </table:table-cell>
          <table:table-cell office:value-type="string">
            <text:p>Visa</text:p>
          </table:table-cell>
          <table:table-cell/>
          <table:table-cell office:value-type="string">
            <text:p>1724-1</text:p>
          </table:table-cell>
          <table:table-cell office:value-type="string">
            <text:p>01/03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1759-1</text:p>
          </table:table-cell>
          <table:table-cell table:style-name="ce17" office:value-type="date" office:date-value="2024-02-28T18:45:04">
            <text:p>28/02/2024 18:45</text:p>
          </table:table-cell>
          <table:table-cell office:value-type="float" office:value="300">
            <text:p><text:s/>$300,00 </text:p>
          </table:table-cell>
          <table:table-cell office:value-type="string">
            <text:p>Mastercard</text:p>
          </table:table-cell>
          <table:table-cell/>
          <table:table-cell office:value-type="string">
            <text:p>1728-1</text:p>
          </table:table-cell>
          <table:table-cell office:value-type="string">
            <text:p>01/03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1760-1</text:p>
          </table:table-cell>
          <table:table-cell table:style-name="ce17" office:value-type="date" office:date-value="2024-03-01T04:45:03">
            <text:p>01/03/2024 04:45</text:p>
          </table:table-cell>
          <table:table-cell office:value-type="float" office:value="450">
            <text:p><text:s/>$450,00 </text:p>
          </table:table-cell>
          <table:table-cell office:value-type="string">
            <text:p>Mastercard</text:p>
          </table:table-cell>
          <table:table-cell/>
          <table:table-cell table:style-name="ce23" office:value-type="string">
            <text:p>1739-1</text:p>
          </table:table-cell>
          <table:table-cell office:value-type="string">
            <text:p>03/03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176-1</text:p>
          </table:table-cell>
          <table:table-cell table:style-name="ce17" office:value-type="date" office:date-value="2024-03-02T23:12:10">
            <text:p>02/03/2024 23:12</text:p>
          </table:table-cell>
          <table:table-cell office:value-type="float" office:value="450">
            <text:p><text:s/>$450,00 </text:p>
          </table:table-cell>
          <table:table-cell office:value-type="string">
            <text:p>Farmacias del ahorro</text:p>
          </table:table-cell>
          <table:table-cell/>
          <table:table-cell office:value-type="string">
            <text:p>174-1</text:p>
          </table:table-cell>
          <table:table-cell office:value-type="string">
            <text:p>29/02/2024</text:p>
          </table:table-cell>
          <table:table-cell office:value-type="float" office:value="295">
            <text:p><text:s/>$295,00 </text:p>
          </table:table-cell>
          <table:table-cell table:number-columns-repeated="1016"/>
        </table:table-row>
        <table:table-row table:style-name="ro5">
          <table:table-cell office:value-type="string">
            <text:p>1767-1</text:p>
          </table:table-cell>
          <table:table-cell table:style-name="ce17" office:value-type="date" office:date-value="2024-02-27T17:05:05">
            <text:p>27/02/2024 17:05</text:p>
          </table:table-cell>
          <table:table-cell office:value-type="float" office:value="450">
            <text:p><text:s/>$450,00 </text:p>
          </table:table-cell>
          <table:table-cell office:value-type="string">
            <text:p>Circulo K</text:p>
          </table:table-cell>
          <table:table-cell/>
          <table:table-cell table:style-name="ce23" office:value-type="string">
            <text:p>1743-1</text:p>
          </table:table-cell>
          <table:table-cell office:value-type="string">
            <text:p>28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1769-1</text:p>
          </table:table-cell>
          <table:table-cell table:style-name="ce17" office:value-type="date" office:date-value="2024-02-28T12:35:03">
            <text:p>28/02/2024 12:35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1747-1</text:p>
          </table:table-cell>
          <table:table-cell office:value-type="string">
            <text:p>02/03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1771-1</text:p>
          </table:table-cell>
          <table:table-cell table:style-name="ce17" office:value-type="date" office:date-value="2024-02-26T18:55:03">
            <text:p>26/02/2024 18:55</text:p>
          </table:table-cell>
          <table:table-cell office:value-type="float" office:value="450">
            <text:p><text:s/>$450,00 </text:p>
          </table:table-cell>
          <table:table-cell office:value-type="string">
            <text:p>Mastercard</text:p>
          </table:table-cell>
          <table:table-cell/>
          <table:table-cell office:value-type="string">
            <text:p>1757-1</text:p>
          </table:table-cell>
          <table:table-cell office:value-type="string">
            <text:p>26/02/2024</text:p>
          </table:table-cell>
          <table:table-cell office:value-type="float" office:value="750">
            <text:p><text:s/>$750,00 </text:p>
          </table:table-cell>
          <table:table-cell table:number-columns-repeated="1016"/>
        </table:table-row>
        <table:table-row table:style-name="ro5">
          <table:table-cell office:value-type="string">
            <text:p>1775-1</text:p>
          </table:table-cell>
          <table:table-cell table:style-name="ce17" office:value-type="date" office:date-value="2024-02-27T01:15:04">
            <text:p>27/02/2024 01:15</text:p>
          </table:table-cell>
          <table:table-cell office:value-type="float" office:value="405">
            <text:p><text:s/>$405,00 </text:p>
          </table:table-cell>
          <table:table-cell office:value-type="string">
            <text:p>Visa</text:p>
          </table:table-cell>
          <table:table-cell/>
          <table:table-cell office:value-type="string">
            <text:p>1759-1</text:p>
          </table:table-cell>
          <table:table-cell office:value-type="string">
            <text:p>28/02/2024</text:p>
          </table:table-cell>
          <table:table-cell office:value-type="float" office:value="300">
            <text:p><text:s/>$300,00 </text:p>
          </table:table-cell>
          <table:table-cell table:number-columns-repeated="1016"/>
        </table:table-row>
        <table:table-row table:style-name="ro5">
          <table:table-cell office:value-type="string">
            <text:p>1777-1</text:p>
          </table:table-cell>
          <table:table-cell table:style-name="ce17" office:value-type="date" office:date-value="2024-02-26T19:20:03">
            <text:p>26/02/2024 19:20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1760-1</text:p>
          </table:table-cell>
          <table:table-cell office:value-type="string">
            <text:p>29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1784-1</text:p>
          </table:table-cell>
          <table:table-cell table:style-name="ce17" office:value-type="date" office:date-value="2024-02-29T05:10:03">
            <text:p>29/02/2024 05:10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176-1</text:p>
          </table:table-cell>
          <table:table-cell office:value-type="string">
            <text:p>02/03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1789-1</text:p>
          </table:table-cell>
          <table:table-cell table:style-name="ce17" office:value-type="date" office:date-value="2024-02-29T20:25:04">
            <text:p>29/02/2024 20:25</text:p>
          </table:table-cell>
          <table:table-cell office:value-type="float" office:value="750">
            <text:p><text:s/>$750,00 </text:p>
          </table:table-cell>
          <table:table-cell office:value-type="string">
            <text:p>Visa</text:p>
          </table:table-cell>
          <table:table-cell/>
          <table:table-cell office:value-type="string">
            <text:p>1767-1</text:p>
          </table:table-cell>
          <table:table-cell office:value-type="string">
            <text:p>28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1791-1</text:p>
          </table:table-cell>
          <table:table-cell table:style-name="ce17" office:value-type="date" office:date-value="2024-03-02T20:40:04">
            <text:p>02/03/2024 20:40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1769-1</text:p>
          </table:table-cell>
          <table:table-cell office:value-type="string">
            <text:p>28/02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1802-1</text:p>
          </table:table-cell>
          <table:table-cell table:style-name="ce17" office:value-type="date" office:date-value="2024-02-28T22:45:03">
            <text:p>28/02/2024 22:45</text:p>
          </table:table-cell>
          <table:table-cell office:value-type="float" office:value="370">
            <text:p><text:s/>$370,00 </text:p>
          </table:table-cell>
          <table:table-cell office:value-type="string">
            <text:p>Visa</text:p>
          </table:table-cell>
          <table:table-cell/>
          <table:table-cell office:value-type="string">
            <text:p>1771-1</text:p>
          </table:table-cell>
          <table:table-cell office:value-type="string">
            <text:p>26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1809-1</text:p>
          </table:table-cell>
          <table:table-cell table:style-name="ce17" office:value-type="date" office:date-value="2024-02-28T20:10:55">
            <text:p>28/02/2024 20:10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table:style-name="ce23" office:value-type="string">
            <text:p>1773-1</text:p>
          </table:table-cell>
          <table:table-cell office:value-type="string">
            <text:p>03/03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1812-1</text:p>
          </table:table-cell>
          <table:table-cell table:style-name="ce17" office:value-type="date" office:date-value="2024-02-26T21:50:03">
            <text:p>26/02/2024 21:50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1775-1</text:p>
          </table:table-cell>
          <table:table-cell office:value-type="string">
            <text:p>26/02/2024</text:p>
          </table:table-cell>
          <table:table-cell office:value-type="float" office:value="405">
            <text:p><text:s/>$405,00 </text:p>
          </table:table-cell>
          <table:table-cell table:number-columns-repeated="1016"/>
        </table:table-row>
        <table:table-row table:style-name="ro5">
          <table:table-cell office:value-type="string">
            <text:p>1814-1</text:p>
          </table:table-cell>
          <table:table-cell table:style-name="ce17" office:value-type="date" office:date-value="2024-03-01T01:45:04">
            <text:p>01/03/2024 01:45</text:p>
          </table:table-cell>
          <table:table-cell office:value-type="float" office:value="160">
            <text:p><text:s/>$160,00 </text:p>
          </table:table-cell>
          <table:table-cell office:value-type="string">
            <text:p>Mastercard</text:p>
          </table:table-cell>
          <table:table-cell/>
          <table:table-cell office:value-type="string">
            <text:p>1777-1</text:p>
          </table:table-cell>
          <table:table-cell office:value-type="string">
            <text:p>26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1815-1</text:p>
          </table:table-cell>
          <table:table-cell table:style-name="ce17" office:value-type="date" office:date-value="2024-02-28T11:55:03">
            <text:p>28/02/2024 11:55</text:p>
          </table:table-cell>
          <table:table-cell office:value-type="float" office:value="650">
            <text:p><text:s/>$650,00 </text:p>
          </table:table-cell>
          <table:table-cell office:value-type="string">
            <text:p>Mastercard</text:p>
          </table:table-cell>
          <table:table-cell/>
          <table:table-cell office:value-type="string">
            <text:p>1784-1</text:p>
          </table:table-cell>
          <table:table-cell office:value-type="string">
            <text:p>29/02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1830-1</text:p>
          </table:table-cell>
          <table:table-cell table:style-name="ce17" office:value-type="date" office:date-value="2024-03-02T20:00:04">
            <text:p>02/03/2024 20:00</text:p>
          </table:table-cell>
          <table:table-cell office:value-type="float" office:value="495">
            <text:p><text:s/>$495,00 </text:p>
          </table:table-cell>
          <table:table-cell office:value-type="string">
            <text:p>Visa</text:p>
          </table:table-cell>
          <table:table-cell/>
          <table:table-cell office:value-type="string">
            <text:p>1789-1</text:p>
          </table:table-cell>
          <table:table-cell office:value-type="string">
            <text:p>29/02/2024</text:p>
          </table:table-cell>
          <table:table-cell office:value-type="float" office:value="750">
            <text:p><text:s/>$750,00 </text:p>
          </table:table-cell>
          <table:table-cell table:number-columns-repeated="1016"/>
        </table:table-row>
        <table:table-row table:style-name="ro5">
          <table:table-cell office:value-type="string">
            <text:p>1833-1</text:p>
          </table:table-cell>
          <table:table-cell table:style-name="ce17" office:value-type="date" office:date-value="2024-02-28T22:50:15">
            <text:p>28/02/2024 22:50</text:p>
          </table:table-cell>
          <table:table-cell office:value-type="float" office:value="403">
            <text:p><text:s/>$403,00 </text:p>
          </table:table-cell>
          <table:table-cell office:value-type="string">
            <text:p>Mastercard</text:p>
          </table:table-cell>
          <table:table-cell/>
          <table:table-cell office:value-type="string">
            <text:p>1791-1</text:p>
          </table:table-cell>
          <table:table-cell office:value-type="string">
            <text:p>02/03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1843-1</text:p>
          </table:table-cell>
          <table:table-cell table:style-name="ce17" office:value-type="date" office:date-value="2024-02-27T22:30:07">
            <text:p>27/02/2024 22:30</text:p>
          </table:table-cell>
          <table:table-cell office:value-type="float" office:value="450">
            <text:p><text:s/>$450,00 </text:p>
          </table:table-cell>
          <table:table-cell office:value-type="string">
            <text:p>OXXO</text:p>
          </table:table-cell>
          <table:table-cell/>
          <table:table-cell office:value-type="string">
            <text:p>1802-1</text:p>
          </table:table-cell>
          <table:table-cell office:value-type="string">
            <text:p>28/02/2024</text:p>
          </table:table-cell>
          <table:table-cell office:value-type="float" office:value="370">
            <text:p><text:s/>$370,00 </text:p>
          </table:table-cell>
          <table:table-cell table:number-columns-repeated="1016"/>
        </table:table-row>
        <table:table-row table:style-name="ro5">
          <table:table-cell office:value-type="string">
            <text:p>1848-1</text:p>
          </table:table-cell>
          <table:table-cell table:style-name="ce17" office:value-type="date" office:date-value="2024-02-29T17:25:03">
            <text:p>29/02/2024 17:25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1809-1</text:p>
          </table:table-cell>
          <table:table-cell office:value-type="string">
            <text:p>28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1850-1</text:p>
          </table:table-cell>
          <table:table-cell table:style-name="ce17" office:value-type="date" office:date-value="2024-03-02T20:00:03">
            <text:p>02/03/2024 20:00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1812-1</text:p>
          </table:table-cell>
          <table:table-cell office:value-type="string">
            <text:p>26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186-1</text:p>
          </table:table-cell>
          <table:table-cell table:style-name="ce17" office:value-type="date" office:date-value="2024-03-02T20:00:03">
            <text:p>02/03/2024 20:00</text:p>
          </table:table-cell>
          <table:table-cell office:value-type="float" office:value="450">
            <text:p><text:s/>$450,00 </text:p>
          </table:table-cell>
          <table:table-cell office:value-type="string">
            <text:p>Mastercard</text:p>
          </table:table-cell>
          <table:table-cell/>
          <table:table-cell office:value-type="string">
            <text:p>1814-1</text:p>
          </table:table-cell>
          <table:table-cell office:value-type="string">
            <text:p>29/02/2024</text:p>
          </table:table-cell>
          <table:table-cell office:value-type="float" office:value="160">
            <text:p><text:s/>$160,00 </text:p>
          </table:table-cell>
          <table:table-cell table:number-columns-repeated="1016"/>
        </table:table-row>
        <table:table-row table:style-name="ro5">
          <table:table-cell table:style-name="ce15" office:value-type="string">
            <text:p>187-1</text:p>
          </table:table-cell>
          <table:table-cell table:style-name="ce17" office:value-type="date" office:date-value="2024-03-03T01:35:04">
            <text:p>03/03/2024 01:35</text:p>
          </table:table-cell>
          <table:table-cell office:value-type="float" office:value="450">
            <text:p><text:s/>$450,00 </text:p>
          </table:table-cell>
          <table:table-cell office:value-type="string">
            <text:p>OXXO</text:p>
          </table:table-cell>
          <table:table-cell/>
          <table:table-cell office:value-type="string">
            <text:p>1815-1</text:p>
          </table:table-cell>
          <table:table-cell office:value-type="string">
            <text:p>28/02/2024</text:p>
          </table:table-cell>
          <table:table-cell office:value-type="float" office:value="650">
            <text:p><text:s/>$650,00 </text:p>
          </table:table-cell>
          <table:table-cell table:number-columns-repeated="1016"/>
        </table:table-row>
        <table:table-row table:style-name="ro5">
          <table:table-cell office:value-type="string">
            <text:p>1873-1</text:p>
          </table:table-cell>
          <table:table-cell table:style-name="ce17" office:value-type="date" office:date-value="2024-02-27T20:55:03">
            <text:p>27/02/2024 20:55</text:p>
          </table:table-cell>
          <table:table-cell office:value-type="float" office:value="460">
            <text:p><text:s/>$460,00 </text:p>
          </table:table-cell>
          <table:table-cell office:value-type="string">
            <text:p>Visa</text:p>
          </table:table-cell>
          <table:table-cell/>
          <table:table-cell office:value-type="string">
            <text:p>1830-1</text:p>
          </table:table-cell>
          <table:table-cell office:value-type="string">
            <text:p>02/03/2024</text:p>
          </table:table-cell>
          <table:table-cell office:value-type="float" office:value="495">
            <text:p><text:s/>$495,00 </text:p>
          </table:table-cell>
          <table:table-cell table:number-columns-repeated="1016"/>
        </table:table-row>
        <table:table-row table:style-name="ro5">
          <table:table-cell office:value-type="string">
            <text:p>1878-1</text:p>
          </table:table-cell>
          <table:table-cell table:style-name="ce17" office:value-type="date" office:date-value="2024-03-02T13:00:03">
            <text:p>02/03/2024 13:00</text:p>
          </table:table-cell>
          <table:table-cell office:value-type="float" office:value="450">
            <text:p><text:s/>$450,00 </text:p>
          </table:table-cell>
          <table:table-cell office:value-type="string">
            <text:p>Mastercard</text:p>
          </table:table-cell>
          <table:table-cell/>
          <table:table-cell office:value-type="string">
            <text:p>1833-1</text:p>
          </table:table-cell>
          <table:table-cell office:value-type="string">
            <text:p>28/02/2024</text:p>
          </table:table-cell>
          <table:table-cell office:value-type="float" office:value="403">
            <text:p><text:s/>$403,00 </text:p>
          </table:table-cell>
          <table:table-cell table:number-columns-repeated="1016"/>
        </table:table-row>
        <table:table-row table:style-name="ro5">
          <table:table-cell office:value-type="string">
            <text:p>188-1</text:p>
          </table:table-cell>
          <table:table-cell table:style-name="ce17" office:value-type="date" office:date-value="2024-03-02T23:20:04">
            <text:p>02/03/2024 23:20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1843-1</text:p>
          </table:table-cell>
          <table:table-cell office:value-type="string">
            <text:p>28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1891-1</text:p>
          </table:table-cell>
          <table:table-cell table:style-name="ce17" office:value-type="date" office:date-value="2024-03-03T02:00:03">
            <text:p>03/03/2024 02:00</text:p>
          </table:table-cell>
          <table:table-cell office:value-type="float" office:value="325">
            <text:p><text:s/>$325,00 </text:p>
          </table:table-cell>
          <table:table-cell office:value-type="string">
            <text:p>Visa</text:p>
          </table:table-cell>
          <table:table-cell/>
          <table:table-cell office:value-type="string">
            <text:p>1848-1</text:p>
          </table:table-cell>
          <table:table-cell office:value-type="string">
            <text:p>29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1894-1</text:p>
          </table:table-cell>
          <table:table-cell table:style-name="ce17" office:value-type="date" office:date-value="2024-02-26T23:40:05">
            <text:p>26/02/2024 23:40</text:p>
          </table:table-cell>
          <table:table-cell office:value-type="float" office:value="450">
            <text:p><text:s/>$450,00 </text:p>
          </table:table-cell>
          <table:table-cell office:value-type="string">
            <text:p>OXXO</text:p>
          </table:table-cell>
          <table:table-cell/>
          <table:table-cell office:value-type="string">
            <text:p>1850-1</text:p>
          </table:table-cell>
          <table:table-cell office:value-type="string">
            <text:p>02/03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1905-1</text:p>
          </table:table-cell>
          <table:table-cell table:style-name="ce17" office:value-type="date" office:date-value="2024-02-27T22:40:04">
            <text:p>27/02/2024 22:40</text:p>
          </table:table-cell>
          <table:table-cell office:value-type="float" office:value="450">
            <text:p><text:s/>$450,00 </text:p>
          </table:table-cell>
          <table:table-cell office:value-type="string">
            <text:p>OXXO</text:p>
          </table:table-cell>
          <table:table-cell/>
          <table:table-cell office:value-type="string">
            <text:p>186-1</text:p>
          </table:table-cell>
          <table:table-cell office:value-type="string">
            <text:p>02/03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1908-1</text:p>
          </table:table-cell>
          <table:table-cell table:style-name="ce17" office:value-type="date" office:date-value="2024-02-26T19:25:04">
            <text:p>26/02/2024 19:25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1873-1</text:p>
          </table:table-cell>
          <table:table-cell office:value-type="string">
            <text:p>28/02/2024</text:p>
          </table:table-cell>
          <table:table-cell office:value-type="float" office:value="460">
            <text:p><text:s/>$460,00 </text:p>
          </table:table-cell>
          <table:table-cell table:number-columns-repeated="1016"/>
        </table:table-row>
        <table:table-row table:style-name="ro5">
          <table:table-cell office:value-type="string">
            <text:p>1913-1</text:p>
          </table:table-cell>
          <table:table-cell table:style-name="ce17" office:value-type="date" office:date-value="2024-02-28T20:50:02">
            <text:p>28/02/2024 20:50</text:p>
          </table:table-cell>
          <table:table-cell office:value-type="float" office:value="370">
            <text:p><text:s/>$370,00 </text:p>
          </table:table-cell>
          <table:table-cell office:value-type="string">
            <text:p>Mastercard</text:p>
          </table:table-cell>
          <table:table-cell/>
          <table:table-cell office:value-type="string">
            <text:p>1878-1</text:p>
          </table:table-cell>
          <table:table-cell office:value-type="string">
            <text:p>02/03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1915-1</text:p>
          </table:table-cell>
          <table:table-cell table:style-name="ce17" office:value-type="date" office:date-value="2024-02-28T01:20:04">
            <text:p>28/02/2024 01:20</text:p>
          </table:table-cell>
          <table:table-cell office:value-type="float" office:value="450">
            <text:p><text:s/>$450,00 </text:p>
          </table:table-cell>
          <table:table-cell office:value-type="string">
            <text:p>Mastercard</text:p>
          </table:table-cell>
          <table:table-cell/>
          <table:table-cell table:style-name="ce23" office:value-type="string">
            <text:p>1880-1</text:p>
          </table:table-cell>
          <table:table-cell office:value-type="string">
            <text:p>03/03/2024</text:p>
          </table:table-cell>
          <table:table-cell office:value-type="float" office:value="300">
            <text:p><text:s/>$300,00 </text:p>
          </table:table-cell>
          <table:table-cell table:number-columns-repeated="1016"/>
        </table:table-row>
        <table:table-row table:style-name="ro5">
          <table:table-cell office:value-type="string">
            <text:p>1916-1</text:p>
          </table:table-cell>
          <table:table-cell table:style-name="ce17" office:value-type="date" office:date-value="2024-02-28T18:15:25">
            <text:p>28/02/2024 18:15</text:p>
          </table:table-cell>
          <table:table-cell office:value-type="float" office:value="250">
            <text:p><text:s/>$250,00 </text:p>
          </table:table-cell>
          <table:table-cell office:value-type="string">
            <text:p>Visa</text:p>
          </table:table-cell>
          <table:table-cell/>
          <table:table-cell office:value-type="string">
            <text:p>188-1</text:p>
          </table:table-cell>
          <table:table-cell office:value-type="string">
            <text:p>02/03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192-1</text:p>
          </table:table-cell>
          <table:table-cell table:style-name="ce17" office:value-type="date" office:date-value="2024-02-28T18:20:04">
            <text:p>28/02/2024 18:20</text:p>
          </table:table-cell>
          <table:table-cell office:value-type="float" office:value="375">
            <text:p><text:s/>$375,00 </text:p>
          </table:table-cell>
          <table:table-cell office:value-type="string">
            <text:p>Visa</text:p>
          </table:table-cell>
          <table:table-cell/>
          <table:table-cell office:value-type="string">
            <text:p>1891-1</text:p>
          </table:table-cell>
          <table:table-cell office:value-type="string">
            <text:p>03/03/2024</text:p>
          </table:table-cell>
          <table:table-cell office:value-type="float" office:value="310">
            <text:p><text:s/>$310,00 </text:p>
          </table:table-cell>
          <table:table-cell table:number-columns-repeated="1016"/>
        </table:table-row>
        <table:table-row table:style-name="ro5">
          <table:table-cell office:value-type="string">
            <text:p>1921-1</text:p>
          </table:table-cell>
          <table:table-cell table:style-name="ce17" office:value-type="date" office:date-value="2024-02-29T19:45:04">
            <text:p>29/02/2024 19:45</text:p>
          </table:table-cell>
          <table:table-cell office:value-type="float" office:value="435">
            <text:p><text:s/>$435,00 </text:p>
          </table:table-cell>
          <table:table-cell office:value-type="string">
            <text:p>Mastercard</text:p>
          </table:table-cell>
          <table:table-cell/>
          <table:table-cell office:value-type="string">
            <text:p>1894-1</text:p>
          </table:table-cell>
          <table:table-cell office:value-type="string">
            <text:p>26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1931-1</text:p>
          </table:table-cell>
          <table:table-cell table:style-name="ce17" office:value-type="date" office:date-value="2024-03-02T11:00:03">
            <text:p>02/03/2024 11:00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table:style-name="ce23" office:value-type="string">
            <text:p>190-1</text:p>
          </table:table-cell>
          <table:table-cell office:value-type="string">
            <text:p>28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1949-1</text:p>
          </table:table-cell>
          <table:table-cell table:style-name="ce17" office:value-type="date" office:date-value="2024-03-01T20:07:35">
            <text:p>01/03/2024 20:07</text:p>
          </table:table-cell>
          <table:table-cell office:value-type="float" office:value="350">
            <text:p><text:s/>$350,00 </text:p>
          </table:table-cell>
          <table:table-cell office:value-type="string">
            <text:p>OXXO</text:p>
          </table:table-cell>
          <table:table-cell/>
          <table:table-cell office:value-type="string">
            <text:p>1905-1</text:p>
          </table:table-cell>
          <table:table-cell office:value-type="string">
            <text:p>28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1950-1</text:p>
          </table:table-cell>
          <table:table-cell table:style-name="ce17" office:value-type="date" office:date-value="2024-02-29T18:50:04">
            <text:p>29/02/2024 18:50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1908-1</text:p>
          </table:table-cell>
          <table:table-cell office:value-type="string">
            <text:p>26/02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1966-1</text:p>
          </table:table-cell>
          <table:table-cell table:style-name="ce17" office:value-type="date" office:date-value="2024-02-28T19:31:50">
            <text:p>28/02/2024 19:31</text:p>
          </table:table-cell>
          <table:table-cell office:value-type="float" office:value="205">
            <text:p><text:s/>$205,00 </text:p>
          </table:table-cell>
          <table:table-cell office:value-type="string">
            <text:p>Visa</text:p>
          </table:table-cell>
          <table:table-cell/>
          <table:table-cell office:value-type="string">
            <text:p>1913-1</text:p>
          </table:table-cell>
          <table:table-cell office:value-type="string">
            <text:p>28/02/2024</text:p>
          </table:table-cell>
          <table:table-cell office:value-type="float" office:value="370">
            <text:p><text:s/>$370,00 </text:p>
          </table:table-cell>
          <table:table-cell table:number-columns-repeated="1016"/>
        </table:table-row>
        <table:table-row table:style-name="ro5">
          <table:table-cell office:value-type="string">
            <text:p>1971-1</text:p>
          </table:table-cell>
          <table:table-cell table:style-name="ce17" office:value-type="date" office:date-value="2024-02-26T23:10:03">
            <text:p>26/02/2024 23:10</text:p>
          </table:table-cell>
          <table:table-cell office:value-type="float" office:value="450">
            <text:p><text:s/>$450,00 </text:p>
          </table:table-cell>
          <table:table-cell office:value-type="string">
            <text:p>Mastercard</text:p>
          </table:table-cell>
          <table:table-cell/>
          <table:table-cell office:value-type="string">
            <text:p>1915-1</text:p>
          </table:table-cell>
          <table:table-cell office:value-type="string">
            <text:p>27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1975-1</text:p>
          </table:table-cell>
          <table:table-cell table:style-name="ce17" office:value-type="date" office:date-value="2024-02-29T17:45:04">
            <text:p>29/02/2024 17:45</text:p>
          </table:table-cell>
          <table:table-cell office:value-type="float" office:value="550">
            <text:p><text:s/>$550,00 </text:p>
          </table:table-cell>
          <table:table-cell office:value-type="string">
            <text:p>Mastercard</text:p>
          </table:table-cell>
          <table:table-cell/>
          <table:table-cell office:value-type="string">
            <text:p>1916-1</text:p>
          </table:table-cell>
          <table:table-cell office:value-type="string">
            <text:p>28/02/2024</text:p>
          </table:table-cell>
          <table:table-cell office:value-type="float" office:value="250">
            <text:p><text:s/>$250,00 </text:p>
          </table:table-cell>
          <table:table-cell table:number-columns-repeated="1016"/>
        </table:table-row>
        <table:table-row table:style-name="ro5">
          <table:table-cell office:value-type="string">
            <text:p>198-1</text:p>
          </table:table-cell>
          <table:table-cell table:style-name="ce17" office:value-type="date" office:date-value="2024-03-01T22:00:05">
            <text:p>01/03/2024 22:00</text:p>
          </table:table-cell>
          <table:table-cell office:value-type="float" office:value="750">
            <text:p><text:s/>$750,00 </text:p>
          </table:table-cell>
          <table:table-cell office:value-type="string">
            <text:p>Visa</text:p>
          </table:table-cell>
          <table:table-cell/>
          <table:table-cell office:value-type="string">
            <text:p>192-1</text:p>
          </table:table-cell>
          <table:table-cell office:value-type="string">
            <text:p>28/02/2024</text:p>
          </table:table-cell>
          <table:table-cell office:value-type="float" office:value="375">
            <text:p><text:s/>$375,00 </text:p>
          </table:table-cell>
          <table:table-cell table:number-columns-repeated="1016"/>
        </table:table-row>
        <table:table-row table:style-name="ro5">
          <table:table-cell office:value-type="string">
            <text:p>1981-1</text:p>
          </table:table-cell>
          <table:table-cell table:style-name="ce17" office:value-type="date" office:date-value="2024-03-02T16:30:20">
            <text:p>02/03/2024 16:30</text:p>
          </table:table-cell>
          <table:table-cell office:value-type="float" office:value="850">
            <text:p><text:s/>$850,00 </text:p>
          </table:table-cell>
          <table:table-cell office:value-type="string">
            <text:p>Visa</text:p>
          </table:table-cell>
          <table:table-cell/>
          <table:table-cell office:value-type="string">
            <text:p>1921-1</text:p>
          </table:table-cell>
          <table:table-cell office:value-type="string">
            <text:p>29/02/2024</text:p>
          </table:table-cell>
          <table:table-cell office:value-type="float" office:value="435">
            <text:p><text:s/>$435,00 </text:p>
          </table:table-cell>
          <table:table-cell table:number-columns-repeated="1016"/>
        </table:table-row>
        <table:table-row table:style-name="ro5">
          <table:table-cell office:value-type="string">
            <text:p>1983-1</text:p>
          </table:table-cell>
          <table:table-cell table:style-name="ce17" office:value-type="date" office:date-value="2024-03-02T18:50:05">
            <text:p>02/03/2024 18:50</text:p>
          </table:table-cell>
          <table:table-cell office:value-type="float" office:value="650">
            <text:p><text:s/>$650,00 </text:p>
          </table:table-cell>
          <table:table-cell office:value-type="string">
            <text:p>Mastercard</text:p>
          </table:table-cell>
          <table:table-cell/>
          <table:table-cell office:value-type="string">
            <text:p>1931-1</text:p>
          </table:table-cell>
          <table:table-cell office:value-type="string">
            <text:p>02/03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1984-1</text:p>
          </table:table-cell>
          <table:table-cell table:style-name="ce17" office:value-type="date" office:date-value="2024-02-28T21:20:10">
            <text:p>28/02/2024 21:20</text:p>
          </table:table-cell>
          <table:table-cell office:value-type="float" office:value="295">
            <text:p><text:s/>$295,00 </text:p>
          </table:table-cell>
          <table:table-cell office:value-type="string">
            <text:p>Mastercard</text:p>
          </table:table-cell>
          <table:table-cell/>
          <table:table-cell office:value-type="string">
            <text:p>1949-1</text:p>
          </table:table-cell>
          <table:table-cell office:value-type="string">
            <text:p>01/03/2024</text:p>
          </table:table-cell>
          <table:table-cell office:value-type="float" office:value="350">
            <text:p><text:s/>$350,00 </text:p>
          </table:table-cell>
          <table:table-cell table:number-columns-repeated="1016"/>
        </table:table-row>
        <table:table-row table:style-name="ro5">
          <table:table-cell office:value-type="string">
            <text:p>199-1</text:p>
          </table:table-cell>
          <table:table-cell table:style-name="ce17" office:value-type="date" office:date-value="2024-02-29T17:15:55">
            <text:p>29/02/2024 17:15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1950-1</text:p>
          </table:table-cell>
          <table:table-cell office:value-type="string">
            <text:p>29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1999-1</text:p>
          </table:table-cell>
          <table:table-cell table:style-name="ce17" office:value-type="date" office:date-value="2024-02-28T19:11:35">
            <text:p>28/02/2024 19:11</text:p>
          </table:table-cell>
          <table:table-cell office:value-type="float" office:value="370">
            <text:p><text:s/>$370,00 </text:p>
          </table:table-cell>
          <table:table-cell office:value-type="string">
            <text:p>Mastercard</text:p>
          </table:table-cell>
          <table:table-cell/>
          <table:table-cell office:value-type="string">
            <text:p>1966-1</text:p>
          </table:table-cell>
          <table:table-cell office:value-type="string">
            <text:p>28/02/2024</text:p>
          </table:table-cell>
          <table:table-cell office:value-type="float" office:value="205">
            <text:p><text:s/>$205,00 </text:p>
          </table:table-cell>
          <table:table-cell table:number-columns-repeated="1016"/>
        </table:table-row>
        <table:table-row table:style-name="ro5">
          <table:table-cell office:value-type="string">
            <text:p>2006-1</text:p>
          </table:table-cell>
          <table:table-cell table:style-name="ce17" office:value-type="date" office:date-value="2024-02-29T23:25:03">
            <text:p>29/02/2024 23:25</text:p>
          </table:table-cell>
          <table:table-cell office:value-type="float" office:value="550">
            <text:p><text:s/>$550,00 </text:p>
          </table:table-cell>
          <table:table-cell office:value-type="string">
            <text:p>Mastercard</text:p>
          </table:table-cell>
          <table:table-cell/>
          <table:table-cell office:value-type="string">
            <text:p>1971-1</text:p>
          </table:table-cell>
          <table:table-cell office:value-type="string">
            <text:p>26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2010-1</text:p>
          </table:table-cell>
          <table:table-cell table:style-name="ce17" office:value-type="date" office:date-value="2024-03-02T19:01:55">
            <text:p>02/03/2024 19:01</text:p>
          </table:table-cell>
          <table:table-cell office:value-type="float" office:value="450">
            <text:p><text:s/>$450,00 </text:p>
          </table:table-cell>
          <table:table-cell office:value-type="string">
            <text:p>OXXO</text:p>
          </table:table-cell>
          <table:table-cell/>
          <table:table-cell office:value-type="string">
            <text:p>1975-1</text:p>
          </table:table-cell>
          <table:table-cell office:value-type="string">
            <text:p>29/02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2012-1</text:p>
          </table:table-cell>
          <table:table-cell table:style-name="ce17" office:value-type="date" office:date-value="2024-03-01T18:20:04">
            <text:p>01/03/2024 18:20</text:p>
          </table:table-cell>
          <table:table-cell office:value-type="float" office:value="250">
            <text:p><text:s/>$250,00 </text:p>
          </table:table-cell>
          <table:table-cell office:value-type="string">
            <text:p>Visa</text:p>
          </table:table-cell>
          <table:table-cell/>
          <table:table-cell office:value-type="string">
            <text:p>198-1</text:p>
          </table:table-cell>
          <table:table-cell office:value-type="string">
            <text:p>01/03/2024</text:p>
          </table:table-cell>
          <table:table-cell office:value-type="float" office:value="750">
            <text:p><text:s/>$750,00 </text:p>
          </table:table-cell>
          <table:table-cell table:number-columns-repeated="1016"/>
        </table:table-row>
        <table:table-row table:style-name="ro5">
          <table:table-cell office:value-type="string">
            <text:p>2029-1</text:p>
          </table:table-cell>
          <table:table-cell table:style-name="ce17" office:value-type="date" office:date-value="2024-02-29T14:05:04">
            <text:p>29/02/2024 14:05</text:p>
          </table:table-cell>
          <table:table-cell office:value-type="float" office:value="440">
            <text:p><text:s/>$440,00 </text:p>
          </table:table-cell>
          <table:table-cell office:value-type="string">
            <text:p>Mastercard</text:p>
          </table:table-cell>
          <table:table-cell/>
          <table:table-cell office:value-type="string">
            <text:p>1981-1</text:p>
          </table:table-cell>
          <table:table-cell office:value-type="string">
            <text:p>02/03/2024</text:p>
          </table:table-cell>
          <table:table-cell office:value-type="float" office:value="850">
            <text:p><text:s/>$850,00 </text:p>
          </table:table-cell>
          <table:table-cell table:number-columns-repeated="1016"/>
        </table:table-row>
        <table:table-row table:style-name="ro5">
          <table:table-cell office:value-type="string">
            <text:p>2032-1</text:p>
          </table:table-cell>
          <table:table-cell table:style-name="ce17" office:value-type="date" office:date-value="2024-02-28T17:35:25">
            <text:p>28/02/2024 17:35</text:p>
          </table:table-cell>
          <table:table-cell office:value-type="float" office:value="513">
            <text:p><text:s/>$513,00 </text:p>
          </table:table-cell>
          <table:table-cell office:value-type="string">
            <text:p>Visa</text:p>
          </table:table-cell>
          <table:table-cell/>
          <table:table-cell office:value-type="string">
            <text:p>1983-1</text:p>
          </table:table-cell>
          <table:table-cell office:value-type="string">
            <text:p>02/03/2024</text:p>
          </table:table-cell>
          <table:table-cell office:value-type="float" office:value="650">
            <text:p><text:s/>$650,00 </text:p>
          </table:table-cell>
          <table:table-cell table:number-columns-repeated="1016"/>
        </table:table-row>
        <table:table-row table:style-name="ro5">
          <table:table-cell office:value-type="string">
            <text:p>2034-1</text:p>
          </table:table-cell>
          <table:table-cell table:style-name="ce17" office:value-type="date" office:date-value="2024-03-01T01:05:03">
            <text:p>01/03/2024 01:05</text:p>
          </table:table-cell>
          <table:table-cell office:value-type="float" office:value="550">
            <text:p><text:s/>$550,00 </text:p>
          </table:table-cell>
          <table:table-cell office:value-type="string">
            <text:p>Mastercard</text:p>
          </table:table-cell>
          <table:table-cell/>
          <table:table-cell office:value-type="string">
            <text:p>1984-1</text:p>
          </table:table-cell>
          <table:table-cell office:value-type="string">
            <text:p>28/02/2024</text:p>
          </table:table-cell>
          <table:table-cell office:value-type="float" office:value="295">
            <text:p><text:s/>$295,00 </text:p>
          </table:table-cell>
          <table:table-cell table:number-columns-repeated="1016"/>
        </table:table-row>
        <table:table-row table:style-name="ro5">
          <table:table-cell office:value-type="string">
            <text:p>2035-1</text:p>
          </table:table-cell>
          <table:table-cell table:style-name="ce17" office:value-type="date" office:date-value="2024-03-01T11:21:15">
            <text:p>01/03/2024 11:21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199-1</text:p>
          </table:table-cell>
          <table:table-cell office:value-type="string">
            <text:p>29/02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table:style-name="ce15" office:value-type="string">
            <text:p>204-1</text:p>
          </table:table-cell>
          <table:table-cell table:style-name="ce17" office:value-type="date" office:date-value="2024-02-27T02:50:03">
            <text:p>27/02/2024 02:50</text:p>
          </table:table-cell>
          <table:table-cell office:value-type="float" office:value="550">
            <text:p><text:s/>$550,00 </text:p>
          </table:table-cell>
          <table:table-cell office:value-type="string">
            <text:p>Mastercard</text:p>
          </table:table-cell>
          <table:table-cell/>
          <table:table-cell office:value-type="string">
            <text:p>1999-1</text:p>
          </table:table-cell>
          <table:table-cell office:value-type="string">
            <text:p>28/02/2024</text:p>
          </table:table-cell>
          <table:table-cell office:value-type="float" office:value="370">
            <text:p><text:s/>$370,00 </text:p>
          </table:table-cell>
          <table:table-cell table:number-columns-repeated="1016"/>
        </table:table-row>
        <table:table-row table:style-name="ro5">
          <table:table-cell office:value-type="string">
            <text:p>205-1</text:p>
          </table:table-cell>
          <table:table-cell table:style-name="ce17" office:value-type="date" office:date-value="2024-02-26T19:10:04">
            <text:p>26/02/2024 19:10</text:p>
          </table:table-cell>
          <table:table-cell office:value-type="float" office:value="225">
            <text:p><text:s/>$225,00 </text:p>
          </table:table-cell>
          <table:table-cell office:value-type="string">
            <text:p>OXXO</text:p>
          </table:table-cell>
          <table:table-cell/>
          <table:table-cell office:value-type="string">
            <text:p>2006-1</text:p>
          </table:table-cell>
          <table:table-cell office:value-type="string">
            <text:p>29/02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205-1</text:p>
          </table:table-cell>
          <table:table-cell table:style-name="ce17" office:value-type="date" office:date-value="2024-03-01T20:45:45">
            <text:p>01/03/2024 20:45</text:p>
          </table:table-cell>
          <table:table-cell office:value-type="float" office:value="225">
            <text:p><text:s/>$225,00 </text:p>
          </table:table-cell>
          <table:table-cell office:value-type="string">
            <text:p>OXXO</text:p>
          </table:table-cell>
          <table:table-cell/>
          <table:table-cell office:value-type="string">
            <text:p>2010-1</text:p>
          </table:table-cell>
          <table:table-cell office:value-type="string">
            <text:p>02/03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2061-1</text:p>
          </table:table-cell>
          <table:table-cell table:style-name="ce17" office:value-type="date" office:date-value="2024-02-28T21:56:10">
            <text:p>28/02/2024 21:56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table:style-name="ce23" office:value-type="string">
            <text:p>2011-1</text:p>
          </table:table-cell>
          <table:table-cell office:value-type="string">
            <text:p>03/03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2075-1</text:p>
          </table:table-cell>
          <table:table-cell table:style-name="ce17" office:value-type="date" office:date-value="2024-02-27T14:55:03">
            <text:p>27/02/2024 14:55</text:p>
          </table:table-cell>
          <table:table-cell office:value-type="float" office:value="450">
            <text:p><text:s/>$450,00 </text:p>
          </table:table-cell>
          <table:table-cell office:value-type="string">
            <text:p>OXXO</text:p>
          </table:table-cell>
          <table:table-cell/>
          <table:table-cell office:value-type="string">
            <text:p>2012-1</text:p>
          </table:table-cell>
          <table:table-cell office:value-type="string">
            <text:p>01/03/2024</text:p>
          </table:table-cell>
          <table:table-cell office:value-type="float" office:value="250">
            <text:p><text:s/>$250,00 </text:p>
          </table:table-cell>
          <table:table-cell table:number-columns-repeated="1016"/>
        </table:table-row>
        <table:table-row table:style-name="ro5">
          <table:table-cell office:value-type="string">
            <text:p>2084-1</text:p>
          </table:table-cell>
          <table:table-cell table:style-name="ce17" office:value-type="date" office:date-value="2024-03-02T18:55:04">
            <text:p>02/03/2024 18:55</text:p>
          </table:table-cell>
          <table:table-cell office:value-type="float" office:value="550">
            <text:p><text:s/>$550,00 </text:p>
          </table:table-cell>
          <table:table-cell office:value-type="string">
            <text:p>Mastercard</text:p>
          </table:table-cell>
          <table:table-cell/>
          <table:table-cell office:value-type="string">
            <text:p>2029-1</text:p>
          </table:table-cell>
          <table:table-cell office:value-type="string">
            <text:p>29/02/2024</text:p>
          </table:table-cell>
          <table:table-cell office:value-type="float" office:value="440">
            <text:p><text:s/>$440,00 </text:p>
          </table:table-cell>
          <table:table-cell table:number-columns-repeated="1016"/>
        </table:table-row>
        <table:table-row table:style-name="ro5">
          <table:table-cell office:value-type="string">
            <text:p>2095-1</text:p>
          </table:table-cell>
          <table:table-cell table:style-name="ce17" office:value-type="date" office:date-value="2024-02-28T00:30:03">
            <text:p>28/02/2024 00:30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2032-1</text:p>
          </table:table-cell>
          <table:table-cell office:value-type="string">
            <text:p>28/02/2024</text:p>
          </table:table-cell>
          <table:table-cell office:value-type="float" office:value="513">
            <text:p><text:s/>$513,00 </text:p>
          </table:table-cell>
          <table:table-cell table:number-columns-repeated="1016"/>
        </table:table-row>
        <table:table-row table:style-name="ro5">
          <table:table-cell office:value-type="string">
            <text:p>2096-1</text:p>
          </table:table-cell>
          <table:table-cell table:style-name="ce17" office:value-type="date" office:date-value="2024-02-26T15:25:03">
            <text:p>26/02/2024 15:25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2034-1</text:p>
          </table:table-cell>
          <table:table-cell office:value-type="string">
            <text:p>29/02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2100-1</text:p>
          </table:table-cell>
          <table:table-cell table:style-name="ce17" office:value-type="date" office:date-value="2024-02-29T02:55:02">
            <text:p>29/02/2024 02:55</text:p>
          </table:table-cell>
          <table:table-cell office:value-type="float" office:value="825">
            <text:p><text:s/>$825,00 </text:p>
          </table:table-cell>
          <table:table-cell office:value-type="string">
            <text:p>Mastercard</text:p>
          </table:table-cell>
          <table:table-cell/>
          <table:table-cell office:value-type="string">
            <text:p>2035-1</text:p>
          </table:table-cell>
          <table:table-cell office:value-type="string">
            <text:p>01/03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210-1</text:p>
          </table:table-cell>
          <table:table-cell table:style-name="ce17" office:value-type="date" office:date-value="2024-02-27T17:45:03">
            <text:p>27/02/2024 17:45</text:p>
          </table:table-cell>
          <table:table-cell office:value-type="float" office:value="175">
            <text:p><text:s/>$175,00 </text:p>
          </table:table-cell>
          <table:table-cell office:value-type="string">
            <text:p>Visa</text:p>
          </table:table-cell>
          <table:table-cell/>
          <table:table-cell office:value-type="string">
            <text:p>205-1</text:p>
          </table:table-cell>
          <table:table-cell office:value-type="string">
            <text:p>26/02/2024</text:p>
          </table:table-cell>
          <table:table-cell office:value-type="float" office:value="225">
            <text:p><text:s/>$225,00 </text:p>
          </table:table-cell>
          <table:table-cell table:number-columns-repeated="1016"/>
        </table:table-row>
        <table:table-row table:style-name="ro5">
          <table:table-cell office:value-type="string">
            <text:p>2101-1</text:p>
          </table:table-cell>
          <table:table-cell table:style-name="ce17" office:value-type="date" office:date-value="2024-02-27T23:20:03">
            <text:p>27/02/2024 23:20</text:p>
          </table:table-cell>
          <table:table-cell office:value-type="float" office:value="435">
            <text:p><text:s/>$435,00 </text:p>
          </table:table-cell>
          <table:table-cell office:value-type="string">
            <text:p>Visa</text:p>
          </table:table-cell>
          <table:table-cell/>
          <table:table-cell office:value-type="string">
            <text:p>205-1</text:p>
          </table:table-cell>
          <table:table-cell office:value-type="string">
            <text:p>01/03/2024</text:p>
          </table:table-cell>
          <table:table-cell office:value-type="float" office:value="225">
            <text:p><text:s/>$225,00 </text:p>
          </table:table-cell>
          <table:table-cell table:number-columns-repeated="1016"/>
        </table:table-row>
        <table:table-row table:style-name="ro5">
          <table:table-cell office:value-type="string">
            <text:p>2104-1</text:p>
          </table:table-cell>
          <table:table-cell table:style-name="ce17" office:value-type="date" office:date-value="2024-03-01T22:26:11">
            <text:p>01/03/2024 22:26</text:p>
          </table:table-cell>
          <table:table-cell office:value-type="float" office:value="283">
            <text:p><text:s/>$283,00 </text:p>
          </table:table-cell>
          <table:table-cell office:value-type="string">
            <text:p>Mastercard</text:p>
          </table:table-cell>
          <table:table-cell/>
          <table:table-cell office:value-type="string">
            <text:p>2061-1</text:p>
          </table:table-cell>
          <table:table-cell office:value-type="string">
            <text:p>28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2106-1</text:p>
          </table:table-cell>
          <table:table-cell table:style-name="ce17" office:value-type="date" office:date-value="2024-02-26T15:15:04">
            <text:p>26/02/2024 15:15</text:p>
          </table:table-cell>
          <table:table-cell office:value-type="float" office:value="550">
            <text:p><text:s/>$550,00 </text:p>
          </table:table-cell>
          <table:table-cell office:value-type="string">
            <text:p>Farmacias del ahorro</text:p>
          </table:table-cell>
          <table:table-cell/>
          <table:table-cell office:value-type="string">
            <text:p>2075-1</text:p>
          </table:table-cell>
          <table:table-cell office:value-type="string">
            <text:p>27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2108-1</text:p>
          </table:table-cell>
          <table:table-cell table:style-name="ce17" office:value-type="date" office:date-value="2024-02-28T20:20:04">
            <text:p>28/02/2024 20:20</text:p>
          </table:table-cell>
          <table:table-cell office:value-type="float" office:value="250">
            <text:p><text:s/>$250,00 </text:p>
          </table:table-cell>
          <table:table-cell office:value-type="string">
            <text:p>Visa</text:p>
          </table:table-cell>
          <table:table-cell/>
          <table:table-cell office:value-type="string">
            <text:p>2084-1</text:p>
          </table:table-cell>
          <table:table-cell office:value-type="string">
            <text:p>02/03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2116-1</text:p>
          </table:table-cell>
          <table:table-cell table:style-name="ce17" office:value-type="date" office:date-value="2024-02-26T21:05:03">
            <text:p>26/02/2024 21:05</text:p>
          </table:table-cell>
          <table:table-cell office:value-type="float" office:value="550">
            <text:p><text:s/>$550,00 </text:p>
          </table:table-cell>
          <table:table-cell office:value-type="string">
            <text:p>Mastercard</text:p>
          </table:table-cell>
          <table:table-cell/>
          <table:table-cell office:value-type="string">
            <text:p>2095-1</text:p>
          </table:table-cell>
          <table:table-cell office:value-type="string">
            <text:p>27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2124-1</text:p>
          </table:table-cell>
          <table:table-cell table:style-name="ce17" office:value-type="date" office:date-value="2024-02-28T18:41:15">
            <text:p>28/02/2024 18:41</text:p>
          </table:table-cell>
          <table:table-cell office:value-type="float" office:value="435">
            <text:p><text:s/>$435,00 </text:p>
          </table:table-cell>
          <table:table-cell office:value-type="string">
            <text:p>OXXO</text:p>
          </table:table-cell>
          <table:table-cell/>
          <table:table-cell office:value-type="string">
            <text:p>2096-1</text:p>
          </table:table-cell>
          <table:table-cell office:value-type="string">
            <text:p>26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2125-1</text:p>
          </table:table-cell>
          <table:table-cell table:style-name="ce17" office:value-type="date" office:date-value="2024-03-02T20:20:04">
            <text:p>02/03/2024 20:20</text:p>
          </table:table-cell>
          <table:table-cell office:value-type="float" office:value="605">
            <text:p><text:s/>$605,00 </text:p>
          </table:table-cell>
          <table:table-cell office:value-type="string">
            <text:p>Visa</text:p>
          </table:table-cell>
          <table:table-cell/>
          <table:table-cell office:value-type="string">
            <text:p>2100-1</text:p>
          </table:table-cell>
          <table:table-cell office:value-type="string">
            <text:p>28/02/2024</text:p>
          </table:table-cell>
          <table:table-cell office:value-type="float" office:value="825">
            <text:p><text:s/>$825,00 </text:p>
          </table:table-cell>
          <table:table-cell table:number-columns-repeated="1016"/>
        </table:table-row>
        <table:table-row table:style-name="ro5">
          <table:table-cell table:style-name="ce15" office:value-type="string">
            <text:p>2128-1</text:p>
          </table:table-cell>
          <table:table-cell table:style-name="ce17" office:value-type="date" office:date-value="2024-03-03T05:30:03">
            <text:p>03/03/2024 05:30</text:p>
          </table:table-cell>
          <table:table-cell office:value-type="float" office:value="550">
            <text:p><text:s/>$550,00 </text:p>
          </table:table-cell>
          <table:table-cell office:value-type="string">
            <text:p>Mastercard</text:p>
          </table:table-cell>
          <table:table-cell/>
          <table:table-cell office:value-type="string">
            <text:p>210-1</text:p>
          </table:table-cell>
          <table:table-cell office:value-type="string">
            <text:p>28/02/2024</text:p>
          </table:table-cell>
          <table:table-cell office:value-type="float" office:value="175">
            <text:p><text:s/>$175,00 </text:p>
          </table:table-cell>
          <table:table-cell table:number-columns-repeated="1016"/>
        </table:table-row>
        <table:table-row table:style-name="ro5">
          <table:table-cell table:style-name="ce15" office:value-type="string">
            <text:p>2130-1</text:p>
          </table:table-cell>
          <table:table-cell table:style-name="ce17" office:value-type="date" office:date-value="2024-02-27T02:25:03">
            <text:p>27/02/2024 02:25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2101-1</text:p>
          </table:table-cell>
          <table:table-cell office:value-type="string">
            <text:p>28/02/2024</text:p>
          </table:table-cell>
          <table:table-cell office:value-type="float" office:value="435">
            <text:p><text:s/>$435,00 </text:p>
          </table:table-cell>
          <table:table-cell table:number-columns-repeated="1016"/>
        </table:table-row>
        <table:table-row table:style-name="ro5">
          <table:table-cell office:value-type="string">
            <text:p>2132-1</text:p>
          </table:table-cell>
          <table:table-cell table:style-name="ce17" office:value-type="date" office:date-value="2024-03-02T16:35:03">
            <text:p>02/03/2024 16:35</text:p>
          </table:table-cell>
          <table:table-cell office:value-type="float" office:value="350">
            <text:p><text:s/>$350,00 </text:p>
          </table:table-cell>
          <table:table-cell office:value-type="string">
            <text:p>Visa</text:p>
          </table:table-cell>
          <table:table-cell/>
          <table:table-cell office:value-type="string">
            <text:p>2104-1</text:p>
          </table:table-cell>
          <table:table-cell office:value-type="string">
            <text:p>01/03/2024</text:p>
          </table:table-cell>
          <table:table-cell office:value-type="float" office:value="283">
            <text:p><text:s/>$283,00 </text:p>
          </table:table-cell>
          <table:table-cell table:number-columns-repeated="1016"/>
        </table:table-row>
        <table:table-row table:style-name="ro5">
          <table:table-cell office:value-type="string">
            <text:p>2133-1</text:p>
          </table:table-cell>
          <table:table-cell table:style-name="ce17" office:value-type="date" office:date-value="2024-03-01T17:06:20">
            <text:p>01/03/2024 17:06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2106-1</text:p>
          </table:table-cell>
          <table:table-cell office:value-type="string">
            <text:p>26/02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2136-1</text:p>
          </table:table-cell>
          <table:table-cell table:style-name="ce17" office:value-type="date" office:date-value="2024-03-01T15:15:03">
            <text:p>01/03/2024 15:15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2108-1</text:p>
          </table:table-cell>
          <table:table-cell office:value-type="string">
            <text:p>28/02/2024</text:p>
          </table:table-cell>
          <table:table-cell office:value-type="float" office:value="250">
            <text:p><text:s/>$250,00 </text:p>
          </table:table-cell>
          <table:table-cell table:number-columns-repeated="1016"/>
        </table:table-row>
        <table:table-row table:style-name="ro5">
          <table:table-cell office:value-type="string">
            <text:p>2139-1</text:p>
          </table:table-cell>
          <table:table-cell table:style-name="ce17" office:value-type="date" office:date-value="2024-02-28T18:45:04">
            <text:p>28/02/2024 18:45</text:p>
          </table:table-cell>
          <table:table-cell office:value-type="float" office:value="247">
            <text:p><text:s/>$247,00 </text:p>
          </table:table-cell>
          <table:table-cell office:value-type="string">
            <text:p>Visa</text:p>
          </table:table-cell>
          <table:table-cell/>
          <table:table-cell office:value-type="string">
            <text:p>2116-1</text:p>
          </table:table-cell>
          <table:table-cell office:value-type="string">
            <text:p>26/02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2140-1</text:p>
          </table:table-cell>
          <table:table-cell table:style-name="ce17" office:value-type="date" office:date-value="2024-03-01T18:35:04">
            <text:p>01/03/2024 18:35</text:p>
          </table:table-cell>
          <table:table-cell office:value-type="float" office:value="750">
            <text:p><text:s/>$750,00 </text:p>
          </table:table-cell>
          <table:table-cell office:value-type="string">
            <text:p>Mastercard</text:p>
          </table:table-cell>
          <table:table-cell/>
          <table:table-cell office:value-type="string">
            <text:p>2124-1</text:p>
          </table:table-cell>
          <table:table-cell office:value-type="string">
            <text:p>28/02/2024</text:p>
          </table:table-cell>
          <table:table-cell office:value-type="float" office:value="435">
            <text:p><text:s/>$435,00 </text:p>
          </table:table-cell>
          <table:table-cell table:number-columns-repeated="1016"/>
        </table:table-row>
        <table:table-row table:style-name="ro5">
          <table:table-cell office:value-type="string">
            <text:p>214-1</text:p>
          </table:table-cell>
          <table:table-cell table:style-name="ce17" office:value-type="date" office:date-value="2024-02-28T15:40:03">
            <text:p>28/02/2024 15:40</text:p>
          </table:table-cell>
          <table:table-cell office:value-type="float" office:value="330">
            <text:p><text:s/>$330,00 </text:p>
          </table:table-cell>
          <table:table-cell office:value-type="string">
            <text:p>Visa</text:p>
          </table:table-cell>
          <table:table-cell/>
          <table:table-cell office:value-type="string">
            <text:p>2125-1</text:p>
          </table:table-cell>
          <table:table-cell office:value-type="string">
            <text:p>02/03/2024</text:p>
          </table:table-cell>
          <table:table-cell office:value-type="float" office:value="605">
            <text:p><text:s/>$605,00 </text:p>
          </table:table-cell>
          <table:table-cell table:number-columns-repeated="1016"/>
        </table:table-row>
        <table:table-row table:style-name="ro5">
          <table:table-cell office:value-type="string">
            <text:p>2141-1</text:p>
          </table:table-cell>
          <table:table-cell table:style-name="ce17" office:value-type="date" office:date-value="2024-03-02T23:05:03">
            <text:p>02/03/2024 23:05</text:p>
          </table:table-cell>
          <table:table-cell office:value-type="float" office:value="750">
            <text:p><text:s/>$750,00 </text:p>
          </table:table-cell>
          <table:table-cell office:value-type="string">
            <text:p>Visa</text:p>
          </table:table-cell>
          <table:table-cell/>
          <table:table-cell table:style-name="ce23" office:value-type="string">
            <text:p>2129-1</text:p>
          </table:table-cell>
          <table:table-cell office:value-type="string">
            <text:p>03/03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table:style-name="ce15" office:value-type="string">
            <text:p>2152-1</text:p>
          </table:table-cell>
          <table:table-cell table:style-name="ce17" office:value-type="date" office:date-value="2024-03-03T03:05:04">
            <text:p>03/03/2024 03:05</text:p>
          </table:table-cell>
          <table:table-cell office:value-type="float" office:value="750">
            <text:p><text:s/>$750,00 </text:p>
          </table:table-cell>
          <table:table-cell office:value-type="string">
            <text:p>Visa</text:p>
          </table:table-cell>
          <table:table-cell/>
          <table:table-cell office:value-type="string">
            <text:p>2132-1</text:p>
          </table:table-cell>
          <table:table-cell office:value-type="string">
            <text:p>02/03/2024</text:p>
          </table:table-cell>
          <table:table-cell office:value-type="float" office:value="350">
            <text:p><text:s/>$350,00 </text:p>
          </table:table-cell>
          <table:table-cell table:number-columns-repeated="1016"/>
        </table:table-row>
        <table:table-row table:style-name="ro5">
          <table:table-cell office:value-type="string">
            <text:p>2154-1</text:p>
          </table:table-cell>
          <table:table-cell table:style-name="ce17" office:value-type="date" office:date-value="2024-02-26T12:30:13">
            <text:p>26/02/2024 12:30</text:p>
          </table:table-cell>
          <table:table-cell office:value-type="float" office:value="450">
            <text:p><text:s/>$450,00 </text:p>
          </table:table-cell>
          <table:table-cell office:value-type="string">
            <text:p>OXXO</text:p>
          </table:table-cell>
          <table:table-cell/>
          <table:table-cell office:value-type="string">
            <text:p>2133-1</text:p>
          </table:table-cell>
          <table:table-cell office:value-type="string">
            <text:p>01/03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2158-1</text:p>
          </table:table-cell>
          <table:table-cell table:style-name="ce17" office:value-type="date" office:date-value="2024-02-29T16:31:40">
            <text:p>29/02/2024 16:31</text:p>
          </table:table-cell>
          <table:table-cell office:value-type="float" office:value="315">
            <text:p><text:s/>$315,00 </text:p>
          </table:table-cell>
          <table:table-cell office:value-type="string">
            <text:p>Mastercard</text:p>
          </table:table-cell>
          <table:table-cell/>
          <table:table-cell office:value-type="string">
            <text:p>2136-1</text:p>
          </table:table-cell>
          <table:table-cell office:value-type="string">
            <text:p>01/03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216-1</text:p>
          </table:table-cell>
          <table:table-cell table:style-name="ce17" office:value-type="date" office:date-value="2024-02-26T17:45:05">
            <text:p>26/02/2024 17:45</text:p>
          </table:table-cell>
          <table:table-cell office:value-type="float" office:value="550">
            <text:p><text:s/>$550,00 </text:p>
          </table:table-cell>
          <table:table-cell office:value-type="string">
            <text:p>Farmacias del ahorro</text:p>
          </table:table-cell>
          <table:table-cell/>
          <table:table-cell office:value-type="string">
            <text:p>2139-1</text:p>
          </table:table-cell>
          <table:table-cell office:value-type="string">
            <text:p>28/02/2024</text:p>
          </table:table-cell>
          <table:table-cell office:value-type="float" office:value="247">
            <text:p><text:s/>$247,00 </text:p>
          </table:table-cell>
          <table:table-cell table:number-columns-repeated="1016"/>
        </table:table-row>
        <table:table-row table:style-name="ro5">
          <table:table-cell office:value-type="string">
            <text:p>2172-1</text:p>
          </table:table-cell>
          <table:table-cell table:style-name="ce17" office:value-type="date" office:date-value="2024-02-27T17:20:03">
            <text:p>27/02/2024 17:20</text:p>
          </table:table-cell>
          <table:table-cell office:value-type="float" office:value="450">
            <text:p><text:s/>$450,00 </text:p>
          </table:table-cell>
          <table:table-cell office:value-type="string">
            <text:p>Mastercard</text:p>
          </table:table-cell>
          <table:table-cell/>
          <table:table-cell office:value-type="string">
            <text:p>2140-1</text:p>
          </table:table-cell>
          <table:table-cell office:value-type="string">
            <text:p>01/03/2024</text:p>
          </table:table-cell>
          <table:table-cell office:value-type="float" office:value="750">
            <text:p><text:s/>$750,00 </text:p>
          </table:table-cell>
          <table:table-cell table:number-columns-repeated="1016"/>
        </table:table-row>
        <table:table-row table:style-name="ro5">
          <table:table-cell office:value-type="string">
            <text:p>219-1</text:p>
          </table:table-cell>
          <table:table-cell table:style-name="ce17" office:value-type="date" office:date-value="2024-02-28T21:50:04">
            <text:p>28/02/2024 21:50</text:p>
          </table:table-cell>
          <table:table-cell office:value-type="float" office:value="283">
            <text:p><text:s/>$283,00 </text:p>
          </table:table-cell>
          <table:table-cell office:value-type="string">
            <text:p>Visa</text:p>
          </table:table-cell>
          <table:table-cell/>
          <table:table-cell office:value-type="string">
            <text:p>214-1</text:p>
          </table:table-cell>
          <table:table-cell office:value-type="string">
            <text:p>28/02/2024</text:p>
          </table:table-cell>
          <table:table-cell office:value-type="float" office:value="330">
            <text:p><text:s/>$330,00 </text:p>
          </table:table-cell>
          <table:table-cell table:number-columns-repeated="1016"/>
        </table:table-row>
        <table:table-row table:style-name="ro5">
          <table:table-cell office:value-type="string">
            <text:p>2192-1</text:p>
          </table:table-cell>
          <table:table-cell table:style-name="ce17" office:value-type="date" office:date-value="2024-02-26T22:25:04">
            <text:p>26/02/2024 22:25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2141-1</text:p>
          </table:table-cell>
          <table:table-cell office:value-type="string">
            <text:p>02/03/2024</text:p>
          </table:table-cell>
          <table:table-cell office:value-type="float" office:value="750">
            <text:p><text:s/>$750,00 </text:p>
          </table:table-cell>
          <table:table-cell table:number-columns-repeated="1016"/>
        </table:table-row>
        <table:table-row table:style-name="ro5">
          <table:table-cell office:value-type="string">
            <text:p>2194-1</text:p>
          </table:table-cell>
          <table:table-cell table:style-name="ce17" office:value-type="date" office:date-value="2024-02-26T22:20:03">
            <text:p>26/02/2024 22:20</text:p>
          </table:table-cell>
          <table:table-cell office:value-type="float" office:value="450">
            <text:p><text:s/>$450,00 </text:p>
          </table:table-cell>
          <table:table-cell office:value-type="string">
            <text:p>Mastercard</text:p>
          </table:table-cell>
          <table:table-cell/>
          <table:table-cell office:value-type="string">
            <text:p>2154-1</text:p>
          </table:table-cell>
          <table:table-cell office:value-type="string">
            <text:p>26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2197-1</text:p>
          </table:table-cell>
          <table:table-cell table:style-name="ce17" office:value-type="date" office:date-value="2024-02-27T01:55:03">
            <text:p>27/02/2024 01:55</text:p>
          </table:table-cell>
          <table:table-cell office:value-type="float" office:value="450">
            <text:p><text:s/>$450,00 </text:p>
          </table:table-cell>
          <table:table-cell office:value-type="string">
            <text:p>Mastercard</text:p>
          </table:table-cell>
          <table:table-cell/>
          <table:table-cell table:style-name="ce23" office:value-type="string">
            <text:p>2157-1</text:p>
          </table:table-cell>
          <table:table-cell office:value-type="string">
            <text:p>03/03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2201-1</text:p>
          </table:table-cell>
          <table:table-cell table:style-name="ce17" office:value-type="date" office:date-value="2024-02-29T13:00:04">
            <text:p>29/02/2024 13:00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2158-1</text:p>
          </table:table-cell>
          <table:table-cell office:value-type="string">
            <text:p>29/02/2024</text:p>
          </table:table-cell>
          <table:table-cell office:value-type="float" office:value="315">
            <text:p><text:s/>$315,00 </text:p>
          </table:table-cell>
          <table:table-cell table:number-columns-repeated="1016"/>
        </table:table-row>
        <table:table-row table:style-name="ro5">
          <table:table-cell office:value-type="string">
            <text:p>2208-1</text:p>
          </table:table-cell>
          <table:table-cell table:style-name="ce17" office:value-type="date" office:date-value="2024-03-01T22:40:03">
            <text:p>01/03/2024 22:40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216-1</text:p>
          </table:table-cell>
          <table:table-cell office:value-type="string">
            <text:p>26/02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2211-1</text:p>
          </table:table-cell>
          <table:table-cell table:style-name="ce17" office:value-type="date" office:date-value="2024-02-28T20:45:10">
            <text:p>28/02/2024 20:45</text:p>
          </table:table-cell>
          <table:table-cell office:value-type="float" office:value="550">
            <text:p><text:s/>$550,00 </text:p>
          </table:table-cell>
          <table:table-cell office:value-type="string">
            <text:p>7 Eleven</text:p>
          </table:table-cell>
          <table:table-cell/>
          <table:table-cell office:value-type="string">
            <text:p>2172-1</text:p>
          </table:table-cell>
          <table:table-cell office:value-type="string">
            <text:p>28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2212-1</text:p>
          </table:table-cell>
          <table:table-cell table:style-name="ce17" office:value-type="date" office:date-value="2024-03-01T19:48:35">
            <text:p>01/03/2024 19:48</text:p>
          </table:table-cell>
          <table:table-cell office:value-type="float" office:value="500">
            <text:p><text:s/>$500,00 </text:p>
          </table:table-cell>
          <table:table-cell office:value-type="string">
            <text:p>OXXO</text:p>
          </table:table-cell>
          <table:table-cell/>
          <table:table-cell table:style-name="ce23" office:value-type="string">
            <text:p>2190-1</text:p>
          </table:table-cell>
          <table:table-cell office:value-type="string">
            <text:p>03/03/2024</text:p>
          </table:table-cell>
          <table:table-cell office:value-type="float" office:value="350">
            <text:p><text:s/>$350,00 </text:p>
          </table:table-cell>
          <table:table-cell table:number-columns-repeated="1016"/>
        </table:table-row>
        <table:table-row table:style-name="ro5">
          <table:table-cell office:value-type="string">
            <text:p>2214-1</text:p>
          </table:table-cell>
          <table:table-cell table:style-name="ce17" office:value-type="date" office:date-value="2024-03-01T03:45:03">
            <text:p>01/03/2024 03:45</text:p>
          </table:table-cell>
          <table:table-cell office:value-type="float" office:value="550">
            <text:p><text:s/>$550,00 </text:p>
          </table:table-cell>
          <table:table-cell office:value-type="string">
            <text:p>Mastercard</text:p>
          </table:table-cell>
          <table:table-cell/>
          <table:table-cell office:value-type="string">
            <text:p>219-1</text:p>
          </table:table-cell>
          <table:table-cell office:value-type="string">
            <text:p>28/02/2024</text:p>
          </table:table-cell>
          <table:table-cell office:value-type="float" office:value="283">
            <text:p><text:s/>$283,00 </text:p>
          </table:table-cell>
          <table:table-cell table:number-columns-repeated="1016"/>
        </table:table-row>
        <table:table-row table:style-name="ro5">
          <table:table-cell office:value-type="string">
            <text:p>2220-1</text:p>
          </table:table-cell>
          <table:table-cell table:style-name="ce17" office:value-type="date" office:date-value="2024-03-02T00:30:04">
            <text:p>02/03/2024 00:30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2192-1</text:p>
          </table:table-cell>
          <table:table-cell office:value-type="string">
            <text:p>26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table:style-name="ce15" office:value-type="string">
            <text:p>222-1</text:p>
          </table:table-cell>
          <table:table-cell table:style-name="ce17" office:value-type="date" office:date-value="2024-03-03T03:30:02">
            <text:p>03/03/2024 03:30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2194-1</text:p>
          </table:table-cell>
          <table:table-cell office:value-type="string">
            <text:p>26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2221-1</text:p>
          </table:table-cell>
          <table:table-cell table:style-name="ce17" office:value-type="date" office:date-value="2024-03-01T18:30:03">
            <text:p>01/03/2024 18:30</text:p>
          </table:table-cell>
          <table:table-cell office:value-type="float" office:value="550">
            <text:p><text:s/>$550,00 </text:p>
          </table:table-cell>
          <table:table-cell office:value-type="string">
            <text:p>Mastercard</text:p>
          </table:table-cell>
          <table:table-cell/>
          <table:table-cell office:value-type="string">
            <text:p>2197-1</text:p>
          </table:table-cell>
          <table:table-cell office:value-type="string">
            <text:p>26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2224-1</text:p>
          </table:table-cell>
          <table:table-cell table:style-name="ce17" office:value-type="date" office:date-value="2024-02-28T19:25:03">
            <text:p>28/02/2024 19:25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2201-1</text:p>
          </table:table-cell>
          <table:table-cell office:value-type="string">
            <text:p>29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2239-1</text:p>
          </table:table-cell>
          <table:table-cell table:style-name="ce17" office:value-type="date" office:date-value="2024-03-01T22:19:05">
            <text:p>01/03/2024 22:19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2208-1</text:p>
          </table:table-cell>
          <table:table-cell office:value-type="string">
            <text:p>01/03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2242-1</text:p>
          </table:table-cell>
          <table:table-cell table:style-name="ce17" office:value-type="date" office:date-value="2024-02-26T22:25:03">
            <text:p>26/02/2024 22:25</text:p>
          </table:table-cell>
          <table:table-cell office:value-type="float" office:value="422">
            <text:p><text:s/>$422,00 </text:p>
          </table:table-cell>
          <table:table-cell office:value-type="string">
            <text:p>Mastercard</text:p>
          </table:table-cell>
          <table:table-cell/>
          <table:table-cell table:style-name="ce23" office:value-type="string">
            <text:p>2209-1</text:p>
          </table:table-cell>
          <table:table-cell office:value-type="string">
            <text:p>03/03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2244-1</text:p>
          </table:table-cell>
          <table:table-cell table:style-name="ce17" office:value-type="date" office:date-value="2024-03-01T19:45:04">
            <text:p>01/03/2024 19:45</text:p>
          </table:table-cell>
          <table:table-cell office:value-type="float" office:value="750">
            <text:p><text:s/>$750,00 </text:p>
          </table:table-cell>
          <table:table-cell office:value-type="string">
            <text:p>Visa</text:p>
          </table:table-cell>
          <table:table-cell/>
          <table:table-cell table:style-name="ce23" office:value-type="string">
            <text:p>2210-1</text:p>
          </table:table-cell>
          <table:table-cell office:value-type="string">
            <text:p>03/03/2024</text:p>
          </table:table-cell>
          <table:table-cell office:value-type="float" office:value="750">
            <text:p><text:s/>$750,00 </text:p>
          </table:table-cell>
          <table:table-cell table:number-columns-repeated="1016"/>
        </table:table-row>
        <table:table-row table:style-name="ro5">
          <table:table-cell office:value-type="string">
            <text:p>2250-1</text:p>
          </table:table-cell>
          <table:table-cell table:style-name="ce17" office:value-type="date" office:date-value="2024-03-01T18:55:30">
            <text:p>01/03/2024 18:55</text:p>
          </table:table-cell>
          <table:table-cell office:value-type="float" office:value="750">
            <text:p><text:s/>$750,00 </text:p>
          </table:table-cell>
          <table:table-cell office:value-type="string">
            <text:p>OXXO</text:p>
          </table:table-cell>
          <table:table-cell/>
          <table:table-cell office:value-type="string">
            <text:p>2211-1</text:p>
          </table:table-cell>
          <table:table-cell office:value-type="string">
            <text:p>28/02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2252-1</text:p>
          </table:table-cell>
          <table:table-cell table:style-name="ce17" office:value-type="date" office:date-value="2024-02-29T22:05:04">
            <text:p>29/02/2024 22:05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2212-1</text:p>
          </table:table-cell>
          <table:table-cell office:value-type="string">
            <text:p>01/03/2024</text:p>
          </table:table-cell>
          <table:table-cell office:value-type="float" office:value="500">
            <text:p><text:s/>$500,00 </text:p>
          </table:table-cell>
          <table:table-cell table:number-columns-repeated="1016"/>
        </table:table-row>
        <table:table-row table:style-name="ro5">
          <table:table-cell office:value-type="string">
            <text:p>2265-1</text:p>
          </table:table-cell>
          <table:table-cell table:style-name="ce17" office:value-type="date" office:date-value="2024-02-27T01:10:03">
            <text:p>27/02/2024 01:10</text:p>
          </table:table-cell>
          <table:table-cell office:value-type="float" office:value="350">
            <text:p><text:s/>$350,00 </text:p>
          </table:table-cell>
          <table:table-cell office:value-type="string">
            <text:p>Mastercard</text:p>
          </table:table-cell>
          <table:table-cell/>
          <table:table-cell office:value-type="string">
            <text:p>2214-1</text:p>
          </table:table-cell>
          <table:table-cell office:value-type="string">
            <text:p>29/02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2269-1</text:p>
          </table:table-cell>
          <table:table-cell table:style-name="ce17" office:value-type="date" office:date-value="2024-03-01T19:23:50">
            <text:p>01/03/2024 19:23</text:p>
          </table:table-cell>
          <table:table-cell office:value-type="float" office:value="374">
            <text:p><text:s/>$374,00 </text:p>
          </table:table-cell>
          <table:table-cell office:value-type="string">
            <text:p>OXXO</text:p>
          </table:table-cell>
          <table:table-cell/>
          <table:table-cell office:value-type="string">
            <text:p>2220-1</text:p>
          </table:table-cell>
          <table:table-cell office:value-type="string">
            <text:p>01/03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2271-1</text:p>
          </table:table-cell>
          <table:table-cell table:style-name="ce17" office:value-type="date" office:date-value="2024-02-27T19:00:03">
            <text:p>27/02/2024 19:00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2221-1</text:p>
          </table:table-cell>
          <table:table-cell office:value-type="string">
            <text:p>01/03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2272-1</text:p>
          </table:table-cell>
          <table:table-cell table:style-name="ce17" office:value-type="date" office:date-value="2024-03-01T00:10:02">
            <text:p>01/03/2024 00:10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2224-1</text:p>
          </table:table-cell>
          <table:table-cell office:value-type="string">
            <text:p>28/02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2274-1</text:p>
          </table:table-cell>
          <table:table-cell table:style-name="ce17" office:value-type="date" office:date-value="2024-02-29T13:32:30">
            <text:p>29/02/2024 13:32</text:p>
          </table:table-cell>
          <table:table-cell office:value-type="float" office:value="450">
            <text:p><text:s/>$450,00 </text:p>
          </table:table-cell>
          <table:table-cell office:value-type="string">
            <text:p>Mastercard</text:p>
          </table:table-cell>
          <table:table-cell/>
          <table:table-cell office:value-type="string">
            <text:p>2239-1</text:p>
          </table:table-cell>
          <table:table-cell office:value-type="string">
            <text:p>01/03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2275-1</text:p>
          </table:table-cell>
          <table:table-cell table:style-name="ce17" office:value-type="date" office:date-value="2024-02-28T17:36:25">
            <text:p>28/02/2024 17:36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2242-1</text:p>
          </table:table-cell>
          <table:table-cell office:value-type="string">
            <text:p>26/02/2024</text:p>
          </table:table-cell>
          <table:table-cell office:value-type="float" office:value="422">
            <text:p><text:s/>$422,00 </text:p>
          </table:table-cell>
          <table:table-cell table:number-columns-repeated="1016"/>
        </table:table-row>
        <table:table-row table:style-name="ro5">
          <table:table-cell office:value-type="string">
            <text:p>2278-1</text:p>
          </table:table-cell>
          <table:table-cell table:style-name="ce17" office:value-type="date" office:date-value="2024-03-02T02:36:35">
            <text:p>02/03/2024 02:36</text:p>
          </table:table-cell>
          <table:table-cell office:value-type="float" office:value="450">
            <text:p><text:s/>$450,00 </text:p>
          </table:table-cell>
          <table:table-cell office:value-type="string">
            <text:p>OXXO</text:p>
          </table:table-cell>
          <table:table-cell/>
          <table:table-cell office:value-type="string">
            <text:p>2244-1</text:p>
          </table:table-cell>
          <table:table-cell office:value-type="string">
            <text:p>01/03/2024</text:p>
          </table:table-cell>
          <table:table-cell office:value-type="float" office:value="750">
            <text:p><text:s/>$750,00 </text:p>
          </table:table-cell>
          <table:table-cell table:number-columns-repeated="1016"/>
        </table:table-row>
        <table:table-row table:style-name="ro5">
          <table:table-cell office:value-type="string">
            <text:p>2279-1</text:p>
          </table:table-cell>
          <table:table-cell table:style-name="ce17" office:value-type="date" office:date-value="2024-02-27T16:30:03">
            <text:p>27/02/2024 16:30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2250-1</text:p>
          </table:table-cell>
          <table:table-cell office:value-type="string">
            <text:p>01/03/2024</text:p>
          </table:table-cell>
          <table:table-cell office:value-type="float" office:value="750">
            <text:p><text:s/>$750,00 </text:p>
          </table:table-cell>
          <table:table-cell table:number-columns-repeated="1016"/>
        </table:table-row>
        <table:table-row table:style-name="ro5">
          <table:table-cell office:value-type="string">
            <text:p>2282-1</text:p>
          </table:table-cell>
          <table:table-cell table:style-name="ce17" office:value-type="date" office:date-value="2024-03-01T17:33:07">
            <text:p>01/03/2024 17:33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2252-1</text:p>
          </table:table-cell>
          <table:table-cell office:value-type="string">
            <text:p>29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2285-1</text:p>
          </table:table-cell>
          <table:table-cell table:style-name="ce17" office:value-type="date" office:date-value="2024-02-28T23:05:10">
            <text:p>28/02/2024 23:05</text:p>
          </table:table-cell>
          <table:table-cell office:value-type="float" office:value="450">
            <text:p><text:s/>$450,00 </text:p>
          </table:table-cell>
          <table:table-cell office:value-type="string">
            <text:p>OXXO</text:p>
          </table:table-cell>
          <table:table-cell/>
          <table:table-cell office:value-type="string">
            <text:p>2265-1</text:p>
          </table:table-cell>
          <table:table-cell office:value-type="string">
            <text:p>26/02/2024</text:p>
          </table:table-cell>
          <table:table-cell office:value-type="float" office:value="350">
            <text:p><text:s/>$350,00 </text:p>
          </table:table-cell>
          <table:table-cell table:number-columns-repeated="1016"/>
        </table:table-row>
        <table:table-row table:style-name="ro5">
          <table:table-cell office:value-type="string">
            <text:p>2288-1</text:p>
          </table:table-cell>
          <table:table-cell table:style-name="ce17" office:value-type="date" office:date-value="2024-03-02T00:30:04">
            <text:p>02/03/2024 00:30</text:p>
          </table:table-cell>
          <table:table-cell office:value-type="float" office:value="350">
            <text:p><text:s/>$350,00 </text:p>
          </table:table-cell>
          <table:table-cell office:value-type="string">
            <text:p>Mastercard</text:p>
          </table:table-cell>
          <table:table-cell/>
          <table:table-cell office:value-type="string">
            <text:p>2269-1</text:p>
          </table:table-cell>
          <table:table-cell office:value-type="string">
            <text:p>01/03/2024</text:p>
          </table:table-cell>
          <table:table-cell office:value-type="float" office:value="374">
            <text:p><text:s/>$374,00 </text:p>
          </table:table-cell>
          <table:table-cell table:number-columns-repeated="1016"/>
        </table:table-row>
        <table:table-row table:style-name="ro5">
          <table:table-cell table:style-name="ce15" office:value-type="string">
            <text:p>2292-1</text:p>
          </table:table-cell>
          <table:table-cell table:style-name="ce17" office:value-type="date" office:date-value="2024-03-03T00:25:15">
            <text:p>03/03/2024 00:25</text:p>
          </table:table-cell>
          <table:table-cell office:value-type="float" office:value="450">
            <text:p><text:s/>$450,00 </text:p>
          </table:table-cell>
          <table:table-cell office:value-type="string">
            <text:p>OXXO</text:p>
          </table:table-cell>
          <table:table-cell/>
          <table:table-cell office:value-type="string">
            <text:p>2271-1</text:p>
          </table:table-cell>
          <table:table-cell office:value-type="string">
            <text:p>28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2293-1</text:p>
          </table:table-cell>
          <table:table-cell table:style-name="ce17" office:value-type="date" office:date-value="2024-03-01T19:30:07">
            <text:p>01/03/2024 19:30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2272-1</text:p>
          </table:table-cell>
          <table:table-cell office:value-type="string">
            <text:p>29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2294-1</text:p>
          </table:table-cell>
          <table:table-cell table:style-name="ce17" office:value-type="date" office:date-value="2024-03-01T13:30:03">
            <text:p>01/03/2024 13:30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2274-1</text:p>
          </table:table-cell>
          <table:table-cell office:value-type="string">
            <text:p>29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232-1</text:p>
          </table:table-cell>
          <table:table-cell table:style-name="ce17" office:value-type="date" office:date-value="2024-03-02T01:30:06">
            <text:p>02/03/2024 01:30</text:p>
          </table:table-cell>
          <table:table-cell office:value-type="float" office:value="750">
            <text:p><text:s/>$750,00 </text:p>
          </table:table-cell>
          <table:table-cell office:value-type="string">
            <text:p>Mastercard</text:p>
          </table:table-cell>
          <table:table-cell/>
          <table:table-cell office:value-type="string">
            <text:p>2275-1</text:p>
          </table:table-cell>
          <table:table-cell office:value-type="string">
            <text:p>28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2344-1</text:p>
          </table:table-cell>
          <table:table-cell table:style-name="ce17" office:value-type="date" office:date-value="2024-03-01T23:55:04">
            <text:p>01/03/2024 23:55</text:p>
          </table:table-cell>
          <table:table-cell office:value-type="float" office:value="750">
            <text:p><text:s/>$750,00 </text:p>
          </table:table-cell>
          <table:table-cell office:value-type="string">
            <text:p>Mastercard</text:p>
          </table:table-cell>
          <table:table-cell/>
          <table:table-cell office:value-type="string">
            <text:p>2278-1</text:p>
          </table:table-cell>
          <table:table-cell office:value-type="string">
            <text:p>01/03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2345-1</text:p>
          </table:table-cell>
          <table:table-cell table:style-name="ce17" office:value-type="date" office:date-value="2024-02-26T14:20:03">
            <text:p>26/02/2024 14:20</text:p>
          </table:table-cell>
          <table:table-cell office:value-type="float" office:value="350">
            <text:p><text:s/>$350,00 </text:p>
          </table:table-cell>
          <table:table-cell office:value-type="string">
            <text:p>Mastercard</text:p>
          </table:table-cell>
          <table:table-cell/>
          <table:table-cell office:value-type="string">
            <text:p>2279-1</text:p>
          </table:table-cell>
          <table:table-cell office:value-type="string">
            <text:p>28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2347-1</text:p>
          </table:table-cell>
          <table:table-cell table:style-name="ce17" office:value-type="date" office:date-value="2024-02-28T22:04:15">
            <text:p>28/02/2024 22:04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2282-1</text:p>
          </table:table-cell>
          <table:table-cell office:value-type="string">
            <text:p>01/03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2348-1</text:p>
          </table:table-cell>
          <table:table-cell table:style-name="ce17" office:value-type="date" office:date-value="2024-02-27T18:20:03">
            <text:p>27/02/2024 18:20</text:p>
          </table:table-cell>
          <table:table-cell office:value-type="float" office:value="435">
            <text:p><text:s/>$435,00 </text:p>
          </table:table-cell>
          <table:table-cell office:value-type="string">
            <text:p>OXXO</text:p>
          </table:table-cell>
          <table:table-cell/>
          <table:table-cell office:value-type="string">
            <text:p>2285-1</text:p>
          </table:table-cell>
          <table:table-cell office:value-type="string">
            <text:p>28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2349-1</text:p>
          </table:table-cell>
          <table:table-cell table:style-name="ce17" office:value-type="date" office:date-value="2024-02-27T01:30:03">
            <text:p>27/02/2024 01:30</text:p>
          </table:table-cell>
          <table:table-cell office:value-type="float" office:value="750">
            <text:p><text:s/>$750,00 </text:p>
          </table:table-cell>
          <table:table-cell office:value-type="string">
            <text:p>Visa</text:p>
          </table:table-cell>
          <table:table-cell/>
          <table:table-cell office:value-type="string">
            <text:p>2288-1</text:p>
          </table:table-cell>
          <table:table-cell office:value-type="string">
            <text:p>01/03/2024</text:p>
          </table:table-cell>
          <table:table-cell office:value-type="float" office:value="350">
            <text:p><text:s/>$350,00 </text:p>
          </table:table-cell>
          <table:table-cell table:number-columns-repeated="1016"/>
        </table:table-row>
        <table:table-row table:style-name="ro5">
          <table:table-cell office:value-type="string">
            <text:p>2350-1</text:p>
          </table:table-cell>
          <table:table-cell table:style-name="ce17" office:value-type="date" office:date-value="2024-02-27T15:15:04">
            <text:p>27/02/2024 15:15</text:p>
          </table:table-cell>
          <table:table-cell office:value-type="float" office:value="450">
            <text:p><text:s/>$450,00 </text:p>
          </table:table-cell>
          <table:table-cell office:value-type="string">
            <text:p>OXXO</text:p>
          </table:table-cell>
          <table:table-cell/>
          <table:table-cell table:style-name="ce23" office:value-type="string">
            <text:p>2289-1</text:p>
          </table:table-cell>
          <table:table-cell office:value-type="string">
            <text:p>03/03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2351-1</text:p>
          </table:table-cell>
          <table:table-cell table:style-name="ce17" office:value-type="date" office:date-value="2024-02-29T13:12:55">
            <text:p>29/02/2024 13:12</text:p>
          </table:table-cell>
          <table:table-cell office:value-type="float" office:value="532">
            <text:p><text:s/>$532,00 </text:p>
          </table:table-cell>
          <table:table-cell office:value-type="string">
            <text:p>OXXO</text:p>
          </table:table-cell>
          <table:table-cell/>
          <table:table-cell office:value-type="string">
            <text:p>2293-1</text:p>
          </table:table-cell>
          <table:table-cell office:value-type="string">
            <text:p>01/03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2352-1</text:p>
          </table:table-cell>
          <table:table-cell table:style-name="ce17" office:value-type="date" office:date-value="2024-02-28T02:25:09">
            <text:p>28/02/2024 02:25</text:p>
          </table:table-cell>
          <table:table-cell office:value-type="float" office:value="450">
            <text:p><text:s/>$450,00 </text:p>
          </table:table-cell>
          <table:table-cell office:value-type="string">
            <text:p>OXXO</text:p>
          </table:table-cell>
          <table:table-cell/>
          <table:table-cell office:value-type="string">
            <text:p>2294-1</text:p>
          </table:table-cell>
          <table:table-cell office:value-type="string">
            <text:p>01/03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2354-1</text:p>
          </table:table-cell>
          <table:table-cell table:style-name="ce17" office:value-type="date" office:date-value="2024-02-29T05:35:03">
            <text:p>29/02/2024 05:35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table:style-name="ce23" office:value-type="string">
            <text:p>2299-1</text:p>
          </table:table-cell>
          <table:table-cell office:value-type="string">
            <text:p>03/03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2355-1</text:p>
          </table:table-cell>
          <table:table-cell table:style-name="ce17" office:value-type="date" office:date-value="2024-02-28T03:10:03">
            <text:p>28/02/2024 03:10</text:p>
          </table:table-cell>
          <table:table-cell office:value-type="float" office:value="550">
            <text:p><text:s/>$550,00 </text:p>
          </table:table-cell>
          <table:table-cell office:value-type="string">
            <text:p>Mastercard</text:p>
          </table:table-cell>
          <table:table-cell/>
          <table:table-cell office:value-type="string">
            <text:p>232-1</text:p>
          </table:table-cell>
          <table:table-cell office:value-type="string">
            <text:p>01/03/2024</text:p>
          </table:table-cell>
          <table:table-cell office:value-type="float" office:value="750">
            <text:p><text:s/>$750,00 </text:p>
          </table:table-cell>
          <table:table-cell table:number-columns-repeated="1016"/>
        </table:table-row>
        <table:table-row table:style-name="ro5">
          <table:table-cell office:value-type="string">
            <text:p>2356-1</text:p>
          </table:table-cell>
          <table:table-cell table:style-name="ce17" office:value-type="date" office:date-value="2024-02-29T19:40:05">
            <text:p>29/02/2024 19:40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table:style-name="ce23" office:value-type="string">
            <text:p>2343-1</text:p>
          </table:table-cell>
          <table:table-cell office:value-type="string">
            <text:p>28/02/2024</text:p>
          </table:table-cell>
          <table:table-cell office:value-type="float" office:value="405">
            <text:p><text:s/>$405,00 </text:p>
          </table:table-cell>
          <table:table-cell table:number-columns-repeated="1016"/>
        </table:table-row>
        <table:table-row table:style-name="ro5">
          <table:table-cell office:value-type="string">
            <text:p>2357-1</text:p>
          </table:table-cell>
          <table:table-cell table:style-name="ce17" office:value-type="date" office:date-value="2024-03-01T14:02:40">
            <text:p>01/03/2024 14:02</text:p>
          </table:table-cell>
          <table:table-cell office:value-type="float" office:value="450">
            <text:p><text:s/>$450,00 </text:p>
          </table:table-cell>
          <table:table-cell office:value-type="string">
            <text:p>OXXO</text:p>
          </table:table-cell>
          <table:table-cell/>
          <table:table-cell office:value-type="string">
            <text:p>2344-1</text:p>
          </table:table-cell>
          <table:table-cell office:value-type="string">
            <text:p>01/03/2024</text:p>
          </table:table-cell>
          <table:table-cell office:value-type="float" office:value="750">
            <text:p><text:s/>$750,00 </text:p>
          </table:table-cell>
          <table:table-cell table:number-columns-repeated="1016"/>
        </table:table-row>
        <table:table-row table:style-name="ro5">
          <table:table-cell office:value-type="string">
            <text:p>240-1</text:p>
          </table:table-cell>
          <table:table-cell table:style-name="ce17" office:value-type="date" office:date-value="2024-02-29T18:19:20">
            <text:p>29/02/2024 18:19</text:p>
          </table:table-cell>
          <table:table-cell office:value-type="float" office:value="750">
            <text:p><text:s/>$750,00 </text:p>
          </table:table-cell>
          <table:table-cell office:value-type="string">
            <text:p>OXXO</text:p>
          </table:table-cell>
          <table:table-cell/>
          <table:table-cell office:value-type="string">
            <text:p>2345-1</text:p>
          </table:table-cell>
          <table:table-cell office:value-type="string">
            <text:p>26/02/2024</text:p>
          </table:table-cell>
          <table:table-cell office:value-type="float" office:value="350">
            <text:p><text:s/>$350,00 </text:p>
          </table:table-cell>
          <table:table-cell table:number-columns-repeated="1016"/>
        </table:table-row>
        <table:table-row table:style-name="ro5">
          <table:table-cell office:value-type="string">
            <text:p>245-1</text:p>
          </table:table-cell>
          <table:table-cell table:style-name="ce17" office:value-type="date" office:date-value="2024-02-29T02:50:20">
            <text:p>29/02/2024 02:50</text:p>
          </table:table-cell>
          <table:table-cell office:value-type="float" office:value="375">
            <text:p><text:s/>$375,00 </text:p>
          </table:table-cell>
          <table:table-cell office:value-type="string">
            <text:p>Mastercard</text:p>
          </table:table-cell>
          <table:table-cell/>
          <table:table-cell office:value-type="string">
            <text:p>2347-1</text:p>
          </table:table-cell>
          <table:table-cell office:value-type="string">
            <text:p>28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247-1</text:p>
          </table:table-cell>
          <table:table-cell table:style-name="ce17" office:value-type="date" office:date-value="2024-02-28T01:30:02">
            <text:p>28/02/2024 01:30</text:p>
          </table:table-cell>
          <table:table-cell office:value-type="float" office:value="750">
            <text:p><text:s/>$750,00 </text:p>
          </table:table-cell>
          <table:table-cell office:value-type="string">
            <text:p>Visa</text:p>
          </table:table-cell>
          <table:table-cell/>
          <table:table-cell office:value-type="string">
            <text:p>2348-1</text:p>
          </table:table-cell>
          <table:table-cell office:value-type="string">
            <text:p>28/02/2024</text:p>
          </table:table-cell>
          <table:table-cell office:value-type="float" office:value="435">
            <text:p><text:s/>$435,00 </text:p>
          </table:table-cell>
          <table:table-cell table:number-columns-repeated="1016"/>
        </table:table-row>
        <table:table-row table:style-name="ro5">
          <table:table-cell office:value-type="string">
            <text:p>251-1</text:p>
          </table:table-cell>
          <table:table-cell table:style-name="ce17" office:value-type="date" office:date-value="2024-03-02T19:15:04">
            <text:p>02/03/2024 19:15</text:p>
          </table:table-cell>
          <table:table-cell office:value-type="float" office:value="550">
            <text:p><text:s/>$550,00 </text:p>
          </table:table-cell>
          <table:table-cell office:value-type="string">
            <text:p>Mastercard</text:p>
          </table:table-cell>
          <table:table-cell/>
          <table:table-cell office:value-type="string">
            <text:p>2349-1</text:p>
          </table:table-cell>
          <table:table-cell office:value-type="string">
            <text:p>26/02/2024</text:p>
          </table:table-cell>
          <table:table-cell office:value-type="float" office:value="750">
            <text:p><text:s/>$750,00 </text:p>
          </table:table-cell>
          <table:table-cell table:number-columns-repeated="1016"/>
        </table:table-row>
        <table:table-row table:style-name="ro5">
          <table:table-cell office:value-type="string">
            <text:p>251-1</text:p>
          </table:table-cell>
          <table:table-cell table:style-name="ce17" office:value-type="date" office:date-value="2024-03-02T19:28:30">
            <text:p>02/03/2024 19:28</text:p>
          </table:table-cell>
          <table:table-cell office:value-type="float" office:value="550">
            <text:p><text:s/>$550,00 </text:p>
          </table:table-cell>
          <table:table-cell office:value-type="string">
            <text:p>OXXO</text:p>
          </table:table-cell>
          <table:table-cell/>
          <table:table-cell office:value-type="string">
            <text:p>2350-1</text:p>
          </table:table-cell>
          <table:table-cell office:value-type="string">
            <text:p>27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253-1</text:p>
          </table:table-cell>
          <table:table-cell table:style-name="ce17" office:value-type="date" office:date-value="2024-03-02T01:25:03">
            <text:p>02/03/2024 01:25</text:p>
          </table:table-cell>
          <table:table-cell office:value-type="float" office:value="550">
            <text:p><text:s/>$550,00 </text:p>
          </table:table-cell>
          <table:table-cell office:value-type="string">
            <text:p>Mastercard</text:p>
          </table:table-cell>
          <table:table-cell/>
          <table:table-cell office:value-type="string">
            <text:p>2351-1</text:p>
          </table:table-cell>
          <table:table-cell office:value-type="string">
            <text:p>29/02/2024</text:p>
          </table:table-cell>
          <table:table-cell office:value-type="float" office:value="532">
            <text:p><text:s/>$532,00 </text:p>
          </table:table-cell>
          <table:table-cell table:number-columns-repeated="1016"/>
        </table:table-row>
        <table:table-row table:style-name="ro5">
          <table:table-cell office:value-type="string">
            <text:p>256-1</text:p>
          </table:table-cell>
          <table:table-cell table:style-name="ce17" office:value-type="date" office:date-value="2024-02-28T20:55:45">
            <text:p>28/02/2024 20:55</text:p>
          </table:table-cell>
          <table:table-cell office:value-type="float" office:value="210">
            <text:p><text:s/>$210,00 </text:p>
          </table:table-cell>
          <table:table-cell office:value-type="string">
            <text:p>Farmacias del ahorro</text:p>
          </table:table-cell>
          <table:table-cell/>
          <table:table-cell office:value-type="string">
            <text:p>2352-1</text:p>
          </table:table-cell>
          <table:table-cell office:value-type="string">
            <text:p>27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256-1</text:p>
          </table:table-cell>
          <table:table-cell table:style-name="ce17" office:value-type="date" office:date-value="2024-02-28T21:50:50">
            <text:p>28/02/2024 21:50</text:p>
          </table:table-cell>
          <table:table-cell office:value-type="float" office:value="550">
            <text:p><text:s/>$550,00 </text:p>
          </table:table-cell>
          <table:table-cell office:value-type="string">
            <text:p>Farmacias del ahorro</text:p>
          </table:table-cell>
          <table:table-cell/>
          <table:table-cell office:value-type="string">
            <text:p>2354-1</text:p>
          </table:table-cell>
          <table:table-cell office:value-type="string">
            <text:p>29/02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table:style-name="ce15" office:value-type="string">
            <text:p>257-1</text:p>
          </table:table-cell>
          <table:table-cell table:style-name="ce17" office:value-type="date" office:date-value="2024-03-03T00:35:03">
            <text:p>03/03/2024 00:35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2355-1</text:p>
          </table:table-cell>
          <table:table-cell office:value-type="string">
            <text:p>27/02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261-1</text:p>
          </table:table-cell>
          <table:table-cell table:style-name="ce17" office:value-type="date" office:date-value="2024-02-29T03:30:45">
            <text:p>29/02/2024 03:30</text:p>
          </table:table-cell>
          <table:table-cell office:value-type="float" office:value="283">
            <text:p><text:s/>$283,00 </text:p>
          </table:table-cell>
          <table:table-cell office:value-type="string">
            <text:p>Visa</text:p>
          </table:table-cell>
          <table:table-cell/>
          <table:table-cell office:value-type="string">
            <text:p>2356-1</text:p>
          </table:table-cell>
          <table:table-cell office:value-type="string">
            <text:p>29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272-1</text:p>
          </table:table-cell>
          <table:table-cell table:style-name="ce17" office:value-type="date" office:date-value="2024-02-27T01:25:02">
            <text:p>27/02/2024 01:25</text:p>
          </table:table-cell>
          <table:table-cell office:value-type="float" office:value="420">
            <text:p><text:s/>$420,00 </text:p>
          </table:table-cell>
          <table:table-cell office:value-type="string">
            <text:p>Mastercard</text:p>
          </table:table-cell>
          <table:table-cell/>
          <table:table-cell office:value-type="string">
            <text:p>2357-1</text:p>
          </table:table-cell>
          <table:table-cell office:value-type="string">
            <text:p>01/03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274-1</text:p>
          </table:table-cell>
          <table:table-cell table:style-name="ce17" office:value-type="date" office:date-value="2024-03-01T15:50:03">
            <text:p>01/03/2024 15:50</text:p>
          </table:table-cell>
          <table:table-cell office:value-type="float" office:value="650">
            <text:p><text:s/>$650,00 </text:p>
          </table:table-cell>
          <table:table-cell office:value-type="string">
            <text:p>Visa</text:p>
          </table:table-cell>
          <table:table-cell/>
          <table:table-cell table:style-name="ce23" office:value-type="string">
            <text:p>2359-1</text:p>
          </table:table-cell>
          <table:table-cell office:value-type="string">
            <text:p>03/03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280-1</text:p>
          </table:table-cell>
          <table:table-cell table:style-name="ce17" office:value-type="date" office:date-value="2024-02-28T23:25:45">
            <text:p>28/02/2024 23:25</text:p>
          </table:table-cell>
          <table:table-cell office:value-type="float" office:value="403">
            <text:p><text:s/>$403,00 </text:p>
          </table:table-cell>
          <table:table-cell office:value-type="string">
            <text:p>Farmacias del ahorro</text:p>
          </table:table-cell>
          <table:table-cell/>
          <table:table-cell office:value-type="string">
            <text:p>240-1</text:p>
          </table:table-cell>
          <table:table-cell office:value-type="string">
            <text:p>29/02/2024</text:p>
          </table:table-cell>
          <table:table-cell office:value-type="float" office:value="750">
            <text:p><text:s/>$750,00 </text:p>
          </table:table-cell>
          <table:table-cell table:number-columns-repeated="1016"/>
        </table:table-row>
        <table:table-row table:style-name="ro5">
          <table:table-cell office:value-type="string">
            <text:p>286-1</text:p>
          </table:table-cell>
          <table:table-cell table:style-name="ce17" office:value-type="date" office:date-value="2024-02-29T05:00:10">
            <text:p>29/02/2024 05:00</text:p>
          </table:table-cell>
          <table:table-cell office:value-type="float" office:value="405">
            <text:p><text:s/>$405,00 </text:p>
          </table:table-cell>
          <table:table-cell office:value-type="string">
            <text:p>Mastercard</text:p>
          </table:table-cell>
          <table:table-cell/>
          <table:table-cell office:value-type="string">
            <text:p>245-1</text:p>
          </table:table-cell>
          <table:table-cell office:value-type="string">
            <text:p>28/02/2024</text:p>
          </table:table-cell>
          <table:table-cell office:value-type="float" office:value="375">
            <text:p><text:s/>$375,00 </text:p>
          </table:table-cell>
          <table:table-cell table:number-columns-repeated="1016"/>
        </table:table-row>
        <table:table-row table:style-name="ro5">
          <table:table-cell office:value-type="string">
            <text:p>293-1</text:p>
          </table:table-cell>
          <table:table-cell table:style-name="ce17" office:value-type="date" office:date-value="2024-02-28T18:20:03">
            <text:p>28/02/2024 18:20</text:p>
          </table:table-cell>
          <table:table-cell office:value-type="float" office:value="550">
            <text:p><text:s/>$550,00 </text:p>
          </table:table-cell>
          <table:table-cell office:value-type="string">
            <text:p>Mastercard</text:p>
          </table:table-cell>
          <table:table-cell/>
          <table:table-cell office:value-type="string">
            <text:p>247-1</text:p>
          </table:table-cell>
          <table:table-cell office:value-type="string">
            <text:p>27/02/2024</text:p>
          </table:table-cell>
          <table:table-cell office:value-type="float" office:value="750">
            <text:p><text:s/>$750,00 </text:p>
          </table:table-cell>
          <table:table-cell table:number-columns-repeated="1016"/>
        </table:table-row>
        <table:table-row table:style-name="ro5">
          <table:table-cell table:style-name="ce15" office:value-type="string">
            <text:p>296-1</text:p>
          </table:table-cell>
          <table:table-cell table:style-name="ce17" office:value-type="date" office:date-value="2024-03-03T05:20:02">
            <text:p>03/03/2024 05:20</text:p>
          </table:table-cell>
          <table:table-cell office:value-type="float" office:value="750">
            <text:p><text:s/>$750,00 </text:p>
          </table:table-cell>
          <table:table-cell office:value-type="string">
            <text:p>Mastercard</text:p>
          </table:table-cell>
          <table:table-cell/>
          <table:table-cell office:value-type="string">
            <text:p>251-1</text:p>
          </table:table-cell>
          <table:table-cell office:value-type="string">
            <text:p>02/03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297-1</text:p>
          </table:table-cell>
          <table:table-cell table:style-name="ce17" office:value-type="date" office:date-value="2024-02-29T01:00:05">
            <text:p>29/02/2024 01:00</text:p>
          </table:table-cell>
          <table:table-cell office:value-type="float" office:value="550">
            <text:p><text:s/>$550,00 </text:p>
          </table:table-cell>
          <table:table-cell office:value-type="string">
            <text:p>Mastercard</text:p>
          </table:table-cell>
          <table:table-cell/>
          <table:table-cell office:value-type="string">
            <text:p>251-1</text:p>
          </table:table-cell>
          <table:table-cell office:value-type="string">
            <text:p>02/03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300-1</text:p>
          </table:table-cell>
          <table:table-cell table:style-name="ce17" office:value-type="date" office:date-value="2024-03-01T00:50:03">
            <text:p>01/03/2024 00:50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253-1</text:p>
          </table:table-cell>
          <table:table-cell office:value-type="string">
            <text:p>01/03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301-1</text:p>
          </table:table-cell>
          <table:table-cell table:style-name="ce17" office:value-type="date" office:date-value="2024-02-26T22:30:02">
            <text:p>26/02/2024 22:30</text:p>
          </table:table-cell>
          <table:table-cell office:value-type="float" office:value="450">
            <text:p><text:s/>$450,00 </text:p>
          </table:table-cell>
          <table:table-cell office:value-type="string">
            <text:p>Mastercard</text:p>
          </table:table-cell>
          <table:table-cell/>
          <table:table-cell office:value-type="string">
            <text:p>256-1</text:p>
          </table:table-cell>
          <table:table-cell office:value-type="string">
            <text:p>28/02/2024</text:p>
          </table:table-cell>
          <table:table-cell office:value-type="float" office:value="210">
            <text:p><text:s/>$210,00 </text:p>
          </table:table-cell>
          <table:table-cell table:number-columns-repeated="1016"/>
        </table:table-row>
        <table:table-row table:style-name="ro5">
          <table:table-cell office:value-type="string">
            <text:p>305-1</text:p>
          </table:table-cell>
          <table:table-cell table:style-name="ce17" office:value-type="date" office:date-value="2024-03-02T19:10:04">
            <text:p>02/03/2024 19:10</text:p>
          </table:table-cell>
          <table:table-cell office:value-type="float" office:value="550">
            <text:p><text:s/>$550,00 </text:p>
          </table:table-cell>
          <table:table-cell office:value-type="string">
            <text:p>Mastercard</text:p>
          </table:table-cell>
          <table:table-cell/>
          <table:table-cell office:value-type="string">
            <text:p>256-1</text:p>
          </table:table-cell>
          <table:table-cell office:value-type="string">
            <text:p>28/02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310-1</text:p>
          </table:table-cell>
          <table:table-cell table:style-name="ce17" office:value-type="date" office:date-value="2024-03-02T20:12:05">
            <text:p>02/03/2024 20:12</text:p>
          </table:table-cell>
          <table:table-cell office:value-type="float" office:value="550">
            <text:p><text:s/>$550,00 </text:p>
          </table:table-cell>
          <table:table-cell office:value-type="string">
            <text:p>Mastercard</text:p>
          </table:table-cell>
          <table:table-cell/>
          <table:table-cell office:value-type="string">
            <text:p>261-1</text:p>
          </table:table-cell>
          <table:table-cell office:value-type="string">
            <text:p>28/02/2024</text:p>
          </table:table-cell>
          <table:table-cell office:value-type="float" office:value="283">
            <text:p><text:s/>$283,00 </text:p>
          </table:table-cell>
          <table:table-cell table:number-columns-repeated="1016"/>
        </table:table-row>
        <table:table-row table:style-name="ro5">
          <table:table-cell office:value-type="string">
            <text:p>314-1</text:p>
          </table:table-cell>
          <table:table-cell table:style-name="ce17" office:value-type="date" office:date-value="2024-02-28T21:31:35">
            <text:p>28/02/2024 21:31</text:p>
          </table:table-cell>
          <table:table-cell office:value-type="float" office:value="283">
            <text:p><text:s/>$283,00 </text:p>
          </table:table-cell>
          <table:table-cell office:value-type="string">
            <text:p>Farmacias del ahorro</text:p>
          </table:table-cell>
          <table:table-cell/>
          <table:table-cell office:value-type="string">
            <text:p>272-1</text:p>
          </table:table-cell>
          <table:table-cell office:value-type="string">
            <text:p>26/02/2024</text:p>
          </table:table-cell>
          <table:table-cell office:value-type="float" office:value="420">
            <text:p><text:s/>$420,00 </text:p>
          </table:table-cell>
          <table:table-cell table:number-columns-repeated="1016"/>
        </table:table-row>
        <table:table-row table:style-name="ro5">
          <table:table-cell office:value-type="string">
            <text:p>329-1</text:p>
          </table:table-cell>
          <table:table-cell table:style-name="ce17" office:value-type="date" office:date-value="2024-03-02T22:45:05">
            <text:p>02/03/2024 22:45</text:p>
          </table:table-cell>
          <table:table-cell office:value-type="float" office:value="450">
            <text:p><text:s/>$450,00 </text:p>
          </table:table-cell>
          <table:table-cell office:value-type="string">
            <text:p>Mastercard</text:p>
          </table:table-cell>
          <table:table-cell/>
          <table:table-cell office:value-type="string">
            <text:p>274-1</text:p>
          </table:table-cell>
          <table:table-cell office:value-type="string">
            <text:p>01/03/2024</text:p>
          </table:table-cell>
          <table:table-cell office:value-type="float" office:value="650">
            <text:p><text:s/>$650,00 </text:p>
          </table:table-cell>
          <table:table-cell table:number-columns-repeated="1016"/>
        </table:table-row>
        <table:table-row table:style-name="ro5">
          <table:table-cell office:value-type="string">
            <text:p>330-1</text:p>
          </table:table-cell>
          <table:table-cell table:style-name="ce17" office:value-type="date" office:date-value="2024-02-29T15:00:03">
            <text:p>29/02/2024 15:00</text:p>
          </table:table-cell>
          <table:table-cell office:value-type="float" office:value="422">
            <text:p><text:s/>$422,00 </text:p>
          </table:table-cell>
          <table:table-cell office:value-type="string">
            <text:p>Visa</text:p>
          </table:table-cell>
          <table:table-cell/>
          <table:table-cell office:value-type="string">
            <text:p>280-1</text:p>
          </table:table-cell>
          <table:table-cell office:value-type="string">
            <text:p>28/02/2024</text:p>
          </table:table-cell>
          <table:table-cell office:value-type="float" office:value="403">
            <text:p><text:s/>$403,00 </text:p>
          </table:table-cell>
          <table:table-cell table:number-columns-repeated="1016"/>
        </table:table-row>
        <table:table-row table:style-name="ro5">
          <table:table-cell office:value-type="string">
            <text:p>33-1</text:p>
          </table:table-cell>
          <table:table-cell table:style-name="ce17" office:value-type="date" office:date-value="2024-03-01T23:05:10">
            <text:p>01/03/2024 23:05</text:p>
          </table:table-cell>
          <table:table-cell office:value-type="float" office:value="390">
            <text:p><text:s/>$390,00 </text:p>
          </table:table-cell>
          <table:table-cell office:value-type="string">
            <text:p>Visa</text:p>
          </table:table-cell>
          <table:table-cell/>
          <table:table-cell office:value-type="string">
            <text:p>286-1</text:p>
          </table:table-cell>
          <table:table-cell office:value-type="string">
            <text:p>29/02/2024</text:p>
          </table:table-cell>
          <table:table-cell office:value-type="float" office:value="405">
            <text:p><text:s/>$405,00 </text:p>
          </table:table-cell>
          <table:table-cell table:number-columns-repeated="1016"/>
        </table:table-row>
        <table:table-row table:style-name="ro5">
          <table:table-cell office:value-type="string">
            <text:p>333-1</text:p>
          </table:table-cell>
          <table:table-cell table:style-name="ce17" office:value-type="date" office:date-value="2024-02-28T21:40:04">
            <text:p>28/02/2024 21:40</text:p>
          </table:table-cell>
          <table:table-cell office:value-type="float" office:value="477">
            <text:p><text:s/>$477,00 </text:p>
          </table:table-cell>
          <table:table-cell office:value-type="string">
            <text:p>Mastercard</text:p>
          </table:table-cell>
          <table:table-cell/>
          <table:table-cell office:value-type="string">
            <text:p>293-1</text:p>
          </table:table-cell>
          <table:table-cell office:value-type="string">
            <text:p>28/02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342-1</text:p>
          </table:table-cell>
          <table:table-cell table:style-name="ce17" office:value-type="date" office:date-value="2024-02-27T17:20:03">
            <text:p>27/02/2024 17:20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297-1</text:p>
          </table:table-cell>
          <table:table-cell office:value-type="string">
            <text:p>28/02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348-1</text:p>
          </table:table-cell>
          <table:table-cell table:style-name="ce17" office:value-type="date" office:date-value="2024-03-01T11:40:03">
            <text:p>01/03/2024 11:40</text:p>
          </table:table-cell>
          <table:table-cell office:value-type="float" office:value="700">
            <text:p><text:s/>$700,00 </text:p>
          </table:table-cell>
          <table:table-cell office:value-type="string">
            <text:p>Mastercard</text:p>
          </table:table-cell>
          <table:table-cell/>
          <table:table-cell office:value-type="string">
            <text:p>300-1</text:p>
          </table:table-cell>
          <table:table-cell office:value-type="string">
            <text:p>29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table:style-name="ce15" office:value-type="string">
            <text:p>349-1</text:p>
          </table:table-cell>
          <table:table-cell table:style-name="ce17" office:value-type="date" office:date-value="2024-03-03T04:25:03">
            <text:p>03/03/2024 04:25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301-1</text:p>
          </table:table-cell>
          <table:table-cell office:value-type="string">
            <text:p>26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350-1</text:p>
          </table:table-cell>
          <table:table-cell table:style-name="ce17" office:value-type="date" office:date-value="2024-02-29T00:05:03">
            <text:p>29/02/2024 00:05</text:p>
          </table:table-cell>
          <table:table-cell office:value-type="float" office:value="550">
            <text:p><text:s/>$550,00 </text:p>
          </table:table-cell>
          <table:table-cell office:value-type="string">
            <text:p>Mastercard</text:p>
          </table:table-cell>
          <table:table-cell/>
          <table:table-cell office:value-type="string">
            <text:p>305-1</text:p>
          </table:table-cell>
          <table:table-cell office:value-type="string">
            <text:p>02/03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352-1</text:p>
          </table:table-cell>
          <table:table-cell table:style-name="ce17" office:value-type="date" office:date-value="2024-02-29T15:25:45">
            <text:p>29/02/2024 15:25</text:p>
          </table:table-cell>
          <table:table-cell office:value-type="float" office:value="283">
            <text:p><text:s/>$283,00 </text:p>
          </table:table-cell>
          <table:table-cell office:value-type="string">
            <text:p>Visa</text:p>
          </table:table-cell>
          <table:table-cell/>
          <table:table-cell office:value-type="string">
            <text:p>310-1</text:p>
          </table:table-cell>
          <table:table-cell office:value-type="string">
            <text:p>02/03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355-1</text:p>
          </table:table-cell>
          <table:table-cell table:style-name="ce17" office:value-type="date" office:date-value="2024-02-28T23:35:02">
            <text:p>28/02/2024 23:35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314-1</text:p>
          </table:table-cell>
          <table:table-cell office:value-type="string">
            <text:p>28/02/2024</text:p>
          </table:table-cell>
          <table:table-cell office:value-type="float" office:value="283">
            <text:p><text:s/>$283,00 </text:p>
          </table:table-cell>
          <table:table-cell table:number-columns-repeated="1016"/>
        </table:table-row>
        <table:table-row table:style-name="ro5">
          <table:table-cell office:value-type="string">
            <text:p>364-1</text:p>
          </table:table-cell>
          <table:table-cell table:style-name="ce17" office:value-type="date" office:date-value="2024-02-27T22:40:03">
            <text:p>27/02/2024 22:40</text:p>
          </table:table-cell>
          <table:table-cell office:value-type="float" office:value="450">
            <text:p><text:s/>$450,00 </text:p>
          </table:table-cell>
          <table:table-cell office:value-type="string">
            <text:p>OXXO</text:p>
          </table:table-cell>
          <table:table-cell/>
          <table:table-cell office:value-type="string">
            <text:p>329-1</text:p>
          </table:table-cell>
          <table:table-cell office:value-type="string">
            <text:p>02/03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370-1</text:p>
          </table:table-cell>
          <table:table-cell table:style-name="ce17" office:value-type="date" office:date-value="2024-03-02T03:20:25">
            <text:p>02/03/2024 03:20</text:p>
          </table:table-cell>
          <table:table-cell office:value-type="float" office:value="295">
            <text:p><text:s/>$295,00 </text:p>
          </table:table-cell>
          <table:table-cell office:value-type="string">
            <text:p>Visa</text:p>
          </table:table-cell>
          <table:table-cell/>
          <table:table-cell office:value-type="string">
            <text:p>330-1</text:p>
          </table:table-cell>
          <table:table-cell office:value-type="string">
            <text:p>29/02/2024</text:p>
          </table:table-cell>
          <table:table-cell office:value-type="float" office:value="422">
            <text:p><text:s/>$422,00 </text:p>
          </table:table-cell>
          <table:table-cell table:number-columns-repeated="1016"/>
        </table:table-row>
        <table:table-row table:style-name="ro5">
          <table:table-cell office:value-type="string">
            <text:p>37-1</text:p>
          </table:table-cell>
          <table:table-cell table:style-name="ce17" office:value-type="date" office:date-value="2024-02-26T15:05:04">
            <text:p>26/02/2024 15:05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33-1</text:p>
          </table:table-cell>
          <table:table-cell office:value-type="string">
            <text:p>01/03/2024</text:p>
          </table:table-cell>
          <table:table-cell office:value-type="float" office:value="390">
            <text:p><text:s/>$390,00 </text:p>
          </table:table-cell>
          <table:table-cell table:number-columns-repeated="1016"/>
        </table:table-row>
        <table:table-row table:style-name="ro5">
          <table:table-cell office:value-type="string">
            <text:p>371-1</text:p>
          </table:table-cell>
          <table:table-cell table:style-name="ce17" office:value-type="date" office:date-value="2024-02-29T23:04:30">
            <text:p>29/02/2024 23:04</text:p>
          </table:table-cell>
          <table:table-cell office:value-type="float" office:value="450">
            <text:p><text:s/>$450,00 </text:p>
          </table:table-cell>
          <table:table-cell office:value-type="string">
            <text:p>Mastercard</text:p>
          </table:table-cell>
          <table:table-cell/>
          <table:table-cell office:value-type="string">
            <text:p>333-1</text:p>
          </table:table-cell>
          <table:table-cell office:value-type="string">
            <text:p>28/02/2024</text:p>
          </table:table-cell>
          <table:table-cell office:value-type="float" office:value="477">
            <text:p><text:s/>$477,00 </text:p>
          </table:table-cell>
          <table:table-cell table:number-columns-repeated="1016"/>
        </table:table-row>
        <table:table-row table:style-name="ro5">
          <table:table-cell office:value-type="string">
            <text:p>381-1</text:p>
          </table:table-cell>
          <table:table-cell table:style-name="ce17" office:value-type="date" office:date-value="2024-02-27T13:50:03">
            <text:p>27/02/2024 13:50</text:p>
          </table:table-cell>
          <table:table-cell office:value-type="float" office:value="550">
            <text:p><text:s/>$550,00 </text:p>
          </table:table-cell>
          <table:table-cell office:value-type="string">
            <text:p>Mastercard</text:p>
          </table:table-cell>
          <table:table-cell/>
          <table:table-cell table:style-name="ce23" office:value-type="string">
            <text:p>340-1</text:p>
          </table:table-cell>
          <table:table-cell office:value-type="string">
            <text:p>03/03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393-1</text:p>
          </table:table-cell>
          <table:table-cell table:style-name="ce17" office:value-type="date" office:date-value="2024-02-28T23:13:06">
            <text:p>28/02/2024 23:13</text:p>
          </table:table-cell>
          <table:table-cell office:value-type="float" office:value="725">
            <text:p><text:s/>$725,00 </text:p>
          </table:table-cell>
          <table:table-cell office:value-type="string">
            <text:p>Visa</text:p>
          </table:table-cell>
          <table:table-cell/>
          <table:table-cell table:style-name="ce23" office:value-type="string">
            <text:p>341-1</text:p>
          </table:table-cell>
          <table:table-cell office:value-type="string">
            <text:p>03/03/2024</text:p>
          </table:table-cell>
          <table:table-cell office:value-type="float" office:value="350">
            <text:p><text:s/>$350,00 </text:p>
          </table:table-cell>
          <table:table-cell table:number-columns-repeated="1016"/>
        </table:table-row>
        <table:table-row table:style-name="ro5">
          <table:table-cell office:value-type="string">
            <text:p>395-1</text:p>
          </table:table-cell>
          <table:table-cell table:style-name="ce17" office:value-type="date" office:date-value="2024-02-27T17:50:09">
            <text:p>27/02/2024 17:50</text:p>
          </table:table-cell>
          <table:table-cell office:value-type="float" office:value="550">
            <text:p><text:s/>$550,00 </text:p>
          </table:table-cell>
          <table:table-cell office:value-type="string">
            <text:p>OXXO</text:p>
          </table:table-cell>
          <table:table-cell/>
          <table:table-cell office:value-type="string">
            <text:p>342-1</text:p>
          </table:table-cell>
          <table:table-cell office:value-type="string">
            <text:p>28/02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396-1</text:p>
          </table:table-cell>
          <table:table-cell table:style-name="ce17" office:value-type="date" office:date-value="2024-02-29T12:33:35">
            <text:p>29/02/2024 12:33</text:p>
          </table:table-cell>
          <table:table-cell office:value-type="float" office:value="700">
            <text:p><text:s/>$700,00 </text:p>
          </table:table-cell>
          <table:table-cell office:value-type="string">
            <text:p>Mastercard</text:p>
          </table:table-cell>
          <table:table-cell/>
          <table:table-cell office:value-type="string">
            <text:p>348-1</text:p>
          </table:table-cell>
          <table:table-cell office:value-type="string">
            <text:p>01/03/2024</text:p>
          </table:table-cell>
          <table:table-cell office:value-type="float" office:value="700">
            <text:p><text:s/>$700,00 </text:p>
          </table:table-cell>
          <table:table-cell table:number-columns-repeated="1016"/>
        </table:table-row>
        <table:table-row table:style-name="ro5">
          <table:table-cell office:value-type="string">
            <text:p>406-1</text:p>
          </table:table-cell>
          <table:table-cell table:style-name="ce17" office:value-type="date" office:date-value="2024-02-27T18:50:03">
            <text:p>27/02/2024 18:50</text:p>
          </table:table-cell>
          <table:table-cell office:value-type="float" office:value="350">
            <text:p><text:s/>$350,00 </text:p>
          </table:table-cell>
          <table:table-cell office:value-type="string">
            <text:p>Visa</text:p>
          </table:table-cell>
          <table:table-cell/>
          <table:table-cell office:value-type="string">
            <text:p>350-1</text:p>
          </table:table-cell>
          <table:table-cell office:value-type="string">
            <text:p>28/02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409-1</text:p>
          </table:table-cell>
          <table:table-cell table:style-name="ce17" office:value-type="date" office:date-value="2024-03-01T17:45:15">
            <text:p>01/03/2024 17:45</text:p>
          </table:table-cell>
          <table:table-cell office:value-type="float" office:value="350">
            <text:p><text:s/>$350,00 </text:p>
          </table:table-cell>
          <table:table-cell office:value-type="string">
            <text:p>Visa</text:p>
          </table:table-cell>
          <table:table-cell/>
          <table:table-cell office:value-type="string">
            <text:p>352-1</text:p>
          </table:table-cell>
          <table:table-cell office:value-type="string">
            <text:p>29/02/2024</text:p>
          </table:table-cell>
          <table:table-cell office:value-type="float" office:value="283">
            <text:p><text:s/>$283,00 </text:p>
          </table:table-cell>
          <table:table-cell table:number-columns-repeated="1016"/>
        </table:table-row>
        <table:table-row table:style-name="ro5">
          <table:table-cell office:value-type="string">
            <text:p>410-1</text:p>
          </table:table-cell>
          <table:table-cell table:style-name="ce17" office:value-type="date" office:date-value="2024-03-02T16:58:45">
            <text:p>02/03/2024 16:58</text:p>
          </table:table-cell>
          <table:table-cell office:value-type="float" office:value="450">
            <text:p><text:s/>$450,00 </text:p>
          </table:table-cell>
          <table:table-cell office:value-type="string">
            <text:p>OXXO</text:p>
          </table:table-cell>
          <table:table-cell/>
          <table:table-cell office:value-type="string">
            <text:p>355-1</text:p>
          </table:table-cell>
          <table:table-cell office:value-type="string">
            <text:p>28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411-1</text:p>
          </table:table-cell>
          <table:table-cell table:style-name="ce17" office:value-type="date" office:date-value="2024-02-28T00:20:04">
            <text:p>28/02/2024 00:20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table:style-name="ce23" office:value-type="string">
            <text:p>357-1</text:p>
          </table:table-cell>
          <table:table-cell office:value-type="string">
            <text:p>03/03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412-1</text:p>
          </table:table-cell>
          <table:table-cell table:style-name="ce17" office:value-type="date" office:date-value="2024-02-29T02:35:02">
            <text:p>29/02/2024 02:35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364-1</text:p>
          </table:table-cell>
          <table:table-cell office:value-type="string">
            <text:p>28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415-1</text:p>
          </table:table-cell>
          <table:table-cell table:style-name="ce17" office:value-type="date" office:date-value="2024-02-28T18:45:03">
            <text:p>28/02/2024 18:45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370-1</text:p>
          </table:table-cell>
          <table:table-cell office:value-type="string">
            <text:p>01/03/2024</text:p>
          </table:table-cell>
          <table:table-cell office:value-type="float" office:value="295">
            <text:p><text:s/>$295,00 </text:p>
          </table:table-cell>
          <table:table-cell table:number-columns-repeated="1016"/>
        </table:table-row>
        <table:table-row table:style-name="ro5">
          <table:table-cell office:value-type="string">
            <text:p>417-1</text:p>
          </table:table-cell>
          <table:table-cell table:style-name="ce17" office:value-type="date" office:date-value="2024-02-28T20:31:40">
            <text:p>28/02/2024 20:31</text:p>
          </table:table-cell>
          <table:table-cell office:value-type="float" office:value="283">
            <text:p><text:s/>$283,00 </text:p>
          </table:table-cell>
          <table:table-cell office:value-type="string">
            <text:p>7 Eleven</text:p>
          </table:table-cell>
          <table:table-cell/>
          <table:table-cell office:value-type="string">
            <text:p>37-1</text:p>
          </table:table-cell>
          <table:table-cell office:value-type="string">
            <text:p>26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418-1</text:p>
          </table:table-cell>
          <table:table-cell table:style-name="ce17" office:value-type="date" office:date-value="2024-02-29T00:05:03">
            <text:p>29/02/2024 00:05</text:p>
          </table:table-cell>
          <table:table-cell office:value-type="float" office:value="700">
            <text:p><text:s/>$700,00 </text:p>
          </table:table-cell>
          <table:table-cell office:value-type="string">
            <text:p>Visa</text:p>
          </table:table-cell>
          <table:table-cell/>
          <table:table-cell office:value-type="string">
            <text:p>371-1</text:p>
          </table:table-cell>
          <table:table-cell office:value-type="string">
            <text:p>29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419-1</text:p>
          </table:table-cell>
          <table:table-cell table:style-name="ce17" office:value-type="date" office:date-value="2024-02-28T19:05:03">
            <text:p>28/02/2024 19:05</text:p>
          </table:table-cell>
          <table:table-cell office:value-type="float" office:value="390">
            <text:p><text:s/>$390,00 </text:p>
          </table:table-cell>
          <table:table-cell office:value-type="string">
            <text:p>Visa</text:p>
          </table:table-cell>
          <table:table-cell/>
          <table:table-cell office:value-type="string">
            <text:p>381-1</text:p>
          </table:table-cell>
          <table:table-cell office:value-type="string">
            <text:p>27/02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424-1</text:p>
          </table:table-cell>
          <table:table-cell table:style-name="ce17" office:value-type="date" office:date-value="2024-02-29T20:10:04">
            <text:p>29/02/2024 20:10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393-1</text:p>
          </table:table-cell>
          <table:table-cell office:value-type="string">
            <text:p>28/02/2024</text:p>
          </table:table-cell>
          <table:table-cell office:value-type="float" office:value="725">
            <text:p><text:s/>$725,00 </text:p>
          </table:table-cell>
          <table:table-cell table:number-columns-repeated="1016"/>
        </table:table-row>
        <table:table-row table:style-name="ro5">
          <table:table-cell office:value-type="string">
            <text:p>427-1</text:p>
          </table:table-cell>
          <table:table-cell table:style-name="ce17" office:value-type="date" office:date-value="2024-03-02T03:45:03">
            <text:p>02/03/2024 03:45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395-1</text:p>
          </table:table-cell>
          <table:table-cell office:value-type="string">
            <text:p>28/02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430-1</text:p>
          </table:table-cell>
          <table:table-cell table:style-name="ce17" office:value-type="date" office:date-value="2024-03-02T14:01:20">
            <text:p>02/03/2024 14:01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396-1</text:p>
          </table:table-cell>
          <table:table-cell office:value-type="string">
            <text:p>29/02/2024</text:p>
          </table:table-cell>
          <table:table-cell office:value-type="float" office:value="700">
            <text:p><text:s/>$700,00 </text:p>
          </table:table-cell>
          <table:table-cell table:number-columns-repeated="1016"/>
        </table:table-row>
        <table:table-row table:style-name="ro5">
          <table:table-cell office:value-type="string">
            <text:p>431-1</text:p>
          </table:table-cell>
          <table:table-cell table:style-name="ce17" office:value-type="date" office:date-value="2024-03-02T22:50:03">
            <text:p>02/03/2024 22:50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406-1</text:p>
          </table:table-cell>
          <table:table-cell office:value-type="string">
            <text:p>28/02/2024</text:p>
          </table:table-cell>
          <table:table-cell office:value-type="float" office:value="350">
            <text:p><text:s/>$350,00 </text:p>
          </table:table-cell>
          <table:table-cell table:number-columns-repeated="1016"/>
        </table:table-row>
        <table:table-row table:style-name="ro5">
          <table:table-cell office:value-type="string">
            <text:p>454-1</text:p>
          </table:table-cell>
          <table:table-cell table:style-name="ce17" office:value-type="date" office:date-value="2024-02-28T22:45:03">
            <text:p>28/02/2024 22:45</text:p>
          </table:table-cell>
          <table:table-cell office:value-type="float" office:value="192">
            <text:p><text:s/>$192,00 </text:p>
          </table:table-cell>
          <table:table-cell office:value-type="string">
            <text:p>Visa</text:p>
          </table:table-cell>
          <table:table-cell/>
          <table:table-cell office:value-type="string">
            <text:p>409-1</text:p>
          </table:table-cell>
          <table:table-cell office:value-type="string">
            <text:p>01/03/2024</text:p>
          </table:table-cell>
          <table:table-cell office:value-type="float" office:value="350">
            <text:p><text:s/>$350,00 </text:p>
          </table:table-cell>
          <table:table-cell table:number-columns-repeated="1016"/>
        </table:table-row>
        <table:table-row table:style-name="ro5">
          <table:table-cell office:value-type="string">
            <text:p>46-1</text:p>
          </table:table-cell>
          <table:table-cell table:style-name="ce17" office:value-type="date" office:date-value="2024-02-29T05:40:03">
            <text:p>29/02/2024 05:40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410-1</text:p>
          </table:table-cell>
          <table:table-cell office:value-type="string">
            <text:p>02/03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461-1</text:p>
          </table:table-cell>
          <table:table-cell table:style-name="ce17" office:value-type="date" office:date-value="2024-02-29T17:03:45">
            <text:p>29/02/2024 17:03</text:p>
          </table:table-cell>
          <table:table-cell office:value-type="float" office:value="1094">
            <text:p><text:s/>$1.094,00 </text:p>
          </table:table-cell>
          <table:table-cell office:value-type="string">
            <text:p>Visa</text:p>
          </table:table-cell>
          <table:table-cell/>
          <table:table-cell office:value-type="string">
            <text:p>411-1</text:p>
          </table:table-cell>
          <table:table-cell office:value-type="string">
            <text:p>27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464-1</text:p>
          </table:table-cell>
          <table:table-cell table:style-name="ce17" office:value-type="date" office:date-value="2024-03-01T18:35:04">
            <text:p>01/03/2024 18:35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412-1</text:p>
          </table:table-cell>
          <table:table-cell office:value-type="string">
            <text:p>28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467-1</text:p>
          </table:table-cell>
          <table:table-cell table:style-name="ce17" office:value-type="date" office:date-value="2024-02-27T19:30:03">
            <text:p>27/02/2024 19:30</text:p>
          </table:table-cell>
          <table:table-cell office:value-type="float" office:value="450">
            <text:p><text:s/>$450,00 </text:p>
          </table:table-cell>
          <table:table-cell office:value-type="string">
            <text:p>Mastercard</text:p>
          </table:table-cell>
          <table:table-cell/>
          <table:table-cell office:value-type="string">
            <text:p>415-1</text:p>
          </table:table-cell>
          <table:table-cell office:value-type="string">
            <text:p>28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471-1</text:p>
          </table:table-cell>
          <table:table-cell table:style-name="ce17" office:value-type="date" office:date-value="2024-02-29T13:25:03">
            <text:p>29/02/2024 13:25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417-1</text:p>
          </table:table-cell>
          <table:table-cell office:value-type="string">
            <text:p>28/02/2024</text:p>
          </table:table-cell>
          <table:table-cell office:value-type="float" office:value="283">
            <text:p><text:s/>$283,00 </text:p>
          </table:table-cell>
          <table:table-cell table:number-columns-repeated="1016"/>
        </table:table-row>
        <table:table-row table:style-name="ro5">
          <table:table-cell office:value-type="string">
            <text:p>477-1</text:p>
          </table:table-cell>
          <table:table-cell table:style-name="ce17" office:value-type="date" office:date-value="2024-02-28T22:05:45">
            <text:p>28/02/2024 22:05</text:p>
          </table:table-cell>
          <table:table-cell office:value-type="float" office:value="340">
            <text:p><text:s/>$340,00 </text:p>
          </table:table-cell>
          <table:table-cell office:value-type="string">
            <text:p>Visa</text:p>
          </table:table-cell>
          <table:table-cell/>
          <table:table-cell office:value-type="string">
            <text:p>418-1</text:p>
          </table:table-cell>
          <table:table-cell office:value-type="string">
            <text:p>28/02/2024</text:p>
          </table:table-cell>
          <table:table-cell office:value-type="float" office:value="700">
            <text:p><text:s/>$700,00 </text:p>
          </table:table-cell>
          <table:table-cell table:number-columns-repeated="1016"/>
        </table:table-row>
        <table:table-row table:style-name="ro5">
          <table:table-cell office:value-type="string">
            <text:p>485-1</text:p>
          </table:table-cell>
          <table:table-cell table:style-name="ce17" office:value-type="date" office:date-value="2024-02-29T22:55:40">
            <text:p>29/02/2024 22:55</text:p>
          </table:table-cell>
          <table:table-cell office:value-type="float" office:value="390">
            <text:p><text:s/>$390,00 </text:p>
          </table:table-cell>
          <table:table-cell office:value-type="string">
            <text:p>Visa</text:p>
          </table:table-cell>
          <table:table-cell/>
          <table:table-cell office:value-type="string">
            <text:p>419-1</text:p>
          </table:table-cell>
          <table:table-cell office:value-type="string">
            <text:p>28/02/2024</text:p>
          </table:table-cell>
          <table:table-cell office:value-type="float" office:value="390">
            <text:p><text:s/>$390,00 </text:p>
          </table:table-cell>
          <table:table-cell table:number-columns-repeated="1016"/>
        </table:table-row>
        <table:table-row table:style-name="ro5">
          <table:table-cell office:value-type="string">
            <text:p>496-1</text:p>
          </table:table-cell>
          <table:table-cell table:style-name="ce17" office:value-type="date" office:date-value="2024-02-27T19:50:03">
            <text:p>27/02/2024 19:50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424-1</text:p>
          </table:table-cell>
          <table:table-cell office:value-type="string">
            <text:p>29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500-1</text:p>
          </table:table-cell>
          <table:table-cell table:style-name="ce17" office:value-type="date" office:date-value="2024-02-28T21:25:30">
            <text:p>28/02/2024 21:25</text:p>
          </table:table-cell>
          <table:table-cell office:value-type="float" office:value="450">
            <text:p><text:s/>$450,00 </text:p>
          </table:table-cell>
          <table:table-cell office:value-type="string">
            <text:p>OXXO</text:p>
          </table:table-cell>
          <table:table-cell/>
          <table:table-cell office:value-type="string">
            <text:p>427-1</text:p>
          </table:table-cell>
          <table:table-cell office:value-type="string">
            <text:p>01/03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507-1</text:p>
          </table:table-cell>
          <table:table-cell table:style-name="ce17" office:value-type="date" office:date-value="2024-02-26T20:55:03">
            <text:p>26/02/2024 20:55</text:p>
          </table:table-cell>
          <table:table-cell office:value-type="float" office:value="550">
            <text:p><text:s/>$550,00 </text:p>
          </table:table-cell>
          <table:table-cell office:value-type="string">
            <text:p>Mastercard</text:p>
          </table:table-cell>
          <table:table-cell/>
          <table:table-cell office:value-type="string">
            <text:p>430-1</text:p>
          </table:table-cell>
          <table:table-cell office:value-type="string">
            <text:p>02/03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509-1</text:p>
          </table:table-cell>
          <table:table-cell table:style-name="ce17" office:value-type="date" office:date-value="2024-03-02T15:05:03">
            <text:p>02/03/2024 15:05</text:p>
          </table:table-cell>
          <table:table-cell office:value-type="float" office:value="750">
            <text:p><text:s/>$750,00 </text:p>
          </table:table-cell>
          <table:table-cell office:value-type="string">
            <text:p>Visa</text:p>
          </table:table-cell>
          <table:table-cell/>
          <table:table-cell office:value-type="string">
            <text:p>431-1</text:p>
          </table:table-cell>
          <table:table-cell office:value-type="string">
            <text:p>02/03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512-1</text:p>
          </table:table-cell>
          <table:table-cell table:style-name="ce17" office:value-type="date" office:date-value="2024-03-02T21:37:15">
            <text:p>02/03/2024 21:37</text:p>
          </table:table-cell>
          <table:table-cell office:value-type="float" office:value="450">
            <text:p><text:s/>$450,00 </text:p>
          </table:table-cell>
          <table:table-cell office:value-type="string">
            <text:p>OXXO</text:p>
          </table:table-cell>
          <table:table-cell/>
          <table:table-cell office:value-type="string">
            <text:p>454-1</text:p>
          </table:table-cell>
          <table:table-cell office:value-type="string">
            <text:p>28/02/2024</text:p>
          </table:table-cell>
          <table:table-cell office:value-type="float" office:value="192">
            <text:p><text:s/>$192,00 </text:p>
          </table:table-cell>
          <table:table-cell table:number-columns-repeated="1016"/>
        </table:table-row>
        <table:table-row table:style-name="ro5">
          <table:table-cell office:value-type="string">
            <text:p>531-1</text:p>
          </table:table-cell>
          <table:table-cell table:style-name="ce17" office:value-type="date" office:date-value="2024-02-26T22:25:03">
            <text:p>26/02/2024 22:25</text:p>
          </table:table-cell>
          <table:table-cell office:value-type="float" office:value="1050">
            <text:p><text:s/>$1.050,00 </text:p>
          </table:table-cell>
          <table:table-cell office:value-type="string">
            <text:p>Mastercard</text:p>
          </table:table-cell>
          <table:table-cell/>
          <table:table-cell office:value-type="string">
            <text:p>46-1</text:p>
          </table:table-cell>
          <table:table-cell office:value-type="string">
            <text:p>29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542-1</text:p>
          </table:table-cell>
          <table:table-cell table:style-name="ce17" office:value-type="date" office:date-value="2024-03-02T18:15:06">
            <text:p>02/03/2024 18:15</text:p>
          </table:table-cell>
          <table:table-cell office:value-type="float" office:value="623">
            <text:p><text:s/>$623,00 </text:p>
          </table:table-cell>
          <table:table-cell office:value-type="string">
            <text:p>Visa</text:p>
          </table:table-cell>
          <table:table-cell/>
          <table:table-cell office:value-type="string">
            <text:p>461-1</text:p>
          </table:table-cell>
          <table:table-cell office:value-type="string">
            <text:p>29/02/2024</text:p>
          </table:table-cell>
          <table:table-cell office:value-type="float" office:value="1094">
            <text:p><text:s/>$1.094,00 </text:p>
          </table:table-cell>
          <table:table-cell table:number-columns-repeated="1016"/>
        </table:table-row>
        <table:table-row table:style-name="ro5">
          <table:table-cell office:value-type="string">
            <text:p>543-1</text:p>
          </table:table-cell>
          <table:table-cell table:style-name="ce17" office:value-type="date" office:date-value="2024-02-27T20:40:03">
            <text:p>27/02/2024 20:40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464-1</text:p>
          </table:table-cell>
          <table:table-cell office:value-type="string">
            <text:p>01/03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544-1</text:p>
          </table:table-cell>
          <table:table-cell table:style-name="ce17" office:value-type="date" office:date-value="2024-03-01T22:05:45">
            <text:p>01/03/2024 22:05</text:p>
          </table:table-cell>
          <table:table-cell office:value-type="float" office:value="605">
            <text:p><text:s/>$605,00 </text:p>
          </table:table-cell>
          <table:table-cell office:value-type="string">
            <text:p>Farmacias del ahorro</text:p>
          </table:table-cell>
          <table:table-cell/>
          <table:table-cell office:value-type="string">
            <text:p>467-1</text:p>
          </table:table-cell>
          <table:table-cell office:value-type="string">
            <text:p>28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548-1</text:p>
          </table:table-cell>
          <table:table-cell table:style-name="ce17" office:value-type="date" office:date-value="2024-02-27T16:00:03">
            <text:p>27/02/2024 16:00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471-1</text:p>
          </table:table-cell>
          <table:table-cell office:value-type="string">
            <text:p>29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556-1</text:p>
          </table:table-cell>
          <table:table-cell table:style-name="ce17" office:value-type="date" office:date-value="2024-02-26T23:20:06">
            <text:p>26/02/2024 23:20</text:p>
          </table:table-cell>
          <table:table-cell office:value-type="float" office:value="450">
            <text:p><text:s/>$450,00 </text:p>
          </table:table-cell>
          <table:table-cell office:value-type="string">
            <text:p>Mastercard</text:p>
          </table:table-cell>
          <table:table-cell/>
          <table:table-cell office:value-type="string">
            <text:p>477-1</text:p>
          </table:table-cell>
          <table:table-cell office:value-type="string">
            <text:p>28/02/2024</text:p>
          </table:table-cell>
          <table:table-cell office:value-type="float" office:value="340">
            <text:p><text:s/>$340,00 </text:p>
          </table:table-cell>
          <table:table-cell table:number-columns-repeated="1016"/>
        </table:table-row>
        <table:table-row table:style-name="ro5">
          <table:table-cell office:value-type="string">
            <text:p>557-1</text:p>
          </table:table-cell>
          <table:table-cell table:style-name="ce17" office:value-type="date" office:date-value="2024-03-02T16:39:50">
            <text:p>02/03/2024 16:39</text:p>
          </table:table-cell>
          <table:table-cell office:value-type="float" office:value="450">
            <text:p><text:s/>$450,00 </text:p>
          </table:table-cell>
          <table:table-cell office:value-type="string">
            <text:p>OXXO</text:p>
          </table:table-cell>
          <table:table-cell/>
          <table:table-cell office:value-type="string">
            <text:p>485-1</text:p>
          </table:table-cell>
          <table:table-cell office:value-type="string">
            <text:p>29/02/2024</text:p>
          </table:table-cell>
          <table:table-cell office:value-type="float" office:value="390">
            <text:p><text:s/>$390,00 </text:p>
          </table:table-cell>
          <table:table-cell table:number-columns-repeated="1016"/>
        </table:table-row>
        <table:table-row table:style-name="ro5">
          <table:table-cell office:value-type="string">
            <text:p>561-1</text:p>
          </table:table-cell>
          <table:table-cell table:style-name="ce17" office:value-type="date" office:date-value="2024-03-01T00:25:03">
            <text:p>01/03/2024 00:25</text:p>
          </table:table-cell>
          <table:table-cell office:value-type="float" office:value="650">
            <text:p><text:s/>$650,00 </text:p>
          </table:table-cell>
          <table:table-cell office:value-type="string">
            <text:p>Visa</text:p>
          </table:table-cell>
          <table:table-cell/>
          <table:table-cell office:value-type="string">
            <text:p>496-1</text:p>
          </table:table-cell>
          <table:table-cell office:value-type="string">
            <text:p>28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572-1</text:p>
          </table:table-cell>
          <table:table-cell table:style-name="ce17" office:value-type="date" office:date-value="2024-03-01T20:20:45">
            <text:p>01/03/2024 20:20</text:p>
          </table:table-cell>
          <table:table-cell office:value-type="float" office:value="1000">
            <text:p><text:s/>$1.000,00 </text:p>
          </table:table-cell>
          <table:table-cell office:value-type="string">
            <text:p>Farmacias del ahorro</text:p>
          </table:table-cell>
          <table:table-cell/>
          <table:table-cell office:value-type="string">
            <text:p>500-1</text:p>
          </table:table-cell>
          <table:table-cell office:value-type="string">
            <text:p>28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575-1</text:p>
          </table:table-cell>
          <table:table-cell table:style-name="ce17" office:value-type="date" office:date-value="2024-02-28T17:22:15">
            <text:p>28/02/2024 17:22</text:p>
          </table:table-cell>
          <table:table-cell office:value-type="float" office:value="430">
            <text:p><text:s/>$430,00 </text:p>
          </table:table-cell>
          <table:table-cell office:value-type="string">
            <text:p>Visa</text:p>
          </table:table-cell>
          <table:table-cell/>
          <table:table-cell office:value-type="string">
            <text:p>507-1</text:p>
          </table:table-cell>
          <table:table-cell office:value-type="string">
            <text:p>26/02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577-1</text:p>
          </table:table-cell>
          <table:table-cell table:style-name="ce17" office:value-type="date" office:date-value="2024-02-28T20:55:03">
            <text:p>28/02/2024 20:55</text:p>
          </table:table-cell>
          <table:table-cell office:value-type="float" office:value="405">
            <text:p><text:s/>$405,00 </text:p>
          </table:table-cell>
          <table:table-cell office:value-type="string">
            <text:p>Mastercard</text:p>
          </table:table-cell>
          <table:table-cell/>
          <table:table-cell office:value-type="string">
            <text:p>509-1</text:p>
          </table:table-cell>
          <table:table-cell office:value-type="string">
            <text:p>02/03/2024</text:p>
          </table:table-cell>
          <table:table-cell office:value-type="float" office:value="750">
            <text:p><text:s/>$750,00 </text:p>
          </table:table-cell>
          <table:table-cell table:number-columns-repeated="1016"/>
        </table:table-row>
        <table:table-row table:style-name="ro5">
          <table:table-cell office:value-type="string">
            <text:p>580-1</text:p>
          </table:table-cell>
          <table:table-cell table:style-name="ce17" office:value-type="date" office:date-value="2024-03-01T19:30:05">
            <text:p>01/03/2024 19:30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512-1</text:p>
          </table:table-cell>
          <table:table-cell office:value-type="string">
            <text:p>02/03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581-1</text:p>
          </table:table-cell>
          <table:table-cell table:style-name="ce17" office:value-type="date" office:date-value="2024-03-01T23:50:03">
            <text:p>01/03/2024 23:50</text:p>
          </table:table-cell>
          <table:table-cell office:value-type="float" office:value="550">
            <text:p><text:s/>$550,00 </text:p>
          </table:table-cell>
          <table:table-cell office:value-type="string">
            <text:p>Mastercard</text:p>
          </table:table-cell>
          <table:table-cell/>
          <table:table-cell table:style-name="ce23" office:value-type="string">
            <text:p>517-1</text:p>
          </table:table-cell>
          <table:table-cell office:value-type="string">
            <text:p>03/03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587-1</text:p>
          </table:table-cell>
          <table:table-cell table:style-name="ce17" office:value-type="date" office:date-value="2024-02-28T20:05:20">
            <text:p>28/02/2024 20:05</text:p>
          </table:table-cell>
          <table:table-cell office:value-type="float" office:value="370">
            <text:p><text:s/>$370,00 </text:p>
          </table:table-cell>
          <table:table-cell office:value-type="string">
            <text:p>Mastercard</text:p>
          </table:table-cell>
          <table:table-cell/>
          <table:table-cell office:value-type="string">
            <text:p>531-1</text:p>
          </table:table-cell>
          <table:table-cell office:value-type="string">
            <text:p>26/02/2024</text:p>
          </table:table-cell>
          <table:table-cell office:value-type="float" office:value="1050">
            <text:p><text:s/>$1.050,00 </text:p>
          </table:table-cell>
          <table:table-cell table:number-columns-repeated="1016"/>
        </table:table-row>
        <table:table-row table:style-name="ro5">
          <table:table-cell office:value-type="string">
            <text:p>589-1</text:p>
          </table:table-cell>
          <table:table-cell table:style-name="ce17" office:value-type="date" office:date-value="2024-02-28T17:06:05">
            <text:p>28/02/2024 17:06</text:p>
          </table:table-cell>
          <table:table-cell office:value-type="float" office:value="367">
            <text:p><text:s/>$367,00 </text:p>
          </table:table-cell>
          <table:table-cell office:value-type="string">
            <text:p>Visa</text:p>
          </table:table-cell>
          <table:table-cell/>
          <table:table-cell office:value-type="string">
            <text:p>542-1</text:p>
          </table:table-cell>
          <table:table-cell office:value-type="string">
            <text:p>02/03/2024</text:p>
          </table:table-cell>
          <table:table-cell office:value-type="float" office:value="623">
            <text:p><text:s/>$623,00 </text:p>
          </table:table-cell>
          <table:table-cell table:number-columns-repeated="1016"/>
        </table:table-row>
        <table:table-row table:style-name="ro5">
          <table:table-cell office:value-type="string">
            <text:p>592-1</text:p>
          </table:table-cell>
          <table:table-cell table:style-name="ce17" office:value-type="date" office:date-value="2024-02-26T23:45:03">
            <text:p>26/02/2024 23:45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543-1</text:p>
          </table:table-cell>
          <table:table-cell office:value-type="string">
            <text:p>28/02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606-1</text:p>
          </table:table-cell>
          <table:table-cell table:style-name="ce17" office:value-type="date" office:date-value="2024-02-27T01:40:03">
            <text:p>27/02/2024 01:40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544-1</text:p>
          </table:table-cell>
          <table:table-cell office:value-type="string">
            <text:p>01/03/2024</text:p>
          </table:table-cell>
          <table:table-cell office:value-type="float" office:value="605">
            <text:p><text:s/>$605,00 </text:p>
          </table:table-cell>
          <table:table-cell table:number-columns-repeated="1016"/>
        </table:table-row>
        <table:table-row table:style-name="ro5">
          <table:table-cell office:value-type="string">
            <text:p>609-1</text:p>
          </table:table-cell>
          <table:table-cell table:style-name="ce17" office:value-type="date" office:date-value="2024-03-01T05:36:40">
            <text:p>01/03/2024 05:36</text:p>
          </table:table-cell>
          <table:table-cell office:value-type="float" office:value="450">
            <text:p><text:s/>$450,00 </text:p>
          </table:table-cell>
          <table:table-cell office:value-type="string">
            <text:p>Mastercard</text:p>
          </table:table-cell>
          <table:table-cell/>
          <table:table-cell office:value-type="string">
            <text:p>548-1</text:p>
          </table:table-cell>
          <table:table-cell office:value-type="string">
            <text:p>27/02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613-1</text:p>
          </table:table-cell>
          <table:table-cell table:style-name="ce17" office:value-type="date" office:date-value="2024-02-27T21:35:04">
            <text:p>27/02/2024 21:35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table:style-name="ce23" office:value-type="string">
            <text:p>555-1</text:p>
          </table:table-cell>
          <table:table-cell office:value-type="string">
            <text:p>03/03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613-1</text:p>
          </table:table-cell>
          <table:table-cell table:style-name="ce17" office:value-type="date" office:date-value="2024-02-28T01:10:04">
            <text:p>28/02/2024 01:10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556-1</text:p>
          </table:table-cell>
          <table:table-cell office:value-type="string">
            <text:p>26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617-1</text:p>
          </table:table-cell>
          <table:table-cell table:style-name="ce17" office:value-type="date" office:date-value="2024-03-01T03:00:03">
            <text:p>01/03/2024 03:00</text:p>
          </table:table-cell>
          <table:table-cell office:value-type="float" office:value="550">
            <text:p><text:s/>$550,00 </text:p>
          </table:table-cell>
          <table:table-cell office:value-type="string">
            <text:p>Mastercard</text:p>
          </table:table-cell>
          <table:table-cell/>
          <table:table-cell office:value-type="string">
            <text:p>557-1</text:p>
          </table:table-cell>
          <table:table-cell office:value-type="string">
            <text:p>02/03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618-1</text:p>
          </table:table-cell>
          <table:table-cell table:style-name="ce17" office:value-type="date" office:date-value="2024-03-01T19:53:10">
            <text:p>01/03/2024 19:53</text:p>
          </table:table-cell>
          <table:table-cell office:value-type="float" office:value="850">
            <text:p><text:s/>$850,00 </text:p>
          </table:table-cell>
          <table:table-cell office:value-type="string">
            <text:p>OXXO</text:p>
          </table:table-cell>
          <table:table-cell/>
          <table:table-cell office:value-type="string">
            <text:p>561-1</text:p>
          </table:table-cell>
          <table:table-cell office:value-type="string">
            <text:p>29/02/2024</text:p>
          </table:table-cell>
          <table:table-cell office:value-type="float" office:value="650">
            <text:p><text:s/>$650,00 </text:p>
          </table:table-cell>
          <table:table-cell table:number-columns-repeated="1016"/>
        </table:table-row>
        <table:table-row table:style-name="ro5">
          <table:table-cell office:value-type="string">
            <text:p>621-1</text:p>
          </table:table-cell>
          <table:table-cell table:style-name="ce17" office:value-type="date" office:date-value="2024-02-29T13:16:55">
            <text:p>29/02/2024 13:16</text:p>
          </table:table-cell>
          <table:table-cell office:value-type="float" office:value="345">
            <text:p><text:s/>$345,00 </text:p>
          </table:table-cell>
          <table:table-cell office:value-type="string">
            <text:p>Visa</text:p>
          </table:table-cell>
          <table:table-cell/>
          <table:table-cell table:style-name="ce23" office:value-type="string">
            <text:p>569-1</text:p>
          </table:table-cell>
          <table:table-cell office:value-type="string">
            <text:p>03/03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626-1</text:p>
          </table:table-cell>
          <table:table-cell table:style-name="ce17" office:value-type="date" office:date-value="2024-03-01T00:25:02">
            <text:p>01/03/2024 00:25</text:p>
          </table:table-cell>
          <table:table-cell office:value-type="float" office:value="450">
            <text:p><text:s/>$450,00 </text:p>
          </table:table-cell>
          <table:table-cell office:value-type="string">
            <text:p>Mastercard</text:p>
          </table:table-cell>
          <table:table-cell/>
          <table:table-cell office:value-type="string">
            <text:p>572-1</text:p>
          </table:table-cell>
          <table:table-cell office:value-type="string">
            <text:p>01/03/2024</text:p>
          </table:table-cell>
          <table:table-cell office:value-type="float" office:value="1000">
            <text:p><text:s/>$1.000,00 </text:p>
          </table:table-cell>
          <table:table-cell table:number-columns-repeated="1016"/>
        </table:table-row>
        <table:table-row table:style-name="ro5">
          <table:table-cell office:value-type="string">
            <text:p>627-1</text:p>
          </table:table-cell>
          <table:table-cell table:style-name="ce17" office:value-type="date" office:date-value="2024-03-01T00:16:20">
            <text:p>01/03/2024 00:16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575-1</text:p>
          </table:table-cell>
          <table:table-cell office:value-type="string">
            <text:p>28/02/2024</text:p>
          </table:table-cell>
          <table:table-cell office:value-type="float" office:value="430">
            <text:p><text:s/>$430,00 </text:p>
          </table:table-cell>
          <table:table-cell table:number-columns-repeated="1016"/>
        </table:table-row>
        <table:table-row table:style-name="ro5">
          <table:table-cell office:value-type="string">
            <text:p>628-1</text:p>
          </table:table-cell>
          <table:table-cell table:style-name="ce17" office:value-type="date" office:date-value="2024-02-29T23:20:04">
            <text:p>29/02/2024 23:20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577-1</text:p>
          </table:table-cell>
          <table:table-cell office:value-type="string">
            <text:p>28/02/2024</text:p>
          </table:table-cell>
          <table:table-cell office:value-type="float" office:value="405">
            <text:p><text:s/>$405,00 </text:p>
          </table:table-cell>
          <table:table-cell table:number-columns-repeated="1016"/>
        </table:table-row>
        <table:table-row table:style-name="ro5">
          <table:table-cell office:value-type="string">
            <text:p>63-1</text:p>
          </table:table-cell>
          <table:table-cell table:style-name="ce17" office:value-type="date" office:date-value="2024-02-26T16:00:03">
            <text:p>26/02/2024 16:00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580-1</text:p>
          </table:table-cell>
          <table:table-cell office:value-type="string">
            <text:p>01/03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632-1</text:p>
          </table:table-cell>
          <table:table-cell table:style-name="ce17" office:value-type="date" office:date-value="2024-03-01T17:32:45">
            <text:p>01/03/2024 17:32</text:p>
          </table:table-cell>
          <table:table-cell office:value-type="float" office:value="750">
            <text:p><text:s/>$750,00 </text:p>
          </table:table-cell>
          <table:table-cell office:value-type="string">
            <text:p>OXXO</text:p>
          </table:table-cell>
          <table:table-cell/>
          <table:table-cell office:value-type="string">
            <text:p>581-1</text:p>
          </table:table-cell>
          <table:table-cell office:value-type="string">
            <text:p>01/03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636-1</text:p>
          </table:table-cell>
          <table:table-cell table:style-name="ce17" office:value-type="date" office:date-value="2024-03-03T03:05:03">
            <text:p>03/03/2024 03:05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587-1</text:p>
          </table:table-cell>
          <table:table-cell office:value-type="string">
            <text:p>28/02/2024</text:p>
          </table:table-cell>
          <table:table-cell office:value-type="float" office:value="370">
            <text:p><text:s/>$370,00 </text:p>
          </table:table-cell>
          <table:table-cell table:number-columns-repeated="1016"/>
        </table:table-row>
        <table:table-row table:style-name="ro5">
          <table:table-cell office:value-type="string">
            <text:p>64-1</text:p>
          </table:table-cell>
          <table:table-cell table:style-name="ce17" office:value-type="date" office:date-value="2024-02-29T11:35:03">
            <text:p>29/02/2024 11:35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589-1</text:p>
          </table:table-cell>
          <table:table-cell office:value-type="string">
            <text:p>28/02/2024</text:p>
          </table:table-cell>
          <table:table-cell office:value-type="float" office:value="367">
            <text:p><text:s/>$367,00 </text:p>
          </table:table-cell>
          <table:table-cell table:number-columns-repeated="1016"/>
        </table:table-row>
        <table:table-row table:style-name="ro5">
          <table:table-cell office:value-type="string">
            <text:p>642-1</text:p>
          </table:table-cell>
          <table:table-cell table:style-name="ce17" office:value-type="date" office:date-value="2024-03-01T14:40:03">
            <text:p>01/03/2024 14:40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592-1</text:p>
          </table:table-cell>
          <table:table-cell office:value-type="string">
            <text:p>26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643-1</text:p>
          </table:table-cell>
          <table:table-cell table:style-name="ce17" office:value-type="date" office:date-value="2024-02-29T00:05:04">
            <text:p>29/02/2024 00:05</text:p>
          </table:table-cell>
          <table:table-cell office:value-type="float" office:value="245">
            <text:p><text:s/>$245,00 </text:p>
          </table:table-cell>
          <table:table-cell office:value-type="string">
            <text:p>Mastercard</text:p>
          </table:table-cell>
          <table:table-cell/>
          <table:table-cell office:value-type="string">
            <text:p>606-1</text:p>
          </table:table-cell>
          <table:table-cell office:value-type="string">
            <text:p>26/02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652-1</text:p>
          </table:table-cell>
          <table:table-cell table:style-name="ce17" office:value-type="date" office:date-value="2024-03-01T15:20:03">
            <text:p>01/03/2024 15:20</text:p>
          </table:table-cell>
          <table:table-cell office:value-type="float" office:value="450">
            <text:p><text:s/>$450,00 </text:p>
          </table:table-cell>
          <table:table-cell office:value-type="string">
            <text:p>Mastercard</text:p>
          </table:table-cell>
          <table:table-cell/>
          <table:table-cell office:value-type="string">
            <text:p>609-1</text:p>
          </table:table-cell>
          <table:table-cell office:value-type="string">
            <text:p>01/03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657-1</text:p>
          </table:table-cell>
          <table:table-cell table:style-name="ce17" office:value-type="date" office:date-value="2024-03-01T00:30:03">
            <text:p>01/03/2024 00:30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table:style-name="ce23" office:value-type="string">
            <text:p>611-1</text:p>
          </table:table-cell>
          <table:table-cell office:value-type="string">
            <text:p>03/03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table:style-name="ce15" office:value-type="string">
            <text:p>66-1</text:p>
          </table:table-cell>
          <table:table-cell table:style-name="ce17" office:value-type="date" office:date-value="2024-03-03T05:45:04">
            <text:p>03/03/2024 05:45</text:p>
          </table:table-cell>
          <table:table-cell office:value-type="float" office:value="450">
            <text:p><text:s/>$450,00 </text:p>
          </table:table-cell>
          <table:table-cell office:value-type="string">
            <text:p>Mastercard</text:p>
          </table:table-cell>
          <table:table-cell/>
          <table:table-cell table:style-name="ce23" office:value-type="string">
            <text:p>612-1</text:p>
          </table:table-cell>
          <table:table-cell office:value-type="string">
            <text:p>03/03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table:style-name="ce15" office:value-type="string">
            <text:p>675-1</text:p>
          </table:table-cell>
          <table:table-cell table:style-name="ce17" office:value-type="date" office:date-value="2024-02-26T01:00:03">
            <text:p>26/02/2024 01:00</text:p>
          </table:table-cell>
          <table:table-cell office:value-type="float" office:value="435">
            <text:p><text:s/>$435,00 </text:p>
          </table:table-cell>
          <table:table-cell office:value-type="string">
            <text:p>Visa</text:p>
          </table:table-cell>
          <table:table-cell/>
          <table:table-cell office:value-type="string">
            <text:p>613-1</text:p>
          </table:table-cell>
          <table:table-cell office:value-type="string">
            <text:p>27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676-1</text:p>
          </table:table-cell>
          <table:table-cell table:style-name="ce17" office:value-type="date" office:date-value="2024-03-02T12:38:30">
            <text:p>02/03/2024 12:38</text:p>
          </table:table-cell>
          <table:table-cell office:value-type="float" office:value="450">
            <text:p><text:s/>$450,00 </text:p>
          </table:table-cell>
          <table:table-cell office:value-type="string">
            <text:p>OXXO</text:p>
          </table:table-cell>
          <table:table-cell/>
          <table:table-cell office:value-type="string">
            <text:p>613-1</text:p>
          </table:table-cell>
          <table:table-cell office:value-type="string">
            <text:p>28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677-1</text:p>
          </table:table-cell>
          <table:table-cell table:style-name="ce17" office:value-type="date" office:date-value="2024-02-29T00:20:10">
            <text:p>29/02/2024 00:20</text:p>
          </table:table-cell>
          <table:table-cell office:value-type="float" office:value="265">
            <text:p><text:s/>$265,00 </text:p>
          </table:table-cell>
          <table:table-cell office:value-type="string">
            <text:p>Mastercard</text:p>
          </table:table-cell>
          <table:table-cell/>
          <table:table-cell office:value-type="string">
            <text:p>617-1</text:p>
          </table:table-cell>
          <table:table-cell office:value-type="string">
            <text:p>29/02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678-1</text:p>
          </table:table-cell>
          <table:table-cell table:style-name="ce17" office:value-type="date" office:date-value="2024-03-01T18:25:04">
            <text:p>01/03/2024 18:25</text:p>
          </table:table-cell>
          <table:table-cell office:value-type="float" office:value="450">
            <text:p><text:s/>$450,00 </text:p>
          </table:table-cell>
          <table:table-cell office:value-type="string">
            <text:p>Mastercard</text:p>
          </table:table-cell>
          <table:table-cell/>
          <table:table-cell office:value-type="string">
            <text:p>618-1</text:p>
          </table:table-cell>
          <table:table-cell office:value-type="string">
            <text:p>01/03/2024</text:p>
          </table:table-cell>
          <table:table-cell office:value-type="float" office:value="850">
            <text:p><text:s/>$850,00 </text:p>
          </table:table-cell>
          <table:table-cell table:number-columns-repeated="1016"/>
        </table:table-row>
        <table:table-row table:style-name="ro5">
          <table:table-cell office:value-type="string">
            <text:p>68-1</text:p>
          </table:table-cell>
          <table:table-cell table:style-name="ce17" office:value-type="date" office:date-value="2024-02-29T14:31:15">
            <text:p>29/02/2024 14:31</text:p>
          </table:table-cell>
          <table:table-cell office:value-type="float" office:value="375">
            <text:p><text:s/>$375,00 </text:p>
          </table:table-cell>
          <table:table-cell office:value-type="string">
            <text:p>Visa</text:p>
          </table:table-cell>
          <table:table-cell/>
          <table:table-cell office:value-type="string">
            <text:p>621-1</text:p>
          </table:table-cell>
          <table:table-cell office:value-type="string">
            <text:p>29/02/2024</text:p>
          </table:table-cell>
          <table:table-cell office:value-type="float" office:value="345">
            <text:p><text:s/>$345,00 </text:p>
          </table:table-cell>
          <table:table-cell table:number-columns-repeated="1016"/>
        </table:table-row>
        <table:table-row table:style-name="ro5">
          <table:table-cell office:value-type="string">
            <text:p>681-1</text:p>
          </table:table-cell>
          <table:table-cell table:style-name="ce17" office:value-type="date" office:date-value="2024-02-27T16:35:04">
            <text:p>27/02/2024 16:35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626-1</text:p>
          </table:table-cell>
          <table:table-cell office:value-type="string">
            <text:p>29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682-1</text:p>
          </table:table-cell>
          <table:table-cell table:style-name="ce17" office:value-type="date" office:date-value="2024-03-02T13:37:30">
            <text:p>02/03/2024 13:37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627-1</text:p>
          </table:table-cell>
          <table:table-cell office:value-type="string">
            <text:p>29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685-1</text:p>
          </table:table-cell>
          <table:table-cell table:style-name="ce17" office:value-type="date" office:date-value="2024-02-29T15:45:25">
            <text:p>29/02/2024 15:45</text:p>
          </table:table-cell>
          <table:table-cell office:value-type="float" office:value="550">
            <text:p><text:s/>$550,00 </text:p>
          </table:table-cell>
          <table:table-cell office:value-type="string">
            <text:p>Mastercard</text:p>
          </table:table-cell>
          <table:table-cell/>
          <table:table-cell office:value-type="string">
            <text:p>628-1</text:p>
          </table:table-cell>
          <table:table-cell office:value-type="string">
            <text:p>29/02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686-1</text:p>
          </table:table-cell>
          <table:table-cell table:style-name="ce17" office:value-type="date" office:date-value="2024-02-29T03:36:20">
            <text:p>29/02/2024 03:36</text:p>
          </table:table-cell>
          <table:table-cell office:value-type="float" office:value="360">
            <text:p><text:s/>$360,00 </text:p>
          </table:table-cell>
          <table:table-cell office:value-type="string">
            <text:p>Mastercard</text:p>
          </table:table-cell>
          <table:table-cell/>
          <table:table-cell office:value-type="string">
            <text:p>63-1</text:p>
          </table:table-cell>
          <table:table-cell office:value-type="string">
            <text:p>26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69-1</text:p>
          </table:table-cell>
          <table:table-cell table:style-name="ce17" office:value-type="date" office:date-value="2024-03-02T14:50:26">
            <text:p>02/03/2024 14:50</text:p>
          </table:table-cell>
          <table:table-cell office:value-type="float" office:value="435">
            <text:p><text:s/>$435,00 </text:p>
          </table:table-cell>
          <table:table-cell office:value-type="string">
            <text:p>Visa</text:p>
          </table:table-cell>
          <table:table-cell/>
          <table:table-cell office:value-type="string">
            <text:p>632-1</text:p>
          </table:table-cell>
          <table:table-cell office:value-type="string">
            <text:p>01/03/2024</text:p>
          </table:table-cell>
          <table:table-cell office:value-type="float" office:value="750">
            <text:p><text:s/>$750,00 </text:p>
          </table:table-cell>
          <table:table-cell table:number-columns-repeated="1016"/>
        </table:table-row>
        <table:table-row table:style-name="ro5">
          <table:table-cell office:value-type="string">
            <text:p>691-1</text:p>
          </table:table-cell>
          <table:table-cell table:style-name="ce17" office:value-type="date" office:date-value="2024-02-28T22:11:20">
            <text:p>28/02/2024 22:11</text:p>
          </table:table-cell>
          <table:table-cell office:value-type="float" office:value="190">
            <text:p><text:s/>$190,00 </text:p>
          </table:table-cell>
          <table:table-cell office:value-type="string">
            <text:p>OXXO</text:p>
          </table:table-cell>
          <table:table-cell/>
          <table:table-cell table:style-name="ce23" office:value-type="string">
            <text:p>64-1</text:p>
          </table:table-cell>
          <table:table-cell office:value-type="string">
            <text:p>29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692-1</text:p>
          </table:table-cell>
          <table:table-cell table:style-name="ce17" office:value-type="date" office:date-value="2024-03-02T17:38:30">
            <text:p>02/03/2024 17:38</text:p>
          </table:table-cell>
          <table:table-cell office:value-type="float" office:value="550">
            <text:p><text:s/>$550,00 </text:p>
          </table:table-cell>
          <table:table-cell office:value-type="string">
            <text:p>OXXO</text:p>
          </table:table-cell>
          <table:table-cell/>
          <table:table-cell office:value-type="string">
            <text:p>642-1</text:p>
          </table:table-cell>
          <table:table-cell office:value-type="string">
            <text:p>01/03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699-1</text:p>
          </table:table-cell>
          <table:table-cell table:style-name="ce17" office:value-type="date" office:date-value="2024-03-01T15:41:15">
            <text:p>01/03/2024 15:41</text:p>
          </table:table-cell>
          <table:table-cell office:value-type="float" office:value="550">
            <text:p><text:s/>$550,00 </text:p>
          </table:table-cell>
          <table:table-cell office:value-type="string">
            <text:p>Mastercard</text:p>
          </table:table-cell>
          <table:table-cell/>
          <table:table-cell office:value-type="string">
            <text:p>643-1</text:p>
          </table:table-cell>
          <table:table-cell office:value-type="string">
            <text:p>28/02/2024</text:p>
          </table:table-cell>
          <table:table-cell office:value-type="float" office:value="245">
            <text:p><text:s/>$245,00 </text:p>
          </table:table-cell>
          <table:table-cell table:number-columns-repeated="1016"/>
        </table:table-row>
        <table:table-row table:style-name="ro5">
          <table:table-cell office:value-type="string">
            <text:p>703-1</text:p>
          </table:table-cell>
          <table:table-cell table:style-name="ce17" office:value-type="date" office:date-value="2024-03-02T18:06:55">
            <text:p>02/03/2024 18:06</text:p>
          </table:table-cell>
          <table:table-cell office:value-type="float" office:value="450">
            <text:p><text:s/>$450,00 </text:p>
          </table:table-cell>
          <table:table-cell office:value-type="string">
            <text:p>Mastercard</text:p>
          </table:table-cell>
          <table:table-cell/>
          <table:table-cell office:value-type="string">
            <text:p>652-1</text:p>
          </table:table-cell>
          <table:table-cell office:value-type="string">
            <text:p>01/03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708-1</text:p>
          </table:table-cell>
          <table:table-cell table:style-name="ce17" office:value-type="date" office:date-value="2024-02-27T18:50:03">
            <text:p>27/02/2024 18:50</text:p>
          </table:table-cell>
          <table:table-cell office:value-type="float" office:value="750">
            <text:p><text:s/>$750,00 </text:p>
          </table:table-cell>
          <table:table-cell office:value-type="string">
            <text:p>Visa</text:p>
          </table:table-cell>
          <table:table-cell/>
          <table:table-cell office:value-type="string">
            <text:p>657-1</text:p>
          </table:table-cell>
          <table:table-cell office:value-type="string">
            <text:p>29/02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716-1</text:p>
          </table:table-cell>
          <table:table-cell table:style-name="ce17" office:value-type="date" office:date-value="2024-03-02T12:55:03">
            <text:p>02/03/2024 12:55</text:p>
          </table:table-cell>
          <table:table-cell office:value-type="float" office:value="450">
            <text:p><text:s/>$450,00 </text:p>
          </table:table-cell>
          <table:table-cell office:value-type="string">
            <text:p>Mastercard</text:p>
          </table:table-cell>
          <table:table-cell/>
          <table:table-cell table:style-name="ce23" office:value-type="string">
            <text:p>668-1</text:p>
          </table:table-cell>
          <table:table-cell office:value-type="string">
            <text:p>03/03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721-1</text:p>
          </table:table-cell>
          <table:table-cell table:style-name="ce17" office:value-type="date" office:date-value="2024-02-27T00:20:04">
            <text:p>27/02/2024 00:20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676-1</text:p>
          </table:table-cell>
          <table:table-cell office:value-type="string">
            <text:p>02/03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732-1</text:p>
          </table:table-cell>
          <table:table-cell table:style-name="ce17" office:value-type="date" office:date-value="2024-02-27T00:35:02">
            <text:p>27/02/2024 00:35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677-1</text:p>
          </table:table-cell>
          <table:table-cell office:value-type="string">
            <text:p>28/02/2024</text:p>
          </table:table-cell>
          <table:table-cell office:value-type="float" office:value="265">
            <text:p><text:s/>$265,00 </text:p>
          </table:table-cell>
          <table:table-cell table:number-columns-repeated="1016"/>
        </table:table-row>
        <table:table-row table:style-name="ro5">
          <table:table-cell office:value-type="string">
            <text:p>749-1</text:p>
          </table:table-cell>
          <table:table-cell table:style-name="ce17" office:value-type="date" office:date-value="2024-02-28T16:16:30">
            <text:p>28/02/2024 16:16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678-1</text:p>
          </table:table-cell>
          <table:table-cell office:value-type="string">
            <text:p>01/03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760-1</text:p>
          </table:table-cell>
          <table:table-cell table:style-name="ce17" office:value-type="date" office:date-value="2024-02-29T01:25:03">
            <text:p>29/02/2024 01:25</text:p>
          </table:table-cell>
          <table:table-cell office:value-type="float" office:value="450">
            <text:p><text:s/>$450,00 </text:p>
          </table:table-cell>
          <table:table-cell office:value-type="string">
            <text:p>Mastercard</text:p>
          </table:table-cell>
          <table:table-cell/>
          <table:table-cell office:value-type="string">
            <text:p>68-1</text:p>
          </table:table-cell>
          <table:table-cell office:value-type="string">
            <text:p>29/02/2024</text:p>
          </table:table-cell>
          <table:table-cell office:value-type="float" office:value="375">
            <text:p><text:s/>$375,00 </text:p>
          </table:table-cell>
          <table:table-cell table:number-columns-repeated="1016"/>
        </table:table-row>
        <table:table-row table:style-name="ro5">
          <table:table-cell table:style-name="ce15" office:value-type="string">
            <text:p>767-1</text:p>
          </table:table-cell>
          <table:table-cell table:style-name="ce17" office:value-type="date" office:date-value="2024-03-03T06:45:03">
            <text:p>03/03/2024 06:45</text:p>
          </table:table-cell>
          <table:table-cell office:value-type="float" office:value="574.19">
            <text:p><text:s/>$574,19 </text:p>
          </table:table-cell>
          <table:table-cell office:value-type="string">
            <text:p>Mastercard</text:p>
          </table:table-cell>
          <table:table-cell/>
          <table:table-cell office:value-type="string">
            <text:p>681-1</text:p>
          </table:table-cell>
          <table:table-cell office:value-type="string">
            <text:p>28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table:style-name="ce15" office:value-type="string">
            <text:p>767-1</text:p>
          </table:table-cell>
          <table:table-cell table:style-name="ce17" office:value-type="date" office:date-value="2024-03-03T06:55:03">
            <text:p>03/03/2024 06:55</text:p>
          </table:table-cell>
          <table:table-cell office:value-type="float" office:value="574.19">
            <text:p><text:s/>$574,19 </text:p>
          </table:table-cell>
          <table:table-cell office:value-type="string">
            <text:p>Mastercard</text:p>
          </table:table-cell>
          <table:table-cell/>
          <table:table-cell office:value-type="string">
            <text:p>682-1</text:p>
          </table:table-cell>
          <table:table-cell office:value-type="string">
            <text:p>02/03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table:style-name="ce15" office:value-type="string">
            <text:p>767-1</text:p>
          </table:table-cell>
          <table:table-cell table:style-name="ce17" office:value-type="date" office:date-value="2024-03-03T07:05:03">
            <text:p>03/03/2024 07:05</text:p>
          </table:table-cell>
          <table:table-cell office:value-type="float" office:value="574.19">
            <text:p><text:s/>$574,19 </text:p>
          </table:table-cell>
          <table:table-cell office:value-type="string">
            <text:p>Mastercard</text:p>
          </table:table-cell>
          <table:table-cell/>
          <table:table-cell office:value-type="string">
            <text:p>685-1</text:p>
          </table:table-cell>
          <table:table-cell office:value-type="string">
            <text:p>29/02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776-1</text:p>
          </table:table-cell>
          <table:table-cell table:style-name="ce17" office:value-type="date" office:date-value="2024-02-28T23:01:30">
            <text:p>28/02/2024 23:01</text:p>
          </table:table-cell>
          <table:table-cell office:value-type="float" office:value="370">
            <text:p><text:s/>$370,00 </text:p>
          </table:table-cell>
          <table:table-cell office:value-type="string">
            <text:p>OXXO</text:p>
          </table:table-cell>
          <table:table-cell/>
          <table:table-cell office:value-type="string">
            <text:p>686-1</text:p>
          </table:table-cell>
          <table:table-cell office:value-type="string">
            <text:p>28/02/2024</text:p>
          </table:table-cell>
          <table:table-cell office:value-type="float" office:value="360">
            <text:p><text:s/>$360,00 </text:p>
          </table:table-cell>
          <table:table-cell table:number-columns-repeated="1016"/>
        </table:table-row>
        <table:table-row table:style-name="ro5">
          <table:table-cell office:value-type="string">
            <text:p>780-1</text:p>
          </table:table-cell>
          <table:table-cell table:style-name="ce17" office:value-type="date" office:date-value="2024-02-28T02:25:02">
            <text:p>28/02/2024 02:25</text:p>
          </table:table-cell>
          <table:table-cell office:value-type="float" office:value="550">
            <text:p><text:s/>$550,00 </text:p>
          </table:table-cell>
          <table:table-cell office:value-type="string">
            <text:p>Mastercard</text:p>
          </table:table-cell>
          <table:table-cell/>
          <table:table-cell office:value-type="string">
            <text:p>69-1</text:p>
          </table:table-cell>
          <table:table-cell office:value-type="string">
            <text:p>02/03/2024</text:p>
          </table:table-cell>
          <table:table-cell office:value-type="float" office:value="435">
            <text:p><text:s/>$435,00 </text:p>
          </table:table-cell>
          <table:table-cell table:number-columns-repeated="1016"/>
        </table:table-row>
        <table:table-row table:style-name="ro5">
          <table:table-cell office:value-type="string">
            <text:p>782-1</text:p>
          </table:table-cell>
          <table:table-cell table:style-name="ce17" office:value-type="date" office:date-value="2024-02-27T16:20:03">
            <text:p>27/02/2024 16:20</text:p>
          </table:table-cell>
          <table:table-cell office:value-type="float" office:value="550">
            <text:p><text:s/>$550,00 </text:p>
          </table:table-cell>
          <table:table-cell office:value-type="string">
            <text:p>Mastercard</text:p>
          </table:table-cell>
          <table:table-cell/>
          <table:table-cell office:value-type="string">
            <text:p>691-1</text:p>
          </table:table-cell>
          <table:table-cell office:value-type="string">
            <text:p>28/02/2024</text:p>
          </table:table-cell>
          <table:table-cell office:value-type="float" office:value="190">
            <text:p><text:s/>$190,00 </text:p>
          </table:table-cell>
          <table:table-cell table:number-columns-repeated="1016"/>
        </table:table-row>
        <table:table-row table:style-name="ro5">
          <table:table-cell office:value-type="string">
            <text:p>783-1</text:p>
          </table:table-cell>
          <table:table-cell table:style-name="ce17" office:value-type="date" office:date-value="2024-03-02T01:23:07">
            <text:p>02/03/2024 01:23</text:p>
          </table:table-cell>
          <table:table-cell office:value-type="float" office:value="235">
            <text:p><text:s/>$235,00 </text:p>
          </table:table-cell>
          <table:table-cell office:value-type="string">
            <text:p>OXXO</text:p>
          </table:table-cell>
          <table:table-cell/>
          <table:table-cell office:value-type="string">
            <text:p>692-1</text:p>
          </table:table-cell>
          <table:table-cell office:value-type="string">
            <text:p>02/03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784-1</text:p>
          </table:table-cell>
          <table:table-cell table:style-name="ce17" office:value-type="date" office:date-value="2024-03-01T01:49:35">
            <text:p>01/03/2024 01:49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699-1</text:p>
          </table:table-cell>
          <table:table-cell office:value-type="string">
            <text:p>01/03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794-1</text:p>
          </table:table-cell>
          <table:table-cell table:style-name="ce17" office:value-type="date" office:date-value="2024-03-01T15:22:05">
            <text:p>01/03/2024 15:22</text:p>
          </table:table-cell>
          <table:table-cell office:value-type="float" office:value="550">
            <text:p><text:s/>$550,00 </text:p>
          </table:table-cell>
          <table:table-cell office:value-type="string">
            <text:p>Mastercard</text:p>
          </table:table-cell>
          <table:table-cell/>
          <table:table-cell office:value-type="string">
            <text:p>703-1</text:p>
          </table:table-cell>
          <table:table-cell office:value-type="string">
            <text:p>02/03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796-1</text:p>
          </table:table-cell>
          <table:table-cell table:style-name="ce17" office:value-type="date" office:date-value="2024-03-01T14:39:45">
            <text:p>01/03/2024 14:39</text:p>
          </table:table-cell>
          <table:table-cell office:value-type="float" office:value="550">
            <text:p><text:s/>$550,00 </text:p>
          </table:table-cell>
          <table:table-cell office:value-type="string">
            <text:p>OXXO</text:p>
          </table:table-cell>
          <table:table-cell/>
          <table:table-cell office:value-type="string">
            <text:p>708-1</text:p>
          </table:table-cell>
          <table:table-cell office:value-type="string">
            <text:p>28/02/2024</text:p>
          </table:table-cell>
          <table:table-cell office:value-type="float" office:value="750">
            <text:p><text:s/>$750,00 </text:p>
          </table:table-cell>
          <table:table-cell table:number-columns-repeated="1016"/>
        </table:table-row>
        <table:table-row table:style-name="ro5">
          <table:table-cell office:value-type="string">
            <text:p>797-1</text:p>
          </table:table-cell>
          <table:table-cell table:style-name="ce17" office:value-type="date" office:date-value="2024-02-29T02:34:45">
            <text:p>29/02/2024 02:34</text:p>
          </table:table-cell>
          <table:table-cell office:value-type="float" office:value="550">
            <text:p><text:s/>$550,00 </text:p>
          </table:table-cell>
          <table:table-cell office:value-type="string">
            <text:p>OXXO</text:p>
          </table:table-cell>
          <table:table-cell/>
          <table:table-cell table:style-name="ce23" office:value-type="string">
            <text:p>710-1</text:p>
          </table:table-cell>
          <table:table-cell office:value-type="string">
            <text:p>03/03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801-1</text:p>
          </table:table-cell>
          <table:table-cell table:style-name="ce17" office:value-type="date" office:date-value="2024-02-29T17:30:45">
            <text:p>29/02/2024 17:30</text:p>
          </table:table-cell>
          <table:table-cell office:value-type="float" office:value="173">
            <text:p><text:s/>$173,00 </text:p>
          </table:table-cell>
          <table:table-cell office:value-type="string">
            <text:p>Farmacias del ahorro</text:p>
          </table:table-cell>
          <table:table-cell/>
          <table:table-cell office:value-type="string">
            <text:p>716-1</text:p>
          </table:table-cell>
          <table:table-cell office:value-type="string">
            <text:p>02/03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803-1</text:p>
          </table:table-cell>
          <table:table-cell table:style-name="ce17" office:value-type="date" office:date-value="2024-02-26T23:10:03">
            <text:p>26/02/2024 23:10</text:p>
          </table:table-cell>
          <table:table-cell office:value-type="float" office:value="495">
            <text:p><text:s/>$495,00 </text:p>
          </table:table-cell>
          <table:table-cell office:value-type="string">
            <text:p>Visa</text:p>
          </table:table-cell>
          <table:table-cell/>
          <table:table-cell office:value-type="string">
            <text:p>721-1</text:p>
          </table:table-cell>
          <table:table-cell office:value-type="string">
            <text:p>26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804-1</text:p>
          </table:table-cell>
          <table:table-cell table:style-name="ce17" office:value-type="date" office:date-value="2024-03-01T01:05:04">
            <text:p>01/03/2024 01:05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732-1</text:p>
          </table:table-cell>
          <table:table-cell office:value-type="string">
            <text:p>26/02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table:style-name="ce15" office:value-type="string">
            <text:p>807-1</text:p>
          </table:table-cell>
          <table:table-cell table:style-name="ce17" office:value-type="date" office:date-value="2024-03-03T02:45:03">
            <text:p>03/03/2024 02:45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749-1</text:p>
          </table:table-cell>
          <table:table-cell office:value-type="string">
            <text:p>28/02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81-1</text:p>
          </table:table-cell>
          <table:table-cell table:style-name="ce17" office:value-type="date" office:date-value="2024-02-29T15:30:50">
            <text:p>29/02/2024 15:30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table:style-name="ce23" office:value-type="string">
            <text:p>753-1</text:p>
          </table:table-cell>
          <table:table-cell office:value-type="string">
            <text:p>03/03/2024</text:p>
          </table:table-cell>
          <table:table-cell office:value-type="float" office:value="750">
            <text:p><text:s/>$750,00 </text:p>
          </table:table-cell>
          <table:table-cell table:number-columns-repeated="1016"/>
        </table:table-row>
        <table:table-row table:style-name="ro5">
          <table:table-cell office:value-type="string">
            <text:p>811-1</text:p>
          </table:table-cell>
          <table:table-cell table:style-name="ce17" office:value-type="date" office:date-value="2024-02-28T23:55:40">
            <text:p>28/02/2024 23:55</text:p>
          </table:table-cell>
          <table:table-cell office:value-type="float" office:value="302">
            <text:p><text:s/>$302,00 </text:p>
          </table:table-cell>
          <table:table-cell office:value-type="string">
            <text:p>Visa</text:p>
          </table:table-cell>
          <table:table-cell/>
          <table:table-cell office:value-type="string">
            <text:p>760-1</text:p>
          </table:table-cell>
          <table:table-cell office:value-type="string">
            <text:p>28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826-1</text:p>
          </table:table-cell>
          <table:table-cell table:style-name="ce17" office:value-type="date" office:date-value="2024-03-02T18:26:15">
            <text:p>02/03/2024 18:26</text:p>
          </table:table-cell>
          <table:table-cell office:value-type="float" office:value="430">
            <text:p><text:s/>$430,00 </text:p>
          </table:table-cell>
          <table:table-cell office:value-type="string">
            <text:p>Visa</text:p>
          </table:table-cell>
          <table:table-cell/>
          <table:table-cell office:value-type="string">
            <text:p>776-1</text:p>
          </table:table-cell>
          <table:table-cell office:value-type="string">
            <text:p>28/02/2024</text:p>
          </table:table-cell>
          <table:table-cell office:value-type="float" office:value="370">
            <text:p><text:s/>$370,00 </text:p>
          </table:table-cell>
          <table:table-cell table:number-columns-repeated="1016"/>
        </table:table-row>
        <table:table-row table:style-name="ro5">
          <table:table-cell office:value-type="string">
            <text:p>84-1</text:p>
          </table:table-cell>
          <table:table-cell table:style-name="ce17" office:value-type="date" office:date-value="2024-02-26T15:15:04">
            <text:p>26/02/2024 15:15</text:p>
          </table:table-cell>
          <table:table-cell office:value-type="float" office:value="405">
            <text:p><text:s/>$405,00 </text:p>
          </table:table-cell>
          <table:table-cell office:value-type="string">
            <text:p>7 Eleven</text:p>
          </table:table-cell>
          <table:table-cell/>
          <table:table-cell office:value-type="string">
            <text:p>780-1</text:p>
          </table:table-cell>
          <table:table-cell office:value-type="string">
            <text:p>27/02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842-1</text:p>
          </table:table-cell>
          <table:table-cell table:style-name="ce17" office:value-type="date" office:date-value="2024-02-29T23:02:10">
            <text:p>29/02/2024 23:02</text:p>
          </table:table-cell>
          <table:table-cell office:value-type="float" office:value="450">
            <text:p><text:s/>$450,00 </text:p>
          </table:table-cell>
          <table:table-cell office:value-type="string">
            <text:p>OXXO</text:p>
          </table:table-cell>
          <table:table-cell/>
          <table:table-cell office:value-type="string">
            <text:p>782-1</text:p>
          </table:table-cell>
          <table:table-cell office:value-type="string">
            <text:p>28/02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847-1</text:p>
          </table:table-cell>
          <table:table-cell table:style-name="ce17" office:value-type="date" office:date-value="2024-02-29T18:55:04">
            <text:p>29/02/2024 18:55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783-1</text:p>
          </table:table-cell>
          <table:table-cell office:value-type="string">
            <text:p>01/03/2024</text:p>
          </table:table-cell>
          <table:table-cell office:value-type="float" office:value="235">
            <text:p><text:s/>$235,00 </text:p>
          </table:table-cell>
          <table:table-cell table:number-columns-repeated="1016"/>
        </table:table-row>
        <table:table-row table:style-name="ro5">
          <table:table-cell office:value-type="string">
            <text:p>852-1</text:p>
          </table:table-cell>
          <table:table-cell table:style-name="ce17" office:value-type="date" office:date-value="2024-02-29T21:26:30">
            <text:p>29/02/2024 21:26</text:p>
          </table:table-cell>
          <table:table-cell office:value-type="float" office:value="385">
            <text:p><text:s/>$385,00 </text:p>
          </table:table-cell>
          <table:table-cell office:value-type="string">
            <text:p>OXXO</text:p>
          </table:table-cell>
          <table:table-cell/>
          <table:table-cell office:value-type="string">
            <text:p>784-1</text:p>
          </table:table-cell>
          <table:table-cell office:value-type="string">
            <text:p>29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854-1</text:p>
          </table:table-cell>
          <table:table-cell table:style-name="ce17" office:value-type="date" office:date-value="2024-03-01T16:23:15">
            <text:p>01/03/2024 16:23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table:style-name="ce23" office:value-type="string">
            <text:p>788-1</text:p>
          </table:table-cell>
          <table:table-cell office:value-type="string">
            <text:p>28/02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857-1</text:p>
          </table:table-cell>
          <table:table-cell table:style-name="ce17" office:value-type="date" office:date-value="2024-03-01T02:55:03">
            <text:p>01/03/2024 02:55</text:p>
          </table:table-cell>
          <table:table-cell office:value-type="float" office:value="425.81">
            <text:p><text:s/>$425,81 </text:p>
          </table:table-cell>
          <table:table-cell office:value-type="string">
            <text:p>Visa</text:p>
          </table:table-cell>
          <table:table-cell/>
          <table:table-cell office:value-type="string">
            <text:p>794-1</text:p>
          </table:table-cell>
          <table:table-cell office:value-type="string">
            <text:p>01/03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857-1</text:p>
          </table:table-cell>
          <table:table-cell table:style-name="ce17" office:value-type="date" office:date-value="2024-03-01T17:47:15">
            <text:p>01/03/2024 17:47</text:p>
          </table:table-cell>
          <table:table-cell office:value-type="float" office:value="224.19">
            <text:p><text:s/>$224,19 </text:p>
          </table:table-cell>
          <table:table-cell office:value-type="string">
            <text:p>Visa</text:p>
          </table:table-cell>
          <table:table-cell/>
          <table:table-cell office:value-type="string">
            <text:p>796-1</text:p>
          </table:table-cell>
          <table:table-cell office:value-type="string">
            <text:p>01/03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860-1</text:p>
          </table:table-cell>
          <table:table-cell table:style-name="ce17" office:value-type="date" office:date-value="2024-02-28T19:15:06">
            <text:p>28/02/2024 19:15</text:p>
          </table:table-cell>
          <table:table-cell office:value-type="float" office:value="405">
            <text:p><text:s/>$405,00 </text:p>
          </table:table-cell>
          <table:table-cell office:value-type="string">
            <text:p>Mastercard</text:p>
          </table:table-cell>
          <table:table-cell/>
          <table:table-cell office:value-type="string">
            <text:p>797-1</text:p>
          </table:table-cell>
          <table:table-cell office:value-type="string">
            <text:p>28/02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86-1</text:p>
          </table:table-cell>
          <table:table-cell table:style-name="ce17" office:value-type="date" office:date-value="2024-03-02T14:05:03">
            <text:p>02/03/2024 14:05</text:p>
          </table:table-cell>
          <table:table-cell office:value-type="float" office:value="550">
            <text:p><text:s/>$550,00 </text:p>
          </table:table-cell>
          <table:table-cell office:value-type="string">
            <text:p>Mastercard</text:p>
          </table:table-cell>
          <table:table-cell/>
          <table:table-cell table:style-name="ce23" office:value-type="string">
            <text:p>800-1</text:p>
          </table:table-cell>
          <table:table-cell office:value-type="string">
            <text:p>03/03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864-1</text:p>
          </table:table-cell>
          <table:table-cell table:style-name="ce17" office:value-type="date" office:date-value="2024-03-01T19:50:20">
            <text:p>01/03/2024 19:50</text:p>
          </table:table-cell>
          <table:table-cell office:value-type="float" office:value="450">
            <text:p><text:s/>$450,00 </text:p>
          </table:table-cell>
          <table:table-cell office:value-type="string">
            <text:p>Mastercard</text:p>
          </table:table-cell>
          <table:table-cell/>
          <table:table-cell office:value-type="string">
            <text:p>801-1</text:p>
          </table:table-cell>
          <table:table-cell office:value-type="string">
            <text:p>29/02/2024</text:p>
          </table:table-cell>
          <table:table-cell office:value-type="float" office:value="173">
            <text:p><text:s/>$173,00 </text:p>
          </table:table-cell>
          <table:table-cell table:number-columns-repeated="1016"/>
        </table:table-row>
        <table:table-row table:style-name="ro5">
          <table:table-cell office:value-type="string">
            <text:p>865-1</text:p>
          </table:table-cell>
          <table:table-cell table:style-name="ce17" office:value-type="date" office:date-value="2024-03-01T21:45:04">
            <text:p>01/03/2024 21:45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table:style-name="ce23" office:value-type="string">
            <text:p>802-1</text:p>
          </table:table-cell>
          <table:table-cell office:value-type="string">
            <text:p>03/03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868-1</text:p>
          </table:table-cell>
          <table:table-cell table:style-name="ce17" office:value-type="date" office:date-value="2024-02-29T19:45:03">
            <text:p>29/02/2024 19:45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803-1</text:p>
          </table:table-cell>
          <table:table-cell office:value-type="string">
            <text:p>26/02/2024</text:p>
          </table:table-cell>
          <table:table-cell office:value-type="float" office:value="495">
            <text:p><text:s/>$495,00 </text:p>
          </table:table-cell>
          <table:table-cell table:number-columns-repeated="1016"/>
        </table:table-row>
        <table:table-row table:style-name="ro5">
          <table:table-cell office:value-type="string">
            <text:p>869-1</text:p>
          </table:table-cell>
          <table:table-cell table:style-name="ce17" office:value-type="date" office:date-value="2024-02-29T02:26:25">
            <text:p>29/02/2024 02:26</text:p>
          </table:table-cell>
          <table:table-cell office:value-type="float" office:value="283">
            <text:p><text:s/>$283,00 </text:p>
          </table:table-cell>
          <table:table-cell office:value-type="string">
            <text:p>Visa</text:p>
          </table:table-cell>
          <table:table-cell/>
          <table:table-cell office:value-type="string">
            <text:p>804-1</text:p>
          </table:table-cell>
          <table:table-cell office:value-type="string">
            <text:p>29/02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869-1</text:p>
          </table:table-cell>
          <table:table-cell table:style-name="ce17" office:value-type="date" office:date-value="2024-02-29T02:30:03">
            <text:p>29/02/2024 02:30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81-1</text:p>
          </table:table-cell>
          <table:table-cell office:value-type="string">
            <text:p>29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87-1</text:p>
          </table:table-cell>
          <table:table-cell table:style-name="ce17" office:value-type="date" office:date-value="2024-03-01T17:20:30">
            <text:p>01/03/2024 17:20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811-1</text:p>
          </table:table-cell>
          <table:table-cell office:value-type="string">
            <text:p>28/02/2024</text:p>
          </table:table-cell>
          <table:table-cell office:value-type="float" office:value="302">
            <text:p><text:s/>$302,00 </text:p>
          </table:table-cell>
          <table:table-cell table:number-columns-repeated="1016"/>
        </table:table-row>
        <table:table-row table:style-name="ro5">
          <table:table-cell office:value-type="string">
            <text:p>871-1</text:p>
          </table:table-cell>
          <table:table-cell table:style-name="ce17" office:value-type="date" office:date-value="2024-03-02T18:20:02">
            <text:p>02/03/2024 18:20</text:p>
          </table:table-cell>
          <table:table-cell office:value-type="float" office:value="450">
            <text:p><text:s/>$450,00 </text:p>
          </table:table-cell>
          <table:table-cell office:value-type="string">
            <text:p>Mastercard</text:p>
          </table:table-cell>
          <table:table-cell/>
          <table:table-cell office:value-type="string">
            <text:p>826-1</text:p>
          </table:table-cell>
          <table:table-cell office:value-type="string">
            <text:p>02/03/2024</text:p>
          </table:table-cell>
          <table:table-cell office:value-type="float" office:value="430">
            <text:p><text:s/>$430,00 </text:p>
          </table:table-cell>
          <table:table-cell table:number-columns-repeated="1016"/>
        </table:table-row>
        <table:table-row table:style-name="ro5">
          <table:table-cell office:value-type="string">
            <text:p>873-1</text:p>
          </table:table-cell>
          <table:table-cell table:style-name="ce17" office:value-type="date" office:date-value="2024-02-29T06:15:55">
            <text:p>29/02/2024 06:15</text:p>
          </table:table-cell>
          <table:table-cell office:value-type="float" office:value="750">
            <text:p><text:s/>$750,00 </text:p>
          </table:table-cell>
          <table:table-cell office:value-type="string">
            <text:p>Mastercard</text:p>
          </table:table-cell>
          <table:table-cell/>
          <table:table-cell office:value-type="string">
            <text:p>84-1</text:p>
          </table:table-cell>
          <table:table-cell office:value-type="string">
            <text:p>26/02/2024</text:p>
          </table:table-cell>
          <table:table-cell office:value-type="float" office:value="405">
            <text:p><text:s/>$405,00 </text:p>
          </table:table-cell>
          <table:table-cell table:number-columns-repeated="1016"/>
        </table:table-row>
        <table:table-row table:style-name="ro5">
          <table:table-cell office:value-type="string">
            <text:p>877-1</text:p>
          </table:table-cell>
          <table:table-cell table:style-name="ce17" office:value-type="date" office:date-value="2024-02-28T22:37:05">
            <text:p>28/02/2024 22:37</text:p>
          </table:table-cell>
          <table:table-cell office:value-type="float" office:value="450">
            <text:p><text:s/>$450,00 </text:p>
          </table:table-cell>
          <table:table-cell office:value-type="string">
            <text:p>Mastercard</text:p>
          </table:table-cell>
          <table:table-cell/>
          <table:table-cell office:value-type="string">
            <text:p>842-1</text:p>
          </table:table-cell>
          <table:table-cell office:value-type="string">
            <text:p>29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880-1</text:p>
          </table:table-cell>
          <table:table-cell table:style-name="ce17" office:value-type="date" office:date-value="2024-03-01T03:55:45">
            <text:p>01/03/2024 03:55</text:p>
          </table:table-cell>
          <table:table-cell office:value-type="float" office:value="458">
            <text:p><text:s/>$458,00 </text:p>
          </table:table-cell>
          <table:table-cell office:value-type="string">
            <text:p>Visa</text:p>
          </table:table-cell>
          <table:table-cell/>
          <table:table-cell table:style-name="ce23" office:value-type="string">
            <text:p>846-1</text:p>
          </table:table-cell>
          <table:table-cell office:value-type="string">
            <text:p>03/03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882-1</text:p>
          </table:table-cell>
          <table:table-cell table:style-name="ce17" office:value-type="date" office:date-value="2024-03-01T18:20:10">
            <text:p>01/03/2024 18:20</text:p>
          </table:table-cell>
          <table:table-cell office:value-type="float" office:value="275">
            <text:p><text:s/>$275,00 </text:p>
          </table:table-cell>
          <table:table-cell office:value-type="string">
            <text:p>Mastercard</text:p>
          </table:table-cell>
          <table:table-cell/>
          <table:table-cell office:value-type="string">
            <text:p>847-1</text:p>
          </table:table-cell>
          <table:table-cell office:value-type="string">
            <text:p>29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887-1</text:p>
          </table:table-cell>
          <table:table-cell table:style-name="ce17" office:value-type="date" office:date-value="2024-02-27T17:55:03">
            <text:p>27/02/2024 17:55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852-1</text:p>
          </table:table-cell>
          <table:table-cell office:value-type="string">
            <text:p>29/02/2024</text:p>
          </table:table-cell>
          <table:table-cell office:value-type="float" office:value="385">
            <text:p><text:s/>$385,00 </text:p>
          </table:table-cell>
          <table:table-cell table:number-columns-repeated="1016"/>
        </table:table-row>
        <table:table-row table:style-name="ro5">
          <table:table-cell office:value-type="string">
            <text:p>889-1</text:p>
          </table:table-cell>
          <table:table-cell table:style-name="ce17" office:value-type="date" office:date-value="2024-02-28T03:05:03">
            <text:p>28/02/2024 03:05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854-1</text:p>
          </table:table-cell>
          <table:table-cell office:value-type="string">
            <text:p>01/03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890-1</text:p>
          </table:table-cell>
          <table:table-cell table:style-name="ce17" office:value-type="date" office:date-value="2024-02-29T19:45:04">
            <text:p>29/02/2024 19:45</text:p>
          </table:table-cell>
          <table:table-cell office:value-type="float" office:value="450">
            <text:p><text:s/>$450,00 </text:p>
          </table:table-cell>
          <table:table-cell office:value-type="string">
            <text:p>Mastercard</text:p>
          </table:table-cell>
          <table:table-cell/>
          <table:table-cell office:value-type="string">
            <text:p>857-1</text:p>
          </table:table-cell>
          <table:table-cell office:value-type="string">
            <text:p>29/02/2024</text:p>
          </table:table-cell>
          <table:table-cell office:value-type="float" office:value="425.81">
            <text:p><text:s/>$425,81 </text:p>
          </table:table-cell>
          <table:table-cell table:number-columns-repeated="1016"/>
        </table:table-row>
        <table:table-row table:style-name="ro5">
          <table:table-cell office:value-type="string">
            <text:p>895-1</text:p>
          </table:table-cell>
          <table:table-cell table:style-name="ce17" office:value-type="date" office:date-value="2024-02-29T04:40:03">
            <text:p>29/02/2024 04:40</text:p>
          </table:table-cell>
          <table:table-cell office:value-type="float" office:value="458">
            <text:p><text:s/>$458,00 </text:p>
          </table:table-cell>
          <table:table-cell office:value-type="string">
            <text:p>Visa</text:p>
          </table:table-cell>
          <table:table-cell/>
          <table:table-cell office:value-type="string">
            <text:p>857-1</text:p>
          </table:table-cell>
          <table:table-cell office:value-type="string">
            <text:p>01/03/2024</text:p>
          </table:table-cell>
          <table:table-cell office:value-type="float" office:value="224.19">
            <text:p><text:s/>$224,19 </text:p>
          </table:table-cell>
          <table:table-cell table:number-columns-repeated="1016"/>
        </table:table-row>
        <table:table-row table:style-name="ro5">
          <table:table-cell office:value-type="string">
            <text:p>904-1</text:p>
          </table:table-cell>
          <table:table-cell table:style-name="ce17" office:value-type="date" office:date-value="2024-02-26T23:20:04">
            <text:p>26/02/2024 23:20</text:p>
          </table:table-cell>
          <table:table-cell office:value-type="float" office:value="550">
            <text:p><text:s/>$550,00 </text:p>
          </table:table-cell>
          <table:table-cell office:value-type="string">
            <text:p>Mastercard</text:p>
          </table:table-cell>
          <table:table-cell/>
          <table:table-cell office:value-type="string">
            <text:p>860-1</text:p>
          </table:table-cell>
          <table:table-cell office:value-type="string">
            <text:p>28/02/2024</text:p>
          </table:table-cell>
          <table:table-cell office:value-type="float" office:value="405">
            <text:p><text:s/>$405,00 </text:p>
          </table:table-cell>
          <table:table-cell table:number-columns-repeated="1016"/>
        </table:table-row>
        <table:table-row table:style-name="ro5">
          <table:table-cell office:value-type="string">
            <text:p>907-1</text:p>
          </table:table-cell>
          <table:table-cell table:style-name="ce17" office:value-type="date" office:date-value="2024-02-26T16:25:03">
            <text:p>26/02/2024 16:25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86-1</text:p>
          </table:table-cell>
          <table:table-cell office:value-type="string">
            <text:p>02/03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910-1</text:p>
          </table:table-cell>
          <table:table-cell table:style-name="ce17" office:value-type="date" office:date-value="2024-02-29T16:55:25">
            <text:p>29/02/2024 16:55</text:p>
          </table:table-cell>
          <table:table-cell office:value-type="float" office:value="550">
            <text:p><text:s/>$550,00 </text:p>
          </table:table-cell>
          <table:table-cell office:value-type="string">
            <text:p>Mastercard</text:p>
          </table:table-cell>
          <table:table-cell/>
          <table:table-cell office:value-type="string">
            <text:p>864-1</text:p>
          </table:table-cell>
          <table:table-cell office:value-type="string">
            <text:p>01/03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table:style-name="ce15" office:value-type="string">
            <text:p>92-1</text:p>
          </table:table-cell>
          <table:table-cell table:style-name="ce17" office:value-type="date" office:date-value="2024-02-26T00:15:03">
            <text:p>26/02/2024 00:15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865-1</text:p>
          </table:table-cell>
          <table:table-cell office:value-type="string">
            <text:p>01/03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923-1</text:p>
          </table:table-cell>
          <table:table-cell table:style-name="ce17" office:value-type="date" office:date-value="2024-02-28T19:45:35">
            <text:p>28/02/2024 19:45</text:p>
          </table:table-cell>
          <table:table-cell office:value-type="float" office:value="233">
            <text:p><text:s/>$233,00 </text:p>
          </table:table-cell>
          <table:table-cell office:value-type="string">
            <text:p>Visa</text:p>
          </table:table-cell>
          <table:table-cell/>
          <table:table-cell office:value-type="string">
            <text:p>868-1</text:p>
          </table:table-cell>
          <table:table-cell office:value-type="string">
            <text:p>29/02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928-1</text:p>
          </table:table-cell>
          <table:table-cell table:style-name="ce17" office:value-type="date" office:date-value="2024-02-28T01:15:04">
            <text:p>28/02/2024 01:15</text:p>
          </table:table-cell>
          <table:table-cell office:value-type="float" office:value="390">
            <text:p><text:s/>$390,00 </text:p>
          </table:table-cell>
          <table:table-cell office:value-type="string">
            <text:p>Mastercard</text:p>
          </table:table-cell>
          <table:table-cell/>
          <table:table-cell office:value-type="string">
            <text:p>869-1</text:p>
          </table:table-cell>
          <table:table-cell office:value-type="string">
            <text:p>28/02/2024</text:p>
          </table:table-cell>
          <table:table-cell office:value-type="float" office:value="283">
            <text:p><text:s/>$283,00 </text:p>
          </table:table-cell>
          <table:table-cell table:number-columns-repeated="1016"/>
        </table:table-row>
        <table:table-row table:style-name="ro5">
          <table:table-cell office:value-type="string">
            <text:p>94-1</text:p>
          </table:table-cell>
          <table:table-cell table:style-name="ce17" office:value-type="date" office:date-value="2024-02-27T16:25:02">
            <text:p>27/02/2024 16:25</text:p>
          </table:table-cell>
          <table:table-cell office:value-type="float" office:value="550">
            <text:p><text:s/>$550,00 </text:p>
          </table:table-cell>
          <table:table-cell office:value-type="string">
            <text:p>Visa</text:p>
          </table:table-cell>
          <table:table-cell/>
          <table:table-cell office:value-type="string">
            <text:p>869-1</text:p>
          </table:table-cell>
          <table:table-cell office:value-type="string">
            <text:p>28/02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944-1</text:p>
          </table:table-cell>
          <table:table-cell table:style-name="ce17" office:value-type="date" office:date-value="2024-02-29T01:50:03">
            <text:p>29/02/2024 01:50</text:p>
          </table:table-cell>
          <table:table-cell office:value-type="float" office:value="175">
            <text:p><text:s/>$175,00 </text:p>
          </table:table-cell>
          <table:table-cell office:value-type="string">
            <text:p>Mastercard</text:p>
          </table:table-cell>
          <table:table-cell/>
          <table:table-cell office:value-type="string">
            <text:p>87-1</text:p>
          </table:table-cell>
          <table:table-cell office:value-type="string">
            <text:p>01/03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95-1</text:p>
          </table:table-cell>
          <table:table-cell table:style-name="ce17" office:value-type="date" office:date-value="2024-02-28T17:41:30">
            <text:p>28/02/2024 17:41</text:p>
          </table:table-cell>
          <table:table-cell office:value-type="float" office:value="310">
            <text:p><text:s/>$310,00 </text:p>
          </table:table-cell>
          <table:table-cell office:value-type="string">
            <text:p>Visa</text:p>
          </table:table-cell>
          <table:table-cell/>
          <table:table-cell office:value-type="string">
            <text:p>871-1</text:p>
          </table:table-cell>
          <table:table-cell office:value-type="string">
            <text:p>02/03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951-1</text:p>
          </table:table-cell>
          <table:table-cell table:style-name="ce17" office:value-type="date" office:date-value="2024-02-28T21:50:35">
            <text:p>28/02/2024 21:50</text:p>
          </table:table-cell>
          <table:table-cell office:value-type="float" office:value="350">
            <text:p><text:s/>$350,00 </text:p>
          </table:table-cell>
          <table:table-cell office:value-type="string">
            <text:p>Mastercard</text:p>
          </table:table-cell>
          <table:table-cell/>
          <table:table-cell office:value-type="string">
            <text:p>873-1</text:p>
          </table:table-cell>
          <table:table-cell office:value-type="string">
            <text:p>29/02/2024</text:p>
          </table:table-cell>
          <table:table-cell office:value-type="float" office:value="750">
            <text:p><text:s/>$750,00 </text:p>
          </table:table-cell>
          <table:table-cell table:number-columns-repeated="1016"/>
        </table:table-row>
        <table:table-row table:style-name="ro5">
          <table:table-cell office:value-type="string">
            <text:p>958-1</text:p>
          </table:table-cell>
          <table:table-cell table:style-name="ce17" office:value-type="date" office:date-value="2024-02-28T21:20:03">
            <text:p>28/02/2024 21:20</text:p>
          </table:table-cell>
          <table:table-cell office:value-type="float" office:value="220">
            <text:p><text:s/>$220,00 </text:p>
          </table:table-cell>
          <table:table-cell office:value-type="string">
            <text:p>Mastercard</text:p>
          </table:table-cell>
          <table:table-cell/>
          <table:table-cell office:value-type="string">
            <text:p>877-1</text:p>
          </table:table-cell>
          <table:table-cell office:value-type="string">
            <text:p>28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96-1</text:p>
          </table:table-cell>
          <table:table-cell table:style-name="ce17" office:value-type="date" office:date-value="2024-02-28T00:20:04">
            <text:p>28/02/2024 00:20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table:style-name="ce23" office:value-type="string">
            <text:p>878-1</text:p>
          </table:table-cell>
          <table:table-cell office:value-type="string">
            <text:p>03/03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979-1</text:p>
          </table:table-cell>
          <table:table-cell table:style-name="ce17" office:value-type="date" office:date-value="2024-03-01T20:03:30">
            <text:p>01/03/2024 20:03</text:p>
          </table:table-cell>
          <table:table-cell office:value-type="float" office:value="450">
            <text:p><text:s/>$450,00 </text:p>
          </table:table-cell>
          <table:table-cell office:value-type="string">
            <text:p>Visa</text:p>
          </table:table-cell>
          <table:table-cell/>
          <table:table-cell office:value-type="string">
            <text:p>880-1</text:p>
          </table:table-cell>
          <table:table-cell office:value-type="string">
            <text:p>29/02/2024</text:p>
          </table:table-cell>
          <table:table-cell office:value-type="float" office:value="458">
            <text:p><text:s/>$458,00 </text:p>
          </table:table-cell>
          <table:table-cell table:number-columns-repeated="1016"/>
        </table:table-row>
        <table:table-row table:style-name="ro5">
          <table:table-cell office:value-type="string">
            <text:p>986-1</text:p>
          </table:table-cell>
          <table:table-cell table:style-name="ce17" office:value-type="date" office:date-value="2024-02-26T20:20:05">
            <text:p>26/02/2024 20:20</text:p>
          </table:table-cell>
          <table:table-cell office:value-type="float" office:value="750">
            <text:p><text:s/>$750,00 </text:p>
          </table:table-cell>
          <table:table-cell office:value-type="string">
            <text:p>OXXO</text:p>
          </table:table-cell>
          <table:table-cell/>
          <table:table-cell office:value-type="string">
            <text:p>882-1</text:p>
          </table:table-cell>
          <table:table-cell office:value-type="string">
            <text:p>01/03/2024</text:p>
          </table:table-cell>
          <table:table-cell office:value-type="float" office:value="275">
            <text:p><text:s/>$275,00 </text:p>
          </table:table-cell>
          <table:table-cell table:number-columns-repeated="1016"/>
        </table:table-row>
        <table:table-row table:style-name="ro5">
          <table:table-cell office:value-type="string">
            <text:p>993-1</text:p>
          </table:table-cell>
          <table:table-cell table:style-name="ce17" office:value-type="date" office:date-value="2024-02-28T22:52:30">
            <text:p>28/02/2024 22:52</text:p>
          </table:table-cell>
          <table:table-cell office:value-type="float" office:value="450">
            <text:p><text:s/>$450,00 </text:p>
          </table:table-cell>
          <table:table-cell office:value-type="string">
            <text:p>OXXO</text:p>
          </table:table-cell>
          <table:table-cell/>
          <table:table-cell office:value-type="string">
            <text:p>887-1</text:p>
          </table:table-cell>
          <table:table-cell office:value-type="string">
            <text:p>28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office:value-type="string">
            <text:p>996-1</text:p>
          </table:table-cell>
          <table:table-cell table:style-name="ce17" office:value-type="date" office:date-value="2024-02-29T16:20:03">
            <text:p>29/02/2024 16:20</text:p>
          </table:table-cell>
          <table:table-cell office:value-type="float" office:value="170">
            <text:p><text:s/>$170,00 </text:p>
          </table:table-cell>
          <table:table-cell office:value-type="string">
            <text:p>Mastercard</text:p>
          </table:table-cell>
          <table:table-cell/>
          <table:table-cell office:value-type="string">
            <text:p>889-1</text:p>
          </table:table-cell>
          <table:table-cell office:value-type="string">
            <text:p>27/02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office:value-type="string">
            <text:p>997-1</text:p>
          </table:table-cell>
          <table:table-cell table:style-name="ce17" office:value-type="date" office:date-value="2024-02-29T18:05:25">
            <text:p>29/02/2024 18:05</text:p>
          </table:table-cell>
          <table:table-cell office:value-type="float" office:value="550">
            <text:p><text:s/>$550,00 </text:p>
          </table:table-cell>
          <table:table-cell office:value-type="string">
            <text:p>Mastercard</text:p>
          </table:table-cell>
          <table:table-cell/>
          <table:table-cell office:value-type="string">
            <text:p>890-1</text:p>
          </table:table-cell>
          <table:table-cell office:value-type="string">
            <text:p>29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table:number-columns-repeated="5"/>
          <table:table-cell office:value-type="string">
            <text:p>895-1</text:p>
          </table:table-cell>
          <table:table-cell office:value-type="string">
            <text:p>28/02/2024</text:p>
          </table:table-cell>
          <table:table-cell office:value-type="float" office:value="458">
            <text:p><text:s/>$458,00 </text:p>
          </table:table-cell>
          <table:table-cell table:number-columns-repeated="1016"/>
        </table:table-row>
        <table:table-row table:style-name="ro5">
          <table:table-cell table:number-columns-repeated="5"/>
          <table:table-cell table:style-name="ce23" office:value-type="string">
            <text:p>897-1</text:p>
          </table:table-cell>
          <table:table-cell office:value-type="string">
            <text:p>03/03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table:number-columns-repeated="5"/>
          <table:table-cell office:value-type="string">
            <text:p>904-1</text:p>
          </table:table-cell>
          <table:table-cell office:value-type="string">
            <text:p>26/02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table:number-columns-repeated="5"/>
          <table:table-cell office:value-type="string">
            <text:p>907-1</text:p>
          </table:table-cell>
          <table:table-cell office:value-type="string">
            <text:p>26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table:number-columns-repeated="5"/>
          <table:table-cell office:value-type="string">
            <text:p>910-1</text:p>
          </table:table-cell>
          <table:table-cell office:value-type="string">
            <text:p>29/02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table:number-columns-repeated="5"/>
          <table:table-cell table:style-name="ce23" office:value-type="string">
            <text:p>913-1</text:p>
          </table:table-cell>
          <table:table-cell office:value-type="string">
            <text:p>03/03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table:number-columns-repeated="5"/>
          <table:table-cell table:style-name="ce23" office:value-type="string">
            <text:p>917-1</text:p>
          </table:table-cell>
          <table:table-cell office:value-type="string">
            <text:p>03/03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table:number-columns-repeated="5"/>
          <table:table-cell office:value-type="string">
            <text:p>923-1</text:p>
          </table:table-cell>
          <table:table-cell office:value-type="string">
            <text:p>28/02/2024</text:p>
          </table:table-cell>
          <table:table-cell office:value-type="float" office:value="233">
            <text:p><text:s/>$233,00 </text:p>
          </table:table-cell>
          <table:table-cell table:number-columns-repeated="1016"/>
        </table:table-row>
        <table:table-row table:style-name="ro5">
          <table:table-cell table:number-columns-repeated="5"/>
          <table:table-cell office:value-type="string">
            <text:p>928-1</text:p>
          </table:table-cell>
          <table:table-cell office:value-type="string">
            <text:p>27/02/2024</text:p>
          </table:table-cell>
          <table:table-cell office:value-type="float" office:value="390">
            <text:p><text:s/>$390,00 </text:p>
          </table:table-cell>
          <table:table-cell table:number-columns-repeated="1016"/>
        </table:table-row>
        <table:table-row table:style-name="ro5">
          <table:table-cell table:number-columns-repeated="5"/>
          <table:table-cell office:value-type="string">
            <text:p>94-1</text:p>
          </table:table-cell>
          <table:table-cell office:value-type="string">
            <text:p>28/02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table:number-columns-repeated="5"/>
          <table:table-cell office:value-type="string">
            <text:p>944-1</text:p>
          </table:table-cell>
          <table:table-cell office:value-type="string">
            <text:p>28/02/2024</text:p>
          </table:table-cell>
          <table:table-cell office:value-type="float" office:value="175">
            <text:p><text:s/>$175,00 </text:p>
          </table:table-cell>
          <table:table-cell table:number-columns-repeated="1016"/>
        </table:table-row>
        <table:table-row table:style-name="ro5">
          <table:table-cell table:number-columns-repeated="5"/>
          <table:table-cell office:value-type="string">
            <text:p>95-1</text:p>
          </table:table-cell>
          <table:table-cell office:value-type="string">
            <text:p>28/02/2024</text:p>
          </table:table-cell>
          <table:table-cell office:value-type="float" office:value="310">
            <text:p><text:s/>$310,00 </text:p>
          </table:table-cell>
          <table:table-cell table:number-columns-repeated="1016"/>
        </table:table-row>
        <table:table-row table:style-name="ro5">
          <table:table-cell table:number-columns-repeated="5"/>
          <table:table-cell office:value-type="string">
            <text:p>951-1</text:p>
          </table:table-cell>
          <table:table-cell office:value-type="string">
            <text:p>28/02/2024</text:p>
          </table:table-cell>
          <table:table-cell office:value-type="float" office:value="350">
            <text:p><text:s/>$350,00 </text:p>
          </table:table-cell>
          <table:table-cell table:number-columns-repeated="1016"/>
        </table:table-row>
        <table:table-row table:style-name="ro5">
          <table:table-cell table:number-columns-repeated="5"/>
          <table:table-cell office:value-type="string">
            <text:p>958-1</text:p>
          </table:table-cell>
          <table:table-cell office:value-type="string">
            <text:p>28/02/2024</text:p>
          </table:table-cell>
          <table:table-cell office:value-type="float" office:value="220">
            <text:p><text:s/>$220,00 </text:p>
          </table:table-cell>
          <table:table-cell table:number-columns-repeated="1016"/>
        </table:table-row>
        <table:table-row table:style-name="ro5">
          <table:table-cell table:number-columns-repeated="5"/>
          <table:table-cell office:value-type="string">
            <text:p>96-1</text:p>
          </table:table-cell>
          <table:table-cell office:value-type="string">
            <text:p>27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table:number-columns-repeated="5"/>
          <table:table-cell office:value-type="string">
            <text:p>979-1</text:p>
          </table:table-cell>
          <table:table-cell office:value-type="string">
            <text:p>01/03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table:number-columns-repeated="5"/>
          <table:table-cell office:value-type="string">
            <text:p>986-1</text:p>
          </table:table-cell>
          <table:table-cell office:value-type="string">
            <text:p>26/02/2024</text:p>
          </table:table-cell>
          <table:table-cell office:value-type="float" office:value="750">
            <text:p><text:s/>$750,00 </text:p>
          </table:table-cell>
          <table:table-cell table:number-columns-repeated="1016"/>
        </table:table-row>
        <table:table-row table:style-name="ro5">
          <table:table-cell table:number-columns-repeated="5"/>
          <table:table-cell office:value-type="string">
            <text:p>993-1</text:p>
          </table:table-cell>
          <table:table-cell office:value-type="string">
            <text:p>28/02/2024</text:p>
          </table:table-cell>
          <table:table-cell office:value-type="float" office:value="450">
            <text:p><text:s/>$450,00 </text:p>
          </table:table-cell>
          <table:table-cell table:number-columns-repeated="1016"/>
        </table:table-row>
        <table:table-row table:style-name="ro5">
          <table:table-cell table:number-columns-repeated="5"/>
          <table:table-cell office:value-type="string">
            <text:p>996-1</text:p>
          </table:table-cell>
          <table:table-cell office:value-type="string">
            <text:p>29/02/2024</text:p>
          </table:table-cell>
          <table:table-cell office:value-type="float" office:value="170">
            <text:p><text:s/>$170,00 </text:p>
          </table:table-cell>
          <table:table-cell table:number-columns-repeated="1016"/>
        </table:table-row>
        <table:table-row table:style-name="ro5">
          <table:table-cell table:number-columns-repeated="5"/>
          <table:table-cell office:value-type="string">
            <text:p>997-1</text:p>
          </table:table-cell>
          <table:table-cell office:value-type="string">
            <text:p>29/02/2024</text:p>
          </table:table-cell>
          <table:table-cell office:value-type="float" office:value="550">
            <text:p><text:s/>$550,00 </text:p>
          </table:table-cell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3">
          <table:table-cell table:style-name="ce3"/>
          <table:table-cell table:style-name="ce10"/>
          <table:table-cell table:style-name="ce10" table:formula="of:=SUM([.C3:.C473])" office:value-type="float" office:value="213661.57">
            <text:p><text:s/>$213.661,57 </text:p>
          </table:table-cell>
          <table:table-cell table:style-name="ce10"/>
          <table:table-cell table:style-name="ce28" table:formula="of:=SUM([.E3:.E473])" office:value-type="float" office:value="0">
            <text:p><text:s/>$- <text:s text:c="2"/></text:p>
          </table:table-cell>
          <table:table-cell table:style-name="ce10" table:number-columns-repeated="2"/>
          <table:table-cell table:style-name="ce10" table:formula="of:=SUM([.H3:.H473])" office:value-type="float" office:value="222884">
            <text:p><text:s/>$222.884,00 </text:p>
          </table:table-cell>
          <table:table-cell table:style-name="ce10" table:formula="of:=[.C474]-[.H474]" office:value-type="float" office:value="-9222.42999999999">
            <text:p>-$9.222,43 </text:p>
          </table:table-cell>
          <table:table-cell table:style-name="ce3" table:number-columns-repeated="1015"/>
        </table:table-row>
        <table:table-row table:style-name="ro5" table:number-rows-repeated="1048101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_FilterDatabase" table:base-cell-address="$Hoja1.$A$1" table:cell-range-address="$'semana 9'.$A$2:.$I$2"/>
        </table:named-expressions>
      </table:table>
      <table:named-expressions/>
      <table:database-ranges>
        <table:database-range table:name="_xlnm._FilterDatabase" table:target-range-address="'semana 9'.A2:'semana 9'.I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Nova" svg:font-family="'Arial Nova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6P0" style:volatile="true">
      <number:text> $</number:text>
      <number:number number:decimal-places="2" number:min-integer-digits="1" number:grouping="true"/>
      <number:text> </number:text>
    </number:number-style>
    <number:number-style style:name="N106P1" style:volatile="true">
      <number:text>-$</number:text>
      <number:number number:decimal-places="2" number:min-integer-digits="1" number:grouping="true"/>
      <number:text> </number:text>
    </number:number-style>
    <number:number-style style:name="N106P2" style:volatile="true">
      <number:text> $-</number:text>
      <number:number number:decimal-places="0" number:min-integer-digits="0"/>
      <number:text> </number:text>
    </number:number-style>
    <number:text-style style:name="N106">
      <number:text> </number:text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8000" number:language="es" number:country="AR">
      <number:number number:min-integer-digits="1"/>
    </number:number-style>
    <number:currency-style style:name="N8106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8106" number:language="es" number:country="AR">
      <number:currency-symbol/>
      <number:text> -</number:text>
      <number:number number:decimal-places="0" number:min-integer-digits="1" number:grouping="true"/>
      <style:map style:condition="value()&gt;=0" style:apply-style-name="N8106P0"/>
    </number:currency-style>
    <number:currency-style style:name="N8107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8107" number:language="es" number:country="AR">
      <style:text-properties fo:color="#ff0000"/>
      <number:currency-symbol/>
      <number:text> -</number:text>
      <number:number number:decimal-places="0" number:min-integer-digits="1" number:grouping="true"/>
      <style:map style:condition="value()&gt;=0" style:apply-style-name="N8107P0"/>
    </number:currency-style>
    <number:currency-style style:name="N8108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8108" number:language="es" number:country="AR">
      <number:currency-symbol/>
      <number:text> -</number:text>
      <number:number number:decimal-places="2" number:min-integer-digits="1" number:grouping="true"/>
      <style:map style:condition="value()&gt;=0" style:apply-style-name="N8108P0"/>
    </number:currency-style>
    <number:currency-style style:name="N8109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8109" number:language="es" number:country="AR">
      <style:text-properties fo:color="#ff0000"/>
      <number:currency-symbol/>
      <number:text> -</number:text>
      <number:number number:decimal-places="2" number:min-integer-digits="1" number:grouping="true"/>
      <style:map style:condition="value()&gt;=0" style:apply-style-name="N8109P0"/>
    </number:currency-style>
    <number:date-style style:name="N8110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8111" number:language="es" number:country="AR">
      <number:day number:style="long"/>
      <number:text>-</number:text>
      <number:month number:textual="true"/>
    </number:date-style>
    <number:date-style style:name="N8112" number:language="es" number:country="AR">
      <number:month number:textual="true"/>
      <number:text>-</number:text>
      <number:year/>
    </number:date-style>
    <number:date-style style:name="N8113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4P0" style:volatile="true" number:language="es" number:country="AR">
      <number:number number:decimal-places="0" number:min-integer-digits="1" number:grouping="true"/>
    </number:number-style>
    <number:number-style style:name="N8114" number:language="es" number:country="AR">
      <number:text>-</number:text>
      <number:number number:decimal-places="0" number:min-integer-digits="1" number:grouping="true"/>
      <style:map style:condition="value()&gt;=0" style:apply-style-name="N8114P0"/>
    </number:number-style>
    <number:number-style style:name="N8115P0" style:volatile="true" number:language="es" number:country="AR">
      <number:number number:decimal-places="0" number:min-integer-digits="1" number:grouping="true"/>
    </number:number-style>
    <number:number-style style:name="N8115" number:language="es" number:country="AR">
      <style:text-properties fo:color="#ff0000"/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s" number:country="AR">
      <number:number number:decimal-places="2" number:min-integer-digits="1" number:grouping="true"/>
    </number:number-style>
    <number:number-style style:name="N8116" number:language="es" number:country="AR">
      <number:text>-</number:text>
      <number:number number:decimal-places="2" number:min-integer-digits="1" number:grouping="true"/>
      <style:map style:condition="value()&gt;=0" style:apply-style-name="N8116P0"/>
    </number:number-style>
    <number:number-style style:name="N8117P0" style:volatile="true" number:language="es" number:country="AR">
      <number:number number:decimal-places="2" number:min-integer-digits="1" number:grouping="true"/>
    </number:number-style>
    <number:number-style style:name="N8117" number:language="es" number:country="AR">
      <style:text-properties fo:color="#ff0000"/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s" number:country="AR">
      <number:text> </number:text>
      <number:number number:decimal-places="0" number:min-integer-digits="1" number:grouping="true"/>
      <number:text> </number:text>
    </number:number-style>
    <number:number-style style:name="N8118P1" style:volatile="true" number:language="es" number:country="AR">
      <number:text> -</number:text>
      <number:number number:decimal-places="0" number:min-integer-digits="1" number:grouping="true"/>
      <number:text> </number:text>
    </number:number-style>
    <number:number-style style:name="N8118P2" style:volatile="true" number:language="es" number:country="AR">
      <number:text> - </number:text>
    </number:number-style>
    <number:text-style style:name="N8118" number:language="es" number:country="AR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currency-style style:name="N8119P0" style:volatile="true" number:language="es" number:country="AR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8119P1" style:volatile="true" number:language="es" number:country="AR">
      <number:text> </number:text>
      <number:currency-symbol/>
      <number:text> -</number:text>
      <number:number number:decimal-places="0" number:min-integer-digits="1" number:grouping="true"/>
      <number:text> </number:text>
    </number:currency-style>
    <number:currency-style style:name="N8119P2" style:volatile="true" number:language="es" number:country="AR">
      <number:text> </number:text>
      <number:currency-symbol/>
      <number:text> - </number:text>
    </number:currency-style>
    <number:text-style style:name="N8119" number:language="es" number:country="AR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es" number:country="AR">
      <number:text> </number:text>
      <number:number number:decimal-places="2" number:min-integer-digits="1" number:grouping="true"/>
      <number:text> </number:text>
    </number:number-style>
    <number:number-style style:name="N8120P1" style:volatile="true" number:language="es" number:country="AR">
      <number:text> -</number:text>
      <number:number number:decimal-places="2" number:min-integer-digits="1" number:grouping="true"/>
      <number:text> </number:text>
    </number:number-style>
    <number:number-style style:name="N8120P2" style:volatile="true" number:language="es" number:country="AR">
      <number:text> -</number:text>
      <number:number number:decimal-places="0" number:min-integer-digits="0"/>
      <number:text> </number:text>
    </number:number-style>
    <number:text-style style:name="N8120" number:language="es" number:country="A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time-style style:name="N8121" number:language="es" number:country="AR">
      <number:minutes number:style="long"/>
      <number:text>:</number:text>
      <number:seconds number:style="long"/>
    </number:time-style>
    <number:time-style style:name="N8122" number:language="es" number:country="A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3" number:language="es" number:country="AR">
      <number:minutes number:style="long"/>
      <number:text>:</number:text>
      <number:seconds number:style="long" number:decimal-places="1"/>
    </number:time-style>
    <number:number-style style:name="N8124" number:language="es" number:country="A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 Nova" fo:font-size="12pt" fo:font-style="normal" fo:text-shadow="none" style:text-underline-style="none" fo:font-weight="normal" style:font-size-asian="12pt" style:font-style-asian="normal" style:font-weight-asian="normal" style:font-name-complex="Arial Nova" style:font-size-complex="12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06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13">13/03/2024</text:date>, <text:time>16:38:1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8" style:display-name="PageStyle_semana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9" style:display-name="PageStyle_semana 9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6529" meta:object-count="0"/>
    <meta:generator>OpenOffice/4.1.13$Win32 OpenOffice.org_project/4113m1$Build-9810</meta:generator>
  </office:meta>
</office:document-meta>
</file>